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4.10.31 13:54   |   <text:a xlink:type="simple" xlink:href="http://palinfo.habago.org/Entry?Command=Information_PrintForum&amp;iPage=390#FORUM32968"><text:span text:style-name="T2">#</text:span></text:a></text:p>
      <text:p text:style-name="P2">實在受不了，真的是在考驗我的耐性。我把一些裝模作樣的無聊瞎掰給刪了。<text:span text:style-name="T3"><text:line-break/><text:line-break/></text:span>大部份人的時間很少，工作很累，生活很辛苦，至少我是這樣，每天分分秒秒忙到爆，我非常不樂意浪費時間去反覆應付不斷發生的這些低能無聊冰冷之事。<text:span text:style-name="T3"><text:line-break/><text:line-break/></text:span>總之，留言板暫時再度關閉，各位不敬禮解散。等鳥黨鳥人們的選舉大獲全勝之後再開幕。<text:span text:style-name="T3"><text:line-break/><text:line-break/></text:span>同時，我也要再度懇請所有人，特別是某些不斷犯規的人，懇請高抬貴手，不要把一般台灣網路上那一套烏煙瘴氣的低能瞎掰隨口胡扯隨口亂說的台式文化給帶來這個版面。<text:span text:style-name="T3"><text:line-break/><text:line-break/></text:span>另外，這個月站樁是<text:span text:style-name="T3">11</text:span>月<text:span text:style-name="T3">8</text:span>日。</text:p>
      <text:p text:style-name="P1"><text:span text:style-name="T1">陳真</text:span><text:s/>  |  2014.10.31 13:49   |   <text:a xlink:type="simple" xlink:href="http://palinfo.habago.org/Entry?Command=Information_PrintForum&amp;iPage=390#FORUM32967"><text:span text:style-name="T2">#</text:span></text:a></text:p>
      <text:p text:style-name="P3">沈從文連小學也沒畢業，但因為胡適的關係，很快就當上北大教授。那個年代，看重的是一個人的才情和真本事，而不是看他的論文業績，更不是近親繁殖，看他的人脈或門派。特別是文史哲，更是如此。哪像現在，一堆蠢到不行的人寄生校園，橫行學界，甚至成為學術巨星，實在荒唐至極。<text:span text:style-name="T3"><text:line-break/><text:line-break/></text:span>前陣子<text:span text:style-name="T3"><text:s/>"</text:span>鳳凰<text:span text:style-name="T3">" </text:span>講到熊十力，中國的著名思想家，也是連個小學也沒畢業，甚至沒讀過正式學堂。但是，當年蔣介石在大陸，權傾一時，卻請人捧了幾百萬鉅款要送給他，想請他成立並主持一個國家最高研究機構，亦即現在的中研院。<text:span text:style-name="T3"><text:line-break/><text:line-break/></text:span>熊十力聞言抓狂大罵：<text:span text:style-name="T3">"</text:span>叫蔣介石那個狗腿子去死吧<text:span text:style-name="T3">!"</text:span>蔣部下回報蔣介石說，熊十力那老頭罵你狗腿子哦，還叫你去死耶。蔣長嘆，無語。<text:span text:style-name="T3"><text:line-break/><text:line-break/></text:span>來到台灣後，胡適被蔣任命為中研院院長。很多人因此罵胡適，說他晚節不保，但我卻一點也不這麼認為。例如每學期開學第一堂課，總會在黑板寫下胡適名言<text:span text:style-name="T3"><text:s/>"</text:span>做一個不受人惑的人<text:span text:style-name="T3">" </text:span>的殷海光，就對胡適來台灣之後的表現很不滿，認為他對蔣介石太友善了。<text:span text:style-name="T3"><text:line-break/><text:line-break/></text:span>殷胡兩人我都很仰慕，但對於胡適卻更仰慕許多；我總是比較不喜歡很嚴肅彆扭的人，我喜歡隨便一些、浪漫一些、像風那樣的人。<text:span text:style-name="T3"><text:line-break/><text:line-break/></text:span>話說胡適，一開始是擔任上海中國公學校長，認定沈從文是個天才，大力邀請他當教授，主講現代文學。沈從文膽子小，超緊張，準備半天的一堆教材，開學當天還盛裝搭黃包車壯膽，才敢進校園。不料，第一堂課講五分鐘就講完了，沒有材料講了，僵在現場。面對偌大講堂上百學生，很尷尬，於是在黑板上寫下：<text:span text:style-name="T3">"</text:span>見你們人多，我怕了<text:span text:style-name="T3">"</text:span>。<text:span text:style-name="T3"><text:line-break/><text:line-break/></text:span>一個學期之後，很多學生連袂跑到校長室來找胡適理論說，沈從文根本沒有受過現代教育，連小學都沒畢業，憑什麼來教我們？胡適說，你們這等驃悍，沈老師若肚子裏沒東西，卻還能鎮住全場，撐完一整學期的課卻都沒出亂子，說起來，這也是一番不得了的本事。說完，勸學生回去，別再抗議了。<text:span text:style-name="T3"><text:line-break/><text:line-break/></text:span>後來，有一天，一個膚色黝黑的女學生，抱著一疊情書來找胡校長告狀，看看你聘請的這位沈教授是啥德性，天天給倫家寫肉麻情書，倫家根本不愛看。胡適笑笑說，此人是個天才，寫情書給妳，當做散文看看又何妨。張兆和很不爽，大聲反駁說胡適偏袒沈從文，說完掉頭離去。<text:span text:style-name="T3"><text:line-break/><text:line-break/></text:span>不久，換沈從文來到校長室，找胡適訴說自己的單相思。胡適說，小丫頭不懂事，但感情終究無法勉強，你可別因此想不開啊。胡適告訴沈文說，別讓後人訕笑說：<text:span text:style-name="T3">"</text:span>一個小女子，竟碎了沈從文的心<text:span text:style-name="T3">"</text:span>。<text:span text:style-name="T3"><text:line-break/><text:line-break/></text:span>之前說過，胡適曾經有幾年住在我唸的小學<text:span text:style-name="T3">--</text:span>永福國小裏頭的宿舍。我唸的國中<text:span text:style-name="T3">--</text:span>建興國中裏頭有一棵樹就是胡適所種。小學時，老師們的辦公室擺了一個半身銅像，不是蔣公，而是胡適。有個鐵櫃子，上面寫著胡適文存。牆上還掛著一幅胡適的書法，寫著<text:span text:style-name="T3">: "</text:span>要怎麼收穫，先那麼栽<text:span text:style-name="T3">"</text:span>：<text:span text:style-name="T3"><text:line-break/><text:line-break/>http://cn.netor.com/m/minren/hushi/jynbimage/c-harv.gif<text:line-break/><text:line-break/></text:span>有一天，我問老師說，誰是胡適啊？眾位老師面面相覷說不知道。我也是念國高中以後才慢慢知道胡適，對其仰慕甚深。我總覺得，他身上一定有什麼氣味吸引了我，可我說不上來。<text:span text:style-name="T3"><text:line-break/><text:line-break/></text:span>胡適長期擔任駐美大使。日本有一封電報密件後來解密，提到此事說：此人擔任大使，而且對聯合國有影響力，我們必須有十倍以上的人才，方能與此人抗衡。<text:span text:style-name="T3"><text:line-break/><text:line-break/></text:span>但可別以為凡是當大官的都是走狗或無恥之徒。胡適完全不是這樣。在那個見到蔣公就跟見到閻羅王一樣的年代，胡適對蔣一點也不狗腿。蔣來找他，兩人合照，胡適還悠閒地翹起二郎腿抖啊抖的。眾人大驚。但蔣說起來也是個愛才之人，至少愛面子，心裏不爽也只能不爽，不方便對他下毒手。<text:span text:style-name="T3"><text:line-break/><text:line-break/>http://s1.djyimg.com/i6/1212041705282404--ss1.jpg<text:line-break/><text:line-break/></text:span>也可別以為凡是風流倜儻之士便是過著輕鬆寫意的生活。事實上，國共內戰及兩岸長期對峙期間，胡適是中共的頭號戰犯，黑名單上排第一順位，抓到可是要抄家滅族的。<text:span text:style-name="T3"><text:line-break/><text:line-break/></text:span>至於文筆嘛，那當然更是沒話說。這裏不但有詩，還有其美死人的幾幅書法：<text:span text:style-name="T3"><text:line-break/><text:line-break/>http://blog.udn.com/mmty1223/11787277<text:line-break/><text:line-break/></text:span>他的文字，我往往不經意之中就背起來了，時不時就會浮上心頭。我想，比方說前面所提的幹幹幹之<text:span text:style-name="T3"><text:s/>"</text:span>雙十鬼歌<text:span text:style-name="T3">"</text:span>，<text:span text:style-name="T3">"</text:span>炸彈詩<text:span text:style-name="T3">"</text:span>，或是<text:span text:style-name="T3"><text:s/>"</text:span>努力歌<text:span text:style-name="T3">"</text:span>，相信各位看過之後一定也印象深刻。淺白之物，並不一定淺薄。<text:span text:style-name="T3"><text:line-break/><text:line-break/></text:span>我還會背一首《夢與詩》如下：<text:span text:style-name="T3"><text:line-break/><text:line-break/></text:span>《夢與詩》<text:span text:style-name="T3"><text:line-break/><text:line-break/></text:span>胡適<text:span text:style-name="T3"><text:line-break/><text:line-break/></text:span>都是平常經驗，<text:span text:style-name="T3"><text:line-break/></text:span>都是平常影象，<text:span text:style-name="T3"><text:line-break/></text:span>偶然湧到夢中來，<text:span text:style-name="T3"><text:line-break/></text:span>變幻出多少新花樣！<text:span text:style-name="T3"><text:line-break/><text:line-break/></text:span>都是平常情感，<text:span text:style-name="T3"><text:line-break/></text:span>都是平常言語，<text:span text:style-name="T3"><text:line-break/></text:span>偶然碰著個詩人，<text:span text:style-name="T3"><text:line-break/></text:span>變幻出多少新奇詩句！<text:span text:style-name="T3"><text:line-break/><text:line-break/></text:span>醉過才知酒濃，<text:span text:style-name="T3"><text:line-break/></text:span>愛過才知情重：<text:span text:style-name="T3"><text:line-break/></text:span>──你不能做我的詩，<text:span text:style-name="T3"><text:line-break/></text:span>正如我不能做你的夢。<text:span text:style-name="T3"><text:line-break/><text:line-break/></text:span>講這一切，我很想說的是：<text:span text:style-name="T3">"</text:span>文<text:span text:style-name="T3">" </text:span>這個字很重要。<text:span text:style-name="T3"><text:line-break/><text:line-break/></text:span>人如其文，文如其人。我絕不可能和那些討厭我的文字的人成為朋友，因為文字就是我，我就是我的文字。文字氣味既惹人厭，豈有可能為友？當然，喜歡我的文字的，往往也不是朋友，因為他們通常喜歡錯了，他們也許只是喜歡<text:span text:style-name="T3"><text:s/>"</text:span>他們自己所幻想但實際上不存在<text:span text:style-name="T3">" </text:span>的某種立場。<text:span text:style-name="T3"><text:line-break/><text:line-break/></text:span>讀一段語言文字，就跟讀一個人一樣，需要一種閱讀能力之餘，更需要一種<text:span text:style-name="T3">"</text:span>世界<text:span text:style-name="T3">"</text:span>；你得能理解某種世界，才有可能理解那個世界專屬的<text:span text:style-name="T3"><text:s/>"</text:span>語言<text:span text:style-name="T3">"</text:span>。</text:p>
      <text:p text:style-name="P1"><text:span text:style-name="T1">馬鑑一</text:span><text:s/>  |  2014.10.31 12:53   |   <text:a xlink:type="simple" xlink:href="http://palinfo.habago.org/Entry?Command=Information_PrintForum&amp;iPage=390#FORUM32964"><text:span text:style-name="T2">#</text:span></text:a></text:p>
      <text:p text:style-name="P2">台灣民主的特色<text:span text:style-name="T3"><text:s/></text:span>右派與右派對決<text:span text:style-name="T3"><text:line-break/><text:line-break/></text:span>一個右派說若是對方當選<text:span text:style-name="T3"><text:s/></text:span>中華民國將要滅亡<text:span text:style-name="T3"><text:line-break/></text:span>另一個右派說若是對方當選<text:span text:style-name="T3"><text:s/></text:span>無法成為正常國家<text:span text:style-name="T3"><text:line-break/><text:line-break/></text:span>當很多年輕人<text:span text:style-name="T3"><text:s/></text:span>入不敷出<text:span text:style-name="T3"><text:s/></text:span>繳房租都很吃力<text:span text:style-name="T3"><text:s/></text:span>遑論養小孩<text:span text:style-name="T3"><text:line-break/></text:span>那麼這個國家是不是叫中華民國<text:span text:style-name="T3"><text:s/></text:span>是不是正常國家<text:span text:style-name="T3"><text:s/></text:span>有何意義<text:span text:style-name="T3"><text:line-break/></text:span>最終都是痛苦地走向衰敗<text:span text:style-name="T3"><text:line-break/><text:line-break/></text:span>右派候選人也會提出貌似左派的政見<text:span text:style-name="T3"><text:line-break/></text:span>青年住宅<text:span text:style-name="T3"><text:s/></text:span>老年住宅<text:span text:style-name="T3"><text:s/></text:span>一萬有找<text:span text:style-name="T3"><text:s/></text:span>照顧某些人一輩子<text:span text:style-name="T3"><text:s/>……<text:line-break/></text:span>但他們絕不會說要如何籌措財源<text:span text:style-name="T3"><text:line-break/></text:span>彷彿政府非常富有<text:span text:style-name="T3"><text:line-break/></text:span>他們也絕口不提<text:span text:style-name="T3"><text:s/></text:span>有需要但没抽中<text:span text:style-name="T3"><text:s/></text:span>青年住宅<text:span text:style-name="T3"><text:s/></text:span>老年住宅<text:span text:style-name="T3"><text:s/></text:span>的人<text:span text:style-name="T3"><text:s/></text:span>怎麼辦<text:span text:style-name="T3"><text:line-break/></text:span>簡單說<text:span text:style-name="T3"><text:s/></text:span>算你倒楣<text:span text:style-name="T3"><text:s/></text:span>下輩子多燒香<text:span text:style-name="T3"><text:line-break/><text:line-break/></text:span>中華民國萬歲<text:span text:style-name="T3"><text:s/></text:span>台灣民主萬歲</text:p>
      <text:p text:style-name="P1"><text:span text:style-name="T1">陳真</text:span><text:s/>  |  2014.10.31 12:05   |   <text:a xlink:type="simple" xlink:href="http://palinfo.habago.org/Entry?Command=Information_PrintForum&amp;iPage=390#FORUM32963"><text:span text:style-name="T2">#</text:span></text:a></text:p>
      <text:p text:style-name="P3">綠色生物又不是人，就好像<text:span text:style-name="T3"><text:s/>"</text:span>醬缸蛆<text:span text:style-name="T3">" </text:span>或<text:span text:style-name="T3"><text:s/>"</text:span>半票觀眾<text:span text:style-name="T3">" </text:span>也不是人，要怎麼侮之辱之當然都可以。如果有人為此發出悲天憫人的人道呼聲，那只是在耍無聊嘴皮。如果有人要自行對號入座，那當然也不能怪別人。<text:span text:style-name="T3"><text:line-break/><text:line-break/>"</text:span>半票觀眾<text:span text:style-name="T3">" </text:span>不是我的詞，是柏楊發明的，他常用來指涉一些只會看劇情或是看電影規矩和品味很差的人。但我似乎不管寫什麼，後台常會有人寫信來辯解或抗議說他不是半票觀眾，不是醬缸蛆，不是綠油油的生物。重點是，不是就好，幹嘛自己對號入座？然後卻又跑來跟我申訴說你不是蛆不是綠色生物。我怎麼會去管哪個人是或不是？！<text:span text:style-name="T3"><text:line-break/><text:line-break/></text:span>很多人常會以為我是在指他，但我當然沒有在指誰，我只是在描述一種普遍現象。如果有人覺得聽起來怎麼好像是在說自己，那其實只是因為你的言行品味也許剛好屬於那樣一種為數眾多的生物類別。<text:span text:style-name="T3"><text:line-break/><text:line-break/></text:span>有幾次我說台灣人很少會明明英文很好卻故意把英文講爛，以便顯出自己英文不好，但卻常有一大堆人明明台語講得極溜，但卻故意要講得怪腔怪調，以便顯示出他不太會講台語，以便顯示出他高人一等。<text:span text:style-name="T3"><text:line-break/><text:line-break/></text:span>結果我寫完之後，好多人寫信來澄清，說他真的台語講不好。問題是我並沒有在指誰啊。如果你聽起來好像我是在說你，那其實只是因為你也許剛好屬於那樣一種為數眾多的生物類別。<text:span text:style-name="T3"><text:line-break/><text:line-break/></text:span>邊寫還得邊教學，而且，寫文章得寫到這麼初級的一個教學層次來，實在很無奈。<text:span text:style-name="T3"><text:line-break/><text:line-break/></text:span>一個人的文字，你要把它怎麼類比當然都不犯法。只是這類半票觀眾式的類比通常很好笑。就好像巴勒網很久之前常會收到一些綠油油的忠黨愛國之士寫信來表示支持，因為他聽到巴勒斯坦建國就以為咱們是台獨建國志士。<text:span text:style-name="T3"><text:line-break/><text:line-break/></text:span>總之，看到一些表面的相似性，就認起親戚來。但這類相似性就好像我今天也許剛好和哪個人穿一樣顏色的襪子一樣，表面相似，但毫無意義。<text:span text:style-name="T3"><text:line-break/><text:line-break/></text:span>胡適的文字能力，目前台灣還活著的人之中，能與其比擬者，我看也只有李敖，總不能看到幾個幹字或看到<text:span text:style-name="T3">"</text:span>推翻鳥政府<text:span text:style-name="T3">" </text:span>的詞，然後就說跟綠色生物的文筆很像。真是天差地遠，台灣哪來這等文筆啊？<text:span text:style-name="T3"><text:line-break/><text:line-break/></text:span>可別看比方說<text:span text:style-name="T3"><text:s/>"</text:span>唯神能恕<text:span text:style-name="T3">" </text:span>裏上帝練刀法或上帝唱卡拉<text:span text:style-name="T3">ok</text:span>這幾幕好像很簡單，不然你來拍看看，看拍不拍得出來。要弄到表面上很相似當然很容易，但文字、影像或聲音豈是這樣看的？你不能說某人也學別人依樣畫葫蘆拍個練刀鏡頭，然後就說他們兩人的拍攝手法好像哦。<text:span text:style-name="T3"><text:line-break/><text:line-break/></text:span>當然，如果你堅持要這樣類比，自然也不犯法，只是有點半票而已。往後看電影可以跟商家主張只買半票，因為電影只看一半；也許連一半都還不到，說不定應該有權力免費進場。</text:p>
      <text:p text:style-name="P1"><text:span text:style-name="T1">鄭啟承</text:span><text:s/>  |  2014.10.31 12:04   |   <text:a xlink:type="simple" xlink:href="http://palinfo.habago.org/Entry?Command=Information_PrintForum&amp;iPage=390#FORUM32962"><text:span text:style-name="T2">#</text:span></text:a></text:p>
      <text:p text:style-name="P2">藝術的第一課，不論是繪畫或雕塑，叫作比例。比例就是大小，你得有辦法掌握事物的大小，作品才像個樣。創作如此，欣賞也一樣，就算你不畫畫，你也得對比例有感覺，才有一種基本的區辨能力。許多人喜歡看畫廊聽音樂看電影，可你如果連最基本的區辨能力都沒有，一幅畫頭大身小，長得像外星人你都看不出來，還說畫得很像很好，那也只能隨你去說。藝術能力就和音感一樣，沒有見人見智這回事，藝術能力是絕對的。<text:span text:style-name="T3"><text:line-break/><text:line-break/></text:span>比如我端詳著手上這小小的胡適雕像，它有多大<text:span text:style-name="T3">? </text:span>嗯，差不多<text:span text:style-name="T3"><text:s/>1:6 </text:span>吧，眼力很好。紀念館裡的胡適銅像呢<text:span text:style-name="T3">? 1:1</text:span>，英文叫<text:span text:style-name="T3"><text:s/>life-size</text:span>。<text:span text:style-name="T3"><text:line-break/><text:line-break/></text:span>那胡適本人呢<text:span text:style-name="T3">? </text:span>也是<text:span text:style-name="T3"><text:s/>life-size </text:span>嗎<text:span text:style-name="T3">? </text:span>錯了<text:span text:style-name="T3">! </text:span>胡適本人是<text:span text:style-name="T3"><text:s/>larger than life</text:span>。<text:span text:style-name="T3"><text:line-break/><text:line-break/></text:span>事物有大小之分，人亦相同。雖然生物學上都叫人類，但有的人是巨人，有的是侏儒，另外有些卻比較類似烏龜和蜥蜴，還沒演化完全，在地上爬的。我這樣講是有點歧視，但別誤會，我沒有瞧不起人之意，剛好相反，我是說人應該養成往上瞧的習慣，懂得判斷孰大孰小，那些大的，我們應該要懂得仰望和欣賞，進而努力理解和學習。<text:span text:style-name="T3"><text:line-break/><text:line-break/></text:span>至少，至少至少，不要以為我們都是說中文，同樣是幹幹幹，這個人的幹幹幹和另一個人的幹幹幹，幹得可是完全不同的事，血液裡的溫度和成份是完全兩回事。<text:span text:style-name="T3"><text:line-break/><text:line-break/></text:span>我不是要吹捧胡適，我對其人其事不大瞭解，可我知道就和其他許多<text:span text:style-name="T3">”</text:span>大<text:span text:style-name="T3">”</text:span>的人一樣，他不是那樣一種智能低下四腳亂竄的原始生物。</text:p>
      <text:p text:style-name="P1"><text:span text:style-name="T1">懷軒</text:span><text:s/>  |  2014.10.31 12:04   |   <text:a xlink:type="simple" xlink:href="http://palinfo.habago.org/Entry?Command=Information_PrintForum&amp;iPage=390#FORUM32961"><text:span text:style-name="T2">#</text:span></text:a></text:p>
      <text:p text:style-name="P3">綠色生物是不是帶有歧視性，我想當然是，是人就有主觀，主觀狀態下所陳述出來的形容必然是一種歧視，但是這種名詞在我看來歧視的程度大概就像稱某種群眾為藍營綠營一般，是種概略稱之，雖各有不同，但無法細分，僅就某一種共同氣味稱之，只是多加了分戲謔的味道。<text:span text:style-name="T3"><text:line-break/><text:line-break/></text:span>把胡適比喻為愛台青年在我看來也是引起我<text:span text:style-name="T3">"</text:span>義憤填膺<text:span text:style-name="T3">"</text:span>一般的情緒，即便表像上現實狀態下胡適當時為詩所指的似乎好像彷彿和時下愛台青年愛台灣愛得很用力的狀態看起來有所相似，但是為事的方式及其為人的本質與道德面修為在我看來可是大大大大<text:span text:style-name="T3">xN</text:span>次方的不相同。<text:span text:style-name="T3"><text:line-break/><text:line-break/></text:span>胡適可是熟讀古今<text:span text:style-name="T3">(</text:span>當時啦<text:span text:style-name="T3">)</text:span>典籍的聰明文人，務實且實事求是的一個人，在那樣一種混亂的時代，以真實身分提出一種顛覆性<text:span text:style-name="T3">(</text:span>或許不顛覆，但是只有他敢公開大做文章得說<text:span text:style-name="T3">)</text:span>的思想及觀點，要是他運氣不好，被槍斃一百次都不為過。對比現在的愛台進步青年，在資訊發達到只要你稍微有心或願意花點微不足道的心力關注某些你所稱的<text:span text:style-name="T3">"</text:span>真的<text:span text:style-name="T3">"</text:span>在意的議題的時代，只要動動滑鼠、敲敲鍵盤大概都能找到某些有用的訊息幫助你判斷，一點都不必費力。但時下愛台進步青年可不是這樣幹的，他們寧願花時間打怪、虧妹、看沒營養的台式新聞，也不願花一絲力氣去關注那些他們<text:span text:style-name="T3">"</text:span>看似表達在意<text:span text:style-name="T3">"</text:span>的議題。甚至匿名發文、對輕易可以求證的造謠文章表示認同、讚個不停甚至散佈，在我看來根本就是放著腦子不用，如果露西這部片說一般人類只用了腦力的<text:span text:style-name="T3">10%</text:span>，這些愛台青年的腦力大概只開發了<text:span text:style-name="T3">0.001%</text:span>。<text:span text:style-name="T3"><text:line-break/><text:line-break/></text:span>但真正的差別其實也不在腦力，而是態度。胡適若是<text:span text:style-name="T3">100%</text:span>的一個人，那愛台進步青年大概也只有<text:span text:style-name="T3">0.0000000000001%</text:span>像人。他們有的只是跟風，一切這類生物所大量參與關注的美其名所謂社會或公民議題，差不多就像哪裡有出名的平價美食或爆乳藝人八卦一般，害怕自己跟不上流行時尚。胡適遠離盲目的群眾，愛台青年這類生物可是大大的與主流群眾貼近。一個註定是異類，另一個卻恰恰是異類所要推翻的。<text:span text:style-name="T3"><text:line-break/></text:span>到底哪裡一樣<text:span text:style-name="T3">?<text:line-break/><text:line-break/></text:span>我想要是依現在台灣這種低能的社會氣氛，胡適今天如果還在，肯定不會膽敢或想要出來幹甚麼導正社會或青年的事兒，因為胡適這樣的人早被鬥臭了。<text:span text:style-name="T3"><text:line-break/><text:line-break/></text:span>懷軒</text:p>
      <text:p text:style-name="P1"><text:span text:style-name="T1">陳真</text:span><text:s/>  |  2014.10.31 02:59   |   <text:a xlink:type="simple" xlink:href="http://palinfo.habago.org/Entry?Command=Information_PrintForum&amp;iPage=390#FORUM32955"><text:span text:style-name="T2">#</text:span></text:a></text:p>
      <text:p text:style-name="P2">所謂文如其人，胡適文字一流，白話古文皆然。沒有那樣的人品氣度，寫不出那樣的文字。我還蠻喜歡努力歌和炸彈詩的。</text:p>
      <text:p text:style-name="P1"><text:span text:style-name="T1">鄭啟承</text:span><text:s/>  |  2014.10.31 00:41   |   <text:a xlink:type="simple" xlink:href="http://palinfo.habago.org/Entry?Command=Information_PrintForum&amp;iPage=390#FORUM32954"><text:span text:style-name="T2">#</text:span></text:a></text:p>
      <text:p text:style-name="P3">有人要看文字瞎猜瞎聯想我沒意見，畢竟我也不大瞭解胡適，但我是看過胡適本人的，不只看過，還摸過，不只摸過，還雕塑過，不只雕塑，還幫他上妝。我曾因為工作關係，把胡適紀念館裡那尊胡適銅像進行數位<text:span text:style-name="T3">3D</text:span>掃描和重新雕刻上色，把他的面容給前前後後摸透了一遍，期間拿著他的幾張照片端詳良久，一個人的品格氣質無論如何是騙不了人的。胡適是何等人也<text:span text:style-name="T3">? </text:span>怎麼能拿來和地上四腳爬行的生物相比<text:span text:style-name="T3">?<text:line-break/><text:line-break/></text:span>一個人無論如何是在乎自己的品格的，就像藝術家總在乎自己的作品。胡適的孫女據說看了我的作品十分滿意，說神韻和阿公十分神似，讓我鬆了一口氣，還好她沒說我雕出的胡適很愛台灣。胡適如果還活著，聽到有人說他寫字和愛台青年很像不知道會有多難過。</text:p>
      <text:p text:style-name="P1"><text:span text:style-name="T1">鄭啟承</text:span><text:s/>  |  2014.10.30 23:49   |   <text:a xlink:type="simple" xlink:href="http://palinfo.habago.org/Entry?Command=Information_PrintForum&amp;iPage=390#FORUM32953"><text:span text:style-name="T2">#</text:span></text:a></text:p>
      <text:p text:style-name="P2">胡適怎麼會像愛台青年<text:span text:style-name="T3">? </text:span>太荒謬了吧<text:span text:style-name="T3">? </text:span>這是在說什麼<text:span text:style-name="T3">? </text:span>我無言了。</text:p>
      <text:p text:style-name="P1"><text:span text:style-name="T1">陳真</text:span><text:s/>  |  2014.10.30 20:43   |   <text:a xlink:type="simple" xlink:href="http://palinfo.habago.org/Entry?Command=Information_PrintForum&amp;iPage=390#FORUM32952"><text:span text:style-name="T2">#</text:span></text:a></text:p>
      <text:p text:style-name="P3">「從前禪宗和尚曾說『菩提達摩東來，只要尋一個不受人惑的人。』我這裡千言萬語，也只是教人一個不受人惑的方法。被孔丘、朱熹牽著鼻子走，固然不算高明；被馬克思、列寧、斯大林牽著鼻子走，也不算好漢。我自己決不想牽著誰的鼻子走。我只希望盡我微薄的能力，教我的少年朋友學一套防身的本領，努力做一個不受人惑的人。」～胡適<text:span text:style-name="T3"><text:line-break/><text:line-break/></text:span>大部份人可不是這樣哦。他們想方設法，造謠瞎掰，虛構美化，媒體炒作，造勢造神，無非就是要惑你，讓無數阿西跟著他跑，關注其毫無意義的一舉一動。誰膽敢不受惑，便又是如何如何，一堆罪名套你頭上。<text:span text:style-name="T3"><text:line-break/><text:line-break/></text:span>台灣社會基本上就由這兩種人組成：騙子跟蠢蛋。前者以惑人為業，後者則被惑得死去活來，蠢血沸騰，搖尾吶喊。<text:span text:style-name="T3"><text:line-break/><text:line-break/></text:span>此一現象，並非今天才有，而是始終存在，只是變本加厲而已。特別是在理當獨立思索的大學校園裡，恐怕已經找不到幾個腦袋還清醒的人了。一個年輕生命，被丟進這樣一種環境中，如果他還保持著一點清明神智，日子恐怕不好過。<text:span text:style-name="T3"><text:line-break/><text:line-break/></text:span>柏楊有個寓言，約略是這麼說：一個村落人人有幻聽，常聽到共匪的聲音，幻想共匪就在四周。這時，那個唯一沒有幻聽的人，日子可不好過了。大家都有聽到，怎麼偏偏你沒有？怪了。難道是匪諜？<text:span text:style-name="T3"><text:line-break/><text:line-break/></text:span>後來他受不了，跑去跟鳥黨買來一瓶鳥人牌幻聽水，喝下去之後，哇，共匪來了，他也聽到幻聽了。於是這村落從此再也沒有異類，全是同志，全員集合到一個點上了。</text:p>
      <text:p text:style-name="P1"><text:span text:style-name="T1">陳真</text:span><text:s/>  |  2014.10.30 17:39   |   <text:a xlink:type="simple" xlink:href="http://palinfo.habago.org/Entry?Command=Information_PrintForum&amp;iPage=390#FORUM32950"><text:span text:style-name="T2">#</text:span></text:a></text:p>
      <text:p text:style-name="P2">同學你好。你是要問我什麼問題？也許你得把問題說清楚了，然後我才有可能知道我有沒有可回答之處。我並不知道你觀察到的所謂<text:span text:style-name="T3">“</text:span>墮落毀滅<text:span text:style-name="T3">“</text:span>指的是什麼，事實上我好像也從沒見你對此有任何描述或說明，有的也都只是一些極其簡短而無從理解的修辭性或情緒性宣稱。<text:span text:style-name="T3"><text:line-break/><text:line-break/></text:span>修辭很好，情緒更棒，但你總得說清楚這一切情緒與修辭從何而來。<text:span text:style-name="T3"><text:line-break/><text:line-break/></text:span>至於扯到民主自由與所謂專制這類相當空洞曖昧的字眼概念，究竟你所謂毀滅墮落和這些曖昧辭彙是怎麼扯上關係，我也無從表示看法，因為你什麼也沒說。<text:span text:style-name="T3"><text:line-break/><text:line-break/></text:span>當然，你沒有義務說清楚，這裡畢竟不是政治學研討會，保持曖昧自然也是一種自由，只是旁人當然也沒法憑空猜測你究竟是指什麼或在想些什麼。<text:span text:style-name="T3"><text:line-break/><text:line-break/></text:span>你提問的方式很像這樣：一個小孩在地上塗鴉，亂畫一通，然後問旁人說：這是什麼？別人當然不知道這是什麼，因為只有當你把它描繪清楚之後，別人才有辦法貢獻他的想法。<text:span text:style-name="T3"><text:line-break/><text:line-break/></text:span>很多時候，人們根據一種表面的相似性，然後便以為找到同志，其實這類相似性，套句波蘭斯基的話，就如我今天穿黑襪子而你也穿黑襪子一樣，意義不大。我有許多藍營的讀者，似乎常有這樣一種誤以為找到同類的錯覺。<text:span text:style-name="T3"><text:line-break/><text:line-break/></text:span>另外，我也不認為大陸是什麼專制國家而台灣是走什麼民主自由的道路，我沒有這麼幼稚的思維。這類無謂的洗腦式政治宣傳，恐怕才是我所看到的問題之一，但在你看來卻似乎理所當然。</text:p>
      <text:p text:style-name="P4"/>
      <text:p text:style-name="P1">Kevin Yu   |  2014.10.30 15:45   |   <text:a xlink:type="simple" xlink:href="http://palinfo.habago.org/Entry?Command=Information_PrintForum&amp;iPage=391#FORUM32949"><text:span text:style-name="T2">#</text:span></text:a></text:p>
      <text:p text:style-name="P2">陳真醫師<text:span text:style-name="T3">:<text:line-break/><text:line-break/></text:span>我以前都一直希望台灣會是整個中華社會邁向民主自由的照明燈與領頭羊<text:span text:style-name="T3">,</text:span>但看到台灣這種惡質民主與自由濫用<text:span text:style-name="T3">,</text:span>我的理想開始破滅了<text:span text:style-name="T3">,</text:span>我們自己邁向毀滅墮落之路<text:span text:style-name="T3">,</text:span>能期望大陸人民會把我們當成他們的典範嗎<text:span text:style-name="T3">?<text:line-break/><text:line-break/></text:span>我當然反對專制<text:span text:style-name="T3">,</text:span>但台式民主恐怕是個很糟糕的負面示範</text:p>
      <text:p text:style-name="P1"><text:span text:style-name="T1">楊世主</text:span><text:s/>  |  2014.10.30 14:42   |   <text:a xlink:type="simple" xlink:href="http://palinfo.habago.org/Entry?Command=Information_PrintForum&amp;iPage=391#FORUM32948"><text:span text:style-name="T2">#</text:span></text:a></text:p>
      <text:p text:style-name="P3">怎麼覺得胡適這首幹幹幹和努力歌的詩好像現在的愛台灣青年所寫出來的？雖然背景勢力大小完全相反，但氣質真像。</text:p>
      <text:p text:style-name="P1"><text:span text:style-name="T1">陳真</text:span><text:s/>  |  2014.10.30 14:31   |   <text:a xlink:type="simple" xlink:href="http://palinfo.habago.org/Entry?Command=Information_PrintForum&amp;iPage=391#FORUM32947"><text:span text:style-name="T2">#</text:span></text:a></text:p>
      <text:p text:style-name="P2">因為指導教授杜威對胡適不爽，對他寫的論文之唯心傾向更不爽，胡適沒有拿到學位就回國了，但依然馬上在北大教起書來；十幾年後，權高勢重，方才領到晚了十多年的博士學位。杜威日後見到胡適，坦承自己當年有眼不識泰山。<text:span text:style-name="T3"><text:line-break/><text:line-break/></text:span>胡適初返國時，局勢動盪，胡適要求自己回國後務必謹言慎行，<text:span text:style-name="T3"><text:s/>"</text:span>二十年不談政治<text:span text:style-name="T3">"</text:span>。結果，不到兩年就凍未條了，除了當研究生時期發表的<text:span text:style-name="T3"><text:s/>"</text:span>文學改良芻議<text:span text:style-name="T3">"</text:span>，倡導白話文之外，回國後更成為五四運動的靈魂人物之一。<text:span text:style-name="T3"><text:line-break/><text:line-break/></text:span>說什麼<text:span text:style-name="T3"><text:s/>"</text:span>二十年不談政治<text:span text:style-name="T3">"</text:span>，結果不到五年實在凍未條，就創辦起<text:span text:style-name="T3"><text:s/>"</text:span>努力周報<text:span text:style-name="T3">"</text:span>，大談特談，而且還充滿暴力傾向。努力周報創刊，胡適還做<text:span text:style-name="T3"><text:s/>"</text:span>努力歌<text:span text:style-name="T3">" </text:span>一詩如下：<text:span text:style-name="T3"><text:line-break/><text:line-break/></text:span>《努力歌》<text:span text:style-name="T3"><text:line-break/><text:line-break/></text:span>胡適<text:span text:style-name="T3"><text:s/>1922</text:span>年<text:span text:style-name="T3"><text:line-break/><text:line-break/></text:span>這種情形是不會長久的。<text:span text:style-name="T3"><text:line-break/></text:span>朋友，你錯了。<text:span text:style-name="T3"><text:line-break/></text:span>除非你和我不許他長久，<text:span text:style-name="T3"><text:line-break/></text:span>他是會長久的。<text:span text:style-name="T3"><text:line-break/><text:line-break/></text:span>這種事要有人做。<text:span text:style-name="T3"><text:line-break/></text:span>朋友，你又錯了。<text:span text:style-name="T3"><text:line-break/></text:span>你應該說，我不做，等誰去做？<text:span text:style-name="T3"><text:line-break/><text:line-break/></text:span>天下無不可爲之事。<text:span text:style-name="T3"><text:line-break/></text:span>直到你和我<text:span text:style-name="T3">——</text:span>自命好人的<text:span text:style-name="T3">——<text:line-break/></text:span>也都說不可爲，那才真是不可爲了。<text:span text:style-name="T3"><text:line-break/><text:line-break/></text:span>阻力嗎？<text:span text:style-name="T3"><text:line-break/></text:span>他是黑暗裏的一個鬼；<text:span text:style-name="T3"><text:line-break/></text:span>你大膽走上前去，他就沒有了。<text:span text:style-name="T3"><text:line-break/><text:line-break/></text:span>朋友們，<text:span text:style-name="T3"><text:line-break/></text:span>我們唱個《努力歌》：<text:span text:style-name="T3"><text:line-break/></text:span>不怕阻力！<text:span text:style-name="T3"><text:line-break/></text:span>不怕武力<text:span text:style-name="T3">!<text:line-break/></text:span>只怕不努力！<text:span text:style-name="T3"><text:line-break/></text:span>努力！<text:span text:style-name="T3"><text:s/></text:span>努力！<text:span text:style-name="T3"><text:line-break/><text:line-break/></text:span>阻力少了！<text:span text:style-name="T3"><text:line-break/></text:span>武力倒了！<text:span text:style-name="T3"><text:line-break/></text:span>中國再造了！<text:span text:style-name="T3"><text:line-break/></text:span>努力！<text:span text:style-name="T3"><text:s/></text:span>努力！<text:span text:style-name="T3"><text:line-break/><text:line-break/></text:span>這詩意境不高，我也會寫。但意思倒很清楚。鳥事是會千秋萬世永遠不可能停止的，除非，除非你我都站出來制止鳥人鳥事鳥黨。<text:span text:style-name="T3"><text:line-break/><text:line-break/></text:span>胡適還有一詩是紀念企圖炸死袁世凱的四個烈士。詩名我不知道。原詩如下：<text:span text:style-name="T3"><text:line-break/><text:line-break/></text:span>他們是誰<text:span text:style-name="T3">?<text:line-break/></text:span>三個失敗的英雄，<text:span text:style-name="T3"><text:line-break/></text:span>一個成功的好漢<text:span text:style-name="T3">!<text:line-break/><text:line-break/></text:span>他們的武器<text:span text:style-name="T3">:<text:line-break/></text:span>炸彈<text:span text:style-name="T3">!</text:span>炸彈<text:span text:style-name="T3">!<text:line-break/><text:line-break/></text:span>他們的精神<text:span text:style-name="T3">:<text:line-break/></text:span>幹<text:span text:style-name="T3">!</text:span>幹<text:span text:style-name="T3">!</text:span>幹<text:span text:style-name="T3">!<text:line-break/></text:span>　　<text:span text:style-name="T3"><text:line-break/></text:span>他們幹了些什麽<text:span text:style-name="T3">?<text:line-break/></text:span>一彈使奸雄破膽<text:span text:style-name="T3">!<text:line-break/></text:span>一彈把帝制推翻<text:span text:style-name="T3">!<text:line-break/><text:line-break/></text:span>他們的武器<text:span text:style-name="T3">:<text:line-break/></text:span>炸彈<text:span text:style-name="T3">!</text:span>炸彈<text:span text:style-name="T3">!<text:line-break/><text:line-break/></text:span>他們的精神<text:span text:style-name="T3">:<text:line-break/></text:span>幹<text:span text:style-name="T3">!</text:span>幹<text:span text:style-name="T3">!</text:span>幹<text:span text:style-name="T3">!<text:line-break/></text:span>　<text:span text:style-name="T3"><text:line-break/></text:span>他們不能咬文嚼字，<text:span text:style-name="T3"><text:line-break/></text:span>他們不肯痛哭流涕，<text:span text:style-name="T3"><text:line-break/></text:span>他們更不屑長吁短歎<text:span text:style-name="T3">!<text:line-break/><text:line-break/></text:span>他們的武器<text:span text:style-name="T3">:<text:line-break/></text:span>炸彈<text:span text:style-name="T3">!</text:span>炸彈<text:span text:style-name="T3">!<text:line-break/></text:span>他們的精神<text:span text:style-name="T3">:<text:line-break/></text:span>幹<text:span text:style-name="T3">!</text:span>幹<text:span text:style-name="T3">!</text:span>幹<text:span text:style-name="T3">!<text:line-break/></text:span>　　<text:span text:style-name="T3"><text:line-break/></text:span>他們用不著紀功碑，<text:span text:style-name="T3"><text:line-break/></text:span>他們用不著墓誌銘<text:span text:style-name="T3">:<text:line-break/></text:span>死文字贊不了不死漢<text:span text:style-name="T3">!<text:line-break/></text:span>他們的紀功碑<text:span text:style-name="T3">:<text:line-break/></text:span>炸彈<text:span text:style-name="T3">!</text:span>炸彈<text:span text:style-name="T3">!<text:line-break/></text:span>他們的墓誌銘<text:span text:style-name="T3">:<text:line-break/></text:span>幹<text:span text:style-name="T3">!</text:span>幹<text:span text:style-name="T3">!</text:span>幹<text:span text:style-name="T3">!<text:line-break/><text:line-break/></text:span>這樣的詩我也會寫，也許說不定寫得更白話，但意思可清楚了。搖筆桿捉滑鼠是我們這種失敗者幹的事，好漢是不來這一套的。<text:span text:style-name="T3"><text:line-break/><text:line-break/></text:span>在這點精神上，胡適與高達心意相符。可是，我其實還是相信筆桿勝於槍桿。槍桿子的勝利只是一時，故事不論勝敗卻可長存。</text:p>
      <text:p text:style-name="P1"><text:span text:style-name="T1">陳真</text:span><text:s/>  |  2014.10.30 12:47   |   <text:a xlink:type="simple" xlink:href="http://palinfo.habago.org/Entry?Command=Information_PrintForum&amp;iPage=391#FORUM32946"><text:span text:style-name="T2">#</text:span></text:a></text:p>
      <text:p text:style-name="P3"><text:span text:style-name="T3">(</text:span>續<text:span text:style-name="T3">)<text:line-break/><text:line-break/></text:span>我始終有個觀念，一個人也好，一個社會也罷，他得自行做出決定，並且為自己的選擇擔負起應有的下場或後果；旁人無須拯而救之，事實上也不可能救得了，你頂多只能提供充份資訊，供其自行判斷。<text:span text:style-name="T3"><text:line-break/><text:line-break/></text:span>你頂多只能說：<text:span text:style-name="T3">"</text:span>喂，老兄，前面是懸崖喔，掉下去會死掉喔<text:span text:style-name="T3">"</text:span>，但如果對方堅信前面是康莊大道，誰膽敢否認，誰就是全民公敵，那你也只能隨他去。自主<text:span text:style-name="T3">(autonomy)</text:span>依然應該是道德的首要原則之一。<text:span text:style-name="T3"><text:line-break/><text:line-break/></text:span>同理，台灣社會打算怎麼自我做賤，我實在一點意見也沒有。船上若只是一兩名歹徒在破壞船艙，我們自然會阻止，但若一整艘船的乘客努力鑿甲板，你也只能由他去，大不了就是想辦法趕緊換一艘船逃生。不然還能怎麼樣？難道這樣那樣一些基本到不能再基本的是非善惡美醜也需要你來為大家一一講解？<text:span text:style-name="T3"><text:line-break/><text:line-break/></text:span>如果有一個人或一個社會，遭受強烈壓制，那你或許有拯救他脫困的空間，即便犧牲自己的生命都是值得的。但如果一個人硬要把自己關在籠子裏說是海闊天空，硬要跳懸崖說是光明大道，那你還能怎麼樣？溝通至此已是盡頭，不可能還能多說什麼或多做什麼。<text:span text:style-name="T3"><text:line-break/><text:line-break/></text:span>唯一能做的只是反覆指出同樣的事實：這是一個萬丈懸崖，不能跳；這是一團臭不可聞的狗屎，不能吃；若是人們硬要跳硬要吃，說是美食饗宴，那你也只能由他去不是嗎？<text:span text:style-name="T3"><text:line-break/><text:line-break/></text:span>伽俐略當年因為指出一些基本天文事實而遭受教會酷刑，我從小就很仰慕他，他的傳記是我小學最愛看的書之一；但這老兄面對酷刑，馬上改口說沒有沒有，我看錯了，地球一動也不動，是太陽繞著地球轉。<text:span text:style-name="T3"><text:line-break/><text:line-break/></text:span>我的想法基本上也是這樣，也許比伽俐略要稍微有骨氣些，但基本上還是一樣；這個人對那個人，頂多只能示警，只能照明，讓人看清事實，而沒法幫忙對方做出決策。如果一團臭狗屎大夥硬要說好香好營養，誰膽敢否認，誰就是台奸，誰就是敵人，那你當然也只能由他去。<text:span text:style-name="T3"><text:line-break/><text:line-break/></text:span>二零年代，軍閥割據，北大一些學生集結向北洋軍政府提出請願，結果一群人卻被掃射而死。胡適感嘆：<text:span text:style-name="T3">"</text:span>為請願而死是可恥的<text:span text:style-name="T3">"</text:span>。<text:span text:style-name="T3"><text:line-break/><text:line-break/></text:span>我常在想這句話。胡適的意思當然不是譴責這些死去的學生，而是說，你要請願也得看對象。胡適認為，辛亥革命的果實被一群人渣政客給竊取了，而且還成立一個<text:span text:style-name="T3"><text:s/>"</text:span>不要臉<text:span text:style-name="T3">"</text:span>的鳥黨、<text:span text:style-name="T3">"</text:span>鳥政府<text:span text:style-name="T3">" (</text:span>胡適詩句<text:span text:style-name="T3">)</text:span>，好話說盡，壞事做絕，整天還假惺惺紀念革命烈士呢。<text:span text:style-name="T3"><text:line-break/><text:line-break/></text:span>胡適認為，對於這樣一群鳥人鳥黨鳥政府，你卻有模有樣跑去跟他們請願講道理，然後被人渣政客和暴民給打死，豈不可恥。<text:span text:style-name="T3"><text:line-break/><text:line-break/></text:span>胡適是個很溫和幽默的人，但他卻也寫過一首《雙十節的鬼歌》，痛罵竊取革命果實的北洋政府。全詩如下：<text:span text:style-name="T3"><text:line-break/><text:line-break/></text:span>十年了，<text:span text:style-name="T3"><text:line-break/></text:span>他們又來紀念了。<text:span text:style-name="T3"><text:line-break/></text:span>他們借我們，<text:span text:style-name="T3"><text:line-break/></text:span>出一張紅報，<text:span text:style-name="T3"><text:line-break/></text:span>做幾篇文章；<text:span text:style-name="T3"><text:line-break/></text:span>放一天例假，<text:span text:style-name="T3"><text:line-break/></text:span>發表一批勳章：<text:span text:style-name="T3"><text:line-break/></text:span>這就是我們的紀念了！<text:span text:style-name="T3"><text:line-break/><text:line-break/></text:span>要臉嗎？<text:span text:style-name="T3"><text:line-break/></text:span>這難道是革命的紀念嗎？<text:span text:style-name="T3"><text:line-break/></text:span>我們那時候，<text:span text:style-name="T3"><text:line-break/></text:span>威權也不怕，<text:span text:style-name="T3"><text:line-break/></text:span>生命也不顧；<text:span text:style-name="T3"><text:line-break/></text:span>監獄作家鄉，<text:span text:style-name="T3"><text:line-break/></text:span>炸彈底下來去：<text:span text:style-name="T3"><text:line-break/></text:span>肯受這種無恥的紀念嗎？<text:span text:style-name="T3"><text:line-break/><text:line-break/></text:span>別討厭了！<text:span text:style-name="T3"><text:line-break/></text:span>可以換個法子紀念了。<text:span text:style-name="T3"><text:line-break/></text:span>大家合起來，<text:span text:style-name="T3"><text:line-break/></text:span>趕掉這群狼，<text:span text:style-name="T3"><text:line-break/></text:span>推翻這鳥政府；<text:span text:style-name="T3"><text:line-break/></text:span>起一個新革命，<text:span text:style-name="T3"><text:line-break/></text:span>造一個好政府：<text:span text:style-name="T3"><text:line-break/></text:span>那才是雙十節的紀念了<text:span text:style-name="T3"><text:line-break/><text:line-break/></text:span>胡適的意思很清楚。有些時候，請願、講道理是沒有用的，因為對方不是不懂那些連三歲小孩也能懂的道理，他不是不懂，而是根本不鳥什麼是非善惡，他就是存心要使壞。面對這樣一些鳥人鳥黨鳥政府，你也只能隨他去，要不就是揭竿起義<text:span text:style-name="T3"><text:s/>"</text:span>丟炸彈<text:span text:style-name="T3">"(</text:span>胡適的一首《炸彈詩》的詩句<text:span text:style-name="T3">)</text:span>。<text:span text:style-name="T3"><text:line-break/><text:line-break/></text:span>可是，如果鳥人佔了這個島百分之八十的人口呢？你總不可能對兩千萬人丟炸彈或<text:span text:style-name="T3"><text:s/>"</text:span>幹幹幹<text:span text:style-name="T3">" </text:span>吧<text:span text:style-name="T3">(</text:span>幹幹幹也是胡適的詩句<text:span text:style-name="T3">)</text:span>，這時你當然也只能隨它去，因為這已經不是鳥人鳥黨鳥政府那麼簡單可以用炸彈對抗的了，而是一種鳥文化。文化的事，自然也只能期待千百年的文化解決。<text:span text:style-name="T3"><text:line-break/><text:line-break/></text:span>昨天開車去打球，台南交通一如往常如地獄一般。目的地是在另一條路上，但我被鳥車逼得無路可走。學姊要我趕緊換車道，我說：<text:span text:style-name="T3">"</text:span>你以為這裏是英國嗎？<text:span text:style-name="T3">"<text:line-break/><text:line-break/></text:span>在英國，車子再多也一樣，我閉著眼睛變換車道都不會有問題。但台灣這鳥島可不是這樣，你要期待別的車子會讓你順利換車道，我估計至少得需要三百年的時間或許才有可能。<text:span text:style-name="T3"><text:line-break/><text:line-break/></text:span>政治典章制度的事很容易改變，但文化是入了骨的靈魂事業，就跟基因一樣，千百年光陰都恐怕改不了多少分毫。我們之所以很<text:span text:style-name="T3"><text:s/>"</text:span>可恥<text:span text:style-name="T3">" </text:span>地成為鳥人鳥黨的槍下亡魂，無非也是著眼於遙遠的未來，而非當下。<text:span text:style-name="T3"><text:line-break/><text:line-break/></text:span>當下是沒有任何指望的。至於搖遠未來如何個遙遠法，依我估計，差不多得等到耶穌又來到世上的那一天。說穿了，其實也是哄小孩的故事。軟弱的失敗者，除了說說故事，難道舉得起槍桿子？槍桿子可以殺肉體，難道也能殺死壞靈魂？</text:p>
      <text:p text:style-name="P1"><text:span text:style-name="T1">陳真</text:span><text:s/>  |  2014.10.30 11:09   |   <text:a xlink:type="simple" xlink:href="http://palinfo.habago.org/Entry?Command=Information_PrintForum&amp;iPage=391#FORUM32945"><text:span text:style-name="T2">#</text:span></text:a></text:p>
      <text:p text:style-name="P2">收到底下這樣一個下流的聯署。這個民<text:span text:style-name="T3">x</text:span>黨及其一些同路人，真是<text:span text:style-name="T3">x</text:span>它媽的很厲害很無恥，整天除了造謠就是造謠，不管什麼事都能炒作。先是無中生有、造謠說什麼馬英九拿了頂新集團十億，接著就開始把這一切食用油的問題和國民黨畫上等號。媽的，真是無恥下流齷齪到極點，什麼都要搞政治。<text:span text:style-name="T3"><text:line-break/><text:line-break/></text:span>選舉快到了，用肚臍想也知道，這樣一些食安問題將會對國民黨帶來多大的傷害，但也只有馬英九這種奉公守法不太會玩政治的笨蛋，才會在選前去揭發這些事。<text:span text:style-name="T3"><text:line-break/><text:line-break/></text:span>這樣一些事，存在幾十年，任何一個黨都脫離不了關係，它恰恰只是反映台灣社會各行各業的一種全民黑心素質而已。<text:span text:style-name="T3"><text:line-break/><text:line-break/></text:span>餿水油早在幾年前屏東就有許多人不斷檢舉，但民進黨執政的屏東縣政府卻完全沒有任何作為，逼得檢舉人只好跨區來台中，透過檢調才揭發。<text:span text:style-name="T3"><text:line-break/><text:line-break/></text:span>誰要下台，我沒意見。但把所有責任全歸給一個人、一個黨，進而把自己裝扮成打擊黑心的光明之士，卻是睜眼說瞎話，不要臉至極。<text:span text:style-name="T3"><text:line-break/><text:line-break/></text:span>若要論責任，那個綠色的人渣黨豈不是應該負更大的責任。頂新集團正是在民進黨執政期間力邀回台投資，而且不只是力邀，更是特別抬舉，抬轎子去請回來的。<text:span text:style-name="T3"><text:line-break/><text:line-break/></text:span>當時是阿扁當總統，對頂新公開極為推崇，說他們將造福台灣社會，是<text:span text:style-name="T3"><text:s/>"</text:span>台灣人的驕傲<text:span text:style-name="T3">"</text:span>，而且還高喊頂新、味全<text:span text:style-name="T3"><text:s/>"</text:span>萬歲萬歲萬萬歲<text:span text:style-name="T3">"</text:span>。<text:span text:style-name="T3"><text:line-break/><text:line-break/></text:span>阿扁並跟現在在監牢裏的頂新老董魏姓兄弟攜手暢飲頂新集團出品的牛奶，阿扁還高舉大拇指喊讚讚讚。<text:span text:style-name="T3"><text:line-break/><text:line-break/></text:span>民進黨當年力邀頂新從大陸衣錦返鄉回台投資，誰是當年的陸委會主委，就是蔡英文。<text:span text:style-name="T3"><text:line-break/><text:line-break/></text:span>而且，據檢調資料指出：<text:span text:style-name="T3"><text:line-break/><text:line-break/>2005</text:span>年頂新併購「正義」公司後，關閉榨豬油部門，原「正義」公司的往來廠商楊振益，就到越南投資「大幸福」公司，再與頂新集團高層搭上線。自<text:span text:style-name="T3">2006</text:span>年起，頂新就透過楊振益，向「大幸福」公司進口越南劣質飼料油。<text:span text:style-name="T3"><text:line-break/><text:line-break/></text:span>這些事情早在民進黨執政時期就已發生，而當時行政院長是誰呢？就是蘇貞昌，行政院副院長是誰呢？就是蔡英文。<text:span text:style-name="T3"><text:line-break/><text:line-break/></text:span>現在這些渾蛋卻竟然變成打擊黑心的光明之士，媽的，實在有夠齷齪下流。不但把一切責任推給責任成份不大的馬英九和國民黨，而且造謠說什麼馬英九拿了十億。這些混蛋實在是黑心透了頂。<text:span text:style-name="T3"><text:line-break/><text:line-break/></text:span>當然，同樣可恥的是那些總是舉著光明旗來拉綠打藍的所謂公正人士或碗糕公民團體。<text:span text:style-name="T3"><text:line-break/><text:line-break/></text:span>我並不認為民進黨當初邀請頂新回台投資是錯的，我也不認為頂新是個妖魔集團；台灣哪個集團會比頂新更乾淨，不妨請他站出來接受我們的表揚。<text:span text:style-name="T3"><text:line-break/><text:line-break/></text:span>我只是說，如果硬要把頂新給妖魔化，那麼，跟這個妖魔走得最近、當初不但力邀、抬舉而且還高喊萬歲萬歲萬萬歲的就是民進黨及當下這些儼然正義光明之士的無恥綠營政客。<text:span text:style-name="T3"><text:line-break/><text:line-break/></text:span>講到政治一些人一些事，真是寫來滿紙污穢，非常齷齪可恥。正所謂<text:span text:style-name="T3"><text:s/>"</text:span>好話說盡，壞事做絕<text:span text:style-name="T3">"</text:span>，然而人們卻把這樣一些無恥下流政客及其尾巴團體給當成正義救星。<text:span text:style-name="T3"><text:line-break/><text:line-break/></text:span>陳真<text:span text:style-name="T3"><text:s/>2014. 10.31.<text:line-break/><text:line-break/><text:line-break/>============<text:line-break/></text:span>敬邀各位老師教授加入食安連署<text:span text:style-name="T3"> <text:line-break/><text:line-break/></text:span>各位關心食安的學界朋友<text:span text:style-name="T3"> <text:line-break/><text:line-break/></text:span>大家好，黑心油事件引起全民公憤，但這不只廠商唯利是圖而已，更牽涉政府及民代的包庇及縱容。<text:span text:style-name="T3"> <text:line-break/><text:line-break/></text:span>近<text:span text:style-name="T3">70</text:span>個全國各地人民團體及多位學者教授發起了「要食品安全、反官商勾結」全國十萬人網路連署。請大家加入，不到一分鐘完成，連署時請選擇「學界」一項，以利統計。針對食安問題的聲明及連署連結如下：<text:span text:style-name="T3"><text:line-break/><text:line-break/>http://goo.gl/IpRceE<text:line-break/><text:line-break/></text:span>敬祝順心。<text:span text:style-name="T3"> <text:line-break/><text:line-break/></text:span>公民反官商黑心勾結聯盟敬邀<text:span text:style-name="T3"> <text:line-break/><text:line-break/></text:span>請多留意我們<text:span text:style-name="T3">fb</text:span>粉絲頁及麻煩分享<text:span text:style-name="T3"><text:line-break/><text:line-break/>http://goo.gl/E6NmUO<text:line-break/><text:line-break/><text:line-break/></text:span>聲明內容：<text:span text:style-name="T3"><text:line-break/><text:line-break/>2008</text:span>年馬英九勝選上台後，特別以<text:span text:style-name="T3">TDR</text:span>方式讓魏家集資，並經由集資過程壟絡及圖利重要的政界人士，之後更大肆利用集資所得以特權方式購置如<text:span text:style-name="T3">101</text:span>大樓股權等房地產項目，與原先大眾期待「鮭魚返鄉」主動出資的方式不合。<text:span text:style-name="T3"> <text:line-break/><text:line-break/></text:span>魏家在<text:span text:style-name="T3">2012</text:span>年馬總統競選連任時投桃報李，充當工商界後援會的要角。如今，從大統黑心油、餿水油到黑心豬油，接二連三的食安問題，魏家都牽涉其中，但馬政府卻從過去到現在都沒有主動做出針對性的實質懲罰作為，我們合理懷疑內藏重大官商黑心勾結之情事。<text:span text:style-name="T3"> <text:line-break/><text:line-break/></text:span>近日前衞福部長邱文達在下台後才主動揭露更多的問題公司，表示執政黨政府對黑心廠商的包庇絕非個案，而是一種結構性的罪行。知情後不僅不主動查緝及揭發，更加以隱匿，被揭露後，政府高層甚至說出「吃了不會死」等多種不當說辭替黑心商人脫罪，置全台灣人民安危於不顧，更視法律如無物。<text:span text:style-name="T3"> <text:line-break/><text:line-break/></text:span>我們因此要求：<text:span text:style-name="T3"><text:line-break/><text:line-break/></text:span>一、馬英九下台、不要再硬抝：<text:span text:style-name="T3"><text:line-break/><text:line-break/></text:span>馬英九總統為其執政以來所展現的無能及對黑心商人的包庇引咎下台；<text:span text:style-name="T3"><text:line-break/><text:line-break/></text:span>二、江宜樺下台、政府要課責：<text:span text:style-name="T3"><text:line-break/><text:line-break/></text:span>江宜樺院長及食安相關政務官與正式為過去幾年的嚴重食安問題負起政治責任，立即主動請辭下台；<text:span text:style-name="T3"><text:line-break/><text:line-break/></text:span>三、民代要擔責、共同來修法：<text:span text:style-name="T3"><text:line-break/><text:line-break/></text:span>立委立即出面釐清而非片面撇清跟頂新魏家及其他黑心商人的關係，並共同適當修訂食安相關法規；<text:span text:style-name="T3"><text:line-break/><text:line-break/></text:span>四、食安總檢討、資訊要透明：<text:span text:style-name="T3"><text:line-break/><text:line-break/></text:span>政府應立刻重新檢討並提升食品檢驗、稽核與認證機制的效能，建置檢驗與稽核之資訊透明平台供大眾完整資訊以做出有效監督，而不是疊床架屋設立黑箱「食安辦公室」；<text:span text:style-name="T3"><text:line-break/><text:line-break/></text:span>五、司法給正義、行政展魄力：<text:span text:style-name="T3"><text:line-break/><text:line-break/></text:span>司法檢調及食安相關行政單位儘速對所有黑心商人及其企業採取應有之調查行為及法律或公權力制裁行動；<text:span text:style-name="T3"><text:line-break/><text:line-break/></text:span>六、頂新要賠償、消失於台灣：<text:span text:style-name="T3"><text:line-break/><text:line-break/></text:span>頂新魏家為所造成的傷害完全負責，作出應有賠償，並結束所有在台營業單位，全面退出台灣食品、媒體、資通訊等所有市場。<text:span text:style-name="T3"><text:line-break/><text:line-break/></text:span>我們亦在此呼籲台灣人民共同加入以下的行動：<text:span text:style-name="T3"><text:line-break/><text:line-break/></text:span>一、追究行政院長江宜樺即以降之政府單位主管、官員等相關人士的政治責任；<text:span text:style-name="T3"><text:line-break/><text:line-break/></text:span>二、全面抵制所有黑心商人的公司產品及各有關企業，並要求司法單位予以嚴懲；<text:span text:style-name="T3"><text:line-break/><text:line-break/></text:span>三、將我們對食安問題上政府失能的憤怒，在選舉投票時充分表達。<text:span text:style-name="T3"><text:line-break/><text:line-break/></text:span>共同發起連署聲明之團體（按筆序繁至簡）<text:span text:style-name="T3"><text:line-break/><text:line-break/></text:span>議會革新聯盟<text:span text:style-name="T3"><text:line-break/><text:line-break/></text:span>福爾摩鯊會社<text:span text:style-name="T3"><text:line-break/><text:line-break/></text:span>臺左維新<text:span text:style-name="T3"><text:line-break/><text:line-break/></text:span>龜島社<text:span text:style-name="T3"><text:line-break/><text:line-break/></text:span>獨臺新社<text:span text:style-name="T3"><text:line-break/><text:line-break/></text:span>嘉義人民民主論壇<text:span text:style-name="T3"><text:line-break/><text:line-break/></text:span>綠色酷兒協會<text:span text:style-name="T3"><text:line-break/><text:line-break/></text:span>監票者聯盟<text:span text:style-name="T3"><text:line-break/><text:line-break/></text:span>奪回桃園青年陣線<text:span text:style-name="T3"><text:line-break/><text:line-break/></text:span>新竹市公害防治協會<text:span text:style-name="T3"><text:line-break/><text:line-break/></text:span>搶救南崁珍貴老樹老房子聯盟<text:span text:style-name="T3"><text:line-break/><text:line-break/></text:span>黑色島國青年陣線<text:span text:style-name="T3"><text:line-break/><text:line-break/></text:span>雲林公民行動聯盟<text:span text:style-name="T3"><text:line-break/><text:line-break/></text:span>港澳在台民主同盟<text:span text:style-name="T3"><text:line-break/><text:line-break/></text:span>喚醒彰化青年聯盟<text:span text:style-name="T3"><text:line-break/><text:line-break/></text:span>割闌尾計劃／割闌尾高雄區<text:span text:style-name="T3"><text:line-break/><text:line-break/></text:span>陳文成博士紀念基金會<text:span text:style-name="T3"><text:line-break/><text:line-break/></text:span>淨竹文教基金會<text:span text:style-name="T3"><text:line-break/><text:line-break/></text:span>淡海青年陣線<text:span text:style-name="T3"><text:line-break/><text:line-break/></text:span>基隆青年陣線<text:span text:style-name="T3"><text:line-break/><text:line-break/></text:span>基進側翼<text:span text:style-name="T3"><text:line-break/><text:line-break/></text:span>桃園縣教育產業工會<text:span text:style-name="T3"><text:line-break/><text:line-break/></text:span>桃園客家聯盟<text:span text:style-name="T3"><text:line-break/><text:line-break/></text:span>桃園在地聯盟<text:span text:style-name="T3"><text:line-break/><text:line-break/></text:span>捍衛苗栗青年聯盟<text:span text:style-name="T3"><text:line-break/><text:line-break/></text:span>社區大學全國促進會<text:span text:style-name="T3"><text:line-break/><text:line-break/></text:span>守護三崁店聯盟<text:span text:style-name="T3"><text:line-break/><text:line-break/></text:span>全國反浮濫自經區在地團體大聯盟<text:span text:style-name="T3"><text:line-break/><text:line-break/></text:span>全面罷免連線<text:span text:style-name="T3"><text:line-break/><text:line-break/></text:span>民主黑衫軍<text:span text:style-name="T3"><text:line-break/><text:line-break/></text:span>民主鬥陣<text:span text:style-name="T3"><text:line-break/><text:line-break/></text:span>打狗少年軍<text:span text:style-name="T3"><text:line-break/><text:line-break/></text:span>台灣護樹協會<text:span text:style-name="T3"><text:line-break/><text:line-break/></text:span>台灣關懷中國人權聯盟<text:span text:style-name="T3"><text:line-break/><text:line-break/></text:span>台灣維吾爾之友會<text:span text:style-name="T3"><text:line-break/><text:line-break/></text:span>台灣農村陣線<text:span text:style-name="T3"><text:line-break/><text:line-break/></text:span>台灣勞工陣線<text:span text:style-name="T3"><text:line-break/><text:line-break/></text:span>台灣教授協會<text:span text:style-name="T3"><text:line-break/><text:line-break/></text:span>台灣國辦公室<text:span text:style-name="T3"><text:line-break/><text:line-break/></text:span>台灣原住民族政策協會<text:span text:style-name="T3"><text:line-break/><text:line-break/></text:span>台灣南社<text:span text:style-name="T3"><text:line-break/><text:line-break/></text:span>台灣青年反共救國團<text:span text:style-name="T3"><text:line-break/><text:line-break/></text:span>台灣東社（花蓮）<text:span text:style-name="T3"><text:line-break/><text:line-break/></text:span>台灣東社（台東）<text:span text:style-name="T3"><text:line-break/><text:line-break/></text:span>台灣居住正義協會<text:span text:style-name="T3"><text:line-break/><text:line-break/></text:span>台灣和平草根聯盟<text:span text:style-name="T3"><text:line-break/><text:line-break/></text:span>台灣北社<text:span text:style-name="T3"><text:line-break/><text:line-break/></text:span>台灣生態學會<text:span text:style-name="T3"><text:line-break/><text:line-break/></text:span>台灣中社<text:span text:style-name="T3"><text:line-break/><text:line-break/></text:span>台灣大學工會<text:span text:style-name="T3"><text:line-break/><text:line-break/></text:span>台灣人權文化協會<text:span text:style-name="T3"><text:line-break/><text:line-break/></text:span>台南社區大學硏究發展學會<text:span text:style-name="T3"><text:line-break/><text:line-break/></text:span>台南社區大學<text:span text:style-name="T3"><text:line-break/><text:line-break/></text:span>台南市政監督聯盟<text:span text:style-name="T3"><text:line-break/><text:line-break/></text:span>公投護台灣聯盟<text:span text:style-name="T3"><text:line-break/><text:line-break/></text:span>公民攝影守護民主陣線<text:span text:style-name="T3"><text:line-break/><text:line-break/></text:span>公民監督國會聯盟<text:span text:style-name="T3"><text:line-break/><text:line-break/></text:span>公民自主機動陣線<text:span text:style-name="T3"><text:line-break/><text:line-break/></text:span>公民反官商黑心勾結聯盟<text:span text:style-name="T3"><text:line-break/><text:line-break/></text:span>大臺中市政監督聯盟<text:span text:style-name="T3"><text:line-break/><text:line-break/></text:span>大員公民陣線<text:span text:style-name="T3"><text:line-break/><text:line-break/></text:span>三線共進會<text:span text:style-name="T3"><text:line-break/><text:line-break/></text:span>人本教育基金會<text:span text:style-name="T3"><text:line-break/><text:line-break/>LIMA</text:span>台灣原住民青年團<text:span text:style-name="T3"><text:line-break/><text:line-break/><text:line-break/><text:line-break/></text:span>其他連署之團體<text:span text:style-name="T3"><text:line-break/><text:line-break/></text:span>（按筆序繁至簡）<text:span text:style-name="T3"><text:line-break/><text:line-break/></text:span>地球公民基金會<text:span text:style-name="T3"><text:line-break/><text:line-break/></text:span>高等教育產業工會<text:span text:style-name="T3"><text:line-break/><text:line-break/></text:span>公義生態社會聯盟<text:span text:style-name="T3"><text:line-break/><text:line-break/></text:span>陸續増加中<text:span text:style-name="T3">......<text:line-break/><text:line-break/><text:line-break/><text:line-break/></text:span>藝文界<text:span text:style-name="T3"><text:line-break/><text:line-break/></text:span>柯一正<text:span text:style-name="T3"><text:line-break/><text:line-break/></text:span>吳志寧<text:span text:style-name="T3"><text:line-break/><text:line-break/></text:span>蕭賀碩<text:span text:style-name="T3"><text:line-break/><text:line-break/></text:span>游阿媽樂團<text:span text:style-name="T3"><text:line-break/><text:line-break/></text:span>烤秋勤<text:span text:style-name="T3"><text:line-break/><text:line-break/></text:span>勞動服務<text:span text:style-name="T3"><text:line-break/><text:line-break/></text:span>農村武裝青年</text:p>
      <text:p text:style-name="P1"><text:span text:style-name="T1">陳真</text:span><text:s/>  |  2014.10.30 03:10   |   <text:a xlink:type="simple" xlink:href="http://palinfo.habago.org/Entry?Command=Information_PrintForum&amp;iPage=391#FORUM32944"><text:span text:style-name="T2">#</text:span></text:a></text:p>
      <text:p text:style-name="P3">有個好朋友，應該說亦師亦友；二十五年前，當我身上揹著一個叛亂犯的罪名、在醫界人見人怕如鬼一般時，要不是有他收留，我恐怕真的只好向<text:span text:style-name="T3">R.M.Rilke</text:span>看齊，四處逢迎諂媚，謀一口飯吃。<text:span text:style-name="T3"><text:line-break/><text:line-break/></text:span>但我之尊敬他，倒非出於私人因素，而是他的確是極為罕見的好醫師，特別是耐心，差不多是我的一百倍。<text:span text:style-name="T3"><text:line-break/><text:line-break/></text:span>不過，聽說跟蕭伯納有點像，他有個特色，不管你說什麼，他都會一概唱反調。有一回，我急著下班，在樓梯間被他堵到，找我聊天。不管我說什麼，他都說不對不對，不是這樣。<text:span text:style-name="T3"><text:line-break/><text:line-break/></text:span>為了趕緊結束談話，我就刻意迎合他當下的所有意見。我說白，他說黑，我就馬上改口說：<text:span text:style-name="T3">"</text:span>嗯，是我錯了，的確是黑的沒錯。<text:span text:style-name="T3">" </text:span>沒想到，他竟然也馬上改口說：<text:span text:style-name="T3">"</text:span>這哪是黑的？你有色盲啊？這明明是白的。<text:span text:style-name="T3">"<text:line-break/><text:line-break/></text:span>我若再度翻口供說：<text:span text:style-name="T3">"</text:span>喔喔，我弄錯了，確實是白的。<text:span text:style-name="T3">" </text:span>但他也會馬上改口供說：<text:span text:style-name="T3">"</text:span>亂講，明明是黑的好不好。<text:span text:style-name="T3">"<text:line-break/><text:line-break/></text:span>後來我知道我不管怎麼迎合都迎合不了他，乾脆保持沉默，只發出<text:span text:style-name="T3"><text:s/>"</text:span>嗯嗯<text:span text:style-name="T3">" </text:span>或<text:span text:style-name="T3"><text:s/>"</text:span>了解了解<text:span text:style-name="T3">"</text:span>，以便早點結束談話。<text:span text:style-name="T3"><text:line-break/><text:line-break/></text:span>有人說我也有這種高達式的自我矛盾、自我否定的精神，但我想我應該沒有才對，只是有時候，許多說法既然是說法，就只能說說而已，沒法說死。一旦說死，一旦說得跟真的一樣，那就遠非我本意了。<text:span text:style-name="T3"><text:line-break/><text:line-break/></text:span>例如，我不會說台灣是全世界最爛最沒有文化的社會。即便我說了，這個<text:span text:style-name="T3"><text:s/>"</text:span>最<text:span text:style-name="T3">" </text:span>字也不具有文法上最高級的意義。就好像我說<text:span text:style-name="T3"><text:s/>"</text:span>我媽媽最偉大<text:span text:style-name="T3">" </text:span>的意思，並不是說我確信她的確在各種評比中贏過各位的媽媽。這個<text:span text:style-name="T3"><text:s/>"</text:span>最<text:span text:style-name="T3">" </text:span>字並無字面上的比較意義，那就好像說<text:span text:style-name="T3"><text:s/>"</text:span>我快熱死了<text:span text:style-name="T3">"</text:span>，並非說我熱衰竭到爆，即將撒手人寰。<text:span text:style-name="T3"><text:line-break/><text:line-break/></text:span>再說，若真要比，拿台灣跟俄羅斯的文化水平比，那應該就好像拿一根牙籤跟阿里山神木比差不多。當我們說一個人很笨，一定是拿青蛙拿蜥蜴來比；如果我們說，某某人笨得連愛因斯坦也比不上，那意味著說這話的人一定不知道愛因斯坦是誰。<text:span text:style-name="T3"><text:line-break/><text:line-break/></text:span>我是萬不得已才會去影展。最近去看<text:span text:style-name="T3"><text:s/>"</text:span>狂人皮埃洛<text:span text:style-name="T3">"</text:span>，散場燈亮時，我差點不敢站起來，覺得很羞愧，趕緊低頭匆匆溜出去。下回我若獨自一人前往看影展，真的得考慮戴個面具，實在沒臉見人。我害怕人們會以為我是他們的同類。<text:span text:style-name="T3"><text:line-break/><text:line-break/></text:span>長久以來，方方面面做為一種異類，我並不覺得難受，但我卻很害怕人們老是以為我跟他們是同類，想的一樣，做的一樣，一樣的夢，一樣的糧食，讓我啞巴吃黃蓮，很難受。<text:span text:style-name="T3"><text:line-break/><text:line-break/></text:span>電影放映之前，有個進步青年，一直對他的女伴說高達多厲害，<text:span text:style-name="T3">"</text:span>狂人皮洛埃<text:span text:style-name="T3">" </text:span>這電影是在闡釋這個闡釋那個，那個女的聽得杏臉含春，一副崇拜貌。但我很想插嘴糾正他說：是狂人皮埃洛，不是皮洛埃啦。<text:span text:style-name="T3"><text:line-break/><text:line-break/></text:span>在英國，平常看電影我常會注意有沒有人在哭，因為我總覺得西方人的哭泣很真情，有時候比電影還讓我更感動。但在台灣，我總感覺不管觀眾哭或笑，鼓掌或叫好，似乎總是要做給別人看，意味著：<text:span text:style-name="T3">"</text:span>你看！俺高你一等吧，這麼艱難的藝術你看不懂吧，但倫家偶可是感動到鼻涕四射呢。<text:span text:style-name="T3">"<text:line-break/><text:line-break/></text:span>高達說，電影不應該是高不可攀的藝術。他說，電影就像一種醜聞。我不知道他所謂醜聞的確切意思，但我猜他應該是說：藝術只是軟弱失敗者的一種蒼白遊戲；有出息的應該拿起槍桿，而不是拿起筆桿或拿起攝影機。但咱們就是這麼軟弱，家中還有妻小，沒辦法，只好寫寫詩，談談哲學，拍拍影像，畫畫圖。說穿了，藝術只是一種讓作者自身感覺有點難堪的醜聞。<text:span text:style-name="T3"><text:line-break/><text:line-break/></text:span>我相信我這樣的解讀應該是正確的。有一次，高達看到一些優雅的知識男女大排長龍準備買票看他的電影。高達說：媽咧個逼，這些人渣<text:span text:style-name="T3">(</text:span>以上兩句是我添加的<text:span text:style-name="T3">)</text:span>，我的電影把我的敵人全吸引來了。<text:span text:style-name="T3"><text:line-break/><text:line-break/></text:span>我並不討厭藝術，也不討厭知識，可我就是很害怕並排斥特別是跟台灣人談論這些東西，因為這些東西總是得連結到一個<text:span text:style-name="T3"><text:s/>"</text:span>我<text:span text:style-name="T3">" </text:span>字上。<text:span text:style-name="T3">"</text:span>我<text:span text:style-name="T3">" </text:span>這東西，畢竟不該是一個討論的話題，更何況是要討論我的<text:span text:style-name="T3"><text:s/>"</text:span>醜聞<text:span text:style-name="T3">"</text:span>。<text:span text:style-name="T3"><text:line-break/><text:line-break/></text:span>要討論也行，除非，除非對方跟我有同樣的病，同樣的彆扭與惆悵，惟有同病者才能相憐。<text:span text:style-name="T3"><text:line-break/><text:line-break/></text:span>可我知道，在台灣，人們的這類討論，含水量很高，充滿很深的虛榮。<text:span text:style-name="T3"><text:line-break/><text:line-break/></text:span>維根斯坦生前雖然只出版了千分之一的文字，同時還燒掉了一些筆記，但他仍然企圖讓他的大部份文字留存下來。他同時還發了個誓。<text:span text:style-name="T3"><text:line-break/><text:line-break/></text:span>他說，他之所以寫這些哲學筆記，無非出於好意，希望對人們有益；不用多，只要世上有一個人因為這些文字而感到一種安慰或快樂，他就覺得十分滿足。同時，他也必須表明，這些文字已經盡一切可能免除虛榮，就如同作者本人一般；要是讀者在他的文字中感受到一絲虛榮，他願意受到世人最嚴厲的譴責。<text:span text:style-name="T3"><text:line-break/><text:line-break/>"</text:span>我想寫一本好書，可是，這樣的時光早已流逝。<text:span text:style-name="T3">" </text:span>這是維根斯坦在死後出版的<text:span text:style-name="T3"><text:s/>"Philosophical Investigations" </text:span>序言中的一句話。純粹就只因為這樣一句話，我的人生頓時一夕之間彷彿被人革了命，政了變，轉了彎，起了根本變化。<text:span text:style-name="T3"><text:line-break/><text:line-break/></text:span>我不知道為何這樣一句簡單話語竟然會對我產生如此劇烈的根本影響，原因何在，難以言喻；若真要說起，也許是因為這樣一句話讓我感受到維根斯坦這個人的<text:span text:style-name="T3"><text:s/>"</text:span>真實<text:span text:style-name="T3">"</text:span>、善良以及一種難以想像的深度和虔誠。<text:span text:style-name="T3"><text:line-break/><text:line-break/>"</text:span>真實<text:span text:style-name="T3">" </text:span>一詞，在此得用英文<text:span text:style-name="T3">authenticity</text:span>來理解會比較貼切一些，指的是這詞在存在主義上的意涵；剪一段維基百科現成的說法如下：<text:span text:style-name="T3"> <text:line-break/><text:line-break/>In existentialism, authenticity is the degree to which one is true to one's own personality, spirit, or character, despite external pressures. <text:line-break/><text:line-break/></text:span>中文很難說明，因為中文有許多概念或辭彙被污染得很厲害，而且總是任意脫口而出，久而久之已毫無價值，例如什麼<text:span text:style-name="T3"><text:s/>"</text:span>忠於自我<text:span text:style-name="T3">"</text:span>、<text:span text:style-name="T3">"</text:span>做自己<text:span text:style-name="T3">" </text:span>等等這些說法，在我聽起來恰恰充滿虛榮而毫無<text:span text:style-name="T3"><text:s/>"</text:span>我<text:span text:style-name="T3">" </text:span>字可言。它媽才做自己，它媽才忠於自我。在中文世界裏，我們只能這樣回應。<text:span text:style-name="T3"><text:line-break/><text:line-break/></text:span>華人文化中，講到它媽的什麼做自己、忠於自我時，其實是帶有比較意涵的，意思是我比你行，比你有深度，比你如何如何，而這恰恰是<text:span text:style-name="T3">authentic</text:span>的相反，非常不真實，非常沒出息。</text:p>
      <text:p text:style-name="P1"><text:span text:style-name="T1">鄭啟承</text:span><text:s/>  |  2014.10.30 01:44   |   <text:a xlink:type="simple" xlink:href="http://palinfo.habago.org/Entry?Command=Information_PrintForum&amp;iPage=391#FORUM32943"><text:span text:style-name="T2">#</text:span></text:a></text:p>
      <text:p text:style-name="P2">衛鍼說的很對，頗有同感。藝術本身沒有用處，但這正是它的用處，用處是屬於世界的，無用之處才是屬於<text:span text:style-name="T3">"</text:span>我<text:span text:style-name="T3">"</text:span>的。一個人若還有靈魂，還有情感，那麼透過藝術，透過這一切的美，我們終會明白自己是誰，終會在我和世界之間築起一道籬笆，把世界隔絕在<text:span text:style-name="T3">"</text:span>我<text:span text:style-name="T3">"</text:span>之外。一個人，於是誕生了。<text:span text:style-name="T3"><text:line-break/><text:line-break/></text:span>天曉得成為一個人是否值得喜悅，費盡千辛萬苦，不再四腳爬行於地面，挺直了身子站了起來，但這一切是有代價的，畢竟我們是做了某種買賣。買票說難其實不難，退票比較難。</text:p>
      <text:p text:style-name="P1"><text:span text:style-name="T1">衛鍼</text:span><text:s/>  |  2014.10.30 00:03   |   <text:a xlink:type="simple" xlink:href="http://palinfo.habago.org/Entry?Command=Information_PrintForum&amp;iPage=391#FORUM32942"><text:span text:style-name="T2">#</text:span></text:a></text:p>
      <text:p text:style-name="P3">以前我也是對影展上的電影充滿興趣，最初好像是小學時老師帶全班去西門町絕色影城看的，叫做放牛班的春天的電影吧，內涵不深但當時表現算合我胃口，另外悠揚的合唱歌聲很適合小學的音樂課的合唱練習。<text:span text:style-name="T3"><text:line-break/><text:line-break/></text:span>之後上高中知道有影展專門放些「冷門」的電影的時候，也看了像《四百擊》、《綠光》或是其他甚麼反正越冷門越好的東西，看不懂也沒差，因為我當時感覺，這樣自己就會顯得很有格調。我那時至少在網路上都講過不只一次：好萊塢式的電影我一部都不屑看。但問題是我忘了好萊塢也有《駭客任務》這種有內涵的片，更有《馴龍高手》這種表面上是溫馨的人與龍的共處故事，實際上卻暗喻人是如何從瞭解自己、接受自己到成就自己的成長經歷的優秀動畫電影。而我當時完全不知道那些片好在哪裡。即使沒看過，反正只要嘴砲「我就是覺得他們都是爽片不好看」就可以將它們全部打發掉。<text:span text:style-name="T3"><text:line-break/><text:line-break/></text:span>直到最近開始用心補以前看過或沒看過的電影以及小說，上週末才讀完了金庸的《鹿鼎記》，赫然發現一直到半年前為止我都聲稱自己討厭武俠小說真的是愚蠢到不行。柏揚的《醜陋的中國人》也翻過不下三回了，一直很感嘆自己太晚認識他。<text:span text:style-name="T3"><text:line-break/><text:line-break/></text:span>事實上若完全不願意面對自己，瞭解自己的所思、所想、所感，想要光看部楚符、高達或<text:span text:style-name="T3">Kusturica</text:span>的電影，或是托爾斯泰、契訶夫或喬哀思的小說就能讓自己顯得「有品味、內涵跟格調」，跟那群透過喊著公民不服從顯得自己很「有民主精神」的大腸花，也沒甚麼區別。<text:span text:style-name="T3"><text:line-break/><text:line-break/></text:span>偏不巧台灣的年輕人現在都掉進「小確幸」的反智泥淖中。現今自稱「文青」的人們邊吹著冷氣邊在<text:span text:style-name="T3"><text:s/>FB </text:span>上聲援反核；排隊等著吃網路上大好評的<text:span text:style-name="T3">300</text:span>元以上的超高級早午餐，邊講求那間咖啡廳用的咖啡豆是公平貿易的多照顧農民多麼棒；抑或是去裡面賣的書也跟誠品差不太多的「獨立書店」（還劃了一大區座位兼賣咖啡）講反對折扣戰不然這種書店都要倒光光。我真的無法理解這樣的精神錯亂。而我也為自己身為同事帶的年輕人，竟然曾經也不自覺的參與這種全民反智運動而感到哀傷。<text:span text:style-name="T3"><text:line-break/><text:line-break/></text:span>以上為看到陳真對台灣人一窩蜂看影展的活動，忽然有感。<text:span text:style-name="T3"><text:line-break/></text:span>確實您也說過，不能期望一群被三民自爛水果之流，只會報現在網路上啥最夯而完全忽略真正重要的國際大事的媒體，洗腦到一點基本的世界觀跟自省能力都沒有的年輕人，可以自己救「自己的國家」。<text:span text:style-name="T3"><text:line-break/><text:line-break/></text:span>我直到現在也才剛開始將這作為一個文明人最基本的能力慢慢補救回來。</text:p>
      <text:p text:style-name="P1">Kevin Yu   |  2014.10.29 23:42   |   <text:a xlink:type="simple" xlink:href="http://palinfo.habago.org/Entry?Command=Information_PrintForum&amp;iPage=391#FORUM32941"><text:span text:style-name="T2">#</text:span></text:a></text:p>
      <text:p text:style-name="P2">陳真醫師<text:span text:style-name="T3">,</text:span>您說的沒錯<text:span text:style-name="T3">,</text:span>我認為所有的先進國家裡面<text:span text:style-name="T3">,</text:span>就台灣文化素質最爛<text:span text:style-name="T3">,</text:span>不少物資生活不比台灣好的國家如俄羅斯<text:span text:style-name="T3">,</text:span>文化水平都勝於台灣<text:span text:style-name="T3">.</text:span></text:p>
      <text:p text:style-name="P1"><text:span text:style-name="T1">陳真</text:span><text:s/>  |  2014.10.29 17:14   |   <text:a xlink:type="simple" xlink:href="http://palinfo.habago.org/Entry?Command=Information_PrintForum&amp;iPage=391#FORUM32940"><text:span text:style-name="T2">#</text:span></text:a></text:p>
      <text:p text:style-name="P3">媽的，台灣從來不曾上映過高達的電影，但每次影展就突然萬民搶看，根本一票難求。<text:span text:style-name="T3"><text:line-break/><text:line-break/></text:span>住台灣真是很悶，想看場電影總是如此艱難。而且，動不動就一窩蜂，平常這種電影根本沒有片商敢進口，因為沒人看。<text:span text:style-name="T3"><text:line-break/><text:line-break/></text:span>至於什麼打棒球辦酒席抬媽祖或小娘娘似的什麼萬華黑社會什麼海角幾號幾把刀還有什麼大便放腹內的大爛片，倒是真的全民愛戴。</text:p>
      <text:p text:style-name="P1"><text:span text:style-name="T1">陳真</text:span><text:s/>  |  2014.10.29 14:25   |   <text:a xlink:type="simple" xlink:href="http://palinfo.habago.org/Entry?Command=Information_PrintForum&amp;iPage=391#FORUM32939"><text:span text:style-name="T2">#</text:span></text:a></text:p>
      <text:p text:style-name="P2">如果有一天高達死了，我甚至會懷疑電影這東西是否還存在<text:span text:style-name="T3">--</text:span>如果存在意味著明天<text:span text:style-name="T3">,</text:span>意味著無限的可能。<text:span text:style-name="T3"><text:line-break/><text:line-break/></text:span>高達就像造字的倉頡，洩露天機，連鬼神都要哭泣。他創造的不是某一種類型的電影，甚至也不是創造了某種電影語言，而是發現了語言之所以成為可能的可能性。就像維根斯坦並非提出一種觀點，而是提出一切觀點之所以成為可能的可能性。<text:span text:style-name="T3"><text:line-break/><text:line-break/></text:span>早期的維根斯坦，書沒念完便離開劍橋，自願加入軍隊打仗，卻又揚言絕不殺害敵人。在戰火中寫完那本被劍橋出版社評為<text:span text:style-name="T3"><text:s/>"</text:span>毫無學術價值<text:span text:style-name="T3">" </text:span>的兩萬字小書<text:span text:style-name="T3"><text:s/>"Tractatus" </text:span>後，更是徹底離開哲學界，跑去山區當小學老師，因為他相信他已經解決了所有哲學問題。<text:span text:style-name="T3"><text:line-break/><text:line-break/>16</text:span>年後，他發現自己錯了，認為<text:span text:style-name="T3"><text:s/>Tractatus </text:span>犯了嚴重錯誤，於是又重返哲學，展開後半生千萬字的哲學創作。<text:span text:style-name="T3"><text:line-break/><text:line-break/></text:span>高達自述，在他拍<text:span text:style-name="T3"><text:s/>"</text:span>狂人皮埃洛<text:span text:style-name="T3">" </text:span>之前，他也覺得電影沒有什麼好拍的了，因為每個問題每種形式都已經有了典範。但他後來發現事情不是這樣，電影無限的可能才剛要開始，於是又開始執起導演筒。<text:span text:style-name="T3"><text:line-break/><text:line-break/></text:span>當然，一部份原因可能和他的<text:span text:style-name="T3"><text:s/>"</text:span>斷了氣<text:span text:style-name="T3">" </text:span>大受好評有關。他說自己有一種自我矛盾的精神，當大家都說他拍得好時，他反而認為自己一定走入什麼可怕的死胡同。當大家都唾棄他時，他卻充滿興奮熱情。聽起來相當變態，但我頗能體會。<text:span text:style-name="T3"><text:line-break/><text:line-break/></text:span>一般導演往往走下坡，<text:span text:style-name="T3">Kusturica</text:span>也許就是一例，他早期的<text:span text:style-name="T3"><text:s/>"</text:span>爸爸出差時<text:span text:style-name="T3">" "</text:span>流浪者之歌<text:span text:style-name="T3">" "</text:span>亞歷桑那夢遊<text:span text:style-name="T3">" "</text:span>地下社會<text:span text:style-name="T3">" "</text:span>黑貓白貓<text:span text:style-name="T3">"</text:span>，其實都比後來的那幾部好，例如<text:span text:style-name="T3"><text:s/>"</text:span>請給我承諾<text:span text:style-name="T3">"</text:span>。也許不能說是江郎才盡，而是江郎風浪已過，不再孤獨，日子過得平順了，原本從憂傷孤獨的巨大痛苦中誕生的作品便很難產生。<text:span text:style-name="T3"><text:line-break/><text:line-break/></text:span>高達卻是一直走上坡路，晚年越拍越好，想得少了，情感卻多了些，不再如往昔一般銳利。也許如他自己所說<text:span text:style-name="T3">: "</text:span>我老了，看不清水面上的事了，我在水底思考。<text:span text:style-name="T3">"</text:span></text:p>
      <text:p text:style-name="P4"/>
      <text:p text:style-name="P1"><text:span text:style-name="T1">陳真</text:span><text:s/>  |  2014.10.29 13:47   |   <text:a xlink:type="simple" xlink:href="http://palinfo.habago.org/Entry?Command=Information_PrintForum&amp;iPage=392#FORUM32938"><text:span text:style-name="T2">#</text:span></text:a></text:p>
      <text:p text:style-name="P2">哇<text:span text:style-name="T3">!! </text:span>太棒了<text:span text:style-name="T3">! </text:span>我等這電影等很久了！謝謝紀庠。</text:p>
      <text:p text:style-name="P1"><text:span text:style-name="T1">張紀庠</text:span><text:s/>  |  2014.10.29 13:15   |   <text:a xlink:type="simple" xlink:href="http://palinfo.habago.org/Entry?Command=Information_PrintForum&amp;iPage=392#FORUM32937"><text:span text:style-name="T2">#</text:span></text:a></text:p>
      <text:p text:style-name="P3">既然提到了這次的金馬<text:span text:style-name="T3"><text:line-break/><text:line-break/>http://goo.gl/yhuVb4<text:line-break/><text:line-break/></text:span>這次的金馬還有放一片高達的最新片「告別語言」<text:span text:style-name="T3"><text:line-break/></text:span>我想在台灣，應該就只有這次有機會看到這部電影的大螢幕了<text:span text:style-name="T3"><text:line-break/></text:span>聽說這部電影在坎城首映後的反應，不是非常喜歡就是非常討厭<text:span text:style-name="T3"><text:line-break/></text:span>名字看起來相當的維根斯坦，場次時間為<text:span text:style-name="T3"> <text:line-break/>11/08 (</text:span>六<text:span text:style-name="T3">)21:40 <text:line-break/>11/09(</text:span>日<text:span text:style-name="T3">)12:20<text:line-break/>11/10 (</text:span>一<text:span text:style-name="T3">)16:50 </text:span>都在喜滿客<text:span text:style-name="T3"><text:line-break/>==================<text:line-break/></text:span>「這部影片要說的故事很簡單，一位已婚婦人與一位自由身的男人相遇。他們相愛、爭吵，<text:span text:style-name="T3">­</text:span>他們哭了，這時一隻狗在城市與鄉村間遊蕩。時間流逝，男人與女人再度相遇，而狗就出現<text:span text:style-name="T3">­</text:span>在他們之間。一個世界就這樣溶入到另一個世界。」──高達<text:span text:style-name="T3"><text:line-break/><text:line-break/></text:span>請別預設這是一段刻骨銘心的三角戀情。《告別語言》被稱為高達近年來最美、最成功的影<text:span text:style-name="T3">­</text:span>片，也是一連串的「意外」。全片幾乎只在高達住家附近拍攝，多數演員為非職業演員，他<text:span text:style-name="T3">­</text:span>以兩台<text:span text:style-name="T3">Canon 5D</text:span>相機和一支<text:span text:style-name="T3">iPhone</text:span>，拍出他生平第一部<text:span text:style-name="T3">3D</text:span>長片。如此陽春的方式，卻成功達到<text:span text:style-name="T3">­</text:span>讓悲劇昇華的崇高境界，連帶探討個人與群體、科技與影像、語言與觀看的關係。觀眾初戴<text:span text:style-name="T3">­</text:span>上<text:span text:style-name="T3">3D</text:span>眼鏡，必被其特意錯置的電影空間干擾，只好放任自己讓高達具有神奇穿透力的影像<text:span text:style-name="T3">­</text:span>與聲音，引領至他憂愁善感的神秘國度。<text:span text:style-name="T3"><text:line-break/>https://www.youtube.com/watch?v=TfBjry4tzt8 (</text:span>預告片<text:span text:style-name="T3">)</text:span></text:p>
      <text:p text:style-name="P1"><text:span text:style-name="T1">陳真</text:span><text:s/>  |  2014.10.29 03:29   |   <text:a xlink:type="simple" xlink:href="http://palinfo.habago.org/Entry?Command=Information_PrintForum&amp;iPage=392#FORUM32936"><text:span text:style-name="T2">#</text:span></text:a></text:p>
      <text:p text:style-name="P2">不早說，要不然就可以假公濟私，結合下個月的靜站，畢其功於一役。下個月站樁時間是<text:span text:style-name="T3">11</text:span>月<text:span text:style-name="T3">8</text:span>日。<text:span text:style-name="T3"><text:line-break/><text:line-break/>"Do You Remember Dolly Bell?" </text:span>這片第一次看大銀幕是在倫敦。那一天，剛好同時有另一個活動，坂本龍一來倫敦舉行演奏會，二者只能擇其一。最後，選擇了電影，放棄了音樂。<text:span text:style-name="T3"><text:line-break/><text:line-break/></text:span>去過布拉格三次，主要原因之一無非就是衝著<text:span text:style-name="T3"><text:s/>Kusturica </text:span>來。他在布拉格的<text:span text:style-name="T3"><text:s/>FAMU </text:span>唸了六年書，<text:span text:style-name="T3">Kusturica </text:span>的好友<text:span text:style-name="T3"><text:s/>Milos Forman </text:span>也是<text:span text:style-name="T3">FAMU </text:span>畢業。我還千辛萬苦來到布拉格一家叫<text:span text:style-name="T3"><text:s/>"</text:span>鐵達尼<text:span text:style-name="T3">" </text:span>的餐廳吃鬆餅，據說是<text:span text:style-name="T3"><text:s/>Kusturica </text:span>學生時代一部電影習作的拍攝現場。<text:span text:style-name="T3"><text:line-break/><text:line-break/>FAMU </text:span>就在莫爾道河邊<text:span text:style-name="T3"><text:s/>(Moldau)</text:span>。還記得電影<text:span text:style-name="T3"><text:s/>"</text:span>永生樹<text:span text:style-name="T3">" </text:span>裏由<text:span text:style-name="T3">19</text:span>世紀捷克音樂家<text:span text:style-name="T3"><text:s/>Bedrich Smetana </text:span>寫的那首讚頌莫爾道河的曲子嗎？這河估計是我生平所見最美麗的一條河。許多年前，少年<text:span text:style-name="T3">Kusturica </text:span>每天在此出沒；想像中的場景，倏忽來到眼前，宛如白日做夢。<text:span text:style-name="T3"><text:line-break/><text:line-break/>FAMU</text:span>門禁森嚴，但最後還是讓我給公然潛入，可能我一頭亂髮，看起來有點怪，來到這怪人聚集處，便見怪不怪了。不但潛入校區，甚至還來到地下樓層一座放映室，估計學生們應該就是每天在這地方學習怎麼拍電影。<text:span text:style-name="T3"><text:line-break/><text:line-break/></text:span>初次推開<text:span text:style-name="T3">FAMU</text:span>沉重的大門，難免激動；毫無疑問，這道門，<text:span text:style-name="T3"><text:s/>Kusturica</text:span>肯定推了不知道幾千回，而我也給這門推上一把，在心裏頭留了個紀念。<text:span text:style-name="T3"><text:line-break/><text:line-break/></text:span>有些人，近在四周，卻遠在天邊；有些則是不相識卻知心，哪怕死的活的都一樣。活著的依舊在，而死去的卻也始終不曾死去。<text:span text:style-name="T3"><text:line-break/><text:line-break/></text:span>除了<text:span text:style-name="T3">Kusturica</text:span>，還有一些我的<text:span text:style-name="T3"><text:s/>"</text:span>知心好友們<text:span text:style-name="T3">" </text:span>也在布拉格留下足跡。例如，各位知道今天是什麼日子嗎？<text:span text:style-name="T3">227</text:span>年前的今天<text:span text:style-name="T3"><text:s/>(10</text:span>月<text:span text:style-name="T3">29</text:span>日<text:span text:style-name="T3">)</text:span>，正是<text:span text:style-name="T3"><text:s/>"</text:span>唐喬凡尼<text:span text:style-name="T3">" </text:span>的首度公演，地點就在布拉格市中心的<text:span text:style-name="T3"><text:s/>Stavovske Divadlo </text:span>歌劇院。公演那一天，莫扎特在現場監督、指揮，就在我眼前這個樓梯通道忙進忙出。當天首演很成功，莫扎特趕緊寫信跟他媽媽報告好消息。<text:span text:style-name="T3"><text:line-break/><text:line-break/></text:span>歌劇院附近幾步路，有棟建築，目前好像是個神經學研究中心，屬查爾斯大學，當年愛因斯坦就在這裏教書。據說，當時旁邊有個精神病院；有一天，愛因斯坦從陽台上看著病患，對友人說，大概只有瘋子才會相信他的相對論。我最愛的詩人<text:span text:style-name="T3">R.M.Rilke</text:span>，則是這所大學沒有畢業的一個哲學系學生，一生顛沛困頓，為求基本溫飽，四處巴結逢迎找機會出版文集，曾來到巴黎擔任羅丹的行政助理，幫他處理雜事。<text:span text:style-name="T3"><text:line-break/><text:line-break/></text:span>布拉格保留許多<text:span text:style-name="T3">18-19</text:span>世紀的建築，加上一條美麗的河和查爾斯橋，真是美得不像話。而且，感覺藝術離一般人很近，近到似乎就像呼吸那般尋常，而不是什麼藉以高人一等的虛榮。我就是在布拉格的國家劇院以幾十元台幣跟一個捷克阿公買黃牛票，觀賞普契尼的<text:span text:style-name="T3"><text:s/>"</text:span>托斯卡<text:span text:style-name="T3">"</text:span>；當<text:span text:style-name="T3"><text:s/>"</text:span>今夜星光燦爛<text:span text:style-name="T3">" </text:span>歌聲響起時，旁邊及後座幾個洋人歐肉桑頻頻拭淚啜泣。<text:span text:style-name="T3"><text:line-break/><text:line-break/></text:span>也許是因為取景容易，在布拉格待沒幾天，就遇到兩三次拍電影的場面，其中一次還成為臨時不小心加入的<text:span text:style-name="T3"><text:s/>"</text:span>臨時演員<text:span text:style-name="T3">"</text:span>。那天，在市中心想找廁所，於是就跑到距離最近的美術館小便。小完之後，嚇！什麼情況？！剛剛明明招牌上寫著美術館，怎麼小個便之後招牌就變了，變成外交部，是發生政變嗎？我看<text:span text:style-name="T3"><text:s/>"</text:span>外交部<text:span text:style-name="T3">" </text:span>大門口立著一個活動講臺，擠著一堆人，很多攝影記者圍繞四周，講台上有個穿西裝的對準麥克風好像準備發表演說。我趕緊也擠上去，看看發生什麼事。結果發現大家對我投以奇怪的微笑，我這才明白，原來是在拍電影。<text:span text:style-name="T3"><text:line-break/><text:line-break/></text:span>今天跑去看第<text:span text:style-name="T3"><text:s/>N</text:span>次的<text:span text:style-name="T3"><text:s/>"</text:span>狂人皮埃洛<text:span text:style-name="T3">"</text:span>。這種片若是平常上映，會有人去看才怪。令人難以理解的是，台灣人似乎很愛趕場影展，似乎任何電影，只要掛上<text:span text:style-name="T3"><text:s/>"</text:span>影展<text:span text:style-name="T3">" </text:span>二字便一票難求。坎城影展我去了三趟，但在台灣，我卻超不喜歡看什麼影展，總覺得虛榮味道很重，非常難受。前天去看波蘭斯基的<text:span text:style-name="T3"><text:s/>"</text:span>唐人街<text:span text:style-name="T3">" </text:span>，電影結束時，竟有許多人鼓掌，感覺很噁心。國外觀眾也常鼓掌，生平看過最瘋狂的一次鼓掌是<text:span text:style-name="T3"><text:s/>Kusturica</text:span>的<text:span text:style-name="T3"><text:s/>"</text:span>黑貓白貓<text:span text:style-name="T3">"</text:span>，在劍橋的<text:span text:style-name="T3"><text:s/>Art Cinema </text:span>上映，簡直是全場沸騰。但台灣人的掌聲卻讓我渾身不自在，有點假，做作，有一種宣示高人一等的味道在裏頭。<text:span text:style-name="T3"><text:line-break/><text:line-break/></text:span>可是，若沒有影展，在台灣幾乎根本不可能看到許多電影，演來演去永遠就是一堆毫無意義的賣座垃圾片。<text:span text:style-name="T3"><text:line-break/><text:line-break/></text:span>也許是受到美國文化的影響，曾幾何時，台灣人看電影好像非吃不可，手上總是拿著一堆食物，而且都是用塑膠袋裝著，不但味道臭，而且一直製造噪音。我始終想不明白，如果很餓，為什麼不先吃完飯再來看電影？如果很渴，為什麼不先喝點水？今天我旁邊坐一個女大學生模樣的人，座位上放一杯飲料，每隔三分鐘她就會拿起來吸一口，不斷弄出塑膠袋的噪音。我很想問她，為什麼不一口喝完？這樣一直吵要吵到幾時？還好，大約半小時後，我發現她已經睡著了，還發出打鼾聲。<text:span text:style-name="T3"><text:line-break/><text:line-break/></text:span>前排則是一位吃熱狗的男學生，後方也頻頻飄來食物的臭味和塑膠袋悉悉訴訴的聲音。大約折磨了半小時，大家才終於<text:span text:style-name="T3"><text:s/>"</text:span>酒足飯飽<text:span text:style-name="T3">"</text:span>，靜了下來，不再有味道和噪音。可是，我們如果去聽音樂會或上教堂，難道也要餓成這樣、非邊吃邊聽音樂聽講道不可？跟做愛或打架一樣，藝術難道不就是一種需要投入與專注的熱情活動？有人每次做愛都得邊吃鹹酥雞邊那個的嗎？去教堂做禮拜可以一邊啃雞腿一邊聽講道嗎？<text:span text:style-name="T3"><text:line-break/><text:line-break/>"</text:span>狂人皮埃洛<text:span text:style-name="T3">" </text:span>裏，男主角一路逃亡一路看書、寫作，吟詩作詞。他一再感嘆，我們曾有過輝煌的文藝鼎盛，而今安在哉？當然，高達的電影如抽象詩，沒法直接做此形而下解，但我略知他一二，知道他心裏對美國低級庸俗文化掌控全球的強烈不滿。對此我亦頗有同感。隨著科技進步，我們反倒失去說故事的能力，甚至連聽故事的能力也已蕩然無存。我發現，比方說很多人，他已經習慣好萊塢那一套語言，沒有作者，大家使用一模一樣的一套公式。這樣一種<text:span text:style-name="T3"><text:s/>"</text:span>故事<text:span text:style-name="T3">"</text:span>，老實說，我反倒覺得更難理解，更不用說感動，因為太低級了。<text:span text:style-name="T3"><text:line-break/><text:line-break/></text:span>人們看電影，就像在聽取簡報或收看新聞節目那樣，他只能在一種表面情節的低能、庸俗連結下去理解人事物；只要沿著這樣一種關係連結，他就能迅速<text:span text:style-name="T3"><text:s/>"</text:span>看懂<text:span text:style-name="T3">" </text:span>故事；因為如何如何，所以如何如何，故事大意如何，所欲傳達的訊息如何<text:span text:style-name="T3">...</text:span>等等。可是，如果故事真的長這副德性，那就直接公布作者所欲傳達的訊息不就好了？相反地，當這樣一種好萊塢式的低能關係連結不存在時，他就會抱怨看不懂，或是想快轉，想儘快<text:span text:style-name="T3"><text:s/>"</text:span>知道<text:span text:style-name="T3">" </text:span>故事是什麼。<text:span text:style-name="T3"><text:line-break/><text:line-break/></text:span>法官辦案或是做研究工作是可以這樣幹沒錯，比方說我一年可以看上五百本學術用書，因為我很快就能掌握重點，可是，故事卻不是這樣看。你讀報紙社論原本就應該這樣讀，前面看看，後面看看，中間瞄兩眼，整篇文章一會兒就能看完。但故事卻不是這樣看的。就好像音樂只能以一定的內在節拍速率聆聽，不可能快轉，也不可能沿著某個什麼低能的關係連結迅速掌握重點。<text:span text:style-name="T3"><text:line-break/><text:line-break/></text:span>故事講得好不好是另一回事，但故事就是故事，故事跟音樂一樣，它不是新聞簡報，也不是知識要點。我從一個人讀我的文字的速度和反覆閱讀的次數，就能知道他是讀者或半票讀者。半票讀者只是迅速挖出他想要的<text:span text:style-name="T3"><text:s/>"</text:span>答案<text:span text:style-name="T3">" </text:span>或<text:span text:style-name="T3"><text:s/>"</text:span>重點<text:span text:style-name="T3">"</text:span>，但一首歌，一段思維，一種情緒，會有什麼重點？<text:span text:style-name="T3"><text:line-break/><text:line-break/></text:span>就如<text:span text:style-name="T3">““</text:span>狂人皮埃洛<text:span text:style-name="T3">” </text:span>這電影能有什麼重點？男女角說：<text:span text:style-name="T3"><text:line-break/><text:line-break/>"</text:span>無數個世紀過去了，就像許多風暴。我們都到了中年，不再對著鏡子自言自語。我們殺人，我們唱歌，每次呼喚對方都用不同的名字，我們玩著小時候的角色扮演，我們是在休假的死人，我們講故事維生。你在日記裏寫著：詩是失敗者的遊戲。<text:span text:style-name="T3">"<text:line-break/><text:line-break/></text:span>最後，<text:span text:style-name="T3"><text:line-break/><text:line-break/>"</text:span>終於找到了，永恆！太陽，溶進海裏。<text:span text:style-name="T3">"<text:line-break/><text:line-break/>"</text:span>這是我們第一個也是唯一一個夢。<text:span text:style-name="T3">"</text:span></text:p>
      <text:p text:style-name="P1">Tina   |  2014.10.28 14:58   |   <text:a xlink:type="simple" xlink:href="http://palinfo.habago.org/Entry?Command=Information_PrintForum&amp;iPage=392#FORUM32935"><text:span text:style-name="T2">#</text:span></text:a></text:p>
      <text:p text:style-name="P5"><text:span text:style-name="T1">剛剛看到留言版提到</text:span>Kusturica<text:span text:style-name="T1">導演，提供一個電影資訊：今年的金馬影展會播映</text:span>Kusturica<text:span text:style-name="T1">導演的作品</text:span>"<text:span text:style-name="T1">你還記得杜莉貝爾嗎？</text:span>"(Do You Remember Dolly Bell?)<text:span text:style-name="T1">，播映時刻有三個：</text:span>11/11(<text:span text:style-name="T1">二</text:span>)14:50<text:span text:style-name="T1">、</text:span>11/22(<text:span text:style-name="T1">六</text:span>)12:00<text:span text:style-name="T1">及</text:span>11/24(<text:span text:style-name="T1">一</text:span>)19:30<text:span text:style-name="T1">，地點在喜滿客京華影城。　</text:span></text:p>
      <text:p text:style-name="P1"><text:span text:style-name="T1">陳真</text:span><text:s/>  |  2014.10.28 12:06   |   <text:a xlink:type="simple" xlink:href="http://palinfo.habago.org/Entry?Command=Information_PrintForum&amp;iPage=392#FORUM32934"><text:span text:style-name="T2">#</text:span></text:a></text:p>
      <text:p text:style-name="P2">再過三小時，狂人皮埃洛就要上映。想在台灣看場電影真是不容易，有時還得請假扣薪、來回跋涉幾百公里。雖說可以買到<text:span text:style-name="T3">DVD</text:span>，但銀幕大小、清晰仍然還是影響很大。<text:span text:style-name="T3"><text:line-break/><text:line-break/></text:span>狂人皮埃洛是大約<text:span text:style-name="T3">50 </text:span>年前的電影，波蘭斯基的<text:span text:style-name="T3"><text:s/>"</text:span>失嬰記<text:span text:style-name="T3">" </text:span>差不多也是四、五十年，唐人街則是和柯波拉的<text:span text:style-name="T3"><text:s/>"</text:span>教父<text:span text:style-name="T3">" </text:span>及<text:span text:style-name="T3">Martin Scorsese "Taxi Driver" </text:span>同期，應該都是七零年代中期，大約也是距今<text:span text:style-name="T3">40</text:span>年，<text:span text:style-name="T3">Milos Forman </text:span>的<text:span text:style-name="T3"><text:s/>"Hair"</text:span>，或是<text:span text:style-name="T3">Ridley Scott</text:span>的<text:span text:style-name="T3"><text:s/>"Blade Runner"</text:span>則是三十幾年前，路易馬盧的<text:span text:style-name="T3"><text:s/>"</text:span>鬼火<text:span text:style-name="T3">" </text:span>應該比以上的電影更早，超過半個世紀。<text:span text:style-name="T3"><text:line-break/><text:line-break/></text:span>你看這些片，年代久遠，當時科技也不發達，但這個才叫做電影。相反地，這年頭科技發展遠勝過半個世紀前，但拍出來的東西絕大部份是垃圾，而且越賣座往往越垃圾。<text:span text:style-name="T3"><text:line-break/><text:line-break/>"</text:span>小武<text:span text:style-name="T3">" </text:span>是賈樟柯北京電影學院的畢業作品，科技方面，製作品質粗糙，但它依然永垂青史。反倒是後來人紅了，資金也多了之後所拍攝的<text:span text:style-name="T3"><text:s/>"</text:span>天註定<text:span text:style-name="T3">"</text:span>，雖然科技先進，卻遠不及科技上<text:span text:style-name="T3"><text:s/>"</text:span>粗製濫造<text:span text:style-name="T3">" </text:span>的<text:span text:style-name="T3"><text:s/>"</text:span>小武<text:span text:style-name="T3">"</text:span>。<text:span text:style-name="T3"><text:line-break/><text:line-break/></text:span>千百年前的人寫的書，做的音樂，儘管科技不便，但卻遠超過當代絕大部份作品。以前寫東西得先去文具店買一堆稿紙，一格一格慢慢爬，沒有剪貼、複製功能，需要引用資料就得出門去各地圖書館借書，有時還得跑到台北中央圖書館；寫完還得送印刷廠打字，校對，編排，，相當艱難。<text:span text:style-name="T3"><text:line-break/><text:line-break/></text:span>現在有網路，查東西可方便多了，要修改成幾種版本也都很容易，但這一切科技上的進步，就像把一隻原子筆改造得很進步一樣，跟你將產生的作品內容並沒有太大的關聯。因為科技是死的，人是活的。<text:span text:style-name="T3"><text:line-break/><text:line-break/></text:span>科技和方法是兩回事。影響作品的是方法，而不是科技。沈從文和<text:span text:style-name="T3">Kusturica</text:span>常強調，光是天份和努力並不足以成事，除此之外還要有方法。我看哲學也是這樣，千言萬語不過就一套方法，一種<text:span text:style-name="T3"><text:s/>"</text:span>語言<text:span text:style-name="T3">"</text:span>。維根斯坦說：告訴我你用的是什麼方法，我就能告訴你將得到什麼樣的結果。</text:p>
      <text:p text:style-name="P1"><text:span text:style-name="T1">隆誌</text:span><text:s/>  |  2014.10.26 22:52   |   <text:a xlink:type="simple" xlink:href="http://palinfo.habago.org/Entry?Command=Information_PrintForum&amp;iPage=392#FORUM32933"><text:span text:style-name="T2">#</text:span></text:a></text:p>
      <text:p text:style-name="P3">不知道大家在台北街頭，有沒有遇過一位坐輪椅賣書的陳式武先生？我第一次見到他，是<text:span text:style-name="T3">1999</text:span>年，在捷運民權西路站附近。那時我只是大學生，對於街頭遇見這樣的人，只有同情，沒有什麼想法。畢業後十年，在東區街頭又遇見他。當場翻閲之後，就買了幾本。這人實在太有趣了，我不得不說有趣。他總是想辦法克服困境，不當自己有身體的痼疾。也不會因自身狀況，要求別人給予優待，反而希望別人以常人的眼光和態度對待自己。<text:span text:style-name="T3"><text:line-break/></text:span>今天整理書櫃，他的自傳又被翻了出來，讀了一遍。讀他的書和故事，比現在的電子和平面媒體報導有內涵多了。（把他的書和現今記者的報導擺在一起比較，實在有辱陳先生了。）</text:p>
      <text:p text:style-name="P1"><text:span text:style-name="T1">陳真</text:span><text:s/>  |  2014.10.26 03:29   |   <text:a xlink:type="simple" xlink:href="http://palinfo.habago.org/Entry?Command=Information_PrintForum&amp;iPage=392#FORUM32932"><text:span text:style-name="T2">#</text:span></text:a></text:p>
      <text:p text:style-name="P2">庭旭留言被笨狗擋住，對不起，已放行。</text:p>
      <text:p text:style-name="P1"><text:span text:style-name="T1">陳真</text:span><text:s/>  |  2014.10.26 03:25   |   <text:a xlink:type="simple" xlink:href="http://palinfo.habago.org/Entry?Command=Information_PrintForum&amp;iPage=392#FORUM32931"><text:span text:style-name="T2">#</text:span></text:a></text:p>
      <text:p text:style-name="P3">對。同樣的狀況，<text:span text:style-name="T3">30 </text:span>年前就發生過一次。<text:span text:style-name="T3"><text:line-break/><text:line-break/></text:span>侯孝賢在我看來，華人世界無人可及，西方世界能跟他相提並論者也數不出五個。<text:span text:style-name="T3"><text:line-break/><text:line-break/></text:span>差不多應該三十年有了，第一次看侯孝賢的童年往事是在高雄圖書館的一個免費影展中。因為免費，所以觀眾很多，上千座位全部坐滿。<text:span text:style-name="T3"><text:line-break/><text:line-break/></text:span>記得很多人中場離席。電影演出中，還有人故意發出長長的呵欠聲，竟引起全場觀眾的會心認同而哄堂大笑，可見觀眾有多麼不喜歡這電影。<text:span text:style-name="T3"><text:line-break/><text:line-break/></text:span>散場時，大家宛若驚弓之鳥般，互相苦笑嘲笑，<text:span text:style-name="T3">"</text:span>睡飽了嗎<text:span text:style-name="T3">?" "</text:span>天亮了嗎<text:span text:style-name="T3">?"...</text:span>分享自己所受到的<text:span text:style-name="T3"><text:s/>"</text:span>驚嚇<text:span text:style-name="T3">"</text:span>，<text:span text:style-name="T3">"</text:span>好無聊哦<text:span text:style-name="T3">"</text:span>，<text:span text:style-name="T3">"</text:span>這是在演什麼啊<text:span text:style-name="T3">" "</text:span>有病啊<text:span text:style-name="T3">"...</text:span>四周全是負評。<text:span text:style-name="T3"><text:line-break/><text:line-break/></text:span>據說此片做商業放映時，很可能打破台灣電影史上放映天期最短紀錄，一兩天就下片了。<text:span text:style-name="T3"><text:line-break/><text:line-break/></text:span>但是呢，我的電影眼界卻是因為這部電影而開竅，難以形容當時看完之後的極度震撼。於是，遇到有人要我講電影，我便推薦童年往事，搞得我的一些粉絲覺得很丟臉，陳真不是很厲害嗎？怎麼推薦倫家看沒水準的國片。<text:span text:style-name="T3"><text:line-break/><text:line-break/></text:span>後來，高醫的學生代聯會委託我策畫校內影展，我挑了十二部影片，其中一部就是童年往事，完全避開當時台灣各大學影展最喜歡吹捧的西方所謂電影大師的電影，特地挑一些被市場忽略或尚未為人所知的好導演，例如米洛斯佛曼的<text:span text:style-name="T3"><text:s/>"Hair"</text:span>，例如拍攝那年才<text:span text:style-name="T3">26</text:span>歲的<text:span text:style-name="T3">Emir Kusturica</text:span>的爸爸出差時，例如史丹利庫柏力克、章國明等等。<text:span text:style-name="T3"><text:line-break/><text:line-break/></text:span>我對侯孝賢可說是標準粉絲。童年往事拍完之後，他提起朱天文曾給他一本沈從文自傳；侯說他讀了之後非常感動，對他的電影創作產生很大的影響。我當時看到這段典故，也是激動地揮著報紙歡呼，因為沈是我一生最崇拜的人，另一個是後來十幾年後才認識的維根斯坦。<text:span text:style-name="T3"><text:line-break/><text:line-break/></text:span>我對沈從文極度敏感，凡與之氣味相近者的作品，我一下就能聞得出來。因此，當我第一次看到<text:span text:style-name="T3"><text:s/>"</text:span>童年往事<text:span text:style-name="T3">"</text:span>，第一次看到<text:span text:style-name="T3"><text:s/>"</text:span>小武<text:span text:style-name="T3">" </text:span>時，我馬上就能嗅出裏頭濃濃的沈從文的影子：憐憫，無言，充滿感情。<text:span text:style-name="T3"><text:line-break/><text:line-break/></text:span>我也知道賈樟柯很仰慕侯孝賢。因此，他來台灣時，我看報上，他似乎總是跟一些附庸風雅的混蛋或政客合照，就是沒見到侯孝賢和他碰面，覺得很遺憾。越想越遺憾，覺得這個場合好像社交味很重，而且政治大於藝術，於是我就決定臨時離席，沒見到賈樟柯本人。</text:p>
      <text:p text:style-name="P1"><text:span text:style-name="T1">張紀庠</text:span><text:s/>  |  2014.10.26 02:35   |   <text:a xlink:type="simple" xlink:href="http://palinfo.habago.org/Entry?Command=Information_PrintForum&amp;iPage=392#FORUM32930"><text:span text:style-name="T2">#</text:span></text:a></text:p>
      <text:p text:style-name="P2">關於賈樟柯之於沈從文，其實是跟侯孝賢有關的<text:span text:style-name="T3"><text:line-break/></text:span>之前剛巧在網路上有人分享了這篇賈樟柯寫給侯孝賢的一對話<text:span text:style-name="T3"><text:line-break/></text:span>文字相當的誠摯，推薦給陳真觀看<text:span text:style-name="T3"><text:line-break/><text:line-break/></text:span>侯導，孝賢（情書體：賈樟柯寫侯孝賢）<text:span text:style-name="T3"><text:line-break/>http://blog.roodo.com/dearciao/archives/27367160.html</text:span></text:p>
      <text:p text:style-name="P1"><text:span text:style-name="T1">陳真</text:span><text:s/>  |  2014.10.26 01:34   |   <text:a xlink:type="simple" xlink:href="http://palinfo.habago.org/Entry?Command=Information_PrintForum&amp;iPage=392#FORUM32929"><text:span text:style-name="T2">#</text:span></text:a></text:p>
      <text:p text:style-name="P3">剛剛才看到底下這個消息。高雄有個影展，播放高達的兩部片：<text:span text:style-name="T3">"</text:span>阿爾發城<text:span text:style-name="T3">" </text:span>及<text:span text:style-name="T3"><text:s/>"</text:span>狂人皮埃洛<text:span text:style-name="T3">"</text:span>，還有波蘭斯基的<text:span text:style-name="T3"><text:s/>"</text:span>唐人街<text:span text:style-name="T3">"</text:span>。<text:span text:style-name="T3"><text:line-break/><text:line-break/>http://goo.gl/B2E0fo<text:line-break/><text:line-break/>http://goo.gl/C44Fqp<text:line-break/><text:line-break/></text:span>在台灣，想看個像樣的電影，就跟撒哈拉沙漠裏找水喝一樣艱難；常有一種生命快要枯萎而死的感覺。<text:span text:style-name="T3"><text:line-break/><text:line-break/></text:span>不過，高達的電影，絕大多數人恐怕很難接受，催眠指數應該會非常高。有些東西勉強不來，它似乎只屬於極少數異類，異於常人的物類。<text:span text:style-name="T3"><text:line-break/><text:line-break/></text:span>異類一詞在此並無褒貶，純粹只是一種中性事實。就跟哲學一樣，如果不是極為異常的心靈思維，誰會去關注那樣一些問題？<text:span text:style-name="T3"><text:line-break/><text:line-break/></text:span>有個好朋友，也是醫生，在國外做研究工作。他當年醫學院一畢業就出國念書，當他唸完準備回國當住院醫師時，我已經當了好幾年主任，換我準備出國。<text:span text:style-name="T3"><text:line-break/><text:line-break/></text:span>他知道我並非走的傳統文人就業路線，問我出國動機，我給他回信，信上什麼也沒說，就只寫了狂人皮埃洛片尾那段沒頭沒腦的詩句：「找到了／永恆／太陽／融進海裏」。<text:span text:style-name="T3"><text:line-break/><text:line-break/></text:span>他回信略為激動地說，<text:span text:style-name="T3">"</text:span>學術是很瑣碎的東西，學術裏不會有你想要的東西。<text:span text:style-name="T3">" </text:span>我沒回答。<text:span text:style-name="T3"><text:line-break/><text:line-break/></text:span>兩年後，我給他看我寫的第一篇哲學論文。他給我回了一個字：<text:span text:style-name="T3">EXCELLENT</text:span>！於是我又問他：<text:span text:style-name="T3">"</text:span>那你仍然還認為學術裏沒有我想尋找的東西嗎？<text:span text:style-name="T3">" </text:span>這回換他沒有回答了。<text:span text:style-name="T3"><text:line-break/><text:line-break/></text:span>陳真<text:span text:style-name="T3">2014.10.26.<text:line-break/><text:line-break/>===============<text:line-break/></text:span>永恆<text:span text:style-name="T3"><text:line-break/><text:line-break/></text:span>陳真<text:span text:style-name="T3"><text:s/>2009-3-08<text:line-break/><text:line-break/></text:span>「找到了／永恆／太陽／融進海裏。」十多年前第一次學電腦打字，老師要我在螢幕上隨便寫些字讓她檢查，我寫下高達的《狂人皮埃洛》末尾這段無聲對白，摘自<text:span text:style-name="T3"><text:s/>19 </text:span>世紀法國詩人<text:span text:style-name="T3">Arthur Rimbaud</text:span>的《永恆》。若說這詩在我腦海出現過一萬次，並不誇張。<text:span text:style-name="T3"><text:line-break/><text:line-break/></text:span>最近回到英國，出國前夕好友請我看太陽馬戲團，劇名說是歡樂（<text:span text:style-name="T3">Alegria</text:span>），卻挑起我滿腹惆悵，只差沒有痛哭一場，如果還有來生，我願意再來一次生命，儘管命運不堪。看著女演員高空盪鞦韆，一來一往，彷彿她是我，我是她，不知該喜該悲。<text:span text:style-name="T3"><text:line-break/><text:line-break/></text:span>《放牛班的春天》裏孩童唱著：「絕望深處有著光」；生命若非如此美麗，何來悲傷？似真若幻，多美好的一個夜，若時間就定格在這一刻，快樂便是永恆。<text:span text:style-name="T3"><text:line-break/><text:line-break/></text:span>我特別喜歡盪鞦韆這一幕的《<text:span text:style-name="T3">Vai Vedrai</text:span>》那首曲子：曲調憂傷，卻隱含希望。世事充滿各種可能，前方有著你我看不見的千變萬化，或許深淵萬丈，或許虎豹豺狼，但我不畏怯。或許當我心有所屬，我便不再懼怕前景造化。<text:span text:style-name="T3"><text:line-break/><text:line-break/></text:span>雖然看不懂義大利文，但我相信我聽得懂每個音符，看得懂每個影像。音符光影就像一種嘆息或讚嘆，它是一種感情，毋庸翻譯。<text:span text:style-name="T3"><text:line-break/><text:line-break/></text:span>紀伯倫（<text:span text:style-name="T3">Kahlil Gibran</text:span>）說，你那滿溢歡樂的泉源，其實飽含淚水；快樂悲傷同為一物，僅隔著一層面具，迎面是喜，轉頭成悲。悲傷刻痕越深，越能感受快樂；悲歡一同攜手來到，當這一個與你同桌併排，另一個也正在你床上歇息等候。<text:span text:style-name="T3"><text:line-break/><text:line-break/></text:span>阿莫多瓦說：「屈服吧，在人生的道路上。」我屈服了，於是我不再害怕，世事如常，悲歡本是一體。<text:span text:style-name="T3"><text:line-break/><text:line-break/></text:span>甫去世的音樂家<text:span text:style-name="T3">Richard Westenburg</text:span>如此形容莫札特，他說，莫札特的每一個快樂音符都彷彿隱含著憂傷，而每一道憂傷，卻又包含著某種希望。<text:span text:style-name="T3">Westenburg</text:span>說，這提供了一種線索，讓我們看到莫札特作品背後那個跟我們一樣的「人」。做為一個人，我們都了解歡樂終將結束，卻仍懷著希望，縱然那個希望終究只是幻像。<text:span text:style-name="T3"><text:line-break/><text:line-break/></text:span>英國最近下了數十年來最大一場雪，連續數周，白雪覆蓋大地，空間邊際模糊了，彷彿連時間也消失了界限，在我走過數千遍的校園中我竟迷了路，找不到圖書館方向。當夜來臨，天地仍是一片白。<text:span text:style-name="T3"><text:line-break/><text:line-break/></text:span>歸途中，在某個街角，昏黃路燈在雪地上灑下錯落有致的一團樹影，美得不可思議，宛如神蹟。維根斯坦說，萬一這時有個科學家跑出來，說影子只是一種光線投射的短暫物理現象，它是假的、虛幻的。維根斯坦說，聽到這個「聰明人」的說法，令人不禁想大哭一場，彷彿有個很重要的東西從我們心裏頭破滅了。</text:p>
      <text:p text:style-name="P1"><text:span text:style-name="T1">李庭旭</text:span><text:s/>  |  2014.10.25 10:51   |   <text:a xlink:type="simple" xlink:href="http://palinfo.habago.org/Entry?Command=Information_PrintForum&amp;iPage=392#FORUM32928"><text:span text:style-name="T2">#</text:span></text:a></text:p>
      <text:p text:style-name="P2">說到交通問題實在讓我身有所感，我在台灣過馬路只是四個自可以形容叫做膽顫心驚，每次來個步步驚心的體驗，尤其南北差異甚大，在北部當紅燈號誌出現時車子不會有所動作可是在南部呢是紅綠燈作為參考之用實在較人無法理解。<text:span text:style-name="T3"><text:line-break/></text:span>說到此想到我大學在台南讀書時有一個不好的經驗，某天晚上當我要走路去火車站搭車時突然有機車要闖紅燈把我嚇的半死，尤其本人因為先天弱視關係對於突發狀況應變更加的困難更害怕被車撞。因此讓我對南部的交通更加感冒，讓我體會南北交通習性大不同由此印證了台灣的文化水準從解嚴後經歷<text:span text:style-name="T3">20</text:span>多年仍然沒有向上提升之向。<text:span text:style-name="T3"><text:line-break/></text:span>一個國夾的發展的成熟與否，從微小的細節即可略之一二，以交通的問題為例：此問題在先進國家絕對不容許人民不遵守公共秩序。相反地我們自己是怎樣的行為不用多說即可高下立判，當所有台灣人在自我感覺良好說咱台灣是先進國家時，先想想我們有沒有名實相符還是名實不符吧！<text:span text:style-name="T3"><text:line-break/><text:line-break/></text:span>註：本人因為先天有弱視問題若文章中有錯字請多包含</text:p>
      <text:p text:style-name="P4"/>
      <text:p text:style-name="P1"><text:span text:style-name="T1">陳真</text:span><text:s/>  |  2014.10.25 03:29   |   <text:a xlink:type="simple" xlink:href="http://palinfo.habago.org/Entry?Command=Information_PrintForum&amp;iPage=393#FORUM32926"><text:span text:style-name="T2">#</text:span></text:a></text:p>
      <text:p text:style-name="P2">我出國前不會開車，也沒有車，來到英國才學。在英國開了十年十萬公里之後，算是車神等級了。但回到台灣，卻嚇到停在路口根本不敢動，因為前後左右全是車子與行人亂竄，毫無章法。第一次上路，從斗六開回台南，只敢開省道，足足開了三個多小時。<text:span text:style-name="T3"><text:line-break/><text:line-break/></text:span>幾年之後，我變成台灣版的車神，斗六台南一小時就到。這回狀況倒了過來，將來我若再回去國外開車，恐怕會馬上給抓到警察局。我有個好朋友就是這樣，他來英國沒幾天就被警察抓走，還開了庭，認了罪，繳了一大筆罰款。<text:span text:style-name="T3"><text:line-break/><text:line-break/></text:span>在英國開車，每天不斷敬禮比手勢，對其它車子的禮讓表示感謝。在台灣，我也經常很想比手勢，不過是比中指，只是不敢比，因為我怕被人砍。<text:span text:style-name="T3"><text:line-break/><text:line-break/></text:span>英國許多十字路口沒有紅綠燈，只在路口中央畫個圈圈叫<text:span text:style-name="T3">roundabout</text:span>。很簡單，只有一個原則就是左車讓右車先行。有時四個路口剛好都有車，你讓我，我讓他，他又得讓你，讓到大家全都不敢動，僵在現場。若在台灣，這是不可能發生的事。直接加速就衝過去，哪管你什麼左邊讓右邊。<text:span text:style-name="T3"><text:line-break/><text:line-break/></text:span>在我念小學的六零年代，隱約記得當時一些大學聯合發起一個文化自覺運動，倡導公德與秩序，因為台灣人水平太差了。<text:span text:style-name="T3"><text:line-break/><text:line-break/></text:span>慢慢長大後，陸陸續續還是會聽到類似的一些反省聲音。可是，這二十幾年來，政治取代了一切。說政治其實不正確，應該說是選舉與意識形態掛帥，八卦掛帥，庸俗名人掛帥，爆奶爆紅爆夯掛帥，全屬蒼白虛幻與造假，卻主導了一切思維與言論，再也沒有人講什麼公德與秩序了。<text:span text:style-name="T3"><text:line-break/><text:line-break/></text:span>事實上，即便是甘地轟轟烈烈的不合作運動，運動的主要成份十之八九仍然還是著眼於紮紮實實的生活血肉與種種文化道德與民族性反省，例如公衛與秩序，例如不平等階級與宗教問題種種。<text:span text:style-name="T3"><text:line-break/><text:line-break/></text:span>五四運動也一樣，因政治而起，卻實質著眼於文化、價值與思維。即便黨外運動的初期及前身，例如文星雜誌及柏楊李敖殷海光，也一樣是論虛談實，虛指概念思索，實則論談生活與文化現象之病理病因。<text:span text:style-name="T3"><text:line-break/><text:line-break/></text:span>很快地，一切全走了樣。選舉來了，民主來了，暴利權勢來了，於是蚊子蒼蠅也全都來了；選舉掛了帥，愛台灣掛了帥，本土掛了帥，人民至上，我是人民，只要人民喜歡，有什麼不可以？一時之間，全是爆奶爆紅，要不就是永不間斷的抹黑造謠挑撥族群仇恨與污名化。<text:span text:style-name="T3"><text:line-break/><text:line-break/></text:span>何止文革，實與瘋狂無異。文革好歹還講出一番打倒走資派，打倒西方帝國主義的道理來。但時下的台灣卻只認旗子，顏色對了就一切都對，不需任何理由。<text:span text:style-name="T3"><text:line-break/><text:line-break/></text:span>至於什麼公德與秩序，誰還鳥那些小玩意啊？咱們幹的都是大事業大運動大改造大反抗，一堆空話。<text:span text:style-name="T3"><text:line-break/><text:line-break/></text:span>殷海光感嘆自己是五四末期人物，隨風飄零。但五四末期總好過咱們這等不需大腦、沒有心肝的所謂民主時期，活這島上真不容易，身心靈都是煎熬。</text:p>
      <text:p text:style-name="P1"><text:span text:style-name="T1">馬鑑一</text:span><text:s/>  |  2014.10.25 02:53   |   <text:a xlink:type="simple" xlink:href="http://palinfo.habago.org/Entry?Command=Information_PrintForum&amp;iPage=393#FORUM32925"><text:span text:style-name="T2">#</text:span></text:a></text:p>
      <text:p text:style-name="P3">連勝文的最後一招<text:span text:style-name="T3"><text:s/></text:span>向三民主義靠攏<text:span text:style-name="T3"><text:line-break/><text:line-break/></text:span>台北市是全台最有條件實行三民主義的都市<text:span text:style-name="T3"><text:line-break/></text:span>國民黨拿三民主義當招牌<text:span text:style-name="T3"><text:s/></text:span>卻多是圖利有錢人<text:span text:style-name="T3"><text:line-break/><text:line-break/></text:span>育兒補助<text:span text:style-name="T3"><text:s/></text:span>公立養老院<text:span text:style-name="T3"><text:s/></text:span>食物券<text:span text:style-name="T3"><text:s/></text:span>租屋補助<text:span text:style-name="T3"><text:s/></text:span>免費營養午餐<text:span text:style-name="T3"><text:line-break/></text:span>以上這些政策的經費均應逐年提高至合理水準<text:span text:style-name="T3"><text:line-break/></text:span>經費由提高非自住地價税房屋税<text:span text:style-name="T3"><text:s/></text:span>及<text:span text:style-name="T3"><text:s/></text:span>豪宅税<text:span text:style-name="T3"><text:s/></text:span>支付<text:span text:style-name="T3"><text:line-break/><text:line-break/></text:span>堅持理想<text:span text:style-name="T3"><text:s/></text:span>雖敗猶榮<text:span text:style-name="T3"><text:line-break/></text:span>死抱右派<text:span text:style-name="T3"><text:s/></text:span>死路一條</text:p>
      <text:p text:style-name="P1"><text:span text:style-name="T1">陳真</text:span><text:s/>  |  2014.10.25 02:31   |   <text:a xlink:type="simple" xlink:href="http://palinfo.habago.org/Entry?Command=Information_PrintForum&amp;iPage=393#FORUM32924"><text:span text:style-name="T2">#</text:span></text:a></text:p>
      <text:p text:style-name="P2">烏七媽黑的事，寫來滿紙污穢。多謝紀庠報佳音，給版面添點愉悅。<text:span text:style-name="T3"><text:line-break/><text:line-break/></text:span>賈樟柯上回來台灣，就在他進場那一刻，我決定離席，連個一面之緣也沒碰上。說不上來為何大老遠從台南跑來台北，臨時卻又不參加，也許時機不對，場合不對，氣氛不對。特別是聽聞一堆綠色政治人物前來附庸風雅，講一些具有政治意義的話語，感覺就特別難受。<text:span text:style-name="T3"><text:line-break/><text:line-break/></text:span>《小武》是我近年來看過最好的電影之一，希望這一生能看上一千回。每看一回，一回得著安慰。有一次，我學小武的表情動作，馬上被學姊識破。這角色要由我來演也絕無問題，搞不好能當上坎城影帝，其實我光演自己就很傳神了，咱們靈魂是相通的。<text:span text:style-name="T3"><text:line-break/><text:line-break/></text:span>片中有一首曲子，貫穿全場。好奇查了一下，原來是項羽和虞姬之歌：<text:span text:style-name="T3">http://goo.gl/EBJBLg </text:span>平常悶得慌，忍不住就來大唱幾聲：「我站在烈烈風中，恨不能，蕩盡綿綿心痛。望蒼天，四方雲動。劍在手，問天下誰是英雄。」感覺痛快。<text:span text:style-name="T3"><text:line-break/><text:line-break/></text:span>小武就是項羽，四面楚歌，無路可走，只能自刎烏江。項羽虞姬，一把劍，兩刎頸，後人傳頌。但在那當下，眾叛親離。<text:span text:style-name="T3"><text:line-break/><text:line-break/></text:span>唸大學時，一位醫學院老師對同學說，陳真若願意，足以創立一門宗教，會有許多信徒。我本想回話說：我若開個動物園，把自己關在園裏，肯定會有許多遊客前來尋開心。猴子只有觀眾，猴子是不會有粉絲信徒的；人類豈有可能仰慕獸類？也許有可能，百年之後吧，或是另一可能便是你我同屬獸類。<text:span text:style-name="T3"><text:line-break/><text:line-break/></text:span>若真是粉絲信徒，社交哪需收費？按理說，全台首富不是郭台銘，而是我才對，只是遊客前來戲謔一番後全無付費，算是白嫖。社交收費雖高，卻屬醫藥費，萬箭穿心遍體鱗傷之療傷用。社交一回，經常得療上一個月的內傷。<text:span text:style-name="T3"><text:line-break/><text:line-break/></text:span>獸類一詞，由沈從文那邊學來，他常以此自況，說自己見不得光，躲在洞穴的狐獸之類。他說，每當有人誇他這個那個，便覺難堪，媽的<text:span text:style-name="T3"><text:s/>(</text:span>這句是我添加<text:span text:style-name="T3">)</text:span>，又來糟蹋我了。<text:span text:style-name="T3"><text:line-break/><text:line-break/></text:span>賈樟柯在幕後花絮的一個訪談中，提到一位作家，當他還沒說出作家名字時，我心裏已經有<text:span text:style-name="T3"><text:s/>"</text:span>沈從文<text:span text:style-name="T3">" </text:span>三個字在等著他了。他說有個作家影響了他的電影，果然是沈從文。當他說出沈從文三個字時，我不禁在電視機前激動歡呼起來。<text:span text:style-name="T3"><text:line-break/><text:line-break/></text:span>有兩個人讓我的生命轉了彎，一是沈從文，一是維根斯坦；前者識於<text:span text:style-name="T3">1982</text:span>我初入黨外，後者<text:span text:style-name="T3">1997</text:span>剛抵英國第三天。<text:span text:style-name="T3">R. M. Rilke</text:span>有詩云：「我認出風暴，激動如大海。」要不是有這兩場風暴，我這一生不會是這樣一個過程與結局。<text:span text:style-name="T3"><text:line-break/><text:line-break/></text:span>生命與生命之間的相遇相離，究竟是<text:span text:style-name="T3"><text:s/>"</text:span>機會<text:span text:style-name="T3">" </text:span>還是<text:span text:style-name="T3"><text:s/>"</text:span>命運<text:span text:style-name="T3">"</text:span>？很難說。我比較宿命，相信一切全是命中註定；命運引領我們翻山越嶺，走過所有應走的路。並不是角色寫故事，而是故事早已寫好在那，等著適當的角色出現。</text:p>
      <text:p text:style-name="P1"><text:span text:style-name="T1">怡靜</text:span><text:s/>  |  2014.10.25 01:11   |   <text:a xlink:type="simple" xlink:href="http://palinfo.habago.org/Entry?Command=Information_PrintForum&amp;iPage=393#FORUM32923"><text:span text:style-name="T2">#</text:span></text:a></text:p>
      <text:p text:style-name="P3">我每天要騎兩階段摩托車，和搭乘火車，才到達上班地點。上下火車時，許多人連基本的先下後上都不懂。我曾經刻意的觀察，發現，<text:span text:style-name="T3"><text:line-break/></text:span>每天一定會看到闖紅燈的人，開車騎車壓在斑馬線上是很正常的，因為這樣才可以在快要變綠燈時一馬當先（是在著急什麼？要趕去投胎嗎？）過某些<text:span text:style-name="T3">T</text:span>型路口時即使我方是綠燈，我一定要東張西望才騎過去，但也有好幾次差點被撞的經驗。<text:span text:style-name="T3"><text:line-break/><text:line-break/></text:span>在快到達我上班地點散佈一些早餐店和便利商店，早上上班時間在這些商店的禁止停車轉彎處一定會違停轎車，甚至很多次是誇張到並排佔滿三分之二的路面（只因為他們要暫停一下買早餐），若騎摩托車的人一不小心很可能會撞上這些違停車輛倒地。<text:span text:style-name="T3"><text:line-break/><text:line-break/></text:span>我家往火車站方向的一個路口，很多年前拓寬後，變成死亡路口，許多機車不依規定兩段式轉彎，更不用說三不五時大車小車摩托車闖紅燈的現象，幾年前撞死在地的民意代表。<text:span text:style-name="T3"><text:line-break/></text:span>但違規的情況也沒有因此而改善，後來我受不了每次過馬路的驚嚇，寫信給警察局反應，也只在隔天早上派員警站崗一兩個小時（或許更短），之後不了了之。<text:span text:style-name="T3"><text:line-break/><text:line-break/></text:span>台灣人一向喜歡去日本旅遊，不外乎就是覺得日本人有禮貌，環境整潔，守規矩，不過台灣人往往只會羨慕，從不會想要學習他人的優點。<text:span text:style-name="T3"><text:line-break/></text:span>我們家人每年都會去日本旅行，特別是往鄉下地方去，好幾次我們過馬路，車子在遠遠的地方看到我們要過馬路，馬上在離我們幾百公尺的地方停下（不誇張，車子離我們好遠啊！）<text:span text:style-name="T3"><text:line-break/></text:span>因為實在太感動了，所以我有次特地向駕駛點頭致意。有一次我們走在一條小路旁，看到一位行動緩慢的老婆婆走的太靠近路中央了，後面有一台小貨車和汽車，他們不但緩緩開在阿婆後面，連喇叭都不敢按，當時我們一行人相望，心裏共同的<text:span text:style-name="T3">OS</text:span>就是，在台灣這阿婆一定會被破口大罵，而且被此起彼落的喇叭聲嚇到吧！<text:span text:style-name="T3"><text:line-break/><text:line-break/></text:span>很多年前短期居住在瑞典，有好幾次過馬路，雖然我方是綠燈，但我和同行的友人禁不住小跑步過馬路，等到一回神我們才相視而笑說，這裡又不是台灣，幹嘛過個馬路要如此緊張。<text:span text:style-name="T3"><text:line-break/></text:span>學生時期，寒暑假若有機會在海外滯留一段時間，往往回台灣連過個馬路都不會（不誇張，總要一段時間才會恢復過馬路的本能）<text:span text:style-name="T3"><text:line-break/><text:line-break/></text:span>我其實已經不太跟旁人抱怨台灣的交通，因為周遭的人似乎不太在意，我則變成憤世嫉俗之人。但我也同時想起妹妹曾告訴我，她一位平常很溫柔的女性朋友，一旦開車上路，往往被路上的交通亂象氣到破口大罵，脾氣暴躁盼若二人。</text:p>
      <text:p text:style-name="P1"><text:span text:style-name="T1">張紀庠</text:span><text:s/>  |  2014.10.25 00:11   |   <text:a xlink:type="simple" xlink:href="http://palinfo.habago.org/Entry?Command=Information_PrintForum&amp;iPage=393#FORUM32922"><text:span text:style-name="T2">#</text:span></text:a></text:p>
      <text:p text:style-name="P2">看樣子喜歡小武的影迷有福了！<text:span text:style-name="T3"><text:line-break/></text:span>但說實話這部『小武』就算出了。<text:span text:style-name="T3"><text:line-break/></text:span>台灣應該也是不太會人代理進貨的感覺<text:span text:style-name="T3"><text:line-break/></text:span>畢竟之前因為天註定的關係，臺北些許電影院一股氣的上映了賈樟柯的一系列電影，不知道是不是我的錯覺，我去看的場次裡面往往都是位子任你選（人數少到空位可以隨便挑）明明看賈樟柯的電影都有一種平靜真實的感覺而且愈看愈喜歡，並且看完那一系列賈樟柯的電影後，反而有點不習觀平常電影的節奏，但是顯然台灣人並不是那麼喜歡這類型的電影，要不然也不會這麼少人進場觀看了<text:span text:style-name="T3">...<text:line-break/><text:line-break/>===================<text:line-break/></text:span>賈樟柯<text:span text:style-name="T3"><text:s/></text:span>新浪微博<text:span text:style-name="T3"><text:line-break/>2014</text:span>年<text:span text:style-name="T3">9</text:span>月<text:span text:style-name="T3">10</text:span>日<text:span text:style-name="T3"><text:s/>21:56<text:line-break/></text:span>同事在香港倉庫終於找到了《小武》原始底片和<text:span text:style-name="T3">DAT</text:span>聲底，這意味著可以用最好的物料做<text:span text:style-name="T3">4K</text:span>修復版。好吧，<text:span text:style-name="T3">2018</text:span>年推出，《小武》<text:span text:style-name="T3">20</text:span>周年的時候。</text:p>
      <text:p text:style-name="P1"><text:span text:style-name="T1">陳真</text:span><text:s/>  |  2014.10.24 17:54   |   <text:a xlink:type="simple" xlink:href="http://palinfo.habago.org/Entry?Command=Information_PrintForum&amp;iPage=393#FORUM32921"><text:span text:style-name="T2">#</text:span></text:a></text:p>
      <text:p text:style-name="P3">（續）<text:span text:style-name="T3"><text:line-break/><text:line-break/></text:span>之前提過幾次，在阿扁形象最清新、最有理想、聲望最高、最受人們愛戴的時期，我一直寫文章批評他是<text:span text:style-name="T3"><text:s/>‘’</text:span>天下第一大壞蛋<text:span text:style-name="T3">‘’</text:span>。許多人心裡想，大家都說他優秀清新得不得了，為人民打拼，犧牲奉獻，既刻苦又耐勞，簡直就像聖人，為何獨獨你一直說他是最壞的政客？以為我手上必然握有阿扁的內幕黑資料，於是紛紛跑來跟我打聽。<text:span text:style-name="T3"><text:line-break/><text:line-break/></text:span>其實我哪來什麼黑資料。若要說內幕倒也不是內幕，頂多就只是他有幾次出狀況，我剛好人都在他身旁。<text:span text:style-name="T3"><text:line-break/><text:line-break/></text:span>比方說大約<text:span text:style-name="T3">1985</text:span>年或更早，確切年代我不記得了，阿扁出來選台南縣長，毫無勝算。可是，就在投票前幾天，在幾場公辦及私辦政見會上，突然對外放消息說阿扁被國民黨下毒了。群眾一聽，自然群情激憤，萬惡的國民黨，幹你祖宗十八代。群眾的反應自然就是這樣。<text:span text:style-name="T3"><text:line-break/><text:line-break/></text:span>可是，阿扁剛剛不是還好好的嗎？氣定神閒，健步如飛，他幾時中了什麼毒？不久之後，喔咿喔咿<text:span text:style-name="T3">……</text:span>救護車來了。阿扁躺在擔架上，還吊著點滴，被抬上講台，氣如游絲，對著麥克風講了幾句類似<text:span text:style-name="T3"><text:s/>‘’</text:span>革命尚未成功，同志仍須努力，我阿扁一個人犧牲算什麼？<text:span text:style-name="T3">‘’ <text:line-break/><text:line-break/></text:span>其中最盛大的一次是在投票前夕最後一場自辦政見會上，阿扁照樣躺在擔架上，吊著點滴進場，我人就在他身邊，其實我那時也不知道他是不是真的中毒，只是醫學常識告訴我不太像。記得那一天，現場五萬群眾整個沸騰，有的淚流滿面，有的痛哭失聲，有的髒話連篇，有的揚言要揭竿起義，為阿扁報仇，為台灣人爭一口氣。<text:span text:style-name="T3"><text:line-break/><text:line-break/></text:span>不過，我得承認，我在當時雖不相信所謂下毒，但心裡想，也許阿扁真的吃壞肚子，所以暗自懷疑國民黨下毒。但是，話說回來，當時阿扁的票就算乘以兩倍也還是輸給國民黨的候選人，對方既然穩贏，他何必去把你毒死？就好像台南這位賴什麼的，會去毒死黃秀霜嗎？用肚臍想也知道。<text:span text:style-name="T3"><text:line-break/><text:line-break/></text:span>我對阿扁的負面評價不是在他這時依然無人聞問的階段，而是在他幾年後大約<text:span text:style-name="T3">1990</text:span>年之後，逐漸成為萬人擁戴的政治明星時，我才逐漸看清他的作為背後的盤算與心機。<text:span text:style-name="T3"><text:line-break/><text:line-break/></text:span>我的判斷並不是來自於任何內幕，而純粹來自一般大家都知道的一些所謂小事。在我看來，這些事並不小，道德判斷並不是看事情本身的大小。法律有法律的判準，道德有道德的判準。一個人耍心機，機關算盡，操弄扭曲，乃至滿口謠言謊言，並不一定犯法，但卻十足道德卑劣。<text:span text:style-name="T3"><text:line-break/><text:line-break/></text:span>我看前一貼文中央日報提到什麼地瓜事件，以及最近四處流傳什麼吃地瓜，看不懂是在說什麼。後來查了一下就懂了。原來又是抹黑造謠，虛構一個什麼可憐的婦人靠賣地瓜維持生計。在路上遇見連勝文，請他買個地瓜或請他吃個地瓜，然後，這個婦人隔天就發表匿名文章爆料說連勝文「一個轉身就把地瓜迅雷不及掩耳地丟棄於可愛的垃圾桶」，質疑連勝文根本不懂地瓜媽媽們「辛苦的汗水」與「心痛的眼淚」，幾天來，這文章被四處流傳，指控連勝文之卑劣、對弱勢者的不屑云云。<text:span text:style-name="T3"><text:line-break/><text:line-break/></text:span>還好連勝文當時的行程有錄影，證實這一切全是造謠。而且這個造謠者正是柯文哲的助選團成員，一個什麼碗糕公民團體。<text:span text:style-name="T3"><text:line-break/><text:line-break/></text:span>這還不夠齷齪，當這一切自導自演的謠言被拆穿之後，綠營不但沒有任何道歉，而且姓蔡的那個女政客竟然還故意帶頭吃地瓜，進一步來抹黑對方的形象。吃地瓜當然不違法，但藉由第三者的造謠來炒作，藉以抹黑對方，這種居心卻十分可鄙。<text:span text:style-name="T3"><text:line-break/><text:line-break/></text:span>我以前總是說阿扁的壞是空前絕後，事實上我錯了。空前的確是空前，但一點也不絕後。跟時下這一堆似乎缺乏任何道德信念、整天以造謠抹黑操弄扭曲為業的投機政客相比，阿扁的品性已經算是不錯了。<text:span text:style-name="T3"><text:line-break/><text:line-break/></text:span>二、三十年前，如果你告訴我，有一天，你跟許多人的一切痛苦代價，反而只是讓一些混蛋人渣收割，藉以謀取權位私利，然後整個社會比過去更腐敗更卑鄙，我大概會很難相信。但歷史似乎就是這樣，比小說還更戲劇化。<text:span text:style-name="T3"><text:line-break/><text:line-break/></text:span>柏楊常感嘆，我們從歷史中學到的教訓就是：<text:span text:style-name="T3">‘’</text:span>我們不可能從歷史中學到教訓。<text:span text:style-name="T3">‘’ </text:span>以為以後歷史會還你一個什麼公道的人，就別做白日夢了。歷史沒把你丟進垃圾桶搞得臭不可聞甚且禍延子孫就該偷笑了。歷史就是歷史，歷史是<text:span text:style-name="T3"><text:s/>“</text:span>任權勢者打扮的小姑娘<text:span text:style-name="T3">”</text:span>。<text:span text:style-name="T3"><text:line-break/><text:line-break/></text:span>現實上，我看不出來任何指望。但我始終依舊相信善惡本身不會因為現實上的勝王敗寇而扭曲其內在本質，而這恰恰也彰顯了善惡美醜的根本價值。如果善必然導向現實上的名利雙收，那麼世界上就沒有惡這回事，沒有人要做壞事了。<text:span text:style-name="T3"><text:line-break/><text:line-break/></text:span>最後，講一個或許不重要的事實。各位不妨想一想，過去這十幾年來，綠營及其支持者的所有指控或宣傳，有沒有一句話屬實？完全沒有。全部是謊言謠言抹黑扭曲渲染。相反地，所有對綠營的指控，有沒有一句是純屬瞎掰或造謠？我想不出來。就我所知是完全沒有。這兩個陣營對於現實政策儘可有各種差異，但基本德行仍然應該是一切言行的基礎不是嗎？<text:span text:style-name="T3"><text:line-break/><text:line-break/></text:span>這年頭，如果有人說他支持綠營，我會懷疑他要不是智商有問題，很容易被操弄矇蔽，就是品性有問題，對於基本德性視若無睹而只關心所謂政治立場。<text:span text:style-name="T3"><text:line-break/><text:line-break/></text:span>一切立場或主張的前提，難道不是基本德行？就跟擂臺上比賽一樣，你要支持誰都行，但一切作為難道不是應該建立在對於基本德性的徹底尊重上？<text:span text:style-name="T3"><text:line-break/><text:line-break/></text:span>今天，如果有人非常反美，但他如果故意瞎掰許多謠言來指控美國、栽贓美國，那麼，這種人就是居心不良的混蛋，不管他的主張跟我有多接近，都不會是我的同志。<text:span text:style-name="T3"><text:line-break/><text:line-break/></text:span>陳真<text:span text:style-name="T3"><text:s/>2014. 10. 24.<text:line-break/>==========<text:line-break/></text:span>連勝文趕攤吃地瓜<text:span text:style-name="T3"><text:s/></text:span>遭烏龍爆「轉身就扔」<text:span text:style-name="T3"><text:line-break/><text:line-break/></text:span>東森新聞<text:span text:style-name="T3"><text:line-break/><text:line-break/>2014</text:span>年<text:span text:style-name="T3">10</text:span>月<text:span text:style-name="T3">23</text:span>日<text:span text:style-name="T3"><text:line-break/><text:line-break/></text:span>上週四，連勝文出席活動時遇到一位賣地瓜的單親媽媽，當場買了一顆，還現場就吃，但隔天卻被臉書文章爆料，連勝文將地瓜「轉身就扔掉」，質疑他不懂地瓜媽媽們的汗水淚水，今天連營大反擊，公布影片證明根本沒這回事，還起底爆料者，是柯文哲的公民顧問，對此柯文哲說，他沒看過文章，不想評論。<text:span text:style-name="T3"><text:line-break/><text:line-break/>17</text:span>號，連勝文出席創世華山舉辦的老人家登高活動，在中正紀念堂送車，現場有位婦人賣地瓜，連勝文當場就買了，而且立刻就掏出來吃，但隔天卻被臉書爆料，說他「一個轉身把地瓜迅雷不及掩耳」、「丟棄於可愛的垃圾桶」，質疑連勝文根本不懂地瓜媽媽們「辛苦的汗水」與「心痛的眼淚」。<text:span text:style-name="T3"><text:line-break/><text:line-break/></text:span>三天來，這文章被轉載了上千次，連勝文總部上午決定反擊，公布自己拍的行程記錄影片，連勝文當下吃了幾口沒吃完，但是絕沒有扔掉，而是由隨扈一直拎著，上車繼續吃。<text:span text:style-name="T3"><text:line-break/><text:line-break/></text:span>國民黨台北市長參選人連勝文：「我們這麼多證人在這邊對不對，所以我想就是說，柯先生跟柯陣營，他們手法就是造假跟抹黑，最負面的範例。」<text:span text:style-name="T3"><text:line-break/><text:line-break/>==================<text:line-break/></text:span>市場拜票<text:span text:style-name="T3"><text:s/></text:span>小英大嗑地瓜還打包<text:span text:style-name="T3"><text:line-break/><text:line-break/></text:span>作者：<text:span text:style-name="T3"> </text:span>張潼、陳芃╱台北報導<text:span text:style-name="T3"> | </text:span>中時電子報<text:span text:style-name="T3"> <text:line-break/><text:line-break/>2014</text:span>年<text:span text:style-name="T3">10</text:span>月<text:span text:style-name="T3">24</text:span>日<text:span text:style-name="T3"><text:line-break/><text:line-break/></text:span>中國時報【張潼、陳芃╱台北報導】<text:span text:style-name="T3"><text:line-break/><text:line-break/></text:span>民進黨主席蔡英文<text:span text:style-name="T3">22</text:span>日首次「母雞帶小雞」，率綠營台北市議員參選人赴市場、商圈拜票，除懇請支持外，行經文山區安居市場時正好遇烤地瓜攤販，先笑說「現在吃地瓜會不會有點敏感？」隨後大嗑幾口，並直接打包帶回黨部，分給同仁吃。</text:p>
      <text:p text:style-name="P1"><text:span text:style-name="T1">書華</text:span><text:s/>  |  2014.10.24 16:42   |   <text:a xlink:type="simple" xlink:href="http://palinfo.habago.org/Entry?Command=Information_PrintForum&amp;iPage=393#FORUM32920"><text:span text:style-name="T2">#</text:span></text:a></text:p>
      <text:p text:style-name="P2">看著那十分鐘的早餐新聞，突然有點徬徨，覺得自己是否也習慣了簡單而衝擊，是非黑白唯一值的新聞（好吧有些也不管是非黑白的）。<text:span text:style-name="T3"><text:line-break/></text:span>倒是講到的行人走在快車道這點，不管新聞有沒有播，十幾年來如一日。不敢講幾十年是因為沒見到這麼多年過，實不敢妄言。如有幸看到紅磚道，大概不是淪為備用機車道，就是堆了一坨又一坨的垃圾。走在上面跟走在快車道上差不多危險。幾十年了，還是走在快車道上，每天跟機車甚至汽車擦肩而過。要跟誰投訴呢？<text:span text:style-name="T3"><text:line-break/></text:span>如果留言被吃掉了，也不用太在意，我就是講講內心所感而已。</text:p>
      <text:p text:style-name="P1"><text:span text:style-name="T1">陳真</text:span><text:s/>  |  2014.10.24 15:29   |   <text:a xlink:type="simple" xlink:href="http://palinfo.habago.org/Entry?Command=Information_PrintForum&amp;iPage=393#FORUM32919"><text:span text:style-name="T2">#</text:span></text:a></text:p>
      <text:p text:style-name="P3">陳進興幾時被媒體捧為英雄？台灣媒體只會打落水狗，不會捧一個千夫所指的人。拿愛台灣的勇士們來類比陳進興，不但類比不當，對勇士們更是一種道德上的抬舉。<text:span text:style-name="T3"><text:line-break/><text:line-break/></text:span>陳進興所犯之罪，眾人皆知，千夫所指；這樣一種明明白白的惡，跟扛著正義之名行卑鄙勾當之實，又豈能同日而語？從道德而非法律上的眼光來看，後者自然更為卑鄙許多。<text:span text:style-name="T3"><text:line-break/><text:line-break/></text:span>人間事，令人不齒者，絕非彰顯在外眾人皆曰可殺的惡事，而是用心深沈機關算盡、以美麗之名行齷齪之實的醜事。相較於那些沒有前科甚且眾人愛戴的人渣混蛋，我對於前科累累的所謂歹徒之敬意，遠遠高過人渣。<text:span text:style-name="T3"><text:line-break/><text:line-break/></text:span>我知道這樣的說法很容易被誤解或扭曲，但我始終相信，一個人如果會敵視歹徒，那他的道德感和美感肯定跟我長得不太一樣。我並非說歹徒不可惡，而是說當一個歹徒全世界的人都已經唾棄他了，難道我還要給他踢上一腳才能顯出我的高尚？<text:span text:style-name="T3"><text:line-break/><text:line-break/></text:span>陳進興如果想要有個朋友，若不嫌棄，我很樂意與之為友，但那些政客人渣或正義凜然的社運高手及愛台勇士們，我連其名字都喊不出口，喊起來無非自貶我個人身價。</text:p>
      <text:p text:style-name="P1">Kevin Yu   |  2014.10.24 14:48   |   <text:a xlink:type="simple" xlink:href="http://palinfo.habago.org/Entry?Command=Information_PrintForum&amp;iPage=393#FORUM32918"><text:span text:style-name="T2">#</text:span></text:a></text:p>
      <text:p text:style-name="P2">世風日下<text:span text:style-name="T3">,</text:span>人心不古<text:span text:style-name="T3">!</text:span>先有殺人犯陳進興被捧為媒體英雄<text:span text:style-name="T3">,</text:span>現有枉法暴民得到利他獎<text:span text:style-name="T3">!</text:span></text:p>
      <text:p text:style-name="P1"><text:span text:style-name="T1">葉小慧</text:span><text:s/>  |  2014.10.24 13:51   |   <text:a xlink:type="simple" xlink:href="http://palinfo.habago.org/Entry?Command=Information_PrintForum&amp;iPage=393#FORUM32917"><text:span text:style-name="T2">#</text:span></text:a></text:p>
      <text:p text:style-name="P3">陳真文中說到的交通文化問題，我很有感。但我必須先承認，儘管一開始我無法適應這種交通文化，並且曾經深受其害，久入鮑魚之肆而不聞其臭，我也學會一套自保之道，而且偶而也會不遵守紅綠燈，然後就幾乎沒再抱怨了。<text:span text:style-name="T3"><text:line-break/><text:line-break/></text:span>小時候住山上，出門多半是走路，否則就是搭長輩的摩托車或貨車，沒有自行車（自行車在三十幾年前是很貴的工具），就算是沄水街上，也沒有紅綠燈，一直貫穿山村的三號省道車流愈來愈多，沄水國小旁的紅綠燈方才設得明顯一些。小學過馬路有導護，可以安全通行。<text:span text:style-name="T3"><text:line-break/><text:line-break/></text:span>國中時期搭公車，到了學校附近街上，街很小一條，車子來來往往至少都不橫衝直撞，紅綠燈裝置多半是閃黃燈，沒什麼斑馬路。在這種地方過馬路，我開始會猶豫，因為這裡街上是個ㄇ<text:span text:style-name="T3"><text:s/></text:span>字形，頭尾什麼時候來車很難知道，要過就得快快過。<text:span text:style-name="T3"><text:line-break/><text:line-break/></text:span>到了高中時期進了嘉義市區，真正碰上了困難，我竟然不會過馬路！因為就算是小街，車子遠遠看到是往這邊開過來，我就不敢過了，非得要有斑馬線，我才比較能夠踏出去，但還是會左看右看。<text:span text:style-name="T3"><text:line-break/><text:line-break/></text:span>膽子小還會造成尷尬的情況，因為走到一半，車子接近我時，我就會驚到停在原地不動，然後聽到緊急剎車聲音再來就是車主開罵。超糗的，後來也被朋友唸說，你要大膽地繼續走過去，他們不敢撞你的，你停在原地才超出他們預期，反而會出車禍。我欲哭無淚，難道我遵守了交通規則還不夠？<text:span text:style-name="T3"><text:line-break/><text:line-break/></text:span>大學時期到了台中市，倚望的公車居然剛好停駛，每次從學校到火車站，開始時會認命步行，還好是女生，後來行動上多半仰賴同學或學長，只是坐在他們車上一次的經驗是，看到學長完全不停紅燈，他跟我說「在台中要紅燈行、綠燈停」，我驚呆了。<text:span text:style-name="T3"><text:line-break/><text:line-break/></text:span>剛畢業開始在台中工作，會自己騎摩托車了，就出了兩次車禍。值得提的一次是那時是在五權南路跟復興路口，很大的十字路口，絕對不會有人紅燈行綠燈停吧？我錯了，綠燈亮起，我發動摩托車，車頭剛探出路口，「乓」的一聲我就被一輛飛馳而過的摩托車撞倒，而那摩托車似乎沒事，我勉強抬頭望了一下，車主沒戴安全帽，然後還好只有我的摩托車頭半毀，腳受了傷，就趕緊把摩托車挪到旁邊去。<text:span text:style-name="T3"><text:line-break/><text:line-break/></text:span>拖著受傷的腳回家，同學還不知道認真還是開玩笑的說，你那時候應該要躺在地上，等對方回來看你啊。我嚇死了，我說那個路口那麼大，我被撞倒在地上不起來，說不定後面車子沒看到就撞上我輾過我了，我還不想死。事實上也是，當我把摩托車挪到旁邊，沒有一個人一輛車停下來問我需不需要幫忙的，我就一個人牽著摩托車走回家。<text:span text:style-name="T3"><text:line-break/><text:line-break/></text:span>再後來，我到了台北市，搭公車方便，有時候先生騎摩托車帶我，而我是不敢在台北市騎摩托車，太恐怖了，很多摩托車鑽在大車中間，屢屢險象環生。過馬路我一定走斑馬線，等紅綠燈，只是有些小巷口什麼的，儘管是紅燈，我看到沒有車，趕時間時也開始會跨過去<text:span text:style-name="T3">....<text:line-break/><text:line-break/></text:span>當我也會做這些事情的時候，面對其他人做些什麼不守規則的事情，就不敢去提醒守規則了，有時候車子很多很危險，還怕拉他們停下腳步，反而害他們被撞上。現在的我，不只膽小，還怕事。</text:p>
      <text:p text:style-name="P1"><text:span text:style-name="T1">陳真</text:span><text:s/>  |  2014.10.24 12:25   |   <text:a xlink:type="simple" xlink:href="http://palinfo.habago.org/Entry?Command=Information_PrintForum&amp;iPage=393#FORUM32916"><text:span text:style-name="T2">#</text:span></text:a></text:p>
      <text:p text:style-name="P2">這篇社論寫得很好。必定是高人所寫。只可惜這樣的明白人有如鳳毛鱗角，少之又少。<text:span text:style-name="T3"><text:line-break/><text:line-break/></text:span>陳真<text:span text:style-name="T3"><text:line-break/><text:line-break/>============<text:line-break/></text:span>本報透視集<text:span text:style-name="T3">--</text:span>現代「公民」團<text:span text:style-name="T3"><text:line-break/><text:line-break/></text:span>中央日報<text:span text:style-name="T3"><text:s/>– 2014</text:span>年<text:span text:style-name="T3">10</text:span>月<text:span text:style-name="T3">24</text:span>日<text:span text:style-name="T3"><text:line-break/><text:line-break/></text:span>「公民」一詞，算起來係清末時候發明，意思是了解自己的權利義務，懂得獨立思考，自動自發去參與公共事務。究其環境，實際也為用來和奴事君王的「臣民」一詞相對照，藉便反映傳統中國人的欠缺公德、勇於私鬥等等。<text:span text:style-name="T3"><text:line-break/><text:line-break/></text:span>然而這名詞，很快就氾濫，因為既屬獨立思考，則其喊打喊衝，後頭的<text:span text:style-name="T3">boss</text:span>就不必負責。所以不用等到袁世凱稱帝，乞丐、無賴，甚至妓女組成的「公民團」，就先已摧毀民國初年脆弱的共和基礎。<text:span text:style-name="T3"><text:s/></text:span>　<text:span text:style-name="T3"><text:line-break/><text:line-break/></text:span>白雲蒼狗、物換星移，悠悠一百年過去，不意這種假「公民」獨立之名，行「臣民」奴事之實的政治把戲，居然又在臺灣大行其道。先有所謂「公民不服從」，大家藉著「路過」，隨便霸占官衙。現在為了選舉，搞個「公民顧問團」，幹的還是造謠糾眾的工作。<text:span text:style-name="T3"><text:line-break/><text:line-break/></text:span>如果和袁大頭時代有什麼不同，那就是多了網路散播的門徑，更擺明其不必負責的「獨立創作」地位。<text:span text:style-name="T3"><text:s/></text:span>　<text:span text:style-name="T3"><text:line-break/><text:line-break/></text:span>日前，綠營媒體大肆報導「丟地瓜」事件，取材來源就是顧問團鐵杆「公民」的網路貼文，內容目的無非是要強化敵營候選人「何不食肉糜」的貴族印象。<text:span text:style-name="T3"><text:line-break/><text:line-break/></text:span>經當事人舉證澄清後，綠營上下卻兩手一攤，說那是「公民」自發，三言兩語妄圖切割。這種手法，說穿了，不過是民粹加耍賴，對於選舉制度裡，所欲彰顯的公民價值，毋寧正是一種反諷。<text:span text:style-name="T3"><text:s/></text:span>　<text:span text:style-name="T3"><text:line-break/><text:line-break/></text:span>綠營二三十年來，最大的失敗，就是利用意識形態與政治口號，不斷痲痺它的支持者，製造一代又一代的「臣民」，奴事這個政黨。<text:span text:style-name="T3"><text:line-break/><text:line-break/></text:span>明明每次選舉，奧步層出不窮，碰到事機敗露、拗不過去，就改用切割、烏賊等戰術。反正「造反有理」，一切謊言、謠言都屬必要之惡；用著各種「民主」、「人權」的大帽子，堂而皇之地予以合理化。<text:span text:style-name="T3"><text:line-break/><text:line-break/></text:span>哀哉！一百年過去，現代「公民團」的鬧劇，仍在啃食臺灣的民主。<text:span text:style-name="T3"><text:s/></text:span>【中央網路報】</text:p>
      <text:p text:style-name="P4"/>
      <text:p text:style-name="P1"><text:span text:style-name="T1">陳真</text:span><text:s/>  |  2014.10.24 12:01   |   <text:a xlink:type="simple" xlink:href="http://palinfo.habago.org/Entry?Command=Information_PrintForum&amp;iPage=394#FORUM32915"><text:span text:style-name="T2">#</text:span></text:a></text:p>
      <text:p text:style-name="P2"><text:span text:style-name="T3">(</text:span>續<text:span text:style-name="T3">) <text:line-break/><text:line-break/></text:span>台南沒有一條街道有走廊可以走路，行人得走在快車道上，跟機車和汽車完全混雜在一起。走路時，你得隨時不斷回頭張望，閃避從後面飛奔而來的車輛，你不知道後面隨時會有什麼車輛撞上來。<text:span text:style-name="T3"><text:line-break/><text:line-break/></text:span>在英國，十年之間，我只見過一次車輛輕微擦撞。但在台南，不用十年，光是一年內我就看到超過一百次的車禍。你很難不車禍，因為沒有幾個人會把交通規則當一回事。人與車完全混雜在一起，能不車禍嗎？<text:span text:style-name="T3"><text:line-break/><text:line-break/></text:span>在台北，就跟在西方國家一樣，你到處可以看到人們走路，但在台南你很少看到，因為你只能走在快車道上而根本沒有走廊可以走，於是大家都習慣騎摩托車，短短一百公尺也會騎車出門，而機車當然也是必須騎在快車道上，因為兩旁全是違規停車，沒有機車道。<text:span text:style-name="T3"><text:line-break/><text:line-break/></text:span>我喜歡走路的感覺，身體和精神感覺比較好，有助心情和思考。但是，走路當然不應該是走在快車道上，分分秒秒慌慌張張閃避一輛又一輛的飛車狂奔。<text:span text:style-name="T3"><text:line-break/><text:line-break/></text:span>在台南也幾乎完全看不到兒童，因為沒有人敢讓小孩走在大馬路上。我有個侄子是日本人，在日本出生長大。二十年前，當他差不多八、九歲時，第一次來到台灣，想到對街買點東西，一個人站在大馬路口，一會兒綠燈亮了，他一個人高高舉起右手，準備過馬路。<text:span text:style-name="T3"><text:line-break/><text:line-break/></text:span>我爸看到之後嚇一大跳，衝過去把他從飛車陣中救出來。我這日本侄子把台南當成東京了。他以為像在日本一樣，只要小朋友高舉右手，車輛就會小心讓你先行。在台南誰鳥你啊？管你老人或小孩，照樣把你撞死。甚至偶而看到推輪椅或拄拐杖的人，過往車輛不但不會讓你或對你特別小心，反而還會拼命按喇叭，表示他的憤怒，他認為你不應該妨礙他橫行無阻的<text:span text:style-name="T3"><text:s/>"</text:span>自由<text:span text:style-name="T3">"</text:span>。<text:span text:style-name="T3"><text:line-break/><text:line-break/></text:span>我父親中風那幾年，每天得推輪椅帶他出門做復健，一路上總是驚險萬分。你能不能想像，一個拄拐杖的人或坐輪椅的人，被迫得走在快車道上、一路驚恐閃躲、一路被人按喇叭甚至辱罵的極度痛苦。這像是人住的地方嗎？我的幾個長輩住台南，全部都是因為車禍而嚴重傷殘或過世，因為他們被迫在快車道上走著，根本沒有能力閃避車輛，都是被車子從後面撞上。就連我身手矯捷，壓力也很大，短短幾十公尺的路，走起來痛苦不堪。這像是人住的地方嗎？<text:span text:style-name="T3"><text:line-break/><text:line-break/></text:span>成大校門口有一段走廊，沒有完全堵住，勉強可以讓一個人通過。這段不到五十公尺的走廊，市府給它掛個牌子叫<text:span text:style-name="T3"><text:s/>"</text:span>示範走廊<text:span text:style-name="T3">"</text:span>。你說這像人住的地方嗎？<text:span text:style-name="T3"><text:line-break/><text:line-break/></text:span>當然，這類問題到台灣哪個城市都一樣；所有城市之中，也許只有台北比較好一些。台中交通也一樣亂七八糟，台灣人的民族性基本上就是這樣。並不是因為車子很多才亂七八糟；事實上，台灣車子並不算多，主要是因為沒有人會去考慮別人的存在，非常黑心；有走廊能佔為己有就佔，一切以自己方便為原則。<text:span text:style-name="T3"><text:line-break/><text:line-break/></text:span>台灣<text:span text:style-name="T3">21</text:span>縣市，我一共長期住過<text:span text:style-name="T3">13</text:span>個縣市。二十幾年前的台南應該是最適合居住的城市之一，但現在的台南卻與地獄沒兩樣。我不知道這是不是也是民主的成果之一。台灣人的民主觀念是：我是人民，人民最大，只要拎北拎祖媽喜歡，有什麼不可以。因此，幾個台南人會覺得交通不好？不會。大家很習慣甚至很喜歡這樣一種<text:span text:style-name="T3"><text:s/>"</text:span>民主自由<text:span text:style-name="T3">"</text:span>。<text:span text:style-name="T3"><text:line-break/><text:line-break/></text:span>英國有很多路口是沒有紅綠燈的，行人要通過就直接通過，所有車輛包括腳踏車都必須停下來。有一回，我看到一個七、八十歲的阿婆，她都已經快走到對街，於是左側有一輛卡車，在她就幾乎要抵達對街時起動了。阿婆很生氣，用拐杖把那輛卡車給攔下來，足足痛罵了兩分鐘才放他走。你能想像這樣的事會發生在台灣或台南嗎？台南應該是剛好相反：那個阿婆若不是馬上被撞死街頭，就是一路被罵被按喇叭催促驅趕。<text:span text:style-name="T3"><text:line-break/><text:line-break/></text:span>每次在師大靜站時，我常尋找過往機車看有沒有人戴安全帽是不扣帶子的，至今還沒有發現半個。但在台南卻很常見，不扣安全帽，任憑兩條長長的帶子在頭部兩側迎風飛舞。我長期觀察這些人的表情，我發現他們似乎覺得這樣戴安全帽很帥氣、很有正港台灣人的氣概。<text:span text:style-name="T3"><text:line-break/><text:line-break/></text:span>這其實也指出一個根本事實就是：同樣一個狀況，並不是所有人都會感到痛苦。至少，我看台南人對於交通是完全不覺得痛苦的，他們若來到歐洲，恐怕反而會因為沒有橫衝直撞的<text:span text:style-name="T3"><text:s/>"</text:span>自由<text:span text:style-name="T3">" </text:span>而覺得痛苦不堪。我講的這些問題，其實半個多世紀來，柏楊就不知道寫了多少。<text:span text:style-name="T3"><text:line-break/><text:line-break/></text:span>還有，台南人也不覺得餐廳播放巨量<text:span text:style-name="T3"><text:s/>"</text:span>音樂<text:span text:style-name="T3">" </text:span>會讓人痛苦，反而覺得越吵越爽越熱鬧，吃起東西來更爽，讚啦。<text:span text:style-name="T3"><text:line-break/><text:line-break/></text:span>台南人也不覺得邊看電影邊用餐有什麼不好，特別是用餐時間的電影場次，幾乎一大半觀眾在享用美食，什麼餐點都有，絲毫不認為製造噪音和臭味對別人看電影是一種嚴重干擾。你若膽敢糾正，保證你八成會被打。<text:span text:style-name="T3"><text:line-break/><text:line-break/></text:span>你來到台南海邊，以為這下總該安靜一些了吧。非也。一堆攤販每天聚集所謂黃金海岸，不停播放超過一百分貝的巨量<text:span text:style-name="T3"><text:s/>"</text:span>音樂<text:span text:style-name="T3">"</text:span>，直到半夜兩三點才會停止。<text:span text:style-name="T3"><text:line-break/><text:line-break/></text:span>重點是，台南人就是喜歡這樣。他不覺得上述這一切有什麼不好。例如常常可見的廟會活動，不外就是鑼鼓喧天，或是跳比基尼鋼管豔舞，要不就是婚喪喜慶請來脫衣舞女郎，甚至表演什麼十八招，例如用陰道吸煙，用陰道吞吐乒乓球等等。<text:span text:style-name="T3"><text:line-break/><text:line-break/></text:span>一種宗教活動或理應悲傷或祝福的時刻，卻總是來這一套<text:span text:style-name="T3"><text:s/>"</text:span>脫啊脫啊<text:span text:style-name="T3">" "</text:span>搖落去搖落去<text:span text:style-name="T3">"</text:span>。我知道台南人超愛這些，但我覺得痛苦不堪。就連醫院內部的一些迎新活動或慶祝活動也都是吵吵鬧鬧，甚至低級情色演出。生平參加過兩次醫院的尾牙，台上就是表演這些。巨大的噪音，吃完一頓飯只剩半條命。<text:span text:style-name="T3"><text:line-break/><text:line-break/></text:span>也許有人會裝模作樣地說文化無高低。但不管怎麼樣，一切自由總該以不影響他人為限度，不管紅綠燈，開車橫衝直撞難道也能說是一種自由？霸佔所有走廊難道也是一種自由？在人行道上擺一堆瓦斯筒當廚房做生意，廢油食物殘渣直接丟馬路或倒水溝，難道也是一種自由？<text:span text:style-name="T3"><text:line-break/><text:line-break/></text:span>甘地說得對，環境衛生比印度獨立更重要。但是你看台灣人特別是台南人，對虛假的什麼獨立建國愛台灣極度熱衷，但是對於事關身家生命財產的公眾制度或基本秩序與良知卻完全不當一回事，只要能撈錢就撈，能黑心就盡量黑心，能搶在所有人前面就搶，只要拎北拎祖媽爽就好，完全不覺得這樣一些行為有什麼不對。<text:span text:style-name="T3"><text:line-break/><text:line-break/></text:span>當然，一旦發生什麼事件，每個人卻都義憤填膺，或是大罵國民黨大罵馬英九，彷彿自己不是黑心人士，彷彿這些全是馬英九的罪孽。跟這樣一種同胞一起生活在一塊小島上，實在痛苦不堪。但我知道大部份人對這樣一種台灣社會是很滿意的，因為這恰恰迎合了他們的品味與喜好。<text:span text:style-name="T3"><text:line-break/><text:line-break/></text:span>陳真<text:span text:style-name="T3">2014.10.24.</text:span></text:p>
      <text:p text:style-name="P1"><text:span text:style-name="T1">陳真</text:span><text:s/>  |  2014.10.24 03:14   |   <text:a xlink:type="simple" xlink:href="http://palinfo.habago.org/Entry?Command=Information_PrintForum&amp;iPage=394#FORUM32914"><text:span text:style-name="T2">#</text:span></text:a></text:p>
      <text:p text:style-name="P3">滿意度不可能只有<text:span text:style-name="T3">80%</text:span>啦，這一定是統媒故意來亂的。而且，保證所有市政指標全部第一名。從陳唐山，阿扁以及不管是哪個阿貓阿狗來當台南市長，各種指標的滿意度一定是全國最高。你若調查問說：請問台南的氣候是不是全台灣最溫和？應該也會得到全國最高的滿意度。<text:span text:style-name="T3"><text:line-break/><text:line-break/></text:span>綠營的群眾有這樣一種強烈特性：對顏色很忠誠很團結，向<text:span text:style-name="T3"><text:s/>"</text:span>色<text:span text:style-name="T3">" </text:span>性很強，就跟有些昆蟲向光性很強一樣。因此，不管你做哪一種民調，他一概會認為是在問他要投票給誰或是否滿意那個人渣黨，答案當然都是滿分，不會有第二種分數了。<text:span text:style-name="T3"><text:line-break/><text:line-break/></text:span>藍營的支持者卻不是這樣，很挑剔；做好是應該的，或者說，怎麼做他其實都不太滿意，萬一出了點小紕漏，馬上打不及格分數。表面上是藍，但隨時準備變心，很不團結。<text:span text:style-name="T3"><text:line-break/><text:line-break/></text:span>簡單說，選民有兩種。一種很忠誠，意識形態很強，像幫派似的，敵我概念分得很清楚。另一種選民則比較難以取悅，比較<text:span text:style-name="T3"><text:s/>"</text:span>現實<text:span text:style-name="T3">"</text:span>，比較會就事論事。<text:span text:style-name="T3"><text:line-break/><text:line-break/></text:span>這些天一直在打電話給台南市政府的相關單位，因為實在是受夠了，可是打到<text:span text:style-name="T3"><text:s/>"</text:span>歸<text:span text:style-name="T3"><text:s/>LP</text:span>火<text:span text:style-name="T3">" </text:span>仍無法解決。我常懷疑，台南市政府究竟有沒有人在上班？他們上班都在幹些什麼？<text:span text:style-name="T3"><text:line-break/><text:line-break/></text:span>事情是這樣：我家附近有一所小學和國中，旁邊就是一堵高牆，牆的另一頭是火車鐵軌。因此，兩條大馬路交叉形成一個<text:span text:style-name="T3"><text:s/>T </text:span>字形。依台灣人或說正港的台南人的習慣，<text:span text:style-name="T3">T </text:span>字型的馬路是完全不當成馬路的，因為他認為另一頭不會有車子來，所以即使紅燈亮了，幾乎至少有八成的機車或汽車不會停下來，也不會減速。<text:span text:style-name="T3"><text:line-break/><text:line-break/></text:span>即使他看見你準備要走路通過綠燈，走的又是斑馬線，所有車輛照樣還是會從你眼前闖紅燈飛速亂竄，極度危險。<text:span text:style-name="T3"><text:line-break/><text:line-break/></text:span>在那個地方已經撞死兩個人。其中一個是當場腦漿迸裂，整個安全帽撞得粉碎，可見撞擊力道有多強，而且還撞倒了一根路燈。<text:span text:style-name="T3"><text:line-break/><text:line-break/></text:span>這樣一個血腥現場，除了腦漿被清除之外，滿地的血跡、長長的血痕以及碎裂四散的安全帽碎片，還有撞倒之後橫掛半空中的路燈，搖搖欲墜，全部都留在現場，經過大約半年才有人來清理並把路燈移除。<text:span text:style-name="T3"><text:line-break/><text:line-break/></text:span>這是指死掉的，至於傷殘已不計其數。在那兩條街上，短短不到一百公尺，幾年來我少說已目擊了十幾次或幾十次的大小車禍。<text:span text:style-name="T3"><text:line-break/><text:line-break/></text:span>幾年來，我曾打過幾次電話給市府相關單位，但從對方講電話的口氣及根本不想細問非常不耐煩的態度，我就知道這些市府官員或員工是在混日子，他們接電話是接假的。<text:span text:style-name="T3"><text:line-break/><text:line-break/></text:span>後來，馬路交叉口處弄了一個<text:span text:style-name="T3"><text:s/>"</text:span>慢<text:span text:style-name="T3">" </text:span>字招牌。可是，幾乎所有人紅燈都不停了，你在路旁寫個<text:span text:style-name="T3"><text:s/>"</text:span>慢<text:span text:style-name="T3">" </text:span>字，他們就會怕嗎？他們又不是<text:span text:style-name="T3"><text:s/>"</text:span>不知道<text:span text:style-name="T3">" </text:span>紅燈要停，而是<text:span text:style-name="T3"><text:s/>"</text:span>根本不想<text:span text:style-name="T3">" </text:span>停。<text:span text:style-name="T3"><text:line-break/><text:line-break/></text:span>這兩天我不死心，又繼續打電話。打到台南市政府交通局網頁所提示的幾支相關電話。響了幾聲後，聽到對方接起電話筒，我就說，喂，喂，喂，<text:span text:style-name="T3">...</text:span>喂，<text:span text:style-name="T3">..</text:span>喂，你好，喂，喂<text:span text:style-name="T3">..</text:span>喂了半天，對方沒反應，我以為電話壞了，正要掛掉重打時，聽到對方用很不耐煩的聲音，用台語問說：<text:span text:style-name="T3">"</text:span>要叢啥？<text:span text:style-name="T3">"(</text:span>還好他不是說<text:span text:style-name="T3">"</text:span>要叢啥曉<text:span text:style-name="T3">"</text:span>，還算有點文化<text:span text:style-name="T3">)</text:span>。<text:span text:style-name="T3"><text:line-break/><text:line-break/></text:span>我就簡單想說明一下，但我才講兩句，他就不想聽了，很不耐煩地叫我打給<text:span text:style-name="T3">110</text:span>。我說我不是要報案。但對方懶得多說就掛斷了。<text:span text:style-name="T3"><text:line-break/><text:line-break/></text:span>於是我又打到台南市警察局交通大隊，得到的態度和回覆也差不多是這樣，說這不是他們的事。我問說，那我該打給誰呢？我已經打過很多次電話了，各單位推來推去。對方不耐煩地說，打給<text:span text:style-name="T3">110</text:span>。<text:span text:style-name="T3"><text:line-break/><text:line-break/></text:span>後來我就打給<text:span text:style-name="T3">110</text:span>。對方稍微態度好一些，但也是不太想聽我說，只是問哪兩條路，然後便急著要掛掉電話。我說，那你們打算怎麼做呢？對方說我們會注意。我正想說你們已經<text:span text:style-name="T3"><text:s/>"</text:span>注意<text:span text:style-name="T3">" </text:span>很久了，但問題從來沒有改變，但電話已掛掉。<text:span text:style-name="T3"><text:line-break/><text:line-break/></text:span>於是我又不死心，開始研究起如何自己蒐證、檢舉。但我看台南交通相關網頁上寫說，檢舉一定要具名並留下身份證、地址電話等等。依我的了解，你若真的拍下違規者的照片，然後具名檢舉，肯定會被官方出賣，很可能會被黑道給追殺到家裏來。<text:span text:style-name="T3"><text:line-break/><text:line-break/></text:span>我正苦惱其它還有什麼方法可想，卻無計可施。<text:span text:style-name="T3"><text:line-break/><text:line-break/></text:span>你從一些最基本的地方，就能看出一個機構的行政能力與態度。前些日子，屏東的黑心油就是這樣，有人一直向也是民進黨執政的屏東縣政府提出檢舉，但搞了一兩年<text:span text:style-name="T3">(</text:span>？<text:span text:style-name="T3">)</text:span>就是無效，後來跑到台中這邊來跨縣市檢舉才破獲餿水油。<text:span text:style-name="T3"><text:line-break/><text:line-break/></text:span>我當然不是說綠營的都很爛，藍營的都必然很好，而是說，我對我的老家屏東和台南知之甚詳。這兩個地方跟無政府狀態其實沒兩樣。<text:span text:style-name="T3"><text:line-break/><text:line-break/></text:span>我有時一個人開車在台南街上，突然就會很想入境隨俗，做一個正港的台南人，故意逆向行駛、蛇行、闖紅燈或故意停車在快車道機車道等等，很想體會一般人橫行無阻為所欲為的交通快感。<text:span text:style-name="T3"><text:line-break/><text:line-break/></text:span>在台南，只要你敢，只要你拳頭夠大或權勢夠硬，其實是非常自由的，你想幹什麼、想怎麼亂倒垃圾、想怎麼開車都行。街道上，車子與車子之間的暴力場面很常見，拳頭大的人，馬路就是他的。<text:span text:style-name="T3"><text:line-break/><text:line-break/></text:span>台南很少有紅磚人行道，但我家附近很榮幸就有一條，雖然只有短<text:span text:style-name="T3"><text:s/>50</text:span>公尺，不過也不錯了。但是，在那紅磚道上走路比走快車道危險，因為許多機車喜歡開上去飆車，有時我實在氣到不行，就在地上擺一堆樹枝，企圖製造路障，但隔天這些路障還是會被機車族給移除。<text:span text:style-name="T3"><text:line-break/><text:line-break/></text:span>我記得曾說過這條紅磚道是搞形象用的，一側種樹木，但樹上常掛著垃圾<text:span text:style-name="T3">(</text:span>垃圾不落地政策<text:span text:style-name="T3">)</text:span>，有一陣子，有一頭臭死人的死貓用塑膠袋套著，就掛在樹上掛了足足一兩年。每次遛狗經過，屍臭燻人，苦不堪言。後來味道稍淡，可能已化為一堆白骨。<text:span text:style-name="T3"><text:line-break/><text:line-break/></text:span>形象紅磚道旁那一排樹叢裏則丟滿垃圾，包括一個上面還沾滿大便的廢棄馬桶，一堆大型廢棄物和大大小小的各種惡臭垃圾、廚餘等等。那個馬桶丟在形象紅磚道上至少三年，最近才不見了，但最近多了一大堆大塊碎玻璃。<text:span text:style-name="T3"><text:line-break/><text:line-break/></text:span>這些我都有拍照存證。之所以拍它，只是覺得真是很不可思議：這個城市到底有沒有政府存在？<text:span text:style-name="T3"><text:line-break/><text:line-break/></text:span>台南最常見的建設就是挖馬路。一條馬路剛挖完又鑿開，鑿完又填，填完又鑿開，好像公家的錢就不是錢似的，平均每條馬路一年不挖上個幾次不甘心。<text:span text:style-name="T3"><text:line-break/><text:line-break/></text:span>在我看來，台南不是人住的地方。當然，所謂滿意度高，除了上述的<text:span text:style-name="T3"><text:s/>"</text:span>向色性<text:span text:style-name="T3">"</text:span>、對顏色很忠誠的因素之外，的確大多數台南人自我滿意度是非常高的。我說的這些問題，例如交通或髒亂吵鬧等等，對於台南人或對於大多數台灣人來說，其實都不是問題。<text:span text:style-name="T3"><text:line-break/><text:line-break/></text:span>就好像我覺得在台南看電影很痛苦，幾個人會覺得痛苦？應該很少吧。大多數台灣人，特別是每天一直吃的台南人，一定覺得可以在電影院吃鹹酥雞、啃雞腿、吃漢堡或邊看邊玩手機、聊天喧嘩很爽。特別是大學生，更是如此。我若去看電影，只要看到一群大學生進場，我就知道慘了，他們會把電影院當成他家客廳那般喧嘩、吃喝。<text:span text:style-name="T3"><text:line-break/><text:line-break/></text:span>總之，什麼樣的人自然就有他各自不同的好惡，我覺得痛苦不堪的事，大多數台灣人似乎都甘之如貽，甚至覺得是一種很舒服的事情。反之亦然，比方說，像英國特別是劍橋或許多類似的城鎮，一到下午四、五點，就像個死城，完全沒有夜生活可言，也沒東西吃，沒事情可娛樂，我想大多數台灣人應該會覺得很痛苦，但我倒還能適應。<text:span text:style-name="T3"><text:line-break/><text:line-break/></text:span>也就是說，綠油油的台南人很滿意這樣一種台南，那是完全可以理解的事。你若調查發問說：台南是否藝術鼎盛、文化程度很高，調查結果也一定滿分，全台灣第一名。<text:span text:style-name="T3"><text:line-break/><text:line-break/></text:span>陳真<text:span text:style-name="T3"><text:s/>2014. 10. 24.<text:line-break/>============<text:line-break/></text:span>施政民調屢次奪冠　賴清德：大家共同打拚的結果<text:span text:style-name="T3"><text:line-break/><text:line-break/>NOWnews</text:span>記者莊漢昌／台南報導<text:span text:style-name="T3"><text:line-break/><text:line-break/></text:span>台南市再度蟬連全國地方施政滿意度第<text:span text:style-name="T3">1</text:span>名，市議員楊麗玉直指實至名歸，期勉賴市長及市府團隊「謠言止於智者」「時間會應證一切」。<text:span text:style-name="T3"><text:line-break/><text:line-break/></text:span>市長賴清德則以市政第<text:span text:style-name="T3">1</text:span>名是大家共同打拚的結果，強調這樣的成果不能因為不同的想法、不同的立場或其他的目的，故意去詆毀這個成果。<text:span text:style-name="T3"><text:line-break/><text:line-break/>17</text:span>日媒體公布「<text:span text:style-name="T3">2014</text:span>縣市幸福指數大調查」結果，臺南市在「地方施政滿意度」項目得到全國第<text:span text:style-name="T3">1</text:span>，且是連續<text:span text:style-name="T3">2</text:span>年奪冠。市議員楊麗玉直指實至名歸。<text:span text:style-name="T3"><text:line-break/><text:line-break/></text:span>台南幾乎包辦所有民調的第<text:span text:style-name="T3">1</text:span>，不只是施政滿意度奪冠而已，還是最幸福的城市，也是最健康、最友善的城市。</text:p>
      <text:p text:style-name="P1"><text:span text:style-name="T1">陳志鴻</text:span><text:s/>  |  2014.10.24 00:34   |   <text:a xlink:type="simple" xlink:href="http://palinfo.habago.org/Entry?Command=Information_PrintForum&amp;iPage=394#FORUM32913"><text:span text:style-name="T2">#</text:span></text:a></text:p>
      <text:p text:style-name="P2">陳醫師文章有時候會對台南抱怨幾句<text:span text:style-name="T3"><text:line-break/><text:line-break/></text:span>會覺得陳醫師對台南的感受，怎麼跟媒體表現完全是天差地遠啊<text:span text:style-name="T3">...<text:line-break/><text:line-break/>===<text:line-break/><text:line-break/>TVBS</text:span>民調　賴清德施政滿意度達<text:span text:style-name="T3">80%<text:line-break/><text:line-break/></text:span>根據<text:span text:style-name="T3">TVBS</text:span>於<text:span text:style-name="T3">10</text:span>月<text:span text:style-name="T3">20</text:span>日公布民調結果，市長賴清德施政滿意度達<text:span text:style-name="T3">80%</text:span>，且<text:span text:style-name="T3">4</text:span>年來市民對賴市長施政滿意度逐年上升。對於市民的支持與肯定，賴市長把所有的榮耀歸於台南全體市民。並表示未來將持續推動各項建設發展，讓市民對大台南的未來具有更高的認同度與光榮感，讓市政發展大步向前，讓這座城市重新站上歷史的舞台，再現風華。</text:p>
      <text:p text:style-name="P1"><text:span text:style-name="T1">陳真</text:span><text:s/>  |  2014.10.23 13:10   |   <text:a xlink:type="simple" xlink:href="http://palinfo.habago.org/Entry?Command=Information_PrintForum&amp;iPage=394#FORUM32912"><text:span text:style-name="T2">#</text:span></text:a></text:p>
      <text:p text:style-name="P3">麗容，沒事啊。哪來需要抱什麼歉？<text:span text:style-name="T3"><text:line-break/><text:line-break/></text:span>下星期又有一年一度不得不參加的醫學年會大拜拜，我正發愁要如何易容喬裝進出而不被人發現。遇到粉絲比遇到敵人還可怕。<text:span text:style-name="T3"><text:line-break/><text:line-break/></text:span>黨外時，不但不怕社交，不怕人群，而且還是個社交天王；就像國父一樣，四處奔波呼號。來到人潮洶湧的群眾會場，人們會紛紛湧過來跟我握手，一天握五百雙手我也不怕。<text:span text:style-name="T3"><text:line-break/><text:line-break/></text:span>走入群眾會場，就像摩西出埃及、分開紅海一樣，人潮會自動往兩側退去，讓出一條路來給我走。主持人若在台上看到退潮，就知道有社交天王來了，會強迫我上台致詞，發表救國救民的感人演說。<text:span text:style-name="T3"><text:line-break/><text:line-break/></text:span>但就像絕美之城裏那個老頑童所說，我的社交能力已經穩定退化幾十年。老頑童新認識的女伴發現他人面很廣，四海五湖三教九流都認識，言下有羨慕之意。老頑童卻說這不是什麼愉快的事。女伴問：<text:span text:style-name="T3">"</text:span>是他們讓你失望嗎？<text:span text:style-name="T3">"</text:span>老頑童說，不是，是我讓他們失望。<text:span text:style-name="T3"><text:line-break/><text:line-break/></text:span>這話真是經典。很久很久以前，甚至有一些人認為我將來可能當總統，至少也當個部長。但我知道自己是何等生物，能當上戶長就已經是我的上限。<text:span text:style-name="T3"><text:line-break/><text:line-break/></text:span>正常狀況下，猴子是朝人類演化，但我卻向下演化，演化了反方向，成為獸類。正確地說是禽獸不如。例如看著我們家的阿憨那等渾然天成的傻樣，我就知道自己連牠也不如。帶牠出門，看牠過度開心，不知道是出於嫉妒或羨慕，我就很想罵牠。<text:span text:style-name="T3"><text:line-break/><text:line-break/></text:span>牠遇到氣味相投的同夥就直接以尾巴表白，氣味不合者就打架，顯然我是一時還演化不到那個境界。<text:span text:style-name="T3"><text:line-break/><text:line-break/></text:span>我訂有一張社交價目表，聊天<text:span text:style-name="T3">5</text:span>分鐘，收費<text:span text:style-name="T3">20</text:span>萬；吃飯一節以一小時計，一節基本上從一百萬起跳，憑氣味遠近調整收費。人渣級的，恕不接待。其餘人等，氣味離得遠的，喜歡談前途談就業談業績指數行情的，三、五百萬跑不掉、若談及島內政治則加收三節費用。<text:span text:style-name="T3"><text:line-break/><text:line-break/></text:span>當然，氣味投合者，我是可以不收費的；若同屬獸類，俺倒貼都行。</text:p>
      <text:p text:style-name="P1"><text:span text:style-name="T1">葉小慧</text:span><text:s/>  |  2014.10.23 13:08   |   <text:a xlink:type="simple" xlink:href="http://palinfo.habago.org/Entry?Command=Information_PrintForum&amp;iPage=394#FORUM32911"><text:span text:style-name="T2">#</text:span></text:a></text:p>
      <text:p text:style-name="P2">當天靜站完回家寫下的感觸。看到陳真貼出的文，一起貼過來。<text:span text:style-name="T3"><text:line-break/><text:line-break/>----<text:line-break/>20141018 </text:span>靜默站樁日<text:span text:style-name="T3"><text:s/>at </text:span>師大<text:span text:style-name="T3"> <text:line-break/><text:line-break/></text:span>不知道是不是城市的小孩子，起跑點真的比較前面的感覺。今天罰站的時候，有位看起來像國小五六年級的小女生（後來聽說是國二），看我們罰站，拿了若雪家書，然後開始批哩啪拉的發問：哪個單位主辦？<text:span text:style-name="T3">blabla</text:span>之類的問題，問了之後還拿起手機當錄音筆，開始描述今天看到的，然後把站樁的牌子一張張拿起來念，再把一個個站樁的人都拍下來，後來還跟著罰站了一下。聽到她說志願似乎是當個律師？真想知道她是什麼家庭背景出來的。<text:span text:style-name="T3"><text:line-break/><text:line-break/></text:span>有位穿高領背心的先生，拿起若雪家書看了好一會，然後對著我說，你們這樣會不會太安靜了點？話若要講得透啊我就不會站在這裡，只好對著他微笑。<text:span text:style-name="T3"><text:line-break/><text:line-break/></text:span>又有位老大哥，也是拿了若雪家書看了看，可能我離得近就跟我聊，說不覺得以巴問題是歷史糾葛，很難解嗎？說起猶太人被迫害、跟阿拉伯人其實是兄弟等等，我是頻頻點頭，只能說我不是反對猶太人，正因為猶太人以前被納粹或極右派迫害過，無法坐視他們對別人做一樣的事情。以眼還眼，舉世皆盲。後來老大哥說他也覺得以色列對迦薩做的他不認同，說他久久來一次台北，第一次看到有我們這些人，說這樣真好。謝謝，作為一個幾乎沒做什麼的人，我有點愧不敢當。<text:span text:style-name="T3"><text:line-break/><text:line-break/></text:span>接力靜站時候認識的修亮姐今天也來了，開口就說前面的白千層花開得好漂亮喔像雪一樣。每次看到她都覺得很愉快，很平靜的感覺。她就算年紀較大，身體不耐久站，但她依然站在這裡，讓我覺得今天這個罰站，站得一點都不會度日如年。</text:p>
      <text:p text:style-name="P1"><text:span text:style-name="T1">黃麗容</text:span><text:s/>  |  2014.10.23 10:50   |   <text:a xlink:type="simple" xlink:href="http://palinfo.habago.org/Entry?Command=Information_PrintForum&amp;iPage=394#FORUM32910"><text:span text:style-name="T2">#</text:span></text:a></text:p>
      <text:p text:style-name="P3">陳真醫師您好：<text:span text:style-name="T3"><text:line-break/><text:line-break/></text:span>很抱歉開了那個玩笑！讓您解釋那麼多真不好意思。我可以稍稍體會您的蒙面心情。祝福您～～</text:p>
      <text:p text:style-name="P1"><text:span text:style-name="T1">陳真</text:span><text:s/>  |  2014.10.23 10:20   |   <text:a xlink:type="simple" xlink:href="http://palinfo.habago.org/Entry?Command=Information_PrintForum&amp;iPage=394#FORUM32909"><text:span text:style-name="T2">#</text:span></text:a></text:p>
      <text:p text:style-name="P2">這是今天吃早餐十分鐘看的電視晨間新聞：<text:span text:style-name="T3"><text:line-break/><text:line-break/></text:span>鳳凰衛視：美國空投武器給敘利亞反對派，揚言不怕落入<text:span text:style-name="T3">ISIS</text:span>手中。美發言人表示，凡事都有風險，這類風險相較於利益，顯得微不足道。<text:span text:style-name="T3"><text:line-break/><text:line-break/></text:span>鳳凰衛視：美軍繼續對伊拉克境內的<text:span text:style-name="T3">ISIS</text:span>發動十幾次空襲。伊拉克庫德族自治政府歷史上首次做出決議，派兵支持<text:span text:style-name="T3"><text:s/>Kobani</text:span>地區，抵抗<text:span text:style-name="T3">ISIS</text:span>。因為戰火頻仍，伊拉克的小學今年比往常慢了一個月才開學，校門口並派有軍隊駐守，防止戰火波及。<text:span text:style-name="T3"><text:line-break/><text:line-break/></text:span>台灣的重要國內外新聞<text:span text:style-name="T3">(</text:span>好像是蘋果的壹電視<text:span text:style-name="T3">)</text:span>：<text:span text:style-name="T3"><text:line-break/><text:line-break/></text:span>首先帶你來看看這位國外的帥哥大兵，看看他鍛練體能時的模樣，好<text:span text:style-name="T3">MAN</text:span>好帥氣，只能說認真的男人最帥。<text:span text:style-name="T3"><text:line-break/><text:line-break/></text:span>南韓有人拿星巴克的標誌搞<text:span text:style-name="T3"><text:s/>Kuso</text:span>，把女神標誌像畫成各種搞笑圖樣，畫成七龍珠，畫成<text:span text:style-name="T3">...(</text:span>沒注意聽清楚<text:span text:style-name="T3">)</text:span>，帶你來看看南韓人的創意。</text:p>
      <text:p text:style-name="P1"><text:span text:style-name="T1">陳真</text:span><text:s/>  |  2014.10.23 09:58   |   <text:a xlink:type="simple" xlink:href="http://palinfo.habago.org/Entry?Command=Information_PrintForum&amp;iPage=394#FORUM32908"><text:span text:style-name="T2">#</text:span></text:a></text:p>
      <text:p text:style-name="P3">麗容，我在成大蒙面出沒是因為認識的人多，怕社交，怕被迫講些非我所願的傻話。因為話題不外就是那些我沒什麼話可說或甚至連想都不會去想的事；我知道人們想要一些什麼樣的答案，但那樣一些事，那樣一些答案，全都套不到我身上來，硬要說它，無非虐待自己。<text:span text:style-name="T3"><text:line-break/><text:line-break/></text:span>社會性太低的人在社會中出沒，若不蒙面，豈不是天天得萬箭穿心；就跟獸類得躲著獵人那樣，即便是萬獸之王也一樣得夾著尾巴。<text:span text:style-name="T3"><text:line-break/><text:line-break/>The Past </text:span>是伊朗電影<text:span text:style-name="T3"><text:s/>"</text:span>分居風暴<text:span text:style-name="T3">" </text:span>的導演所拍，好不好看我不知道<text:span text:style-name="T3"><text:s/>(</text:span>因為沒機會看<text:span text:style-name="T3">)</text:span>，但<text:span text:style-name="T3"><text:s/>"</text:span>分居風暴<text:span text:style-name="T3">" </text:span>則是一流。</text:p>
      <text:p text:style-name="P1"><text:span text:style-name="T1">黃麗容</text:span><text:s/>  |  2014.10.23 09:04   |   <text:a xlink:type="simple" xlink:href="http://palinfo.habago.org/Entry?Command=Information_PrintForum&amp;iPage=394#FORUM32907"><text:span text:style-name="T2">#</text:span></text:a></text:p>
      <text:p text:style-name="P2">陳真醫師您好：<text:span text:style-name="T3"><text:line-break/><text:line-break/></text:span>原來你在<text:span text:style-name="T3">X</text:span>大也是黑名單阿（開玩笑的）！唯一可惜的是<text:span text:style-name="T3">X</text:span>大放映廳是不用錢又不用受食物干擾的類電影院呢。<text:span text:style-name="T3"><text:line-break/><text:line-break/></text:span>謝謝您的推薦，我會去看<text:span text:style-name="T3">"THE PAST".</text:span>絕美之城我去國賓看過了，真好看呢！<text:span text:style-name="T3"><text:line-break/><text:line-break/></text:span>關於您的問題，我們不是修養好不生氣，是生氣也沒有用。壞了友誼，又改變不了任何事情，您說是嗎？（是說我經常生氣然後開罪一票親友了）。</text:p>
      <text:p text:style-name="P1"><text:span text:style-name="T1">陳真</text:span><text:s/>  |  2014.10.23 02:43   |   <text:a xlink:type="simple" xlink:href="http://palinfo.habago.org/Entry?Command=Information_PrintForum&amp;iPage=394#FORUM32905"><text:span text:style-name="T2">#</text:span></text:a></text:p>
      <text:p text:style-name="P3">前些日子，朋友叫我不要再批評柯文哲，說再批下去，會害柯落選。如果我真能害他落選，那我應該放鞭炮慶祝才對，我怎麼會怕他落選？<text:span text:style-name="T3"><text:line-break/><text:line-break/></text:span>朋友還說，柯那個私帳是小錢，連勝文的貪污才可怕。我反問他，連勝文或連戰哪時貪了什麼污？他沒有回答。<text:span text:style-name="T3"><text:line-break/><text:line-break/></text:span>我很佩服馬英九及一些國民黨人例如連戰、連勝文等，特別是馬英九，每天被不斷造謠抹黑，不知心裏做何感想。<text:span text:style-name="T3"><text:line-break/><text:line-break/></text:span>像底下這樣的例子，無窮無盡。很難想像一個黨，為什麼竟然會普遍相信這樣一種手段：藉著各種陰暗下三濫的抹黑造謠與歪曲來打擊敵人，獲得勝利。午夜夢迴，難道都不會感到羞愧？<text:span text:style-name="T3"><text:line-break/><text:line-break/></text:span>陳真<text:span text:style-name="T3"><text:line-break/>===================<text:line-break/></text:span>誣指馬英九向陳盈助募款　國民黨要蔡英文道歉賠償<text:span text:style-name="T3"><text:line-break/><text:line-break/>NOWnewsNOWnews – 2014</text:span>年<text:span text:style-name="T3">10</text:span>月<text:span text:style-name="T3">22</text:span>日<text:span text:style-name="T3"><text:line-break/><text:line-break/></text:span>記者王鼎鈞／台北報導<text:span text:style-name="T3"><text:line-break/><text:line-break/></text:span>針對上屆總統大選期間，時任民進黨發言人梁文傑，公開不實指控馬英九總統密會陳盈助募款三億元，高院昨日判決民進黨與梁文傑須連帶賠償<text:span text:style-name="T3">180</text:span>萬元，國民黨文傳會副主委兼發言人陳以信今（<text:span text:style-name="T3">22</text:span>）日表示，尊重司法判決結果。他並希望民進黨從此學到教訓，勿以不實指控抹黑馬總統與國民黨。<text:span text:style-name="T3"><text:line-break/><text:line-break/></text:span>至於民進黨發言人黃帝穎批評此案「審判過程有瑕疵」，陳以信嚴詞反批。他要求民進黨如果真相信確有其事，認為「馬總統收陳盈助三億元」，就請民進黨把具體證據拿出來，不要隨便拿司法過程當藉口。他抨擊，民進黨這種以司法公信力為代價的方式，試圖為自己的無端指控脫罪，是很低劣的政治操作手法。</text:p>
      <text:p text:style-name="P1"><text:span text:style-name="T1">陳真</text:span><text:s/>  |  2014.10.23 02:12   |   <text:a xlink:type="simple" xlink:href="http://palinfo.habago.org/Entry?Command=Information_PrintForum&amp;iPage=394#FORUM32904"><text:span text:style-name="T2">#</text:span></text:a></text:p>
      <text:p text:style-name="P2">我常想，各位的修養，真的值得我身為忍教教主的學習與敬佩。大家每天聽無窮無盡的各種綠油油的造謠抹黑扭曲與誇大渲染，藉以發起各種所謂運動與選舉造勢，怎麼都不會生氣？<text:span text:style-name="T3"><text:line-break/><text:line-break/></text:span>這個黨及其相關尾巴團體或徒子徒孫，有沒有講過哪句話是真實可信的？沒有。一味訴諸無窮無盡的各種造謠抹黑扭曲與誇大渲染。<text:span text:style-name="T3"><text:line-break/><text:line-break/></text:span>全台灣至少有三個政治人物的操守毋庸置疑：林義雄，馬英九，陳定南。特別是馬英九，乾淨到幾乎可以說是一種潔癖，一種強迫症，好像連接觸一下商人都會被污染似的；凡事奉公守法到離譜的程度。<text:span text:style-name="T3"><text:line-break/><text:line-break/></text:span>據維基解密的<text:span text:style-name="T3">AIT</text:span>密件指出，連戰很不喜歡馬英九，覺得他不近人情。連戰說，你若想知道馬英九會怎麼做，很簡單，把<text:span text:style-name="T3"><text:s/>"</text:span>遊戲規則<text:span text:style-name="T3">" </text:span>拿出來看就知道了，他是那種會完全照著字面條文去做事的人。<text:span text:style-name="T3"><text:line-break/><text:line-break/></text:span>這樣的人也許很難有大作為，但這種人如果會貪錢，全台灣目前絕對找不到第二個比他更乾淨的人。這不是什麼內幕見解，這只是稍微理解台灣政治生態的人的一個基本常識而已。那些整天抹黑馬英九的人，其實理應也都心知肚明其人之乾淨與極度守法。<text:span text:style-name="T3"><text:line-break/><text:line-break/></text:span>不過，我不是要講馬英九。我只是經常感到很不可思議很納悶，為什麼大家修養都那麼好？面對這個人渣黨及人渣媒體、人渣團體等等等，怎麼都不會生氣？<text:span text:style-name="T3"><text:line-break/><text:line-break/></text:span>當然，我不是說你一定要寫東西罵人才叫生氣。我只是覺得納悶，邪惡離譜的事無日無之，囂張惡劣到極點，怎麼我從來不曾感受到生活周遭有任何的義憤，彷彿見怪不怪似的。這種涅槃式的修養該怎麼練成？<text:span text:style-name="T3"><text:line-break/><text:line-break/></text:span>當然，還是老話：匿名罵皇帝，那個不叫憤怒，那叫做沒出息。<text:span text:style-name="T3"><text:line-break/><text:line-break/></text:span>陳真<text:span text:style-name="T3"><text:line-break/><text:line-break/>=================<text:line-break/></text:span>總統府：指控者請點名<text:span text:style-name="T3"><text:s/></text:span>誰收了頂新十億<text:span text:style-name="T3"><text:line-break/><text:line-break/></text:span>新頭殼<text:span text:style-name="T3"><text:s/>– 2014</text:span>年<text:span text:style-name="T3">10</text:span>月<text:span text:style-name="T3">22</text:span>日<text:span text:style-name="T3"><text:line-break/><text:line-break/></text:span>林朝億<text:span text:style-name="T3">/</text:span>台北報導<text:span text:style-name="T3"><text:line-break/><text:line-break/></text:span>針對近日部分媒體及人士影射總統馬英九與頂新集團之間有密切關係，總統府發言人馬瑋國今（<text:span text:style-name="T3">22</text:span>）日駁斥指出，部分媒體及特定人士以「馬英九為魏家最大門神」、「馬團隊收受頂新十億元政治獻金」、「馬核心幫助魏家壯大聲勢」等子虛烏有、毫無根據的不實說法，刻意扭曲、抹黑馬總統，總統府表示遺憾，並期盼媒體應當要本於事實，善加查證。<text:span text:style-name="T3"><text:line-break/><text:line-break/></text:span>馬瑋國強調，針對上述各種不實說法和指控，也請媒體與該人士提出具體證據，直接指名究竟為何人涉入，總統府一定正面以對，不要用「馬團隊」字眼含沙射影，刻意迴避法律責任，混淆視聽，製造社會對立與不安，總統府對此至感遺憾。</text:p>
      <text:p text:style-name="P4"/>
      <text:p text:style-name="P1"><text:span text:style-name="T1">陳真</text:span><text:s/>  |  2014.10.23 01:18   |   <text:a xlink:type="simple" xlink:href="http://palinfo.habago.org/Entry?Command=Information_PrintForum&amp;iPage=395#FORUM32903"><text:span text:style-name="T2">#</text:span></text:a></text:p>
      <text:p text:style-name="P2">我寫了篇不像靜站筆記的筆記在首頁。參與靜站者，若有話要說，當然也歡迎。想貼在留言板的就貼留言板，想貼到首頁的就在後台寄給大家，再由電腦高手來貼。<text:span text:style-name="T3"><text:line-break/><text:line-break/></text:span>我寫的東西比較隨意，沒什麼內容，沒必要貼在首頁，同時也想盡量維持首頁的精簡。但因為留言板貼不了照片，所以這回我就把它貼到首頁去。</text:p>
      <text:p text:style-name="P1"><text:span text:style-name="T1">陳真</text:span><text:s/>  |  2014.10.23 00:27   |   <text:a xlink:type="simple" xlink:href="http://palinfo.habago.org/Entry?Command=Information_PrintForum&amp;iPage=395#FORUM32902"><text:span text:style-name="T2">#</text:span></text:a></text:p>
      <text:p text:style-name="P3">孔子說：<text:span text:style-name="T3">"</text:span>君子疾夫舍曰欲之而必為之辭<text:span text:style-name="T3">"</text:span>。你想幹什麼就就明講，何必老講些冠冕堂皇的漂亮話；仇中就說仇中，反馬就說反馬，忠<text:span text:style-name="T3">(</text:span>民進<text:span text:style-name="T3">)</text:span>黨愛<text:span text:style-name="T3">(</text:span>台灣<text:span text:style-name="T3">)</text:span>國就說忠黨愛國，何必老是講什麼民主。<text:span text:style-name="T3"><text:line-break/><text:line-break/></text:span>民進黨當權之下的政治運作，向來就是像台南市這樣，黑箱作業，以多欺少，橫行霸道，毫無任何政治審議與協商品質可言，更不用說什麼民主。但你有沒有看過哪個綠營支持者或忠黨愛國的學生們曾經對綠營的惡形惡狀吭過一聲？<text:span text:style-name="T3"><text:line-break/><text:line-break/></text:span>這些人，平常滿口民主，這也是為了民主，那也是為了民主，其實全是胡扯，全是徹徹底底、百分之百的鬥爭藉口。<text:span text:style-name="T3"><text:line-break/><text:line-break/></text:span>當然，這些人還可細分成兩種。一種是帶頭者，佔極少數，智商高，心眼壞。另一種則是追隨者，幾乎佔了<text:span text:style-name="T3">99.9%</text:span>，一群沒有大腦的烏合之眾，很容易蠢血沸騰。但他們其實根本不知道自己在沸騰什麼，就像一壺開水，媒體或政客加溫，他就會沸騰開來。<text:span text:style-name="T3"><text:line-break/><text:line-break/></text:span>後面這一類人，雖然智商低，充滿偏見，很容易被灌輸特定政治飼料，但他們其實大多還真以為自己是熱愛民主的熱血青年。<text:span text:style-name="T3"><text:line-break/><text:line-break/></text:span>說起來倒也不是壞人。但所謂<text:span text:style-name="T3"><text:s/>"</text:span>邪惡的庸常性<text:span text:style-name="T3">" </text:span>就是這樣。而且，正是這樣一種缺乏獨立思考能力的尋常人性表現，才是真正可怕。<text:span text:style-name="T3"><text:line-break/><text:line-break/></text:span>我認識好多這樣的學弟學妹或醫護同事或朋友，不管主流媒體餵他吃什麼飼料，他就一概全盤接收；而且，吃什麼就拉什麼，像錄音機似的，不斷覆述各種謠言與偏見。<text:span text:style-name="T3"><text:line-break/><text:line-break/></text:span>人家要他講什麼，他就會講什麼；要他怎麼想，他就會怎麼想；要他恨誰，他就會痛恨誰；要他攻擊誰，他就會想辦法去攻擊；要他崇拜誰，他就會崇拜個不停；要他連夜沸騰，他就會馬上沸騰給你看。<text:span text:style-name="T3"><text:line-break/><text:line-break/></text:span>面對巨大惡事，絲毫無感，但面對<text:span text:style-name="T3"><text:s/>"</text:span>敵方<text:span text:style-name="T3">" </text:span>根本一點問題也沒有的事，他們卻很可能因為主流媒體及政客的加溫而沸騰個不停。<text:span text:style-name="T3"><text:line-break/><text:line-break/></text:span>很難想像世界上怎麼會有這種人。老實說，除了在這島上，我還真沒見過幾個這麼沒大腦、任人操弄的人。更不可思議的是，這樣的人，在這島上不是一個兩個，而是幾乎佔了壓倒性的絕對多數，特別是學生或三十幾歲以下的人。<text:span text:style-name="T3"><text:line-break/><text:line-break/></text:span>國中升高中時，跟班上一個好朋友說我很喜歡柏楊。他大驚失色說，你怎麼會去喜歡那種人？我說，你知道柏楊是誰？他說，知道啊，他思想和行為都很偏激。我問他：你看過柏楊寫的東西嗎？他說，那種偏激的東西怎麼會去看？<text:span text:style-name="T3"><text:line-break/><text:line-break/></text:span>於是我無言了。<text:span text:style-name="T3"><text:line-break/><text:line-break/></text:span>我知道，以後跟他相處得刻意<text:span text:style-name="T3"><text:s/>"</text:span>去政治化<text:span text:style-name="T3">"</text:span>、避談政治才行，要不然友誼恐怕難保。<text:span text:style-name="T3"><text:line-break/><text:line-break/></text:span>陳真<text:span text:style-name="T3"><text:line-break/><text:line-break/>===========<text:line-break/></text:span>南市議會表決火速<text:span text:style-name="T3"><text:s/>30 </text:span>分審<text:span text:style-name="T3"><text:s/>700 </text:span>億<text:span text:style-name="T3"><text:line-break/><text:line-break/></text:span>華視<text:span text:style-name="T3"><text:s/>– 2014</text:span>年<text:span text:style-name="T3">10</text:span>月<text:span text:style-name="T3">10</text:span>日<text:span text:style-name="T3"><text:line-break/><text:line-break/></text:span>台南市議會聯審明年總預算，因為是最後一天，綠營發動甲級動員突圍，以包裹表決方式連連快速通過，當時國民黨只有一名議員盧崑福固守，在沒辦法的情況下只好站上主席台抗議，但綠營卻不為所動，繼續強審預算，最後在<text:span text:style-name="T3">30</text:span>分鐘內通過<text:span text:style-name="T3">700</text:span>億預算，平均每<text:span text:style-name="T3">10</text:span>秒通過一個，國民黨也砲轟，這真的太誇張。<text:span text:style-name="T3"><text:line-break/><text:line-break/></text:span>台南市議會審預算，居然出現這樣的場面，抗議，國民黨議員盧崑福跑上主席台，想要抗議民進黨強審預算，但一點用都沒有。有沒有意見？民進黨發動甲級動員，什麼預算都說沒意見，直接敲槌，盧崑福想盡辦法，甚至關麥克風奪槌，綠營卻不為所動，沒槌就用手敲。<text:span text:style-name="T3"><text:line-break/><text:line-break/></text:span>最後短短<text:span text:style-name="T3">30</text:span>分鐘明年的<text:span text:style-name="T3">700</text:span>億預算全都通過，平均<text:span text:style-name="T3">10</text:span>秒就通過一個，也讓國民黨砲轟，這樣太誇張藍營抗議，綠營以過半優勢人數，強行主導預算過關，是台南民主最黑暗一天，而這無槌用手敲的景象，也真的讓議場陷入一片混亂。<text:span text:style-name="T3"><text:line-break/><text:line-break/>==============<text:line-break/></text:span>史上最糟<text:span text:style-name="T3"><text:s/></text:span>南市議會<text:span text:style-name="T3">30</text:span>分鐘通過總預算<text:span text:style-name="T3"><text:line-break/><text:line-break/></text:span>中廣新聞網中廣新聞網<text:span text:style-name="T3"><text:s/>– 2014</text:span>年<text:span text:style-name="T3">10</text:span>月<text:span text:style-name="T3">9</text:span>日<text:span text:style-name="T3"><text:line-break/><text:line-break/></text:span>台南市議會定期大會下午聯審「台南市政府<text:span text:style-name="T3">104</text:span>年度總預算案」，由於連日來預算審議時程緩慢，市議會民進黨團甲級動員，以包裹表決方式強渡關山，國民黨籍議員盧崑福「一夫當關」霸佔主席台仍難以抗衡，平均每十秒鐘就敲槌通過一個單位預算，創下台南市議會最難看的歷史紀錄。<text:span text:style-name="T3"><text:s/>(</text:span>劉怡伶報導<text:span text:style-name="T3">)<text:line-break/><text:line-break/></text:span>市府各單位早已待命，主席在主席台上高喊「下一個單位快進來」，很多單位人員都還未坐定位預算就通過起身，教育局長鄭邦鎮動作稍慢還被罵「混蛋」，前後共<text:span text:style-name="T3">30</text:span>分鐘全數清倉。<text:span text:style-name="T3"><text:line-break/><text:line-break/></text:span>無黨聯盟總召郭秀珠譴責民進黨手法草率，國民黨團總召洪玉鳳批評這是多數暴力強姦民意，這是史上最黑暗的一天。</text:p>
      <text:p text:style-name="P1"><text:span text:style-name="T1">陳真</text:span><text:s/>  |  2014.10.21 12:14   |   <text:a xlink:type="simple" xlink:href="http://palinfo.habago.org/Entry?Command=Information_PrintForum&amp;iPage=395#FORUM32901"><text:span text:style-name="T2">#</text:span></text:a></text:p>
      <text:p text:style-name="P2"><text:span text:style-name="T3">(</text:span>續<text:span text:style-name="T3">)<text:line-break/><text:line-break/></text:span>還記得阿扁最擅長的公投選舉造勢法嗎？應該是<text:span text:style-name="T3">2003</text:span>年的總統大選吧，當時執政的民進黨花數億公款，推出一些無厘頭公投綁總統大選，比方問說什麼<text:span text:style-name="T3"><text:s/>"</text:span>你贊成大陸撤飛彈嗎<text:span text:style-name="T3">?" </text:span>之類，純粹為了操弄挑撥兩岸緊張關係來賺選票。<text:span text:style-name="T3"><text:line-break/><text:line-break/></text:span>有位惟覺和尚說他會去投票，但會拒領公投選票，並表明支持連戰。在台灣，綠油油的和尚尼姑和牧師一大堆，而且往往氣燄高張，偶而來個藍和尚又如何？<text:span text:style-name="T3"><text:line-break/><text:line-break/></text:span>但是，你知道釋昭慧法師怎麼罵這位和尚嗎？罵他<text:span text:style-name="T3"><text:s/>"</text:span>妖言惑眾<text:span text:style-name="T3">"</text:span>，罵他反民主。釋昭慧說，<text:span text:style-name="T3">"</text:span>佛祖創立佛教<text:span text:style-name="T3">2</text:span>千<text:span text:style-name="T3">5</text:span>百年前開始，僧團的一切事務的都交由僧團直接決議，這是直接民主的象徵。今天惟覺卻身著袈裟反公投<text:span text:style-name="T3">"</text:span>。<text:span text:style-name="T3"><text:line-break/><text:line-break/></text:span>釋昭慧這些話，真是讓我大開眼界，我不知道原來幾千年來的佛教也搞直接民主，難道釋迦牟尼也是透過選舉產生的佛教共主？再說，反對綠營之假公投之名行政治操弄之實，跟反公投或反民主扯不上關係。倒是應該說，如果你真的認同民主與公投的概念，那就應該反對藉著貶低矮化它做為一種政治操弄的工具。<text:span text:style-name="T3"><text:line-break/><text:line-break/></text:span>而且，一個尼姑，因為某種政治看法不同，就罵某個和尚<text:span text:style-name="T3"><text:s/>"</text:span>妖言惑眾<text:span text:style-name="T3">"</text:span>，難道這也是佛法或佛教民主概念的一部份？<text:span text:style-name="T3"><text:line-break/><text:line-break/></text:span>我並不排斥佛教，就猶如我不排斥基督教或天主教猶太教印度教，我是一神論者，神也許有很多種名字，但卻只有一個。我沒法想像神界仍會受制於時空和質量，所以不會有<text:span text:style-name="T3"><text:s/>"</text:span>複數<text:span text:style-name="T3">" </text:span>這個概念的存在。題外話。<text:span text:style-name="T3"><text:line-break/><text:line-break/></text:span>總之，我批評慈濟，批評這類<text:span text:style-name="T3"><text:s/>"</text:span>妖言<text:span text:style-name="T3">"</text:span>，並非出於什麼<text:span text:style-name="T3"><text:s/>"</text:span>仇佛<text:span text:style-name="T3">" </text:span>之心。<text:span text:style-name="T3"><text:line-break/><text:line-break/></text:span>釋昭慧甚至還列舉支持連戰的惟覺法師<text:span text:style-name="T3"><text:s/>"</text:span>八大罪狀<text:span text:style-name="T3">"</text:span>。<text:span text:style-name="T3"><text:line-break/><text:line-break/></text:span>第一罪是打誑語，竟說<text:span text:style-name="T3"><text:s/>"</text:span>宗團法<text:span text:style-name="T3">" </text:span>會使信眾人頭落地<text:span text:style-name="T3"><text:s/>(</text:span>陳真按：此一指控存疑<text:span text:style-name="T3">)</text:span>。<text:span text:style-name="T3"><text:line-break/><text:line-break/></text:span>第二罪是妖言惑眾，竟說藍營不當選，台灣會血流遍地<text:span text:style-name="T3"><text:s/>(</text:span>陳真按：我也始終認為民進黨遲早會把台灣捲入以美國為首的亞洲戰爭烽火之中。這個擔憂，隨著歐巴馬的亞洲政策而與日俱增<text:span text:style-name="T3">)</text:span>。<text:span text:style-name="T3"><text:line-break/><text:line-break/></text:span>第三罪是窮奢極欲<text:span text:style-name="T3"><text:s/>(</text:span>陳真按：批評惟覺法師建於地震災區的中台禪寺過於豪華。但我現在就租房子在那附近啊，至少外觀上一點也不豪華。就算豪華，我不知道有哪家佛寺或教堂不豪華；就算豪華，也扯不上什麼<text:span text:style-name="T3"><text:s/>"</text:span>窮奢極欲<text:span text:style-name="T3">" </text:span>這麼嚴厲的指控<text:span text:style-name="T3">)</text:span>。<text:span text:style-name="T3"><text:line-break/><text:line-break/></text:span>第四罪是為富不仁，財雄勢大，卻仍持續搜括財產<text:span text:style-name="T3"><text:s/>(</text:span>陳真按：如果這叫<text:span text:style-name="T3"><text:s/>"</text:span>搜括財產<text:span text:style-name="T3">"</text:span>，那擁有幾百億資產、四處擴張地盤往往引來民眾抗議的慈濟豈不更誇張？！<text:span text:style-name="T3">)</text:span>。<text:span text:style-name="T3"><text:line-break/><text:line-break/></text:span>第五罪是比喻失當，佛法不說救世主，惟覺卻自比為救世主<text:span text:style-name="T3"><text:s/>(</text:span>陳真按：證嚴不也把自己搞得像毛澤東似的，竟然還有什麼語錄。而且，既然救世主只是一種比喻，難道連比個喻的自由也沒有？<text:span text:style-name="T3">)</text:span>。<text:span text:style-name="T3"><text:line-break/><text:line-break/></text:span>第六罪是目無法紀，隨意搭造違建<text:span text:style-name="T3"><text:s/>(</text:span>陳真按：佛教如此關心市政與市容觀瞻，真是令人敬佩，可是，這條罪名恐怕可以套在台灣至少兩千萬人的頭上<text:span text:style-name="T3">)</text:span>。<text:span text:style-name="T3"><text:line-break/><text:line-break/></text:span>第七罪是神通廣大，黑白通吃，成為怪獸型的宗教大亨後，已沒人管得到他。<text:span text:style-name="T3">(</text:span>陳真按：這條罪名純粹是玩修辭，搞抹黑，太抽象了。套在證嚴頭上恐怕更恰當。<text:span text:style-name="T3">)<text:line-break/><text:line-break/></text:span>第八罪是隨意為人落髮剃度，簡直就像「剃頭店」。<text:span text:style-name="T3">(</text:span>陳真按：剃頭店就是理髮院。我覺得，這位釋昭慧法師不去參加選舉文宣團或當名嘴，實在有點浪費人才。<text:span text:style-name="T3">)<text:line-break/><text:line-break/></text:span>以上這個事件也是我當年曾經寫文章批評過的。<text:span text:style-name="T3"><text:line-break/><text:line-break/></text:span>另外，各位還記得慈濟最愛講的<text:span text:style-name="T3"><text:s/>"</text:span>一灘血<text:span text:style-name="T3">" </text:span>的偉大勵志故事嗎？後來經當事人家屬提告，法官判決證嚴須賠償當事人<text:span text:style-name="T3">101</text:span>萬。此事緣由在此不贅，這也是我曾寫文章批評過的。<text:span text:style-name="T3"><text:line-break/><text:line-break/></text:span>當判決結果出來之後，釋昭慧法師大罵當事人家屬<text:span text:style-name="T3"><text:s/>"</text:span>得意洋洋<text:span text:style-name="T3">" "</text:span>無血無淚<text:span text:style-name="T3">"</text:span>，這樣的罵法不會太超過嗎？如果這叫無血無淚，那麼，藉著輕易污名化一個老醫師，甚至還納入中小學教科書，來建立自己的偉大與神聖，並且惡形惡狀對待其家屬，豈不更加無血無淚？你要偉大神聖儘管去偉大神聖，何必藉著扭曲真相、傷害他人一生清譽來打造自己的神話？<text:span text:style-name="T3"><text:line-break/><text:line-break/></text:span>講起這些，我真是會歸<text:span text:style-name="T3">LP</text:span>火，但我保證絕無仇佛之心，我甚至也不會敵視慈濟。事實上，每當我經常聽到有人罵慈濟拿台灣人的錢去救助外國災民時，我都會替慈濟仗義直言說人命不應區分國界，就算敵人也是人。<text:span text:style-name="T3"><text:line-break/><text:line-break/></text:span>我並不否認慈濟在<text:span text:style-name="T3"><text:s/>"</text:span>行為面<text:span text:style-name="T3">" </text:span>上的貢獻，也不否認證嚴法師的良善初衷，我只是批評慈濟的特定言行以及動輒自我高度表揚的虛榮與傲慢，以及一種擅於打造形象的企業經營手法。<text:span text:style-name="T3"><text:line-break/><text:line-break/></text:span>陳真<text:span text:style-name="T3">2014. 10. 21.</text:span></text:p>
      <text:p text:style-name="P1">Kevin Yu   |  2014.10.21 11:37   |   <text:a xlink:type="simple" xlink:href="http://palinfo.habago.org/Entry?Command=Information_PrintForum&amp;iPage=395#FORUM32900"><text:span text:style-name="T2">#</text:span></text:a></text:p>
      <text:p text:style-name="P3">按照曹先生認為迦薩苦難都是哈瑪斯害的<text:span text:style-name="T3">,</text:span>以色列沒責任這種邏輯<text:span text:style-name="T3">,</text:span>不知捷克利迪策村被納粹屠滅<text:span text:style-name="T3">,</text:span>要怪捷克特工暗殺蓋世太保頭子海德里希<text:span text:style-name="T3">?</text:span>南京大屠殺要怪中國軍隊殊死頑抗讓日軍死傷慘重<text:span text:style-name="T3">,</text:span>激怒日軍屠城<text:span text:style-name="T3">?1940</text:span>年俄國人在卡廷屠殺波蘭軍官要怪波蘭人誓死反抗蘇聯赤化<text:span text:style-name="T3">?1943</text:span>年納粹毀滅華沙猶太區導致數萬猶太人喪生要怪猶太抵抗運動抵抗納粹<text:span text:style-name="T3">?1944</text:span>年納粹鎮壓華沙起義毀滅華沙市要怪波蘭國內軍起義抗暴<text:span text:style-name="T3">?<text:line-break/><text:line-break/></text:span>假使一個強暴犯說他強暴人的原因是對方長得太美且身材太好引誘他犯罪<text:span text:style-name="T3">,</text:span>所以他無罪<text:span text:style-name="T3">,</text:span>有哪個有正常頭腦的法官會接受這種辯解<text:span text:style-name="T3">?</text:span></text:p>
      <text:p text:style-name="P1">Kevin Yu   |  2014.10.21 11:27   |   <text:a xlink:type="simple" xlink:href="http://palinfo.habago.org/Entry?Command=Information_PrintForum&amp;iPage=395#FORUM32899"><text:span text:style-name="T2">#</text:span></text:a></text:p>
      <text:p text:style-name="P2">陳真醫師您好<text:span text:style-name="T3">:<text:line-break/><text:line-break/></text:span>很感謝您的回應<text:span text:style-name="T3">,</text:span>您的教導我會銘記在心<text:span text:style-name="T3">!</text:span>實際上我先前就在那位曹先生的<text:span text:style-name="T3">FB</text:span>上抗議他偏袒以色列<text:span text:style-name="T3">,</text:span>並貼很多加薩平民的慘狀給他看<text:span text:style-name="T3">,</text:span>希望能喚醒他的良知<text:span text:style-name="T3">,</text:span>結果他罵我腦殘又支持恐怖主義<text:span text:style-name="T3">!</text:span>反對屠殺平民叫支持恐怖主義<text:span text:style-name="T3">,</text:span>這位先生的標準在哪<text:span text:style-name="T3">?</text:span>他是他看到<text:span text:style-name="T3">911</text:span>慘狀很痛苦<text:span text:style-name="T3">,</text:span>那為何他對迦薩與伊拉克的慘狀無動於衷<text:span text:style-name="T3">?</text:span>難道對他而言只有美國人的命才是值錢的<text:span text:style-name="T3">?</text:span></text:p>
      <text:p text:style-name="P1"><text:span text:style-name="T1">王修亮</text:span><text:s/>  |  2014.10.21 09:52   |   <text:a xlink:type="simple" xlink:href="http://palinfo.habago.org/Entry?Command=Information_PrintForum&amp;iPage=395#FORUM32898"><text:span text:style-name="T2">#</text:span></text:a></text:p>
      <text:p text:style-name="P3">一個組織到底是在斂財造勢，還是普渡眾生，並不因為他是否披著宗教的外殼而定論。「聽其言而觀其行」之後，再「視其所以，觀其所由，察其所安」，仍然是基本準則。<text:span text:style-name="T3"><text:line-break/></text:span>然而宗教信仰幾乎總是能填補人對自身匱乏的虛擬滿足，從而抹掉人獨立思考的能力，卻認為這就是虔誠的皈依，並且從中得到自認為更崇高的信心。最後當然就變成「低智商」族群的一員，組織說的做的就是對的（內凝聚），外人的批評都是別有用心的陰謀（外排斥）。<text:span text:style-name="T3"><text:line-break/></text:span>我一直無法明白的是：這種變化為何總是不可逆的，怎樣勸都勸不醒。<text:span text:style-name="T3"><text:line-break/><text:line-break/></text:span>慈濟這個團體就是好例子。當然我也得附加一句：國內外歷代有許多令人敬服的各種教徒與組織，並不是所有宗教都這樣，也不是佛教徒都這樣，只是台灣特別嚴重，這也是我不明白的一點。<text:span text:style-name="T3"><text:line-break/><text:line-break/></text:span>我總是會在國小四年級以後，排入宗教信仰與組織信仰的研討課程，期望台灣將來多幾個能頭腦清楚思考的成人，看起來效果似乎不大，但總也是要做啊！這本來應該從小學習，逐步養成，但以台灣教育現況來說，國高中不可能有人和學生探討信仰的觀念與實踐，到了大學，早已來不及了。</text:p>
      <text:p text:style-name="P1"><text:span text:style-name="T1">陳真</text:span><text:s/>  |  2014.10.21 03:12   |   <text:a xlink:type="simple" xlink:href="http://palinfo.habago.org/Entry?Command=Information_PrintForum&amp;iPage=395#FORUM32897"><text:span text:style-name="T2">#</text:span></text:a></text:p>
      <text:p text:style-name="P2"><text:span text:style-name="T3">Kevin, <text:line-break/><text:line-break/></text:span>我始終相信人如其文；一個人如何，他的<text:span text:style-name="T3"><text:s/>"</text:span>作品<text:span text:style-name="T3">" </text:span>便如何。如果有人覺得我的文字跟我的人有一絲絲不像，那只有一個可能，就是：他根本不了解我這個人，而且也不知道我在寫什麼；他只是自以為了解一個事實上純粹是他自己想像的陳真。<text:span text:style-name="T3"><text:line-break/><text:line-break/></text:span>人既然如其文，我們便應<text:span text:style-name="T3"><text:s/>"</text:span>以人廢言<text:span text:style-name="T3">"</text:span>；如果你對某個人不屑或沒興趣，那他寫什麼就根本不用去管它。我長這麼大，從來不曾主動浪費哪怕只是一秒鐘去閱讀任何我不看重或我沒興趣的人所寫的任何文字，除非我準備拿它來修理。<text:span text:style-name="T3"><text:line-break/><text:line-break/></text:span>因此，你講的這篇文章，光看到作者名字，我自然就連一個字也不想看了。<text:span text:style-name="T3"><text:line-break/><text:line-break/></text:span>但我不太明白，如果你看了什麼文章或看到什麼現象，看了很氣，何不就自己大大方方跳出來，去反駁他們或與之對抗，怎麼好像老是要我當出頭鳥似的？指名要我看，你是希望我出面去罵人嗎？<text:span text:style-name="T3">"</text:span>罵人<text:span text:style-name="T3">" </text:span>這種事，理當各人自己來才對，而不是假手他人。這個道理我講到都不想再講了。<text:span text:style-name="T3"><text:line-break/><text:line-break/></text:span>所謂<text:span text:style-name="T3"><text:s/>"</text:span>伸張正義<text:span text:style-name="T3">" </text:span>這種事，就跟結婚一樣，只能自己來，不能期望別人代勞。維根斯坦說，<text:span text:style-name="T3">"</text:span>一個人不可能革世界的命，除非他先革自己的命。<text:span text:style-name="T3">" </text:span>甘地也說，<text:span text:style-name="T3">"</text:span>你希望世界如何，你自身便應如何。<text:span text:style-name="T3">" <text:line-break/><text:line-break/></text:span>一個人如果看不慣什麼事，躲著罵皇帝是毫無意義的，應該跳出來說我受不了了，我跟你打。<text:span text:style-name="T3"><text:line-break/><text:line-break/></text:span>我不是說大家應該跳去哪裏跟誰打，而是說，如果一個人真的心裏有那麼多義憤，那就大大方方講出一些道理來，並且讓人們知道你是誰，你是什麼身份，你就是這麼想的，你就是這樣一個人，你就是看不慣這樣那樣，你就是要公開與之為敵，並且願意為之付出代價。<text:span text:style-name="T3"><text:line-break/><text:line-break/></text:span>事實上，我根本不知道你是誰，究竟是男是女？是個小學生？或是個老伯伯？家庭主婦？根本一無所知。我看你這麼多<text:span text:style-name="T3"><text:s/>"</text:span>義憤<text:span text:style-name="T3">"</text:span>，但卻完全不知道這些充滿<text:span text:style-name="T3"><text:s/>"</text:span>義憤<text:span text:style-name="T3">" </text:span>的簡短文字背後究竟是<text:span text:style-name="T3"><text:s/>"</text:span>誰<text:span text:style-name="T3">"</text:span>，這樣一種溝通，對我而言太抽象、太後現代了。<text:span text:style-name="T3"><text:line-break/><text:line-break/></text:span>我是個老派人物，某些思想很傳統，自忖個人氣味約莫停留在<text:span text:style-name="T3">19</text:span>世紀中後期或二十世紀初那個熱情年代，血肉沉重，就連影子都彷彿有個重量，絲毫跟不上輕飄飄的後現代。簡單說就是：我不是網友，也沒法和網友溝通<text:span text:style-name="T3">(</text:span>那就跟一團空氣溝通是一樣的道理<text:span text:style-name="T3">)</text:span>。<text:span text:style-name="T3"><text:line-break/><text:line-break/></text:span>我自然不是說你應公開身份，完全沒有那個意思。我只是說，我跟網友講話或回答他們的所謂問題時，總是感覺很不自在，很彆扭，很抽象，很輕浮，跟我野蠻的個性非常不搭。<text:span text:style-name="T3"><text:line-break/><text:line-break/></text:span>當我們連對方是男是女是小朋友或老公公，是學者教授或水電工，是教育部長或國防部長，是大學院長或國中生，有著什麼樣的過去和經歷，有著何種知識等等等，統統一無所知時，我不知道要怎麼跟這樣一團空氣講話，或怎麼回答所謂問題。<text:span text:style-name="T3"><text:line-break/><text:line-break/></text:span>周六靜站，有個國二的女學生來<text:span text:style-name="T3"><text:s/>"</text:span>採訪<text:span text:style-name="T3">"</text:span>，問我納粹是怎樣？為什麼叫以色列不要學納粹？我說納粹就是欺負當年的猶太人，現在猶太人壯大了，卻又反過頭來欺負巴勒斯坦人。<text:span text:style-name="T3"><text:line-break/><text:line-break/></text:span>對自己這樣精闢入裏的回答感到相當滿意。但若在網路上，若有人這樣問我，我該怎麼答？很抽象很輕浮不是嗎？等於是在跟一團空氣講話。<text:span text:style-name="T3"><text:line-break/><text:line-break/></text:span>總之，各位有話儘管自己說，別問我問題。真要問的話，首先你至少得讓我認識你這個人、看過你這個人才行，畢竟問題與答案就跟所有文字一樣，總是連結著一個特定的血肉之軀，而不是連結著一個空洞的網路符號。<text:span text:style-name="T3"><text:line-break/><text:line-break/></text:span>世上流了那麼多鮮血，那麼多悲劇，我已經很厭倦這種輕薄的後現代。<text:span text:style-name="T3"><text:line-break/><text:line-break/></text:span>言語冒犯處，尚請見諒。無不敬之意，因為我根本不知道你是誰，沒法敬，也沒法不敬。我對人向來是充滿尊敬的，但我指的是活生生的人，不是指網友。</text:p>
      <text:p text:style-name="P1"><text:span text:style-name="T1">陳真</text:span><text:s/>  |  2014.10.21 02:05   |   <text:a xlink:type="simple" xlink:href="http://palinfo.habago.org/Entry?Command=Information_PrintForum&amp;iPage=395#FORUM32896"><text:span text:style-name="T2">#</text:span></text:a></text:p>
      <text:p text:style-name="P3">之前提過，美麗島事件發生時，長老教會一樣也跟著大家譴責暴民，呼籲社會安定、政府寬大為懷等等，並努力切割林弘宣與許天賢等美麗島受難者，彷彿他們只是教會的少數害群之馬，並否認長老教會有任何台獨思維，希望外界或其他教會不要藉機抹黑長老教會云云。<text:span text:style-name="T3"><text:line-break/><text:line-break/></text:span>在那個威權年代，幾乎所有人都是順民，這類行為若是發生在一般民間團體，倒也無可厚非，難以苛責。但長老教會不是信仰基督嗎？平常不是犧牲奉獻捨去世上生命的大道理講一堆嗎？一個宗教組織，理應在道德上走在所有人的前面；面對政治高壓，沉默已相當可鄙，何況落井下石。<text:span text:style-name="T3"><text:line-break/><text:line-break/></text:span>後來，我在黨外雜誌工作。有一天，長老教會好像有什麼台語羅馬拼音的聖經被情治單位拿走<text:span text:style-name="T3">(</text:span>事件細節我忘了<text:span text:style-name="T3">)</text:span>，於是開始發飆，牧師上街抗議。我跟雜誌社長說，我想寫一篇文章<text:span text:style-name="T3"><text:s/>(</text:span>後來因為心軟而沒寫<text:span text:style-name="T3">)</text:span>，談談教會在歷史上的道德表現；我說，教會從來都不是道德的領航者，更不用說身先士卒為世人上十字架，反倒是他們往往把別人給送上十字架，大多站在主流權勢的那一方。<text:span text:style-name="T3"><text:line-break/><text:line-break/></text:span>長老教會自然也不例外。平常也從沒見他們膽敢批評政府，當自己被政府給小小侵犯了一下，就馬上講得好像天之將亡，國之將滅一般。<text:span text:style-name="T3"><text:line-break/><text:line-break/></text:span>釋昭慧的反應及說法也給我這種感覺。她對文革式暴民的指控，我基本上都認同。可是，她是旅居外星球，今天才剛返回地球回到台灣嗎？這類文革在台灣至少存在十幾二十年了，她之前都不知道嗎？她所支持<text:span text:style-name="T3"><text:s/>(</text:span>？<text:span text:style-name="T3">)</text:span>的一些偉大社運或什麼運的<text:span text:style-name="T3"><text:s/>(</text:span>恕我不敢舉例<text:span text:style-name="T3">)</text:span>，更是法西斯；抹黑造謠，盡一切力量傷害異己；就連不表態不吭聲都不行，非常惡形惡狀，卑劣至極。<text:span text:style-name="T3"><text:line-break/><text:line-break/></text:span>當然，釋昭慧或任何人都沒有義務非做什麼見義勇為犧牲小我的義舉不可，但她卻講得好像其所謂文革暴民只是現在才突然冒出來似的。<text:span text:style-name="T3"><text:line-break/><text:line-break/></text:span>任何一個人，如果他真的厭惡不義，那就應該厭惡同一狀況下的所有不義，而不是只要與我的立場或主張相同者，我便對其不義視若無睹，而且還覺得這樣很正義；可當自己成為<text:span text:style-name="T3"><text:s/>"</text:span>異己<text:span text:style-name="T3">" </text:span>時，才來痛罵不義。<text:span text:style-name="T3"><text:line-break/><text:line-break/></text:span>再說，慈濟大得跟太上皇一樣，勢力龐大到就像一個國家，一座皇朝，各方勢力<text:span text:style-name="T3">(</text:span>特別是政商財團<text:span text:style-name="T3">)</text:span>都努力想拉攏之；打從國民黨的白色恐怖時代便已如此，例如郝柏村當行政院長時，一方面打壓社運，說社運人士應以流氓治罪，同時頒發行政院所欽定的<text:span text:style-name="T3"><text:s/>"</text:span>社會運動獎<text:span text:style-name="T3">" </text:span>給慈濟，而且郝柏村還跟證嚴法師說他願意當慈濟永遠的志工，<text:span text:style-name="T3">"</text:span>上人<text:span text:style-name="T3">" </text:span>有什麼事要做，儘管吩咐。<text:span text:style-name="T3"><text:line-break/><text:line-break/></text:span>我要說的是，慈濟龐大到是根本不可能被抹黑的，自古已然，如今更是龐大；他隨時可以出來為自己澄清，維護名譽。就算被人像蚊子給叮一下，也根本傷不了一根汗毛。<text:span text:style-name="T3"><text:line-break/><text:line-break/></text:span>但你我一般人面對法西斯暴民可完全不是這樣哦，你是完全沒有任何機會做任何澄清的，完完全全只能任人抹黑造謠侮辱或冒名製造事端或暴力人身侵犯乃至累及家人安危。<text:span text:style-name="T3"><text:line-break/><text:line-break/></text:span>但是，釋昭慧卻把蚊子叮一般、不痛不癢的對於慈濟的所謂<text:span text:style-name="T3"><text:s/>"</text:span>傷害<text:span text:style-name="T3">"</text:span>，講得好像多委屈似的，而且把慈濟之<text:span text:style-name="T3"><text:s/>"</text:span>不反擊<text:span text:style-name="T3">" </text:span>講得很神聖很偉大，好像什麼多麼了不起的菩薩心。這就讓人聽了很反感。<text:span text:style-name="T3"><text:line-break/><text:line-break/></text:span>二十幾年前，在國民黨橫行囂張的年代，慈濟是完完全全站在法西斯當權者這一邊的，而且毫不掩飾。不但不掩飾，而且還非常主動頻頻為黨國發聲。於是我當時就甘冒大不韙，寫了一篇給自己惹來許多麻煩與痛苦的文章叫<text:span text:style-name="T3"><text:s/>"</text:span>慈濟慈濟，不慈也不濟<text:span text:style-name="T3">"</text:span>，批評慈濟的各種反動言行，例如反對遊行示威、舉牌抗議等，反對勞工爭取各種權利例如爭取休假與基本薪資，證嚴<text:span text:style-name="T3"><text:s/>"</text:span>上人<text:span text:style-name="T3">" </text:span>還開示說：人活著就是要努力打拼，不要貪婪，不要想偷懶。<text:span text:style-name="T3"><text:line-break/><text:line-break/></text:span>對於一切遊行示威，證嚴更是極為敵視。因此，慈濟醫院的醫護人員若想保有工作，必須簽下一紙切結書，保證絕不參與任何遊行示威<text:span text:style-name="T3"><text:s/>(</text:span>國慶遊行或慶祝蔣公誕辰的遊行當然可以<text:span text:style-name="T3">)</text:span>，若有違背，一概開除。<text:span text:style-name="T3"><text:line-break/><text:line-break/></text:span>講這些並不是要算舊帳，我只是想說：慈濟也好，或企圖把慈濟給神聖化的人也罷，理當回頭想清楚上述種種；別把調子唱太高，別佔了便宜又賣乖。<text:span text:style-name="T3"><text:line-break/><text:line-break/></text:span>一個宗教團體，在道德上，就算不是身先士卒走在所有人的前面，也不應該總是走在所有人的最後面，卻把自己講得很偉大很委屈。哪來什麼<text:span text:style-name="T3"><text:s/>"</text:span>千刀萬剮<text:span text:style-name="T3">" </text:span>？對於巨大隆崇的慈濟而言，那只不過就像被蚊子叮一下；但慈濟過去與黨國沆瀣一氣、打壓異己的行徑，又豈止如此而已。<text:span text:style-name="T3"><text:line-break/><text:line-break/><text:line-break/></text:span>陳真<text:span text:style-name="T3"><text:s/>2014. 10. 21.<text:line-break/><text:line-break/>================<text:line-break/></text:span>釋昭慧嗆聲<text:span text:style-name="T3"><text:s/></text:span>要向反慈濟者算總帳<text:span text:style-name="T3"><text:line-break/><text:line-break/><text:line-break/></text:span>中時電子報作者：<text:span text:style-name="T3"><text:s/></text:span>胡清暉╱台北報導<text:span text:style-name="T3"> <text:line-break/><text:line-break/>2014</text:span>年<text:span text:style-name="T3">10</text:span>月<text:span text:style-name="T3">20</text:span>日<text:span text:style-name="T3"><text:line-break/><text:line-break/></text:span>頂新爛油事件引發全民抵制，由於頂新前董事長魏應充是慈濟人，外界質疑慈濟挺自家人，炮轟「佛心變黑心」。玄奘大學社科學院院長釋昭慧近日在臉書反擊，質疑「反慈濟者宛若文革時代的紅衛兵」，她昨晚受訪時表示，面對外界的惡毒批判，證嚴法師基於社會安定，願意吞下去，選擇原諒。<text:span text:style-name="T3"><text:line-break/><text:line-break/></text:span>最近網路針對頂新的風暴出現反慈濟聲浪，質疑慈濟究竟站在眾生這邊？還是在黑心信徒那邊？也有公開信提及，對證嚴法師的冷處理態度，感到心寒。<text:span text:style-name="T3"><text:line-break/><text:line-break/></text:span>釋昭慧前天下午拜會證嚴法師，她表示，證嚴法師面對外界千刀萬剮般的惡毒批判，依然雲淡風清，並且展現氣度，選擇原諒。釋昭慧說，她當面向證嚴法師分析，部分教會、財團有計畫的造謠並打擊慈濟，甚至已成立網軍，頂新爭議只是一個引爆點。<text:span text:style-name="T3"><text:line-break/><text:line-break/></text:span>另外，釋昭慧也在臉書表示，眼見台灣社會，網路謠言篇篇惡毒，反慈濟者宛若文革時代的紅衛兵，隨時摩拳擦掌，我們這些「旁人」若再緘默下去，難保不會發生文革式「抄家滅族」的集體歇斯底里。她並打算向造謠誹謗慈濟者算個總帳。<text:span text:style-name="T3"><text:line-break/><text:line-break/></text:span>不過，也有許多人力挺，感謝釋昭慧替慈濟、證嚴法師發聲，憂心台灣已漸進入低智商社會，彷彿上演文化大革命，食安事件不過是他們仇恨慈濟、惡意攻擊證嚴法師的幌子。<text:span text:style-name="T3"><text:line-break/><text:line-break/>============<text:line-break/></text:span>黑心油風波<text:span text:style-name="T3"><text:s/></text:span>釋昭慧：目標非滅頂而是消慈<text:span text:style-name="T3"><text:line-break/><text:line-break/>NewTalk </text:span>新頭殼<text:span text:style-name="T3"><text:s/>2014</text:span>年<text:span text:style-name="T3">10</text:span>月<text:span text:style-name="T3">20</text:span>日<text:span text:style-name="T3"><text:line-break/><text:line-break/></text:span>翁嫆琄<text:span text:style-name="T3">/</text:span>台北報導<text:span text:style-name="T3"><text:line-break/><text:line-break/></text:span>頂新集團引發黑心油事件，慈濟也遭輿論波及，繼週末在臉書替慈濟抱不平，將批評慈濟的民眾形容成文革「紅衛兵」後，玄奘大學社會科學院院長釋昭慧今<text:span text:style-name="T3">(20)</text:span>日再度在臉書發文，強調這次的批鬥目標不是「滅頂」，而是「消慈」與「仇佛」。<text:span text:style-name="T3"><text:line-break/><text:line-break/></text:span>釋昭慧說，剛才又有人告知，有標題為「慈濟不可說的秘密」的<text:span text:style-name="T3">LINE</text:span>，突然間到處流竄，好多朋友都收到了。她質疑，這根本是一場有計畫、有策略、有陰謀的文革式批鬥。目標不是「滅頂」，而是「消慈」，還有「仇佛」。<text:span text:style-name="T3"><text:line-break/><text:line-break/></text:span>她認為，那些謠言，真的已經嚴重影響著許許多多無辜第三者，他們是在不知覺間，被煽動起了對慈濟的厭惡與仇恨。「我最同情的是這些第三者，我指的紅衛兵，不是他們！」<text:span text:style-name="T3"><text:line-break/><text:line-break/></text:span>釋昭慧也說，這種藏在暗處策動糾鬥慈濟的犯罪行為，業已嚴重影響台灣的社會安寧，真的不宜視作告訴乃論罪，因為證嚴法師原諒他們，不可能向他們提告。她表示，檢調單位真的應該介入調查了。</text:p>
      <text:p text:style-name="P1"><text:span text:style-name="T1">陳真</text:span><text:s/>  |  2014.10.20 17:44   |   <text:a xlink:type="simple" xlink:href="http://palinfo.habago.org/Entry?Command=Information_PrintForum&amp;iPage=395#FORUM32895"><text:span text:style-name="T2">#</text:span></text:a></text:p>
      <text:p text:style-name="P2">就如最近聯合國的統計所指出，伊拉克光是在今年上半年就有五千五百名平民死於各種暴力攻擊，上萬人輕重傷。但你若隨便抓個人問他知不知道這事，恐怕<text:span text:style-name="T3"><text:s/>99.99% </text:span>的人都不知道。媒體型塑世界與所謂輿論的力量有多大，由此可見一斑。我們的所見所想，基本上是被媒體操控的。<text:span text:style-name="T3"><text:line-break/><text:line-break/></text:span>根據英國醫學期刊<text:span text:style-name="T3"><text:s/>"Lancet" </text:span>在<text:span text:style-name="T3">2006</text:span>年的一個研究報告，從<text:span text:style-name="T3">2003-2006</text:span>年之間，估計有<text:span text:style-name="T3">65</text:span>萬名伊拉克人死亡。<text:span text:style-name="T3">2006</text:span>年距今已<text:span text:style-name="T3">8</text:span>年多，這些都已經是很舊的資料了。這八年多來，伊拉克被美國民主輸入的結果，宛如人間煉獄。但你有沒有聽過滿口民主自由的愛台民主人士們，對此有過一句批評？<text:span text:style-name="T3"><text:line-break/><text:line-break/></text:span>一直想把伊拉克這本小冊子做個修訂更新，但一直沒有時間。其實應該說是缺乏一種勇氣，畢竟這本小冊子，當初也只花了我五個晚上就寫完。寫作上最大的困難是很不想去碰觸這些極其殘酷的悲劇，因為我們除了不痛不癢的言說，還做了些什麼？我常想，光是這樣靜站，會不會太蒼白了一些？<text:span text:style-name="T3"><text:line-break/><text:line-break/></text:span>底下有篇大陸某網站的譯文，也是寫於<text:span text:style-name="T3"><text:s/>2006</text:span>年的舊文。這幾年來，伊拉克現實情況只有更壞，沒有更好。但是，光從八年前的舊文，你就能想像伊拉克目前的處境。<text:span text:style-name="T3"><text:line-break/><text:line-break/></text:span>各位若不嫌煩，不妨好好把它讀一遍。<text:span text:style-name="T3"><text:line-break/><text:line-break/></text:span>陳真<text:span text:style-name="T3">2014. 10. 20.<text:line-break/><text:line-break/>================<text:line-break/>http://www.globalview.cn/ReadNews.asp?NewsID=10199<text:line-break/><text:line-break/></text:span>美國的佔領造成伊拉克<text:span text:style-name="T3"><text:s/>65 </text:span>萬人民死亡的沈重代價<text:span text:style-name="T3"><text:line-break/><text:line-break/></text:span>吉伯托<text:span text:style-name="T3">•</text:span>裏瓦斯<text:span text:style-name="T3"><text:s/></text:span>魏文編譯　<text:span text:style-name="T3"><text:line-break/><text:line-break/><text:line-break/></text:span>根據美國約翰<text:span text:style-name="T3">•</text:span>霍普金斯<text:span text:style-name="T3">•</text:span>布朗貝格公共衛生學院和伊拉克穆斯坦西裏亞大學醫學系的一份報告，從<text:span text:style-name="T3">2003</text:span>年<text:span text:style-name="T3">3</text:span>月美國發動對伊拉克的侵略戰爭到<text:span text:style-name="T3">2006</text:span>年<text:span text:style-name="T3">7</text:span>月，美國對這個國家的新殖民主義佔領期間，共造成<text:span text:style-name="T3">654965</text:span>人死亡，相當於伊拉克總人口的<text:span text:style-name="T3">2.5%</text:span>。<text:span text:style-name="T3"><text:line-break/><text:line-break/></text:span>這意味著，平均每天死亡<text:span text:style-name="T3">500</text:span>多人，其中<text:span text:style-name="T3">91%</text:span>的死亡者是由與佔領有關的暴力活動（武器的射擊、空中轟炸和炸彈）所造成的，其餘的死亡是因爲伊拉克人的生活條件受到嚴重破壞的結果。<text:span text:style-name="T3"><text:line-break/><text:line-break/></text:span>美國將伊拉克的衛生基礎設施當成軍事目標進行打擊，狂轟濫炸，基礎設施被破壞以後，佔領者當局不向平民百姓提供飲用水、電、衛生和公共安全，居民的生活條件急劇惡化，對這類死亡美國佔領者也負有不可推卸的責任。<text:span text:style-name="T3"><text:line-break/><text:line-break/></text:span>研究人員在伊拉克全國選擇有代表性的<text:span text:style-name="T3">1800</text:span>個家庭（<text:span text:style-name="T3">12801</text:span>人）進行調查的基礎上得出了上述結論。報告將伊拉克被佔領後的死亡率與被侵略以前的死亡率進行比較，在這<text:span text:style-name="T3">40</text:span>個月裏每千人的死亡率從戰前的<text:span text:style-name="T3">5.5</text:span>人增加到<text:span text:style-name="T3">13.2</text:span>人，即超過一倍多。分析人士認爲，從國際上的標準來說，在美國的佔領下，伊拉克已經處於人道主義的緊急狀態。<text:span text:style-name="T3"><text:line-break/><text:line-break/></text:span>在這些令人怵目驚心的數位中，突出的是有數百名醫生、教師、律師、科學家和伊拉克著名的知識份子慘遭殺害。在這個<text:span text:style-name="T3">2600</text:span>萬人口的國家，有<text:span text:style-name="T3">160</text:span>萬伊拉克人爲了躲避戰火逃離祖國（據聯合國最新估計，有<text:span text:style-name="T3">230</text:span>萬伊拉克人因暴力衝突離開自己的國家，其中<text:span text:style-name="T3">180</text:span>萬人到了鄰國，如約旦和敍利亞－譯者注），<text:span text:style-name="T3">140</text:span>萬人爲了挽救自己和家人的生命不得不移居他鄉，過著貧窮和動蕩不安的日子，他們的人身安全沒有保障。<text:span text:style-name="T3"><text:line-break/><text:line-break/></text:span>最近<text:span text:style-name="T3">“</text:span>近東科學<text:span text:style-name="T3">”</text:span>電子網頁上刊載了丹尼<text:span text:style-name="T3">•</text:span>喬治博士流亡的情況，他是伊拉克保護國家古迹和財富機構的負責人，在佔領軍容忍的刺客幾次企圖暗殺他以後，他不得不出走。文章說，<text:span text:style-name="T3">“</text:span>一個在伊拉克國內外那麽有威望和受到普遍尊重的人的出走是國內受迫害的科學家的重大損失之一，同時對於那些在伊拉克的土地上爲保衛人類的考古和文化財富而不斷英勇鬥爭的人們來說，是一個不可彌補的損失<text:span text:style-name="T3">”</text:span>。<text:span text:style-name="T3"><text:line-break/><text:line-break/></text:span>面對美國減少抵抗組織襲擊的圖謀的失敗，五角大樓提出了所謂<text:span text:style-name="T3">“</text:span>挽救的戰略或選擇<text:span text:style-name="T3">”</text:span>，其內容是訓練和利用伊拉克人組成的<text:span text:style-name="T3">“</text:span>敢死隊<text:span text:style-name="T3">”</text:span>，它直屬於傀儡政府的內政部，在美國情報機構的指導下進行活動。這些<text:span text:style-name="T3">“</text:span>敢死隊<text:span text:style-name="T3">”</text:span>的使命是在什葉派、遜尼派和庫爾德人中間採取<text:span text:style-name="T3">“</text:span>秘密的暴力<text:span text:style-name="T3">”</text:span>行動，爲帝國主義服務的壟斷性媒體對此已經做了大量報導<text:span text:style-name="T3">;</text:span>它們的行動特點不僅是針對反對美國佔領的抵抗組織，而且要破壞國家的團結，破壞一個民主自由和獨立的國家可能的重建。<text:span text:style-name="T3"><text:line-break/><text:line-break/></text:span>除了這種不加區別的暗殺，它們還有選擇地濫殺無辜，其中大多數是非戰鬥人員，如兒童、婦女和老人，以及受傷和截肢的人以及殘疾人<text:span text:style-name="T3">;</text:span>它們大規模破壞生産性的設施和城市的基礎設施，破壞公路、公共服務、商業以至普通的經濟活動<text:span text:style-name="T3">;</text:span>它們掠奪和消滅國家的文化財富。新殖民主義的行政管理絕對擾亂了居民的日常生活，使居民感到不安全和危險，使國家的主權完全喪失，國家失去對戰略資源的操縱和對公共事務的控制。<text:span text:style-name="T3"><text:line-break/><text:line-break/></text:span>筆者<text:span text:style-name="T3">1989</text:span>年訪問過伊拉克，看到在薩達姆政權時期居民達到相對繁榮的生活水平，當時這個國家表明它在結束與伊朗的戰爭以後能夠做到的事情。現在人們可以理解大多數伊拉克人對美英佔領軍仇恨和憤怒的感情，根據一項民意調查，<text:span text:style-name="T3">87%</text:span>的伊拉克人希望立即結束美英的佔領。<text:span text:style-name="T3"><text:line-break/><text:line-break/></text:span>雖然薩達姆時期實行個人獨裁採用鎮壓的手段，通過執政黨有效的機構對公民進行控制，但那時可以看到伊拉克工業化的進步，與其他阿拉伯國家相比婦女取得的進步，掃除文盲的鬥爭取得的成績（當時文盲的比例不到<text:span text:style-name="T3">10%</text:span>），建立了衛生基礎設施，興辦公立大學等等。所有這一切部分說明民衆現在爲什麽對全國愛國的抵抗運動提供支援，抵抗運動的核心是由一些過去軍隊的成員和阿拉伯復興社會黨建立的網路構成的。<text:span text:style-name="T3"><text:line-break/><text:line-break/></text:span>到今年<text:span text:style-name="T3">11</text:span>月<text:span text:style-name="T3">2</text:span>日，美國在伊拉克的佔領軍的士兵已經死亡<text:span text:style-name="T3">3141</text:span>人，有數萬人受傷，有些當了逃兵，部隊大量減員。這種情況使美國總統布希在國內的支援率降到最低點，導致共和黨在<text:span text:style-name="T3">11</text:span>月份國會中期選舉的失敗。最近建立的伊拉克統一的抵抗政治指揮部再一次表明美國在伊拉克面臨的災難，已經做出重大犧牲的伊拉克人民堅持抵抗，必將最後戰勝侵略者。<text:span text:style-name="T3"><text:line-break/><text:line-break/><text:line-break/></text:span>（《環球視野》摘譯自<text:span text:style-name="T3">2006</text:span>年<text:span text:style-name="T3">11</text:span>月<text:span text:style-name="T3"><text:s/></text:span>日西班牙《起義報》）</text:p>
      <text:p text:style-name="P1">Kevin Yu   |  2014.10.20 17:28   |   <text:a xlink:type="simple" xlink:href="http://palinfo.habago.org/Entry?Command=Information_PrintForum&amp;iPage=395#FORUM32894"><text:span text:style-name="T2">#</text:span></text:a></text:p>
      <text:p text:style-name="P5"><text:span text:style-name="T1">陳真醫師</text:span>:<text:line-break/><text:line-break/><text:span text:style-name="T1">這位先生自認自己是人權鬥士</text:span>,<text:span text:style-name="T1">可是巴勒斯坦人的人權他好像都認為不值得去捍衛</text:span>.....<text:span text:style-name="T1">好像對他來說以色列與美國都是對的</text:span>,<text:span text:style-name="T1">以色列人與美國人的命才珍貴</text:span>,<text:span text:style-name="T1">巴勒斯坦人或穆斯林的命就該被踐踏</text:span><text:line-break/><text:line-break/>http://mag.udn.com/mag/newsstand/storypage.jsp?f_ART_ID=540448&amp;ch=fb_share</text:p>
      <text:p text:style-name="P1"><text:span text:style-name="T1">陳真</text:span><text:s/>  |  2014.10.20 11:36   |   <text:a xlink:type="simple" xlink:href="http://palinfo.habago.org/Entry?Command=Information_PrintForum&amp;iPage=395#FORUM32893"><text:span text:style-name="T2">#</text:span></text:a></text:p>
      <text:p text:style-name="P2">謝謝麗容，你的留言被擋，剛剛才看到。<text:span text:style-name="T3"><text:line-break/><text:line-break/></text:span>謝謝你的訊息。可惜周五要上班。而且，很可惜是在成大，若是在其它學校我就敢去。<text:span text:style-name="T3"><text:line-break/><text:line-break/></text:span>每天在成大出沒，常常得蒙面蒙得像蒙面騎士似的，以免被認出。<text:span text:style-name="T3"><text:line-break/><text:line-break/></text:span>我看這片單，其中<text:span text:style-name="T3"><text:s/>"THE PAST" </text:span>就是分居風暴的導演所拍。</text:p>
      <text:p text:style-name="P4"/>
      <text:p text:style-name="P1"><text:span text:style-name="T1">陳真</text:span><text:s/>  |  2014.10.20 11:16   |   <text:a xlink:type="simple" xlink:href="http://palinfo.habago.org/Entry?Command=Information_PrintForum&amp;iPage=396#FORUM32892"><text:span text:style-name="T2">#</text:span></text:a></text:p>
      <text:p text:style-name="P2">電腦就像個打字機和音樂播放器，很少從網路看影片，平常都是吃早餐時順便看<text:span text:style-name="T3"><text:s/>"</text:span>鳳凰早班車<text:span text:style-name="T3">"</text:span>，因為是透過衛星掃描，不知何故，最近畫質不佳，剛剛才發現原來網路上就有即時新聞檔案：<text:span text:style-name="T3"><text:line-break/><text:line-break/>http://goo.gl/q5a5LW<text:line-break/><text:line-break/></text:span>我來做個對比，對比鳳凰衛視和台灣這些人渣媒體之所謂<text:span text:style-name="T3"><text:s/>"</text:span>新聞<text:span text:style-name="T3">"</text:span>之落差。但我這個對比純粹只是隨機選擇，但它卻如實反映了一種常態性的巨大落差。<text:span text:style-name="T3"><text:line-break/><text:line-break/></text:span>你想，一個人，從小在這兩種媒體環境中分別長大，心靈、人格、智能、見識及思考事情的深度和廣度上，會有什麼不同的下場。<text:span text:style-name="T3"><text:line-break/><text:line-break/></text:span>今天早餐吃了<text:span text:style-name="T3">10</text:span>分鐘，兩片土司，看到鳳凰早班車幾節新聞如下：<text:span text:style-name="T3"><text:line-break/><text:line-break/></text:span>土耳其民眾示威抗議政府坐視敘利亞邊境的科巴尼庫德族人遭受<text:span text:style-name="T3">ISIS</text:span>屠殺，未能提供援助。土耳其政府回應表示，除非美國攻擊敘利亞<text:span text:style-name="T3"><text:s/>Bassar</text:span>政權，否則土耳其不會打擊<text:span text:style-name="T3">ISIS</text:span>。<text:span text:style-name="T3"><text:line-break/><text:line-break/></text:span>周日晚上，巴格達一間清真寺遭受自殺炸彈攻擊，造成<text:span text:style-name="T3">22</text:span>名什葉派教徒當場死亡，另有數十名受傷。據聯合國統計，伊拉克上半年，共有五千五百名平民死於暴力攻擊，並有超過一萬人輕重傷。<text:span text:style-name="T3"><text:line-break/><text:line-break/></text:span>印度總理莫迪，被人民視為印度政治經濟改革的力量，究竟他的各項新經濟政策將如何吸引不同對手的加入，帶領印度前進？本台製作了<text:span text:style-name="T3"><text:s/>"</text:span>印度透視<text:span text:style-name="T3">" </text:span>系列報導，今天播出第一集。<text:span text:style-name="T3"><text:line-break/><text:line-break/></text:span>印度反對黨領袖及國會外交事務主席塔魯爾，長期擔任聯合國副祕書長，他也是這次選舉慘敗給莫迪的國大黨最有潛力的政治領袖，近日因為加入莫迪的清潔衛生團隊，而遭國大黨開除其發言人職位。<text:span text:style-name="T3"><text:line-break/><text:line-break/></text:span>但莫迪強調，他在政治上始終會做為一個莫迪強有力的反對者，但是當莫迪為國家做事時，我就會支持他。我不光是支持莫迪這個人，更是支持印度這個國家走向清潔衛生，支持甘地聖雄的主張；甘地曾經說：清潔衛生比印度獨立更重要。<text:span text:style-name="T3"><text:line-break/><text:line-break/></text:span>記者旁白表示，根據紐約時報一篇報導指出，莫迪的一些政策，可以看出甘地是他的思想源頭；藉著表明與甘地的思想連結，或許可以為他在印度極右派的政治色彩下，謀取更大的施政空間。<text:span text:style-name="T3"><text:line-break/><text:line-break/></text:span>記者並表示，<text:span text:style-name="T3">2002</text:span>年的穆斯林屠殺事件，卻讓莫迪有著穆斯林殺手的稱號。清廉反貪腐則是莫迪獲得印度民眾擁戴的原因之一。莫迪嚴密監控公務員的廉潔表現與工作績效，嚴格禁止把工程合同或工作機會授與自己的親屬，致力於打擊印度盤根錯結的政治貪腐傳統。莫迪並自稱，自己單身一人，並無家族連結，何必貪瀆？<text:span text:style-name="T3"><text:line-break/><text:line-break/></text:span>記者採訪幾位印度民眾表示，莫迪同時也讓印度街道及公共衛生變得乾淨。記者表示，莫迪的各項政治與經濟措施，成效如何仍有待觀察，但至少在當下，印度民眾則是對未來充滿自信。<text:span text:style-name="T3"><text:line-break/><text:line-break/></text:span>這大概就是我今天早上十分鐘早餐中所<text:span text:style-name="T3"><text:s/>"</text:span>聽到<text:span text:style-name="T3">" </text:span>的新聞內容<text:span text:style-name="T3">(</text:span>因為我家的衛星畫面模糊不清，只能聽到聲音<text:span text:style-name="T3">)</text:span>。<text:span text:style-name="T3"><text:line-break/><text:line-break/></text:span>至於台灣的人渣媒體會報導些什麼新聞，我當然不會故意去看它來虐待自己，不過，相信我不用舉例，大家也知道台灣的所謂<text:span text:style-name="T3"><text:s/>"</text:span>新聞<text:span text:style-name="T3">" </text:span>每天都在報導些什麼。<text:span text:style-name="T3"><text:line-break/><text:line-break/></text:span>除了像瘋了似的鉅細靡遺瘋狂胡亂報導兼純瞎掰一些所謂時下熱門最夯新聞之外，無非就是網友又有什麼<text:span text:style-name="T3">KUSO</text:span>搞笑，網友說這樣，網友說那樣，或是網路上又有人用手機上傳什麼好好笑好糗好誇張的爆紅洋相：<text:span text:style-name="T3"><text:line-break/><text:line-break/></text:span>例如哪個大媽一邊煮菜一邊還會扭屁股，跳起麥可傑克遜的舞步來，然後還會穿插播放一些電影畫面來對比。<text:span text:style-name="T3"><text:line-break/><text:line-break/></text:span>或是哪裏發現誰長得好像林志玲。來來來，比對一下，眉毛，<text:span text:style-name="T3">90%</text:span>像，眼睛，<text:span text:style-name="T3">85% </text:span>像，鼻子更像了，<text:span text:style-name="T3">100</text:span>分，又尖又挺，胸部，<text:span text:style-name="T3">D</text:span>奶，過關<text:span text:style-name="T3">!! </text:span>而且啊，比志玲姐姐的奶似乎還要大一些。喂，可別說是我說的哦，不然志玲姐姐可是會生氣哦。至於臉蛋，也是瓜子臉，身材高佻，笑起來甜美笑容可是要融化多少男人的心，讓男人凍未條啊。<text:span text:style-name="T3"><text:line-break/><text:line-break/></text:span>一個人，活在這種低能毫無文化的社會卻能不覺得難受，甚至絕大多數人還挺喜歡呢，實在不簡單。<text:span text:style-name="T3"><text:line-break/><text:line-break/></text:span>有時去外面用早餐，店家裏設有電視，常見一整排大學生，面向電視，捧著碗，一邊吃，一邊看<text:span text:style-name="T3"><text:s/>"</text:span>新聞<text:span text:style-name="T3">" </text:span>看得津津有味。實在不可思議。我不知道這種學生要怎麼教。一個人，從小每天吃這種飼料長大，你想他會有什麼獨立、正直的人格與獨立思考的能力？</text:p>
      <text:p text:style-name="P1"><text:span text:style-name="T1">黃麗容</text:span><text:s/>  |  2014.10.20 09:55   |   <text:a xlink:type="simple" xlink:href="http://palinfo.habago.org/Entry?Command=Information_PrintForum&amp;iPage=396#FORUM32891"><text:span text:style-name="T2">#</text:span></text:a></text:p>
      <text:p text:style-name="P3">陳真您好：<text:span text:style-name="T3"><text:line-break/><text:line-break/></text:span>成功大學圖書館常會放映電影，片子通常很不錯，而且禁止攜帶食物入場。只是我不清楚校外人士需不需要付費，是單純拿證件登記入場或有時聽說要<text:span text:style-name="T3">30</text:span>元之類的。您推薦的絕美之城於<text:span text:style-name="T3">11</text:span>月<text:span text:style-name="T3">28</text:span>日星期五晚上在成大圖書館<text:span text:style-name="T3">B1</text:span>放映廳有播出喔！成大圖書館週五電影院連結如下：<text:span text:style-name="T3"><text:line-break/><text:line-break/>http://www.lib.ncku.edu.tw/www2008/media/exhibit/2014/friday2/index.html</text:span></text:p>
      <text:p text:style-name="P1"><text:span text:style-name="T1">陳真</text:span><text:s/>  |  2014.10.20 00:06   |   <text:a xlink:type="simple" xlink:href="http://palinfo.habago.org/Entry?Command=Information_PrintForum&amp;iPage=396#FORUM32890"><text:span text:style-name="T2">#</text:span></text:a></text:p>
      <text:p text:style-name="P2">狗跟狗見面，第一件事就是先聞一下對方屁股，看氣味如何；人與人相處，亦在於氣味。<text:span text:style-name="T3"><text:line-break/><text:line-break/></text:span>人可以有許多種分類指標，比方說顏色是一種，我不相信厭惡綠營者可以跟綠色生物密切相處，保持距離相敬如冰自然是有可能，但距離一近，氣味必然不合，因為顏色在此標示了兩種截然相反的世界觀。<text:span text:style-name="T3"><text:line-break/><text:line-break/></text:span>同理。我不相信一個整天滿口誰好帥好帥哦或是正妹爆奶個不停的人，有可能和一個厭惡這種氣味的人密切相處；保持距離相敬如冰自然是有可能，但距離一近，話不投機，你眼中的美跟他說的美正好全然相反，厭惡感將很難掩飾。<text:span text:style-name="T3"><text:line-break/><text:line-break/></text:span>你看一部電影聽一場音樂會，很感動，旁邊的人卻一直尖叫<text:span text:style-name="T3"><text:s/>"</text:span>男主角好帥哦<text:span text:style-name="T3">"</text:span>，或是一直評估打量女主角的三圍臉蛋，如果你是個正常人，大概也只能啞口無言，很難和對方有什麼實質意義的情感交流。<text:span text:style-name="T3"><text:line-break/><text:line-break/></text:span>這只是個比喻，並不是說不能講甩哥正妹爆奶爆夯，重點是，為什麼一個社會竟然會病態低級到這種地步，世界好像就只是一堆奶一些尺寸、分數、業績以及一些實在看不出美在哪裏的甩哥正妹。<text:span text:style-name="T3"><text:line-break/><text:line-break/></text:span>氣味這東西很難言喻，畢竟它是一種無形無狀肉眼不可見的東西，而不是一種行為面的指涉。但是，因為肉眼看不見，於是你也只能透過某種可見的言行現象去理解，但這並不是說你在行為上有什麼話不能講或不能做。<text:span text:style-name="T3"><text:line-break/><text:line-break/></text:span>就跟你很難描述升學主義一樣，鄙俗難耐的當然不是升學，而是升學背後的某種心態和氣味，鄙視升學主義並不是說你不應該升學。<text:span text:style-name="T3"><text:line-break/><text:line-break/></text:span>氣味是一種能聞到的人自然就會聞到的東西，聞不到的，你就算寫一堆，講得很仔細，他還是聞不到，他根本不知道你在說什麼。他當然也不知道自己是有著那樣一種氣味的人。<text:span text:style-name="T3"><text:line-break/><text:line-break/></text:span>面對比方說像底下報導這樣一種撲天蓋地的<text:span text:style-name="T3"><text:s/>"</text:span>看世界的眼光<text:span text:style-name="T3">"</text:span>，如果你不但不會滿腔怒火，反而還樂在其中，那只能說，我跟你是完全不一樣的物種；別說相處，恐怕就連一起吃兩口飯說上幾句話都會覺得苦不堪言。<text:span text:style-name="T3"><text:line-break/><text:line-break/></text:span>一個社會<text:span text:style-name="T3">,</text:span>如果全面性是這樣一種品味，實在不是一個適合人居住的地方，特別不適合下一代。除非你很樂意你的小孩將來長大對世界一無所知，對人事物毫無所感，就只會整天好帥好正好大的奶個不停，或是滿心虛榮於所謂名醫名校名人名嘴名流名牌名氣，凡事都只在乎個<text:span text:style-name="T3"><text:s/>"</text:span>名<text:span text:style-name="T3">" </text:span>字，而完全不知天高地厚，或是整天覆誦各種主流言論，蠢血沸騰忠黨愛國個不停，好像根本沒有半點大腦似的。<text:span text:style-name="T3"><text:line-break/><text:line-break/></text:span>我並不是說這種人是好人或壞人，而是說，這絕不是一個正常人。你有沒有見過世界上哪個社會是像台灣這樣的？完完全全沒有任何新聞，沒有世界，沒有文化，沒有一絲是非善惡美醜的基本鑑賞能力，每天就是不斷甩哥正妹爆奶爆紅爆夯，或是氣燄高張蠢血沸騰的無腦之事永不間斷。<text:span text:style-name="T3"><text:line-break/><text:line-break/></text:span>昨天一早搭車準備北上靜站，在火車站附近遇到一群民進黨的選舉車隊，鑼鼓喧天，吵到我受不了，趕緊把耳朵摀上，但我隱約聽到巨量的擴音器傳來：咱大家要勇敢團結起來，全民來抵制黑心油企業，讓他倒！抵制黑心政府糟蹋咱台灣郎等等。<text:span text:style-name="T3"><text:line-break/><text:line-break/></text:span>其實，不需要什麼預見未來趨勢的能力，你光從兩岸的新聞素質與一般言論思想水平之極端差距，就能馬上高下立判未來發展；兩岸各自以一種驚人的速度飛奔，差別只是飛奔的方向剛好相反。<text:span text:style-name="T3"><text:line-break/><text:line-break/></text:span>在海外，我總是羞於自稱來自台灣，我寧可說我來自中國或我經常回答的：我來自<text:span text:style-name="T3">Sarajevo (Emir Kusturica</text:span>的故鄉<text:span text:style-name="T3">)</text:span>。<text:span text:style-name="T3"><text:line-break/><text:line-break/></text:span>陳真<text:span text:style-name="T3"><text:s/>2014.10.19.<text:line-break/><text:line-break/>==================<text:line-break/></text:span>見墜樓跪地搶救<text:span text:style-name="T3"><text:s/></text:span>美女護理師磨破嫩皮<text:span text:style-name="T3"><text:line-break/><text:line-break/></text:span>自由混蛋報<text:span text:style-name="T3"><text:s/>– 2014</text:span>年<text:span text:style-name="T3">10</text:span>月<text:span text:style-name="T3">19</text:span>日<text:span text:style-name="T3"><text:line-break/><text:line-break/></text:span>〔自由時報記者吳政峰／基隆報導〕<text:span text:style-name="T3"><text:line-break/><text:line-break/></text:span>基隆市<text:span text:style-name="T3">33</text:span>歲高姓男子昨下午從<text:span text:style-name="T3">10</text:span>層樓高的商業大樓墜落地面，全身扭曲骨折，新店慈濟醫院加護病房的<text:span text:style-name="T3">25</text:span>歲美女護理師王珮珊，路過目擊，顧不得穿短裙和藍白拖，雙膝跪地為傷者施作<text:span text:style-name="T3">CPR</text:span>（心肺復甦術）。<text:span text:style-name="T3"><text:line-break/><text:line-break/></text:span>有人提醒她的膝蓋已紅腫破皮，但她毫不在意，直到協力把高男抬上擔架，見救護車開走，她才離去。<text:span text:style-name="T3"><text:line-break/><text:line-break/></text:span>王珮珊當護理師<text:span text:style-name="T3">4</text:span>年，身高<text:span text:style-name="T3">158</text:span>公分、體重<text:span text:style-name="T3">44</text:span>公斤的她，嬌小玲瓏，已在火車上、車禍現場多次救人。身材姣好的她，擁有<text:span text:style-name="T3">32C</text:span>、<text:span text:style-name="T3">23</text:span>、<text:span text:style-name="T3">33</text:span>的傲人身材，面容甜美，曾獲邀上電視綜藝節目，還被譽為「護理界的極品」。</text:p>
      <text:p text:style-name="P1"><text:span text:style-name="T1">陳真</text:span><text:s/>  |  2014.10.19 04:12   |   <text:a xlink:type="simple" xlink:href="http://palinfo.habago.org/Entry?Command=Information_PrintForum&amp;iPage=396#FORUM32889"><text:span text:style-name="T2">#</text:span></text:a></text:p>
      <text:p text:style-name="P3">我國中、高中書包有個小口袋，裏頭塞滿許多紙條，上面寫著一些數學或化學題目，全是同學發問的問題，或是同學的一些請託、詢問事項。我沒法一下子當場處理那麼多人的問題，只好逐日先用紙條記下，然後再硬是另外找時間回答。<text:span text:style-name="T3"><text:line-break/><text:line-break/></text:span>這些事，形成一個極其沉重的體力負擔與時間耗損，畢竟你要問別人兩三個或二、三十個問題很容易，但別人要回答眾人的兩三個乃至二、三十個問題卻很難，因為你不可能以一敵眾。<text:span text:style-name="T3"><text:line-break/><text:line-break/></text:span>就好像我信箱裏的信，若真要一一回覆，恐怕就算我每天什麼事都不做，不吃不喝，十輩子也回覆不完。而我堅持一天頂多寫個一兩封信，絕不多寫。<text:span text:style-name="T3"><text:line-break/><text:line-break/></text:span>高中時，只要接近考試，同學們的問題就特別多。他們往往不敢去問老師，看我忠厚老實和藹可親好商量，教學又認真有耐心，於是就跑來問我。<text:span text:style-name="T3"><text:line-break/><text:line-break/></text:span>每逢接近考試我就很苦惱，因為我自己也需要時間準備考試。於是，為了讓同學找不到我，凡是遇到自習課或一些可以翹課的課，我就盡量躲到校園的樹下角落看自己的書，甚至還曾躲到廁所。<text:span text:style-name="T3"><text:line-break/><text:line-break/></text:span>有一次，被教官發現，問我為什麼自習課溜出來躲在角落裏讀書？我就說考試快到了，我怕同學問我問題。教官一聽，很不爽，說教育失敗，甚至跑到其它班級說我很自私，竟然怕同學請教問題。<text:span text:style-name="T3"><text:line-break/><text:line-break/></text:span>但他自然是完全搞錯了，我應該是全校最樂意幫人解答課業難題的，只是我總不可能以一敵百。<text:span text:style-name="T3"><text:line-break/><text:line-break/></text:span>長大後也一樣，我之所以搞到手機不敢用、不敢開，二、三十年來電話從不敢接，原因也在此。我畢竟不是千手觀音，也不是立委服務處，實在不可能以一敵百。<text:span text:style-name="T3"><text:line-break/><text:line-break/></text:span>我很樂意助人，只要對方真正有難而且是我幫得上忙的事，我通常都是赴湯蹈火兩肋插刀，在所不辭。但事實上，求助者所求之事大多雞毛蒜皮，屬生活上細微到不能再細微的小事。<text:span text:style-name="T3"><text:line-break/><text:line-break/></text:span>我知道人們無處可說、有苦難訴的心情，所以通常還是會盡量聆聽，但生活上這些每個人每天都會遇到的小事，若要一一訴說，哪說得完？這類絲毫無關緊要、隔天就忘的小事，除了看淡，還能怎麼樣？<text:span text:style-name="T3"><text:line-break/><text:line-break/></text:span>當然，一部份的求助者的確是大事，但我一人之力，能做些什麼？能做的自然會盡力，但還是老話，人不可能以一敵百；自己家族中的一堆事，悲歡離合生老病死，就夠我長年焦頭爛額了。<text:span text:style-name="T3"><text:line-break/><text:line-break/></text:span>在台灣，當個醫師，平常肯定常會有許多親朋好友來請託或詢問或求助。醫師畢竟不是律師，想問醫師什麼儘管問，不用客氣。醫學這門專業之所以存在，無非就是助人。但仍然還是老話，醫師也是人，一天一樣只有<text:span text:style-name="T3">24</text:span>小時，就算他都不用睡覺，其實也無法以一敵百。<text:span text:style-name="T3"><text:line-break/><text:line-break/></text:span>我總是很害怕手機、電話、<text:span text:style-name="T3">email</text:span>等等這些東西，猶如我過去特別害怕自習課一樣，很難想像會有什麼好事發生在我身上。<text:span text:style-name="T3"><text:line-break/><text:line-break/></text:span>我常渴望接到手機，對方劈頭便說：<text:span text:style-name="T3">"</text:span>嗨，陳真你好，好久不見啦，有事想拜託你，我有八千萬，花都花不完，可以幫我花嗎？<text:span text:style-name="T3">" </text:span>哪天如果真的接到這種電話，肯定是詐騙集團。<text:span text:style-name="T3"><text:line-break/><text:line-break/></text:span>另外還有個現象就是：在大醫院或醫學中心，醫師就像神一樣，凡人不敢靠近，問起<text:span text:style-name="T3"><text:s/>"</text:span>神明<text:span text:style-name="T3">" </text:span>來也頂多結結巴巴問兩句、訴兩句苦便罷。但在診所可完全不是這樣哦。台灣人一般會在診所面前加個小字，小診所，以示高低有別。<text:span text:style-name="T3"><text:line-break/><text:line-break/></text:span>對於小診所的小小小醫師，病人是根本不會怕你的，他反而覺得他是你的衣食父母，你要對他畢恭畢敬才對；問起問題來，他根本不在乎問你問多久，有的不掛號也能跑來問上兩小時就是沒法請他離開，大大小小什麼都問，問完一遍又一遍，今天問完，明天閒閒無事做，又跑來再重新問一遍。<text:span text:style-name="T3"><text:line-break/><text:line-break/></text:span>有不少病人是這樣一種心態，因為他認定你是小診所的小小小醫師，管你是什麼世界名校出身都一樣，他把你看得很扁很扁，因此他特別喜歡來問你，因為其他大醫師他根本不敢問。台灣人相信，廟大間住的就是大神，小廟嘛，就是一些牛頭馬面。<text:span text:style-name="T3"><text:line-break/><text:line-break/></text:span>有好幾次，我問病人說，這些心臟方面的事，或是肝膽方面的藥，以及一些內外科的診斷和檢查，或甚至只是一些很基本的用藥方式或生化數據說明，為什麼你不問你自己的心臟科、肝膽科醫師而特地跑來問我？<text:span text:style-name="T3"><text:line-break/><text:line-break/></text:span>有個經常拿一堆內外科藥物和各種檢查報告來問我的病人，聽我這樣問他，竟然大聲罵說：<text:span text:style-name="T3"><text:line-break/><text:line-break/>"</text:span>啥咪！你講這個是啥咪曉話<text:span text:style-name="T3">(</text:span>什麼瘋話<text:span text:style-name="T3">)</text:span>！我的那個心臟科醫師是成大的醫師耶，是大醫師大教授耶，我怎麼可以問他，浪費他的時間？！你真的是講話也要有點<text:span text:style-name="T3">sense</text:span>。<text:span text:style-name="T3">"<text:line-break/><text:line-break/></text:span>有人問我說，我怎麼不會生氣？反而還持續花那麼多時間免費幫他講解那些他的醫師理應負責講解的醫藥知識？若他遇到這種病人一定馬上趕出去。但老實說，我的確沒有生氣或受辱的感覺。<text:span text:style-name="T3"><text:line-break/><text:line-break/></text:span>我常跟學姊開玩笑說，我已經鍛鍊到沒有自尊、隨便人家侮辱的境界了。雖是玩笑話，卻也是事實，畢竟我若打定主意要幫對方一個忙，他看得起我也好，看不起也罷，我之所以幫他，純粹無條件。<text:span text:style-name="T3"><text:line-break/><text:line-break/></text:span>就像頭上太陽，不管你是好人壞人，不管你罵他也好，愛他也罷，他若要照耀你就依然照耀，不會因為你看不起他，太陽便掉頭離去。<text:span text:style-name="T3"><text:line-break/><text:line-break/></text:span>今天太陽很大，靜站兩小時，把我半邊臉都曬焦了。我心裏發出懇求，太陽老兄，拜託你朝西邊方向走快點，我身體一邊都快烤焦了，但太陽依然慢吞吞有著他自己的步伐。<text:span text:style-name="T3"><text:line-break/><text:line-break/>p.s.: </text:span>這類無關世界和平的話題，我就說到此，不繼續搭腔。<text:span text:style-name="T3"><text:line-break/><text:line-break/>p.p.s.</text:span>：今天有個很可愛的小妹妹來給大家打氣、採訪，還錄了音說要回去慢慢研究。我倒是頭一次被這麼小年齡的人採訪。她問我：<text:span text:style-name="T3">"</text:span>為何叫以色列不要學納粹？以前歷史上也發生過一樣的事嗎？<text:span text:style-name="T3">"</text:span></text:p>
      <text:p text:style-name="P1"><text:span text:style-name="T1">隆誌</text:span><text:s/>  |  2014.10.19 01:28   |   <text:a xlink:type="simple" xlink:href="http://palinfo.habago.org/Entry?Command=Information_PrintForum&amp;iPage=396#FORUM32888"><text:span text:style-name="T2">#</text:span></text:a></text:p>
      <text:p text:style-name="P2">修亮所說的狀況，我很認同。無論與創作者多熟識，不可將自己的需求，視為他人該無條件滿足自己。可是台灣社會的各行各業，都有不少類似的人情要求，忽視他人的技術與思想價值，滿足自己的慾望。即便是對一位熟識的水電工，也不該仗著人際關係，要求對方免費服務維修。這種占他人便宜的心理，台灣很流行，甚至在各年齡層都是如此。甚至不這麼做，還會被笑傻。</text:p>
      <text:p text:style-name="P1"><text:span text:style-name="T1">王修亮</text:span><text:s/>  |  2014.10.18 16:08   |   <text:a xlink:type="simple" xlink:href="http://palinfo.habago.org/Entry?Command=Information_PrintForum&amp;iPage=396#FORUM32887"><text:span text:style-name="T2">#</text:span></text:a></text:p>
      <text:p text:style-name="P3">看到這一則訊息「我們是創意工作者，並不代表我要幫你免費創作。我們也有帳單要繳，跟你一樣。謝謝你的理解，這不是甚麼難思考的深奧道理。」<text:span text:style-name="T3"><text:line-break/><text:line-break/></text:span>我的職業不是創意工作者<text:span text:style-name="T3">(</text:span>當然廣義解釋，教師也算是創意工作者啦<text:span text:style-name="T3">!</text:span>但是沒有人會認為可以主動要求教師免費開課<text:span text:style-name="T3">)</text:span>，但是外子與女兒都是藝術、美工方面的創意工作者，我自己是師專美術科畢業，頗為擅長刻紙傳統藝術，少年時和外子混跡藝術圈，各種藝術相關的創意工作者朋友極多，看盡他們的辛苦。<text:span text:style-name="T3"><text:line-break/></text:span>沉浸在藝術創作真是最美好幸福的情境，但以此為職業工作時，簡直就是一種心靈的凌遲。除了「比例極少」的紅牌名家，藝術與美工是沒有心靈自由的！出錢的客戶、老闆喜歡甚麼，你就要那樣增添、那樣刪減，活生生地切割剜剮自己孩子般喜愛的作品，心頭淌血的傷口，久了之後，也就乾涸成再也敲不破的鐵傷疤，然後經過自艾自怨的痛苦、不甘心的暗恨、自我放棄的麻痺，最後成為應付社會要求的、乾枯的行屍走肉。<text:span text:style-name="T3"><text:line-break/></text:span>如果作者一開始就知道這職業不過是為了賺錢，依社會要求照本宣科就好，不會經過這些歷程，也就不會由泉湧的喜悅逐漸成為乾枯的行屍走肉。這是藝術創作者和業餘興趣者最大的不同。<text:span text:style-name="T3"><text:line-break/></text:span>藝術創作者是被動的淪落，業餘興趣者是累積的厚實。<text:span text:style-name="T3"><text:line-break/></text:span>當然也有朋友早早覺醒，努力將自己切割為兩個部分：職業的歸職業，創作的歸創作。但是大多數創作者理想性、感性都太強，許多是無法、無能切割的，能切割的，多少也自覺把自己切割成了兩個自我，許多時候總難免不太適應，少數當然也可以活得很均衡，但是真少啊！扭曲走樣的呢？當然也一大堆，不忍心再和他們來往，不忍心再知道他們任何生活點滴的信息．．．．．<text:span text:style-name="T3"><text:line-break/></text:span>不論是哪一種創意工作者，我從來不忍心增加他們的負擔，從來不敢主動要他們送我甚麼創作，也最討厭別人拜託我做個甚麼結婚禮物啥的。創意工作者的「工作」背景其實是很複雜的。創作是自我最深層的表達，作者在創作上不具有溝通能力，僅能全心全意「表達」真誠的自我美感。因此他們不是為「你」工作，不能「幫你」創作甚麼，這包括創作的題材、方式、時間。包括時間喔！不是你說：「我下星期搬家，幫我創作個華麗的作品掛客廳吧！」他就可以如期完成你的要求！那是「商品」，不是創作，你提出規格，他按照規格製作，剜剮掉自己的愛與美來配合你，你要付錢，至少在社會制度的角度來說，你要付給他足以補償自我剜剮的錢。因為，他總要吃飯啊！那是出售的商品啊．．</text:p>
      <text:p text:style-name="P1"><text:span text:style-name="T1">陳真</text:span><text:s/>  |  2014.10.18 01:11   |   <text:a xlink:type="simple" xlink:href="http://palinfo.habago.org/Entry?Command=Information_PrintForum&amp;iPage=396#FORUM32886"><text:span text:style-name="T2">#</text:span></text:a></text:p>
      <text:p text:style-name="P2">今天（周六）下午三點到五點站樁。老地方。</text:p>
      <text:p text:style-name="P1"><text:span text:style-name="T1">陳真</text:span><text:s/>  |  2014.10.17 18:00   |   <text:a xlink:type="simple" xlink:href="http://palinfo.habago.org/Entry?Command=Information_PrintForum&amp;iPage=396#FORUM32885"><text:span text:style-name="T2">#</text:span></text:a></text:p>
      <text:p text:style-name="P3">假若台灣實行左傾政策，稅金高，福利好，國家一手掌管食衣住行生老病死，我還是很難想像台灣人就會因此變得像北歐或乃至像英國人那樣淡薄名利、看輕權貴並且時時考慮他人與公眾利益，凡事循規蹈矩只取一瓢飲。<text:span text:style-name="T3"><text:line-break/><text:line-break/></text:span>我倒是能充分想像，不管什麼樣的所謂制度改革，台灣還是一樣貪婪一樣黑心一樣自私自利一樣誇富愛炫一樣虛榮一樣喜歡走後門搞特權套關係，一樣仰慕權貴，除非，除非人們在根本心態上看淡這些東西。<text:span text:style-name="T3"><text:line-break/><text:line-break/></text:span>今天，人們譴責各種黑心，但是當你有那樣的機會來到那樣的位置時，幾個人會拒絕上下其手左右逢源？<text:span text:style-name="T3"><text:line-break/><text:line-break/></text:span>貪婪自私與虛榮並非出於對於不足的恐懼，而是出於多還要更多、最好能踩在所有人頭上的慾望。<text:span text:style-name="T3"><text:line-break/><text:line-break/></text:span>就跟紅綠燈斑馬線一樣，國外有，台灣也有，但是台灣，特別是南部，這些東西只是裝飾用。你若相信這些燈號標示，遲早會命喪街頭。<text:span text:style-name="T3"><text:line-break/><text:line-break/></text:span>我並非唱道德高調，而只是說文化才是因，制度與政策只是果。因不變，果也不會收成。什麼樣的泥土，自然就會種出什麼樣的果實。<text:span text:style-name="T3"><text:line-break/><text:line-break/></text:span>明明一堆可怕的噪音，卻說是流行最夯的音樂，明明俗濫愚蠢低劣到嚇死人的大爛片大爛書大蠢蛋大壞蛋，卻大賣座，人人愛人人誇，儼然大導演大作家大學者大明星大領袖，那你還能期待什麼樣的典章制度能改變這一切？那是不可能的事。除非，除非人們在根本上改變原有的品味與鑑賞能力，方足以適當判斷是非善惡與美醜，重估所有人事物的價值，也就是說，以一種嶄新的眼光看世界。<text:span text:style-name="T3"><text:line-break/><text:line-break/></text:span>假設今天大家打開電視或自由亂報及爛水果報，每次看了就滿肚子火，你想，這樣一些爛東西還有可能存在嗎？與其怪媒體，不如怪觀眾，因為有因才有果，什麼樣的顧客自然就會創造出什麼樣的商品。<text:span text:style-name="T3"><text:line-break/><text:line-break/></text:span>一個人如果很壞很爛，改變典章制度本身就像改變他的髮型與穿著一樣無濟於事。<text:span text:style-name="T3"><text:line-break/><text:line-break/></text:span>阿扁<text:span text:style-name="T3">2000</text:span>年當總統時，不是流行所謂新政府新台灣的說法嗎？彷彿台灣從此將過著幸福美滿的輝煌盛世。我當時寫了一篇也是引來許多攻擊辱罵的文章叫<text:span text:style-name="T3"><text:s/>“</text:span>舊人民不會有新政府<text:span text:style-name="T3">”</text:span>，十幾年後，仍然還是講同樣的話。<text:span text:style-name="T3"><text:line-break/><text:line-break/></text:span>阿扁是大貪官，行事歪斜，走的全是旁門左道，但馬英九清廉正直，奉公守法到好像有什麼強迫症似的，非常一板一眼，但台灣會因此馬上有什麼改變嗎？很難。畢竟政治只是很下游的一個東西，文化才是上游。<text:span text:style-name="T3"><text:line-break/><text:line-break/></text:span>又來了。我又得自我說明先打個預防針。我並不是反對典章制度的改變，我只是說，什麼樣的泥土自然就會長出什麼樣的果實。社會如此，個人也一樣，你愛的是什麼，自然就會如你所願。今天我若想要成為一個什麼，自然也就會是個什麼。<text:span text:style-name="T3"><text:line-break/><text:line-break/></text:span>五四運動到現在也一百年了，但祖國文化依舊，仍然還是個人吃人的社會。台灣自然也不遑多讓，以前救國團時代的學生，跟現在愛台灣時代的學生，反智蠢動品性差，忠黨愛國一窩蜂，完全沒有兩樣。其他人當然也一樣。文化這種東西很難改變。<text:span text:style-name="T3"><text:line-break/><text:line-break/></text:span>我常想起我的忘年之交柏楊先生。他那個年代，講這樣一些東西，得付出那麼大的代價，我這個年代，稍微好一些些，但醬缸依舊密不通風，醬缸蛆依然還是那副德性。<text:span text:style-name="T3"><text:line-break/><text:line-break/>1997</text:span>年出國前夕，收到柏楊一封信，信裡說，希望在遠方，別把個人眼前的這些悲劇代價看得太嚴重。<text:span text:style-name="T3"><text:line-break/><text:line-break/></text:span>記得曾聽他提起他的老家河南在日軍入侵的時代背景下的一場大饑荒，發生在<text:span text:style-name="T3">1942</text:span>年。一千萬人口的河南，餓死三百萬，另外三百萬徒步逃離乾旱家園，沿途遭日軍一路掃射屠殺姦淫無數。一路上全是死人，人們吃死屍，甚至易子而食，互相交換小孩吃。<text:span text:style-name="T3"><text:line-break/><text:line-break/></text:span>幾個月前，看了馮小剛拍的<text:span text:style-name="T3"><text:s/>“1942” </text:span>，講的就是當年河南的大饑荒。我不免想到柏楊，百感在心，全都說不上來。<text:span text:style-name="T3"><text:line-break/><text:line-break/></text:span>個人的痛苦既如此巨大又如此渺小，就像灑在汪洋裡的一滴淚水。大寫的這齣戲還長得很，生命之後還有生命，<text:span text:style-name="T3">“</text:span>希望<text:span text:style-name="T3">” </text:span>也許就真的在那遙遠的遠方。</text:p>
      <text:p text:style-name="P1"><text:span text:style-name="T1">馬鑑一</text:span><text:s/>  |  2014.10.17 09:10   |   <text:a xlink:type="simple" xlink:href="http://palinfo.habago.org/Entry?Command=Information_PrintForum&amp;iPage=396#FORUM32884"><text:span text:style-name="T2">#</text:span></text:a></text:p>
      <text:p text:style-name="P2">右派社會的缺點在台灣全面顯現<text:span text:style-name="T3"><text:line-break/><text:line-break/></text:span>右派社會的特徵是<text:span text:style-name="T3"><text:s/></text:span>税負低<text:span text:style-name="T3"><text:s/></text:span>福利少<text:span text:style-name="T3"><text:s/></text:span>一切由人民各顯神通<text:span text:style-name="T3"><text:line-break/></text:span>於是<text:span text:style-name="T3"><text:s/></text:span>人民為了綢繆自己將來的老病<text:span text:style-name="T3"><text:s/></text:span>無所不用其極的賺錢<text:span text:style-name="T3"><text:line-break/></text:span>政府因為無心也無力照顧老弱貧病<text:span text:style-name="T3"><text:s/></text:span>改善貧富差距<text:span text:style-name="T3"><text:line-break/></text:span>因此<text:span text:style-name="T3"><text:s/></text:span>對於人民各種光怪陸離的賺錢方式<text:span text:style-name="T3"><text:s/></text:span>也就睜一眼閉一眼<text:span text:style-name="T3"><text:line-break/></text:span>右派就是好</text:p>
      <text:p text:style-name="P1"><text:span text:style-name="T1">陳真</text:span><text:s/>  |  2014.10.17 01:53   |   <text:a xlink:type="simple" xlink:href="http://palinfo.habago.org/Entry?Command=Information_PrintForum&amp;iPage=396#FORUM32882"><text:span text:style-name="T2">#</text:span></text:a></text:p>
      <text:p text:style-name="P3"><text:span text:style-name="T3">Kevin, <text:line-break/><text:line-break/></text:span>你引的這段話很常聽到，但我不知道它是詩。如果它是，那我就不知道<text:span text:style-name="T3">“</text:span>不是詩<text:span text:style-name="T3">”</text:span>究竟長什麼樣了。<text:span text:style-name="T3"><text:line-break/><text:line-break/></text:span>藝術家有兩種，一種載道，一種不載道。我投後者一票。載道者有話要說，意見很多，藉以創作，把意見夾帶在作品裡頭。<text:span text:style-name="T3">"</text:span>不載道者<text:span text:style-name="T3">" </text:span>多半表達一種情感或態度或眼光，一種<text:span text:style-name="T3"><text:s/>way of seeing, </text:span>一種看待世界的方式；但他並沒有什麼意見想說。<text:span text:style-name="T3"><text:line-break/><text:line-break/></text:span>或者說，藉著<text:span text:style-name="T3"><text:s/>"</text:span>不說<text:span text:style-name="T3">"</text:span>，他其實什麼都說了。就像鏡子一樣，鏡子本身空無一物，但它以某種眼光呈現了一切真實。鏡子並並不企圖提出特定觀點，而任世界如其所是；它是一種<text:span text:style-name="T3"><text:s/>"</text:span>看<text:span text:style-name="T3">"(seeing), </text:span>而不是看見<text:span text:style-name="T3"><text:s/>"</text:span>什麼<text:span text:style-name="T3">"</text:span>。<text:span text:style-name="T3"><text:line-break/><text:line-break/></text:span>至於你所引的這首詩所載之道，我有點不太認同，它<text:span text:style-name="T3"><text:s/>"</text:span>似乎<text:span text:style-name="T3">" </text:span>預設或隱含著一種以自利為出發點的功利思維或所謂工具理性。<text:span text:style-name="T3"><text:line-break/><text:line-break/></text:span>舉個例，假設我今天幫別人一個忙，乃至為他人犧牲生命，我的行為理應就是我的目的本身，而不是任何其他目的的手段；我之所以做它，理應純粹出自內心，而不是出自某種外在思考或盤算所得出的功利推論。<text:span text:style-name="T3"><text:line-break/><text:line-break/></text:span>簡單說，一種道德行為或情感，理應是無條件的，而不該期待任何回報或任何後續效果，更不是期待有一天別人也會來救我。<text:span text:style-name="T3"><text:line-break/><text:line-break/></text:span>如果一個曾經受我幫助的人，因為出於所謂報恩的心理而企圖回報我，那我寧可他對我撒手不管，畢竟我並不是在跟他進行一種買賣。情感或道德這類屬於<text:span text:style-name="T3"><text:s/>"</text:span>美<text:span text:style-name="T3">" </text:span>的東西，本質上是一條單行道，無條件成立，而不是基於某種條件或後續盤算。<text:span text:style-name="T3"><text:line-break/><text:line-break/></text:span>美不需要任何回報，<text:span text:style-name="T3">"</text:span>美<text:span text:style-name="T3">" </text:span>的回報就是<text:span text:style-name="T3"><text:s/>"</text:span>美<text:span text:style-name="T3">" </text:span>本身。在庸俗的現實意義上，做好事不但不會有好報，大多時候只會陷自己於不利。但善有善報這句話卻必然成立，因為善本身就是善的回報。回報無須外求，更不應外求，那只是傷害了良善與美麗。<text:span text:style-name="T3"><text:line-break/><text:line-break/></text:span>齊克果說，一個人如果真的走上耶穌教誨的道路，那他將一路坎坷，鼻青臉腫，甚至被眾人唾棄、誤解、鄙視，但這些不好的下場反倒成就了一種美，一種真正珍貴的善。如果當個俠客的後果是美女環繞、眾人愛戴，那大家豈不都搶著要當俠了。<text:span text:style-name="T3"><text:line-break/><text:line-break/></text:span>事實上，現實社會的<text:span text:style-name="T3"><text:s/>"</text:span>俠<text:span text:style-name="T3">" </text:span>只會是條可憐蟲，很少有什麼好下場。他倒大霉時，眾人只會離他遠去，不會有人來救他的，沒往井裏丟石塊就算很客氣了。可是，難道就因為善在現實中通常沒好報，善就因此失去說服力或存在價值？<text:span text:style-name="T3"><text:line-break/><text:line-break/></text:span>就跟感情一樣，價值自身即能成立而不應外求。投資、做生意需要回報，需要盤算與分析看是否值得，但良善美麗之為物卻純粹在於自身。<text:span text:style-name="T3"><text:line-break/><text:line-break/></text:span>今天如果有人被傷害，我們出手相救，不應該是因為擔心我若不相救，萬一到時候輪到我需要援手怎麼辦。<text:span text:style-name="T3"><text:line-break/><text:line-break/></text:span>這首<text:span text:style-name="T3"><text:s/>"</text:span>詩<text:span text:style-name="T3">"</text:span>，若依其隱含的思維，我們根本不需要去管那些無能力回報者的死活，例如貓狗動物，例如垂死之人，他都要死了，將來肯定是沒法救我的，那我何必管他？動物就更不用說了。<text:span text:style-name="T3"><text:line-break/><text:line-break/></text:span>你或許還能說，我今天幫別人，哪一天當我自己垂死之時，人們也會來幫我；但是，你救一隻受傷或垂死的鳥，難道你以為這隻鳥或其同伴以後有可能在你受難時跑來救你？<text:span text:style-name="T3"><text:line-break/><text:line-break/></text:span>我倒是比較相信親系譜<text:span text:style-name="T3">(kinship)</text:span>的想法，簡單說，套句<text:span text:style-name="T3">John Donne </text:span>的詩<text:span text:style-name="T3"><text:s/>"</text:span>喪鐘為誰而鳴<text:span text:style-name="T3">"</text:span>，李敖翻譯得最好，如下：<text:span text:style-name="T3"><text:line-break/><text:line-break/>"</text:span>沒有人能自全，沒有人是孤島，每人都是大陸的一片，要為本土應卯。那便是一塊土地，那便是一方海角，那便是一座莊園，不論是你的，還是朋友的，一旦海水沖走，歐洲就要變小，任何人的死亡，都是我的減少，作為人類的一員，我與生靈共老。喪鐘為誰而敲？我本茫然不曉，不為幽冥永隔，它正為你哀悼。<text:span text:style-name="T3"><text:s/>"<text:line-break/><text:line-break/></text:span>生命悲歡像大海，每個人各自貢獻自己的幾滴淚水在這片汪洋之中，你很難分得清這滴淚水是你的或我的。你的痛苦自然也應該是我的痛苦，反之亦然。<text:span text:style-name="T3"><text:line-break/><text:line-break/></text:span>於是，在苦難之前，我們願意奮不顧身，因為<text:span text:style-name="T3"><text:s/>"</text:span>沒有人能自全，沒有人是孤島，每人都是大陸的一片，要為本土應卯。<text:span text:style-name="T3">""</text:span>任何人的死亡，都是我的減少，作為人類的一員，我與生靈共老。喪鐘為誰而敲？我本茫然不曉，不為幽冥永隔，它正為你哀悼。<text:span text:style-name="T3">"</text:span></text:p>
      <text:p text:style-name="P1"><text:span text:style-name="T1">陳真</text:span><text:s/>  |  2014.10.16 21:28   |   <text:a xlink:type="simple" xlink:href="http://palinfo.habago.org/Entry?Command=Information_PrintForum&amp;iPage=396#FORUM32880"><text:span text:style-name="T2">#</text:span></text:a></text:p>
      <text:p text:style-name="P2">我刪了一些綠的以及一些藍的，但是藍綠水平真的還是有差。對於綠的，我對其智能與品性不抱任何期望；至於藍的，如果你想罵政客，仍然希望你能讓大家知道你是誰，否則我不知道這樣一種匿名的辱罵有任何意義，即便你罵得很正確。這觀念會很難懂嗎？<text:span text:style-name="T3"><text:line-break/><text:line-break/></text:span>似乎只有藍綠話題、藍綠對抗能引起台灣人的興趣。這倒無妨，只是灑口水或只會惡搞，實在很沒出息。</text:p>
      <text:p text:style-name="P4"/>
      <text:p text:style-name="P1">Kevin Yu   |  2014.10.16 18:18   |   <text:a xlink:type="simple" xlink:href="http://palinfo.habago.org/Entry?Command=Information_PrintForum&amp;iPage=397#FORUM32878"><text:span text:style-name="T2">#</text:span></text:a></text:p>
      <text:p text:style-name="P2">今天台灣也是有一群人<text:span text:style-name="T3">,</text:span>自命為正義使者<text:span text:style-name="T3">,</text:span>就胡作非為<text:span text:style-name="T3">,</text:span>認為自己才是正義<text:span text:style-name="T3">!</text:span>任何反對他們的都是邪惡的<text:span text:style-name="T3">,</text:span>這些人號稱對抗不公不義<text:span text:style-name="T3">,</text:span>實際上自己才是不公不義<text:span text:style-name="T3">!</text:span></text:p>
      <text:p text:style-name="P1">Kevin Yu   |  2014.10.16 17:03   |   <text:a xlink:type="simple" xlink:href="http://palinfo.habago.org/Entry?Command=Information_PrintForum&amp;iPage=397#FORUM32877"><text:span text:style-name="T2">#</text:span></text:a></text:p>
      <text:p text:style-name="P3">陳真醫師<text:span text:style-name="T3">:<text:line-break/><text:line-break/></text:span>我最喜愛的一首詩<text:span text:style-name="T3">,</text:span>是德國尼莫拉牧師寫的<text:span text:style-name="T3">"</text:span>起初他們<text:span text:style-name="T3">"</text:span>詩中表達<text:span text:style-name="T3">,</text:span>人們對於不公不義視而不見<text:span text:style-name="T3">,</text:span>甚至當成理所當然時<text:span text:style-name="T3">,</text:span>到了最後自己一定也會淪為受害者<text:span text:style-name="T3">!<text:line-break/><text:line-break/></text:span>作者<text:span text:style-name="T3">:</text:span>尼莫拉牧師<text:span text:style-name="T3"><text:line-break/><text:line-break/></text:span>納粹殺共產黨時，<text:span text:style-name="T3"><text:line-break/></text:span>我沒有出聲<text:span text:style-name="T3"><text:line-break/>——</text:span>因為我不是共產黨員；<text:span text:style-name="T3"><text:line-break/><text:line-break/></text:span>接著他們迫害猶太人，<text:span text:style-name="T3"><text:line-break/></text:span>我沒有出聲<text:span text:style-name="T3"><text:line-break/>——</text:span>因為我不是猶太人；<text:span text:style-name="T3"><text:line-break/></text:span>然後他們殺工會成員，<text:span text:style-name="T3"><text:line-break/></text:span>我沒有出聲<text:span text:style-name="T3"><text:line-break/>——</text:span>因為我不是工會成員；<text:span text:style-name="T3"><text:line-break/></text:span>後來他們迫害天主教徒，<text:span text:style-name="T3"><text:line-break/></text:span>我沒有出聲<text:span text:style-name="T3"><text:line-break/>——</text:span>因為我是新教徒；<text:span text:style-name="T3"><text:line-break/></text:span>最後當他們開始對付我的時候，<text:span text:style-name="T3"><text:line-break/></text:span>已經沒有人能站出來為我發聲了。</text:p>
      <text:p text:style-name="P1"><text:span text:style-name="T1">陳真</text:span><text:s/>  |  2014.10.16 14:55   |   <text:a xlink:type="simple" xlink:href="http://palinfo.habago.org/Entry?Command=Information_PrintForum&amp;iPage=397#FORUM32876"><text:span text:style-name="T2">#</text:span></text:a></text:p>
      <text:p text:style-name="P2">紀庠，<text:span text:style-name="T3"><text:line-break/><text:line-break/></text:span>男主角心地又不壞，如果砍手還不夠，那該砍什麼？看電影怎麼會想到這麼具體的事情來？<text:span text:style-name="T3"><text:line-break/><text:line-break/></text:span>至於那個砍人的，看起來自然就是神或上帝，只是這種話還是少說為妙，畢竟電影既不是宣言，不是主義，不是主張，更不是研討會演講，把事說死了，就不像在看戲了。這也是為什麼我很討厭影評的原因，把詩說得煞有介事，那還叫做詩嗎？<text:span text:style-name="T3"><text:line-break/><text:line-break/></text:span>喜愛一部電影就跟喜愛一個朋友一樣，一個人儘管表達對於另一個人的愛或恨，但可別說理由；要是有個明明白白的理由在，那就稱不上是一種愛恨或感情而比較像一種投資了。難道甲對乙的愛可以列舉以下幾點理由：<text:span text:style-name="T3"><text:line-break/><text:line-break/></text:span>第一，她基本面不錯，臉蛋漂亮，身材凹凸有致。<text:span text:style-name="T3"><text:line-break/><text:line-break/></text:span>第二，籌碼面看起來也不錯，銀行存款水位始終維持超過<text:span text:style-name="T3"><text:s/>8 </text:span>位數。<text:span text:style-name="T3"><text:line-break/><text:line-break/></text:span>第三，個性跟董事長一樣溫和。<text:span text:style-name="T3"><text:line-break/><text:line-break/></text:span>第四，智力檢測超過<text:span text:style-name="T3">130</text:span>。<text:span text:style-name="T3"><text:line-break/><text:line-break/></text:span>如果愛可以列舉理由，那就絕不是一種愛了，因為不管你列舉何種標準，滿足標準者肯定成千上萬人。而且，臉蛋今兒個看還行，過兩天看就沒什麼了，再過個幾年，往往就憔悴不堪，這時候，愛難道就減少了？或根本就消失了？如果是這樣，那還叫做愛嗎？<text:span text:style-name="T3"><text:line-break/><text:line-break/></text:span>很多東西只能以詩看待，無法評論，更無法做結論。電影自然也是一種詩。<text:span text:style-name="T3"><text:line-break/><text:line-break/></text:span>我常舉<text:span text:style-name="T3">Kusturica</text:span>在<text:span text:style-name="T3">1996</text:span>年以<text:span text:style-name="T3"><text:s/>"</text:span>地下社會<text:span text:style-name="T3">" </text:span>第二次得到坎城大獎，記者問他，你這部片是要傳達什麼訊息？<text:span text:style-name="T3">Kusturica</text:span>說，如果我有訊息要傳達，我應該是寫封信去郵局寄，哪需要拍電影？<text:span text:style-name="T3"><text:line-break/><text:line-break/></text:span>我有篇文章好像叫做<text:span text:style-name="T3"><text:s/>"</text:span>我得罪一群詩人<text:span text:style-name="T3">"</text:span>，文章提到我曾得罪一群我怎麼看都不覺得像在寫詩的<text:span text:style-name="T3"><text:s/>"</text:span>詩人<text:span text:style-name="T3">"</text:span>，結果，他們竟然寫詩罵我。我一看就知道那是在罵我，例如什麼毒草毒汁漫流污染人心之類的，寫得文謅謅，但這不叫詩，訊息如此清楚的東西，詩意何在？我若要罵人，通常三個字以內就罵完了，根本不需要寫詩。<text:span text:style-name="T3"><text:line-break/><text:line-break/></text:span>同樣地，一個藝術家或思想家，如果不是因為他有些難以言喻的思維或情感無法以一般文字說出，那他何必創作藝術或從事什麼哲學？如果他只是有些意見或訊息想說，那就直接公布答案不就好了？何必大費周章從事什麼藝術或思想活動？<text:span text:style-name="T3"><text:line-break/><text:line-break/><text:line-break/></text:span>我在第一次看<text:span text:style-name="T3"><text:s/>The Sun </text:span>之前，完全沒聽過蘇古諾夫這個導演。但有一天，我去看另一部電影，剛好開演之前有<text:span text:style-name="T3">The Sun </text:span>的預告，我看到其中一幕大約兩秒鐘，是幾輛車在夜裏行走，昏黃的車燈。當我看到這一幕，心中前所未有的震撼，我相信這是天才中的天才，才有可能拍出的畫面。<text:span text:style-name="T3"><text:line-break/><text:line-break/></text:span>幾天後，當<text:span text:style-name="T3">The Sun </text:span>上映時，我就趕緊跑去看，看完之後，我就決定把高達和<text:span text:style-name="T3">Kusturica</text:span>的名次往下調，把第一名的寶座讓給蘇古諾夫。<text:span text:style-name="T3"><text:line-break/><text:line-break/></text:span>但你如果要問我，只不過是幾輛車在夜晚的路上開著，這樣一幕要傳達什麼？這當然沒法回答。不是因為答案很難，而是因為藝術並不是一種有答案的東西。<text:span text:style-name="T3"><text:line-break/><text:line-break/></text:span>藝術也無法轉述，只能親身感受。就跟一首歌很好聽或一朵花很美，一陣微風很動人，這些都沒有理由，也沒有任何足以言喻的訊息藏在裏頭，企圖揭露一個不存在的東西，那是半票觀眾的特徵。<text:span text:style-name="T3"><text:line-break/><text:line-break/></text:span>唯神能恕這電影，我看很多遍，多到連每個鏡頭都會背了。我特別喜愛其中幾幕例如<text:span text:style-name="T3"><text:s/>"</text:span>神<text:span text:style-name="T3">" </text:span>拿把長刀在路邊走邊練刀，這電影在我看來，是天才之作，就跟海上花或　<text:span text:style-name="T3">The Sun </text:span>或阿巴斯的<text:span text:style-name="T3"><text:s/>"</text:span>像戀人一樣，都是極頂尖的作品。<text:span text:style-name="T3"><text:line-break/><text:line-break/></text:span>維根斯坦說，最好的藝術<text:span text:style-name="T3">(</text:span>或哲學<text:span text:style-name="T3">)</text:span>就是什麼也不說，而這幾部電影的確什麼也沒說出來，但卻彷彿說了一切。換句話說，<text:span text:style-name="T3">says everything by saying nothing.</text:span></text:p>
      <text:p text:style-name="P1"><text:span text:style-name="T1">陳真</text:span><text:s/>  |  2014.10.16 03:12   |   <text:a xlink:type="simple" xlink:href="http://palinfo.habago.org/Entry?Command=Information_PrintForum&amp;iPage=397#FORUM32874"><text:span text:style-name="T2">#</text:span></text:a></text:p>
      <text:p text:style-name="P3">底下幾位朋友的留言被哈巴狗擋住了，我也是剛剛才注意到，因為我自己剛剛也被擋了。現在全放出來了。</text:p>
      <text:p text:style-name="P1"><text:span text:style-name="T1">陳真</text:span><text:s/>  |  2014.10.16 03:00   |   <text:a xlink:type="simple" xlink:href="http://palinfo.habago.org/Entry?Command=Information_PrintForum&amp;iPage=397#FORUM32872"><text:span text:style-name="T2">#</text:span></text:a></text:p>
      <text:p text:style-name="P2">今天如果你問一百個台灣的大學生，有沒有聽說過香港最近發生的抗爭？我想至少應該有<text:span text:style-name="T3">95</text:span>個會說聽過，因為我猜台灣媒體及網路一定又在發高燒。<text:span text:style-name="T3"><text:line-break/><text:line-break/></text:span>但是，如果你問一百個台灣的大學生，有沒有聽說過墨西哥最近發生的師範學院教師與學生抗議高學費及城鄉差別待遇的事<text:span text:style-name="T3">(</text:span>這起抗爭據傳是由蒙面騎士<text:span text:style-name="T3">Macros</text:span>所屬的<text:span text:style-name="T3">EZLN </text:span>所發起。<text:span text:style-name="T3">)</text:span>？我想，很可能連一個都沒聽說過。<text:span text:style-name="T3"><text:line-break/><text:line-break/></text:span>同樣都是抗爭，兩者所得到的關注之落差卻如此巨大。香港的抗爭，甚至被美國主流媒體例如低級粗俗但台灣人卻很愛引述的<text:span text:style-name="T3"><text:s/>"</text:span>時代雜誌<text:span text:style-name="T3">" </text:span>給吹捧成彷彿具有什麼不得了的重要價值的民主革命。<text:span text:style-name="T3"><text:line-break/><text:line-break/></text:span>但事實上，相對於香港所謂爭取普選的抗爭之高度政治操弄本質，發生在墨西哥的事卻具有實質的重要性，並且造成<text:span text:style-name="T3">43</text:span>名學生竟然被警方綁架失蹤，人們懷疑警方把這些學生交給毒梟處死，於是又引發更大、一波波的抗爭與血腥鎮壓。<text:span text:style-name="T3"><text:line-break/><text:line-break/></text:span>這兩天找到二十幾具經過刻意焚燒的亂葬崗屍體，人們以為是那失蹤的<text:span text:style-name="T3">43</text:span>名學生，結果經過<text:span text:style-name="T3"><text:s/>DNA </text:span>化驗並不是。<text:span text:style-name="T3"><text:line-break/><text:line-break/></text:span>墨西哥這件事，想了解的，可參見底下幾篇報導。我並不是要談這事本身，而只是想說：我們很容易就會受到媒體的影響與操弄。媒體要我們關注什麼，我們就會努力關注；媒體要我們恨誰愛誰，我們就會熱烈地愛恨，非常聽話。難道不是這樣？<text:span text:style-name="T3"><text:line-break/><text:line-break/></text:span>就在墨西哥發生這樣離譜血腥事件的同時，美國及西方所謂民主國家，有沒有一個字的譴責或抵制？當然沒有。不但沒有，反倒忙著跟墨西哥政府加強經貿合作呢。這時候怎麼不提民主與人權呢？<text:span text:style-name="T3"><text:line-break/><text:line-break/></text:span>總之，我只是要說，與其被主流媒體牽著鼻子走，不如建立起自己的雷達系統，用自己的眼光和方法去形成自己對於世界的看法，或許離血肉真實還比較接近一些。<text:span text:style-name="T3"><text:line-break/><text:line-break/></text:span>陳真<text:span text:style-name="T3"><text:line-break/><text:line-break/>==================<text:line-break/></text:span>墨亂葬崗屍非學生<text:span text:style-name="T3"><text:s/>43</text:span>人仍失蹤<text:span text:style-name="T3"><text:line-break/><text:line-break/></text:span>法新社<text:span text:style-name="T3"><text:s/>– 2014</text:span>年<text:span text:style-name="T3">10</text:span>月<text:span text:style-name="T3">15</text:span>日<text:span text:style-name="T3"><text:line-break/><text:line-break/></text:span>（法新社墨西哥奇潘辛戈<text:span text:style-name="T3">14</text:span>日電）<text:span text:style-name="T3"> <text:line-break/><text:line-break/>43</text:span>名墨西哥學生<text:span text:style-name="T3">9</text:span>月<text:span text:style-name="T3">26</text:span>日遭與幫派勾結的警察攻擊後失蹤至今；當局今天說，在<text:span text:style-name="T3">1</text:span>處亂葬崗發現的<text:span text:style-name="T3">28</text:span>具屍體無一是這些學生，他們是死是活益發啟人疑竇。<text:span text:style-name="T3"><text:line-break/><text:line-break/></text:span>墨西哥檢察總長卡拉姆（<text:span text:style-name="T3">Jesus Murillo Karam</text:span>）宣布，在格瑞羅州（<text:span text:style-name="T3">Guerrero</text:span>）逮捕另<text:span text:style-name="T3">14</text:span>名地方警員，他們被控綁架學生，而後將學生交給販毒集團。<text:span text:style-name="T3"><text:line-break/><text:line-break/></text:span>當局在位於墨西哥市南方<text:span text:style-name="T3">200</text:span>公里的伊瓜拉（<text:span text:style-name="T3">Iguala</text:span>）市郊發現其他亂葬崗，挖出不明數量的屍體，卡拉姆提醒說，<text:span text:style-name="T3">DNA</text:span>鑑定結果還沒出爐，但他說：「我們在第<text:span text:style-name="T3">1</text:span>個坑有些（<text:span text:style-name="T3">DNA</text:span>）結果，我可以告訴你，與這些年輕人家屬給我們的<text:span text:style-name="T3">DNA</text:span>並不一致。」<text:span text:style-name="T3"><text:line-break/><text:line-break/></text:span>兩名職業殺手告訴調查人員，他們殺害了<text:span text:style-name="T3">17</text:span>名學生，但當局強調，這些都必須等<text:span text:style-name="T3">DNA</text:span>結果定案才能確定。（譯者：中央社鄭詩韻）<text:span text:style-name="T3"><text:line-break/><text:line-break/>===========<text:line-break/></text:span>學生疑遭滅口<text:span text:style-name="T3"><text:s/></text:span>墨西哥舉國抗爭<text:span text:style-name="T3"><text:line-break/><text:line-break/></text:span>台灣醒報<text:span text:style-name="T3"><text:s/>– 2014</text:span>年<text:span text:style-name="T3">10</text:span>月<text:span text:style-name="T3">9</text:span>日<text:span text:style-name="T3"><text:line-break/><text:line-break/></text:span>墨西哥警方疑似勾結幫派，誅殺數十名大學生並棄屍亂葬崗，令舉國群情激憤，數千民眾<text:span text:style-name="T3">9</text:span>日阻街示威。<text:span text:style-name="T3"><text:line-break/><text:line-break/></text:span>墨西哥警方疑似勾結幫派，誅殺數十名大學生並棄屍亂葬崗，令舉國群情激憤，數千民眾<text:span text:style-name="T3">9</text:span>日阻街示威。<text:span text:style-name="T3"><text:line-break/><text:line-break/></text:span>【台灣醒報記者方家敏綜合報導】<text:span text:style-name="T3"><text:line-break/><text:line-break/></text:span>墨西哥警方疑似勾結幫派，誅殺數十名學運人士並棄屍亂葬崗，令舉國群情激憤，數千民眾<text:span text:style-name="T3">9</text:span>日高舉失蹤者頭像阻街示威，要求政府儘快查出真相。<text:span text:style-name="T3"><text:line-break/><text:line-break/></text:span>此次由薩帕民族解放運動發起的抗議行動，全國各地民眾也多響應，墨國當局目前已起訴<text:span text:style-name="T3">29</text:span>名嫌犯，其中包括在逃的伊瓜拉警察首長。<text:span text:style-name="T3"><text:line-break/><text:line-break/></text:span>墨西哥南部格雷羅州上月<text:span text:style-name="T3">26</text:span>日有師院的實習老師上街爭取教師權益，反對鄉村教師的職場歧視，當時他們乘坐的巴士遭警方與不明人士開槍掃射，造成<text:span text:style-name="T3">6</text:span>人死亡、<text:span text:style-name="T3">25</text:span>人受傷和<text:span text:style-name="T3">43</text:span>名學生失蹤。<text:span text:style-name="T3"><text:line-break/><text:line-break/></text:span>墨西哥警方於<text:span text:style-name="T3">4</text:span>日在格雷羅州的伊瓜拉市郊發現大型亂葬崗，<text:span text:style-name="T3">6</text:span>個大坑中堆疊至少<text:span text:style-name="T3">28</text:span>具屍體，多具屍體被燒至焦黑，難以辨識，其中有不少疑似為失蹤的抗議學生。<text:span text:style-name="T3"><text:line-break/><text:line-break/></text:span>根據<text:span text:style-name="T3">BBC</text:span>報導，此一事件讓墨西哥民眾群起憤慨，包括墨西哥市、瓦哈卡州、韋拉克魯斯州、莫雷利亞州和格雷羅州，數千位民眾<text:span text:style-name="T3">9</text:span>日上街抗議。示威者和家屬手持失蹤學生的照片、大型標語擋住交通要道，要求警方儘快查出真相，找到失蹤學生，並積極緝凶。<text:span text:style-name="T3"><text:line-break/><text:line-break/></text:span>此次示威遊行活動是由墨西哥南端的武裝組織、薩帕民族解放運動（<text:span text:style-name="T3">EZLN</text:span>）所發起，過去組成以土生的印地安人為主，在墨西哥城市地區和國際上擁有不少支持者。<text:span text:style-name="T3">EZLN</text:span>曾為了印第安人的權利而戰，與獨立工會領袖、女性主義者、學生、原住民結盟，如今積極涉入土地正義、自由民主與學生運動等議題。<text:span text:style-name="T3"><text:line-break/><text:line-break/></text:span>格雷羅州檢察總長布蘭科<text:span text:style-name="T3">5</text:span>日表示，歹徒行兇動機未明，但已有<text:span text:style-name="T3">2</text:span>名幫派殺手坦承與安全官員合謀殺害<text:span text:style-name="T3">17</text:span>名失蹤學生；當地犯罪集團「勇士國」首領、<text:span text:style-name="T3">22</text:span>名當地警察及逃亡的伊瓜拉市長皆在疑似涉案名單之列。墨國當局目前已起訴<text:span text:style-name="T3">29</text:span>名嫌犯，其中包括在逃的伊瓜拉警察首長。<text:span text:style-name="T3"><text:line-break/><text:line-break/></text:span>至於警方當時為何會朝滿載學生的巴士開槍掃射，至今仍不得其解。學生聯盟指出，上個月抗議的學生在離開現場所乘坐的巴士遭襲，但警方卻堅稱抗議學生「挾持」了<text:span text:style-name="T3">3</text:span>輛巴士，其中<text:span text:style-name="T3">1</text:span>輛巴士滿載當地的足球隊員，才會造成多人死傷。有專家則揣測，他們可能被誤認為是其他毒梟派來的人馬。<text:span text:style-name="T3"><text:line-break/><text:line-break/></text:span>墨西哥格雷羅州州長瑞維洛表示，伊瓜拉市的警方已被犯罪組織滲透，許多警察都是當地幫派成員。自<text:span text:style-name="T3">2007</text:span>年來已有約<text:span text:style-name="T3">10 </text:span>萬人死於墨西哥毒品幫派的武裝衝突中。<text:span text:style-name="T3"><text:line-break/><text:line-break/>============<text:line-break/>Missing Mexico students 'not in mass grave'<text:line-break/>Mexico's prosecutor says DNA results for first mass grave "do not correspond" to missing 43 students in Guerrero state.<text:line-break/><text:line-break/>Source: Al Jazeera and agencies<text:line-break/><text:line-break/>15 Oct 2014 01:54<text:line-break/><text:line-break/>Protesters asking for a probe into the missing students burned government buildings in Guerrero state [Reuters]<text:line-break/><text:line-break/>None of the 43 students who had gone missing in Mexico were among the 28 bodies found in the first set of mass graves in the southern state of Guerrero, Mexico's attorney general said.<text:line-break/><text:line-break/>Jesus Murillo Karam said on Tuesday that there was still no sign of the college students who disappeared September 26, after violent incidents blamed on police in the city of Iguala.<text:line-break/><text:line-break/>"We have some (DNA) results for the first pits and I can tell you that they do not correspond to the DNA that relatives of these young men have given us," Murillo told reporters.<text:line-break/><text:line-break/>At the same time, Karam announced the discovery of another mass grave and that 14 more police officers were <text:line-break/>arrested and have confessed to participating in the disappearance. The 14 are from the police force of Cocula, a town neighbouring Iguala.<text:line-break/><text:line-break/>Authorities have said police involved in "disappearing" the students were working in conjunction with a local drug gang.<text:line-break/><text:line-break/>Al Jazeera's Rachel Levine, reporting from Guerrero state capital Chilpancingo, said that families of the missing students have not been told of the result of the DNA test.<text:line-break/><text:line-break/>"Families are very frustrated that they are being kept in the dark," she said, adding that the families continue to demonstrate outside the Guerrero state government complex. <text:line-break/><text:line-break/>One forensic expert who works with federal investigators said charred remains like those recovered at the first mass grave sites found outside Iguala can leave very little DNA for testing.<text:line-break/><text:line-break/>"If a bone is burned at more than 300 degrees, it's almost impossible to identify because the collagen is burned. Because of that, criminal organisations started to adopt that technique." said Jorge Arturo Talavera, head of the bio-archaeology team at the Mexico's National Institute of Anthropology and History.<text:line-break/><text:line-break/>He said the way the remains are exhumed also can affect identification.<text:line-break/><text:line-break/>If they are pulled out in a hurried manner, other identifying articles like jewelry or teeth get discarded.<text:line-break/><text:line-break/>Experts still are testing remains recovered from other mass burial sites found near Iguala, but they have not given information on what was found there.<text:line-break/><text:line-break/>Police raid<text:line-break/><text:line-break/>Meanwhile, an alleged leader of that drug gang, Guerreros Unidos, killed himself during a confrontation with Mexican security forces on Tuesday, a day after protesters demanding an investigation into the students' whereabouts burned government buildings in Chilpancingo, the capital of Guerrero.<text:line-break/><text:line-break/>Federal forces, which include federal police and military personnel, were carrying out an operation to capture Benjamin Mondragon, or "Benjamon," the alleged head of the Guerreros Unidos gang in the neighbouring state of Morelos, when the suspect killed himself.<text:line-break/><text:line-break/>The official said it was unclear whether Mondragon was involved in the students' disappearances.<text:line-break/><text:line-break/>The disappearance of the students in Guerrero has triggered massive protests across the country, calling on President Enrique Pena Nieto to find the students, and go after the suspects.<text:line-break/><text:line-break/>At least one detained gang member has said another Guerreros Unidos leader known as "El Chucky" had ordered him to kill 17 students.<text:line-break/><text:line-break/>In a speech Tuesday, President Enrique Pena Nieto said the disappearances "are without doubt a topic that will lead the Mexican government at all levels to take actions that will prevent events like those in Iguala from ever occurring again".<text:line-break/><text:line-break/>Police are also looking for the mayor of Iguala, Jose Luis Abarca, in order to question him. His wife's brothers include two deceased top-level members of the gang, which split off from the Beltran Leyva cartel.<text:line-break/><text:line-break/>The gang controlled drug routes in Guerrero and Morelos, the neighbouring state to the north.</text:span></text:p>
      <text:p text:style-name="P1"><text:span text:style-name="T1">蘋蘋</text:span><text:s/>  |  2014.10.15 11:43   |   <text:a xlink:type="simple" xlink:href="http://palinfo.habago.org/Entry?Command=Information_PrintForum&amp;iPage=397#FORUM32871"><text:span text:style-name="T2">#</text:span></text:a></text:p>
      <text:p text:style-name="P3">有趣的是，<text:span text:style-name="T3">Arendt</text:span>的「平庸的邪惡」，反而經常被社運人士當成口號，他們強調，只要不贊同他們的訴求，就是跟邪惡的政府站在同一方，以不作為默許邪惡發生。<text:span text:style-name="T3"><text:line-break/><text:line-break/></text:span>什麼樣的邪惡呢？文林苑，大埔。都是徵收利益喬不攏的糾紛。</text:p>
      <text:p text:style-name="P1"><text:span text:style-name="T1">陳真</text:span><text:s/>  |  2014.10.15 11:42   |   <text:a xlink:type="simple" xlink:href="http://palinfo.habago.org/Entry?Command=Information_PrintForum&amp;iPage=397#FORUM32870"><text:span text:style-name="T2">#</text:span></text:a></text:p>
      <text:p text:style-name="P2"><text:span text:style-name="T3">(</text:span>續<text:span text:style-name="T3">)<text:line-break/><text:line-break/></text:span>台灣有一種根深蔕固卑劣低能的民族性，沒有大腦的感覺，而且品性很差，遇強則弱，遇弱則強；只要任何一種勢力或聲音壯大，嘴臉就很難看；誰膽敢不跟他一樣蠢血沸騰，誰就是敵人，眾人得而誅之。<text:span text:style-name="T3"><text:line-break/><text:line-break/></text:span>有一位在我看來是台灣政壇史上十分罕見的正直官員叫張家祝，前經濟部長，就是這樣下台的。他被幾個民進黨人渣立委<text:span text:style-name="T3">(</text:span>其中有一個年齡與我相彷，當我們在反抗國民黨時，他還在大吸國民黨奶嘴，他爹則是前後橫跨國、民兩黨的大貪官<text:span text:style-name="T3">) </text:span>公然辱罵沒人性、冷血、不要臉。<text:span text:style-name="T3"><text:line-break/><text:line-break/></text:span>張家祝哪一點沒人性、冷血、不要臉？因為高雄發生氣爆後，他依舊繼續召開經濟會議，談論一些濟議議題。於是，那些人渣立委們就罵他這種時候還有心情開會談經濟，根本就是沒人性、冷血、不要臉。<text:span text:style-name="T3"><text:line-break/><text:line-break/></text:span>這就好像氣爆後，你繼續上班上課，繼續吃三餐，繼續講手機，然後跑來一群惡形惡狀的人渣，公然大罵你沒人性、冷血、不要臉，發生氣爆了，你還有心情上什麼課、吃什麼飯，講什麼手機。<text:span text:style-name="T3"><text:line-break/><text:line-break/></text:span>張家祝就是因為受不了這些綠營人渣長期的侮辱和抵制而堅決辭職。這些人渣之所以敢如此囂張，無非就是因為這個社會正是這樣一種人渣溫床與暴民社會，只要聲音大，只要人多，便惡形惡狀。<text:span text:style-name="T3"><text:line-break/><text:line-break/></text:span>任何事件，任何議題都一樣，識時務者會趕緊爭相表態表忠貞，趕緊站在人多的那一邊；不願蠢血沸騰者，暴民們則會逼你非跟他們一樣沸騰不可，逼你選邊靠，否則就是全民公敵，人人得而誅之。<text:span text:style-name="T3"><text:line-break/><text:line-break/></text:span>政客及方向感十分良好的親<text:span text:style-name="T3">X</text:span>學者及文化名人們個個智商奇高無比，他們的囂張當然只是一種表演，而非真心沸騰；他們只是表演給蠢民暴民們看，選票就會滾滾來，知名度及各種資源也會隨之而來。<text:span text:style-name="T3"><text:line-break/><text:line-break/></text:span>如前所說，暴民並不是一種特殊的邪惡本質，而是一種再平常也不過的一般人性，他們頭上絕沒有長兩隻角，牙齒也不會尖尖長長，他們更不是什麼罕見生物，事實上他們就在我們的生活四周。<text:span text:style-name="T3"><text:line-break/><text:line-break/></text:span>你看底下這位姓楊的便是一例，非常囂張，嘴臉很難看。好好的食物為什麼要丟掉？各位捫心自問，如果你家裏有該集團出產的手機、腳踏車、牛奶、茶、咖啡乃至獎學金或各種生活救助物品，乃至與其資金相關的無數生活用品，你會不會丟掉？以表示你忠貞抵制這個所謂邪惡集團？我敢說你一定不會。<text:span text:style-name="T3"><text:line-break/><text:line-break/></text:span>這就好像反對中華民國存在的台獨人士們，他們抵制中華民國和中華人民共和國的一切，但他們絕不會抵制中華民國乃至中華人民共和國所發行的鈔票；不但不會抵制，而且還愛得很吶。<text:span text:style-name="T3"><text:line-break/><text:line-break/></text:span>台灣一直上演一模一樣的這類戲碼，特別是這十幾年來，更是變本加厲，非常封閉反智的一個社會，沒有大腦，更沒有品。我很擔心千萬年以後，這個島會演化出一種不用大腦也能活的新人類。<text:span text:style-name="T3"><text:line-break/><text:line-break/></text:span>陳真<text:span text:style-name="T3"><text:line-break/>================<text:line-break/></text:span>慈濟續賣商品<text:span text:style-name="T3"><text:s/></text:span>學者質疑︰顧眾生或黑心<text:span text:style-name="T3"><text:line-break/><text:line-break/></text:span>自由亂報<text:span text:style-name="T3"><text:s/>– 2014</text:span>年<text:span text:style-name="T3">10</text:span>月<text:span text:style-name="T3">15</text:span>日<text:span text:style-name="T3"><text:line-break/><text:line-break/></text:span>慈濟基金會︰安全食品<text:span text:style-name="T3"><text:s/></text:span>不隨意丟棄<text:span text:style-name="T3"><text:line-break/><text:line-break/></text:span>〔自由亂報記者謝佳君、楊宜中、陳炳宏、黃以敬、謝文華／綜合報導〕<text:span text:style-name="T3"><text:line-break/><text:line-break/></text:span>全民抵制頂新與味全產品，但慈濟靜思書軒部分店家架上仍有五款由味全代工生產的「香積麵」；學者楊重信在臉書發文指出，慈濟力挺頂新魏家，質問「慈濟上人您站在何方？站在眾生這一邊？或是站在黑心信徒那一邊？」<text:span text:style-name="T3"><text:line-break/><text:line-break/></text:span>記者昨天至靜思書軒松隆店，仍見架上有味全代工生產的五款口味香積麵，包括番茄、味噌、麻醬、野菜與藥膳。慈濟基金會表示，書軒方面認定目前香積麵食用安全無虞，對於任何安全無虞的食品，慈濟不會隨意丟棄，但尊重大家的選擇。<text:span text:style-name="T3"><text:line-break/><text:line-break/></text:span>楊重信說，這次頂新再爆黑心油，全台憤而發起抵制，相關通路商也全面下架頂新產品，「馬江集團也被迫召開國安會議，宣示處理食安問題之『決心』。唯獨慈濟態度與舉止詭異：上人神隱、大愛噤聲、染黑麵不下架，完全置形象於不顧！」</text:p>
      <text:p text:style-name="P1"><text:span text:style-name="T1">周舟</text:span><text:s/>  |  2014.10.15 09:52   |   <text:a xlink:type="simple" xlink:href="http://palinfo.habago.org/Entry?Command=Information_PrintForum&amp;iPage=397#FORUM32869"><text:span text:style-name="T2">#</text:span></text:a></text:p>
      <text:p text:style-name="P3">陳醫師<text:span text:style-name="T3">,<text:line-break/></text:span>謝謝你的直言不諱<text:span text:style-name="T3">,</text:span>每天看完新聞再來這裡<text:span text:style-name="T3">,</text:span>胸中惡氣才能稍解<text:span text:style-name="T3">.<text:line-break/><text:line-break/></text:span>這幾年一種撲天蓋地的政治正確語言<text:span text:style-name="T3">,</text:span>在尋常生活中似乎無處不能遇見<text:span text:style-name="T3">,</text:span>談反核<text:span text:style-name="T3">,</text:span>談反服貿<text:span text:style-name="T3">,</text:span>似乎每個人看了報紙和媒體評論便義憤填膺的要去加入抗爭行列<text:span text:style-name="T3">,</text:span>少有人耐性的再去尋找另一方的論據<text:span text:style-name="T3">,</text:span>即使是在網路搜尋如此方便的時代<text:span text:style-name="T3">,</text:span>多數人在一看到合乎己意的立場時<text:span text:style-name="T3">,</text:span>便忙不迭的選邊站<text:span text:style-name="T3">.</text:span>若稍提出一點質疑或不同的想法<text:span text:style-name="T3">,</text:span>立刻被到網路封鎖或各種惡意謾罵<text:span text:style-name="T3">,</text:span>幾乎沒有討論的空間<text:span text:style-name="T3">.</text:span>如同照妖鏡似的<text:span text:style-name="T3">,</text:span>原本貌似溫和有禮的朋友<text:span text:style-name="T3">,</text:span>在幾個月內讓我徹底看清了他們感性而反智的真面目<text:span text:style-name="T3">.</text:span>但心中不免感慨<text:span text:style-name="T3">:</text:span>是不是我們的教育出了什麼問題<text:span text:style-name="T3">?</text:span>這麼多高學歷的中產階級文明人<text:span text:style-name="T3">,</text:span>在討論公共議題時卻和一般市井之徒無異<text:span text:style-name="T3">...</text:span>不<text:span text:style-name="T3">,</text:span>市井小民還能誠實的面對自己的好惡<text:span text:style-name="T3">,</text:span>知識份子卻更擅長用漂亮高深的詞彙<text:span text:style-name="T3">,</text:span>正義凜然的口吻來包裝自己的立場<text:span text:style-name="T3">,</text:span>隱然透露出自己比其他人還更平等更有發言權<text:span text:style-name="T3">.<text:line-break/><text:line-break/></text:span>再說到另一種矛盾<text:span text:style-name="T3">,</text:span>出了什麼事都怪政府<text:span text:style-name="T3">,</text:span>我們自己做為人的基本義務又在哪裡<text:span text:style-name="T3">?</text:span>連續幾回食安出包<text:span text:style-name="T3">,</text:span>我很慶幸自己和家人都不曾受害<text:span text:style-name="T3">,</text:span>因為我們十幾年前就開始警覺到食品加工和農藥基改的問題<text:span text:style-name="T3"><text:s/>,</text:span>在選擇食材時都特別謹慎<text:span text:style-name="T3">,</text:span>也很少外食<text:span text:style-name="T3">,</text:span>然而這樣的生活態度卻不時受到親友的質疑<text:span text:style-name="T3">,</text:span>覺得何必自找麻煩<text:span text:style-name="T3">?</text:span>貪圖方便快速和美食的後果<text:span text:style-name="T3">,</text:span>最終還是要自己承受的<text:span text:style-name="T3">.<text:line-break/><text:line-break/></text:span>我總覺得當今台灣人的一大問題<text:span text:style-name="T3">,</text:span>便是一切該享有權利都不能少<text:span text:style-name="T3">,</text:span>該自己動手動腦負責的義務<text:span text:style-name="T3">,</text:span>卻全部推給政府或別人<text:span text:style-name="T3">,</text:span>不思考的低智商社會<text:span text:style-name="T3">,</text:span>終究只能吵嚷不休而難以進步<text:span text:style-name="T3">.</text:span></text:p>
      <text:p text:style-name="P1"><text:span text:style-name="T1">陳真</text:span><text:s/>  |  2014.10.15 03:21   |   <text:a xlink:type="simple" xlink:href="http://palinfo.habago.org/Entry?Command=Information_PrintForum&amp;iPage=397#FORUM32868"><text:span text:style-name="T2">#</text:span></text:a></text:p>
      <text:p text:style-name="P2"><text:span text:style-name="T3">(</text:span>續<text:span text:style-name="T3">)<text:line-break/><text:line-break/></text:span>當我說，所謂黑心油並不特別黑，意思是說，類似這樣一種惡行，普遍存在台灣社會每個角落，幾乎所有人每天都在幹著黑心事，只是也許你自己並不察覺而已，或是察覺了，但你覺得無所謂，因為大家都這樣，我只是跟大家一樣而已。<text:span text:style-name="T3"><text:line-break/><text:line-break/></text:span>若要舉例，每天出門一趟我隨時都能舉出一百個新鮮的黑心例子。比方說，誰能舉出台南有哪條街道是人勉強可以走路的？少之又少，因為<text:span text:style-name="T3">99.999%</text:span>的走廊完全被家家戶戶給整個佔領了，例如幾乎所有小吃店的廚房和一堆瓦斯桶就設在走廊上不是嗎？甚至很多商家連路邊的停車位也要佔領，不准別人停放，以免影響他做生意。你若敢停放車輛，他就破壞或刮爛你的車。人們根本不在乎他人死活，就連年輕人在快車道上走路都很危險，更何況行動不便者或老年人。<text:span text:style-name="T3"><text:line-break/><text:line-break/></text:span>哪天如果又發生什麼公共意外，出了人命，媒體及輿論肯定又是開始瘋狂熱烈檢討，這裏不對那裏不對。重點是，難道不是幾乎所有人都這樣嗎？有幾個人例外呢？<text:span text:style-name="T3"><text:line-break/><text:line-break/></text:span>黑心油的事件也一樣，這哪是什麼值得大呼小叫的事，整個台灣社會哪個角落不黑心？當然有，但少之又少。如果黑心油的老闆是惡魔，那全台灣至少有兩千三百個惡魔。據媒體報導，這位大老闆，相識者對他的評語是<text:span text:style-name="T3"><text:s/>"</text:span>和藹憨厚<text:span text:style-name="T3">"</text:span>。我寧可相信這是一個中肯的評價。至少，在人性表現上，他理應就跟你我一樣，並不具有任何的特殊性。<text:span text:style-name="T3"><text:line-break/><text:line-break/></text:span>紅衫軍倒扁時，我自然是站著紅衫軍那一邊，但我同時也寫了幾篇文章談<text:span text:style-name="T3"><text:s/>"</text:span>獵扁如獵巫<text:span text:style-name="T3">"</text:span>。特別是當我看到阿扁的同黨同志們竟然還跳出來罵他時，感覺真不可思議。天啊，我是不是在做夢？這些罵他的人，難道是今天才知道阿扁的作為？而且，這些人哪個比阿扁乾淨？少之又少。阿扁自然是錯的，但他的惡行在政壇上一點都不特別，他的吃相還算文明的了。如果阿扁是惡魔，那麼，台灣政壇大概剩下不到<text:span text:style-name="T3">10</text:span>個人，我兩隻巴掌一下就能數完。<text:span text:style-name="T3"><text:line-break/><text:line-break/></text:span>綠營<text:span text:style-name="T3"><text:s/>"</text:span>創造<text:span text:style-name="T3">" </text:span>出來的所謂<text:span text:style-name="T3"><text:s/>"</text:span>歷史<text:span text:style-name="T3">" (</text:span>應該算是小說才對<text:span text:style-name="T3">) </text:span>就有同樣的問題，國民黨被妖魔化了，妖魔欺壓在善良勇敢的台灣人民頭上。但這完全不是事實。如果當時的國民黨是妖魔，那麼，這個妖魔並不是一個黨，而是一整個台灣人，其惡行難道不是絕大多數台灣人所共同支持與配合的？當你反抗它時，誰來整你？難道不就是你的老師同學以及各行各界的掌權者及其所有成員？簡單說就是幾乎所有人。<text:span text:style-name="T3"><text:line-break/><text:line-break/></text:span>當我因為叛亂罪四處被醫院開除時，那些惡形惡狀嘲諷鄙夷百般羞辱的嘴臉，不就是醫界或學界的各方成員？幾個人敢跟你表示友善？少之又少。特別是那些當今高喊愛台灣的一些醫界大老，當年更是忠黨愛國、主流得不得了。<text:span text:style-name="T3"><text:line-break/><text:line-break/></text:span>適當地看待善惡本質，這事在我看來具有極大的重要性。尼采說：<text:span text:style-name="T3">"</text:span>當惡棍面對千夫所指，他便成為代罪羔羊。<text:span text:style-name="T3">" </text:span>一個社會，如果每次動輒就是努力妖魔化特定人事物，那意味著它並非真心想面對問題，它只是想找一些替死鬼替大家上斷頭台。<text:span text:style-name="T3"><text:line-break/><text:line-break/></text:span>黨外同志們過去常聽說我如何<text:span text:style-name="T3"><text:s/>"</text:span>推翻<text:span text:style-name="T3">" </text:span>國民黨。我知道人們不會相信，但這的確是事實。我是早在<text:span text:style-name="T3">1990</text:span>年之前就<text:span text:style-name="T3"><text:s/>"</text:span>推翻<text:span text:style-name="T3">" </text:span>了國民黨。在這之前，我的確是把它當成惡魔看待。但是有一天，無意中看到我平常不會去看的民生報上刊出林洋港和他家人的照片，文中還提及他的子女和孫女。我很訝異，怎麼連惡魔也有家人？而且顯然還深愛著他的家人。於是我明白了，原來這些人也是人，他們並沒有特別壞，而只是頂多跟我們大家一樣壞而已。<text:span text:style-name="T3"><text:line-break/><text:line-break/></text:span>就在那一刻，我彷彿感覺<text:span text:style-name="T3"><text:s/>"</text:span>萬惡的國民黨<text:span text:style-name="T3">" </text:span>自此就被我給推翻了，我不再覺得他們是一群孤立並且不同於一般人的壞蛋。一般人有多善良，他們就有多善良；一般人有多壞，他們大概也就差不多那樣壞而已。他們並不是一群特殊的魔鬼，他們的各種惡行，難道不就是絕大多數台灣人所衷心支持並代為執行？如果他們是魔鬼，那麼，生活中和工作上的幾乎所有人，也許還更像魔鬼。<text:span text:style-name="T3"><text:line-break/><text:line-break/>10</text:span>年後，我來到英國。有一天去參觀倫敦的戰爭博物館，看到當時一些處決猶太人的設備及各種信件，從當時的無數影像、聲音及字裡行間，我深深發現，原來這一段慘絕人寰的歷史之執行者與參與者，甚至包括這些劊子手，他們跟我們根本完全沒兩樣。<text:span text:style-name="T3"><text:line-break/><text:line-break/></text:span>我熟讀<text:span text:style-name="T3"><text:s/>Martin Heidegger</text:span>，但我對他的愛人<text:span text:style-name="T3">Hannah Arendt</text:span>卻所知無幾。後來約略看過她提出的所謂<text:span text:style-name="T3"><text:s/>"</text:span>邪惡的庸常性<text:span text:style-name="T3">"</text:span>；我不知道她確切的意思跟我所想的是否一樣，但基本上我也不認為大規模的邪惡罪行只是反映少數人的什麼特殊性或病態性，反倒是一種俯拾皆是、隨處可見的尋常人性；它太平常、太平庸，同時也太淺薄了，人們事實上根本不知道自己在幹什麼，或是他儘管知道，但他不在乎，因為大家就是這麼幹的。<text:span text:style-name="T3"><text:line-break/><text:line-break/></text:span>我能想像為何楊絳被紅衛兵戴高帽抄家惡整之後，卻說她發現這些孩子只是<text:span text:style-name="T3"><text:s/>"</text:span>披著狼皮的羊<text:span text:style-name="T3">"</text:span>；說他們並不壞，他們只是從眾，根本不知道自己在幹什麼。楊絳氣度大，能有此言。若是我，就沒那麼客氣了；雖然身為忍教教主，痛罵幾句人渣自然是免不了。但我心裏依然清楚，這些烏合之蛆們，並不具有任何特殊的邪惡，他們的問題反倒是因為他們太正常了，正常到幾乎完全沒有任何獨立自主性與思考能力，就如<text:span text:style-name="T3"><text:s/>Hannah Arendt</text:span>所說的思想淺薄，思考無能，無法感受他人的痛苦。這樣一種道德漠然、思維貧乏的尋常人性，才足以產生真正可怕的大規模道德災難。<text:span text:style-name="T3"><text:line-break/><text:line-break/>Hannah Arendt </text:span>是猶太人，卻說加害者並不特別邪惡；她的言論自然會引起類似像綠油油人士動輒罵人不愛台灣或台奸之類的攻擊，當時也是很多人批評　<text:span text:style-name="T3">Hannah Arendt</text:span>　不愛猶太人。她說：對啊！你們說得很對，我當然不會愛猶太人。我從來都不曾被這一類的任何所謂<text:span text:style-name="T3"><text:s/>"</text:span>愛<text:span text:style-name="T3">" </text:span>所打動。我這一生還不曾愛過任何一個民族或族群或階級，我只愛我的親友，並且我相信，<text:span text:style-name="T3">"</text:span>愛<text:span text:style-name="T3">" </text:span>這東西，僅僅只及於對一個個具體的生命，才有所謂愛。<text:span text:style-name="T3"><text:line-break/><text:line-break/></text:span>這些話講得很對。我又不是頭殼壞去或心理變態或有什麼戀物癖，我怎麼可能愛台灣？<text:span text:style-name="T3">"</text:span>台灣<text:span text:style-name="T3">" </text:span>又不是一個具有必然內在屬性的東西，要怎麼愛？<text:span text:style-name="T3">"</text:span>台灣人<text:span text:style-name="T3">" </text:span>更是很難愛，這麼恐怖的一群人，我們只愛其中特定一些人，怎麼可能特別去愛什麼台灣人而不愛其他族群的人？<text:span text:style-name="T3"><text:line-break/><text:line-break/></text:span>在這島上，我這樣一些話自然是犯忌的，反倒諸如像什麼<text:span text:style-name="T3"><text:s/>"</text:span>愛台灣<text:span text:style-name="T3">" </text:span>這類極其反智膚淺的排它性、煽動性語言，卻頗能契合庸常人性中所潛藏的道德漠然與思想貧乏，進而合理化各種傷天害理的邪惡作為。</text:p>
      <text:p text:style-name="P1"><text:span text:style-name="T1">張紀庠</text:span><text:s/>  |  2014.10.15 00:46   |   <text:a xlink:type="simple" xlink:href="http://palinfo.habago.org/Entry?Command=Information_PrintForum&amp;iPage=397#FORUM32867"><text:span text:style-name="T2">#</text:span></text:a></text:p>
      <text:p text:style-name="P3">陳真您好：<text:span text:style-name="T3"><text:line-break/></text:span>我觀看這個版已經很長一段時間了，特別喜歡聽你談一些風花雪月的東西，也常常去找你提過的東西來看，其中許多作品的藝術＆美的確難以用文字來表達實在令人悠然神往之。<text:span text:style-name="T3"><text:line-break/><text:line-break/></text:span>近期剛好有機會的看了Ｒｅｆｎ的Ｏｎｌｙ<text:span text:style-name="T3"><text:s/></text:span>Ｇｏｄ<text:span text:style-name="T3"><text:s/></text:span>Ｆｏｒｇｉｖｎｅｓ這部電影，舉凡歐美社會又或是台灣觀眾普遍的都對這片給予負評，不是說這部電影太過血腥暴力就是說這部電影過於藝術沒人看得懂，但我總覺得這部電影並不是就這樣而已。<text:span text:style-name="T3"><text:line-break/></text:span>找了一個機會去看了這電影，平心而論絕對沒有無聊到什麼一開場就想要離場或是難看到爆，裡面許多的故事的隱喻和呈現方式實在令人感到耐人尋味，但其中有一點我始終百思不得其解，，想與陳真請教一下。<text:span text:style-name="T3"><text:line-break/></text:span>電影中的Ｃｈａｎｇ的存在到底是代表著什麼？為什麼結尾之處單就只有砍了Ｊｕｉａｎ的手就算逞罰他了呢？導演到底想藉著這部電影傳達什麼？</text:p>
      <text:p text:style-name="P1"><text:span text:style-name="T1">莫煩</text:span><text:s/>  |  2014.10.14 22:53   |   <text:a xlink:type="simple" xlink:href="http://palinfo.habago.org/Entry?Command=Information_PrintForum&amp;iPage=397#FORUM32865"><text:span text:style-name="T2">#</text:span></text:a></text:p>
      <text:p text:style-name="P2">每天來這裡，看陳真的獨白，真的很有意思。</text:p>
      <text:p text:style-name="P4"/>
      <text:p text:style-name="P1">talisa   |  2014.10.14 18:30   |   <text:a xlink:type="simple" xlink:href="http://palinfo.habago.org/Entry?Command=Information_PrintForum&amp;iPage=398#FORUM32864"><text:span text:style-name="T2">#</text:span></text:a></text:p>
      <text:p text:style-name="P6"><text:span text:style-name="T1">我覺得這是很好的進展</text:span><text:line-break/><text:span text:style-name="T1">英國下院通過</text:span><text:s/><text:span text:style-name="T1">承認巴勒斯坦</text:span><text:line-break/>http://udn.com/NEWS/WORLD/WOR3/8998357.shtml</text:p>
      <text:p text:style-name="P1"><text:span text:style-name="T1">陳真</text:span><text:s/>  |  2014.10.14 13:00   |   <text:a xlink:type="simple" xlink:href="http://palinfo.habago.org/Entry?Command=Information_PrintForum&amp;iPage=398#FORUM32863"><text:span text:style-name="T2">#</text:span></text:a></text:p>
      <text:p text:style-name="P3">我講油，並不是說我對油有興趣，請各位明察。我談政治，也從來不是為了談政治本身，就好像我不是要談油本身一樣，而是以之為例，談一種沒有時效性的<text:span text:style-name="T3"><text:s/>"</text:span>想法<text:span text:style-name="T3">"</text:span>，或者說<text:span text:style-name="T3"><text:s/>"</text:span>一種看世界的眼光<text:span text:style-name="T3">"</text:span>。<text:span text:style-name="T3"><text:line-break/><text:line-break/></text:span>我發現，面對半票讀者，寫作能力和文字水平真的會嚴重下降。因為，為了把話講得很清楚很清楚很清楚很清楚，你就得犧牲微妙，犧牲弦外之音，專講弦內，講得婆婆媽媽，一邊寫，一邊自我說明再說明。<text:span text:style-name="T3"><text:line-break/><text:line-break/></text:span>總之，如果你看到有人談算數，談到芭樂芒果一斤多少錢各買幾斤時，他絕不是對水果的合理價錢或一天應吃多少水果感興趣，事實上跟水果一點關係都沒有，請各位明察。<text:span text:style-name="T3"><text:line-break/><text:line-break/></text:span>台灣每次只要一發生什麼傷天害理的事件或弊端，台灣人就個個咬牙切齒，彷彿這些人只是少數害群之馬，而憤怒的社會大眾則是正義良善的。<text:span text:style-name="T3"><text:line-break/><text:line-break/></text:span>但事實上根本不是這樣。事實上，幾乎所有台灣人，各行各界，平常全都是這樣幹的不是嗎？當然有例外，但很少很少，所以才叫例外。<text:span text:style-name="T3"><text:line-break/><text:line-break/></text:span>我有個老師，姑隱其名，就在某大食品上市公司工作<text:span text:style-name="T3"><text:s/>(</text:span>大家百分之百都知道的一家超級大公司<text:span text:style-name="T3">)</text:span>，他說，如果你看到這些食品的生產過程，免費送你吃，保證你也不敢吃。他自己是生產者，他自己當然也不敢吃。我還有個病患，也是某超級大公司主管，他也如此默認。<text:span text:style-name="T3"><text:line-break/><text:line-break/></text:span>難道是說這幾家公司特別壞？當然不是。這些公司就我所知，還算是超有良心的了。<text:span text:style-name="T3"><text:line-break/><text:line-break/></text:span>我的意思是說，台灣各行各界能撈就撈，能胡搞就胡搞，能上下其手就上下其手，很少有乾乾淨淨的例外，普遍不把別人的死活當一回事。<text:span text:style-name="T3"><text:line-break/><text:line-break/></text:span>例如台灣不是很多什麼夜市美食或傳統小吃嗎？老實說，依我現在的身體抵抗力，你就算免費請我吃，我還是很害怕。為什麼？因為超級不衛生，不健康，沒良心。<text:span text:style-name="T3"><text:line-break/><text:line-break/></text:span>比方說，別人吃剩的菜餚，你以為他會拿去倒掉嗎？當然不會。他會撿一撿挑一挑，然後再弄出一盤來賣給你，或收集下來繼續當做下一道菜的原料。<text:span text:style-name="T3"><text:line-break/><text:line-break/></text:span>比方說，你以為他會用心幫你洗菜，洗個<text:span text:style-name="T3">20</text:span>分鐘把農藥洗掉、避免日後害你洗腎嗎？當然不會，他不會浪費水的，也沒有那個美國時間幫你洗菜，頂多洗兩秒鐘，意思到了就好。<text:span text:style-name="T3"><text:line-break/><text:line-break/></text:span>所有一切流程，你以為台灣人會把你的健康放在心上嗎？絕對不會，一秒鐘也不會。當然，<text:span text:style-name="T3">(</text:span>媽的老是要做這種聲明<text:span text:style-name="T3">)</text:span>，我不是說所有百分百每個人都這樣，而是說這是一種非常普遍幾乎各行各業的基本心態與作法。<text:span text:style-name="T3"><text:line-break/><text:line-break/></text:span>就跟柯文哲的小金庫一樣，是他特別貪錢嗎？當然不是，搞不好他已經算是很清廉了，相對而言的確如此，要不然不會寫一些什麼本帳戶專供洗錢以及二一添作五大家分贓的帳戶使用規則。<text:span text:style-name="T3"><text:line-break/><text:line-break/></text:span>各行各業都一樣黑心，一樣貪婪，一樣上下其手，百分之九十九點九的台灣人都一樣，只要有機會撈一點錢，何樂不為？大家都這樣撈，我為什麼要放棄這種福利？大家都儘可能壓低成本來撈錢，我何苦生意越做越大，病人越看越多，錢卻反而越賺越少甚至還賠本？<text:span text:style-name="T3"><text:line-break/><text:line-break/></text:span>請問幾個台灣人會把別人的利益和健康放在心上？很少啦。鳳毛鱗角。你看街上交通就知道，幾個人會考慮別人的安全與權利？非常罕見。<text:span text:style-name="T3"><text:line-break/><text:line-break/></text:span>台灣社會基本上就是個黑心社會。有利益有好處絕不會拒絕的。大家都拿外快，幾十年來都這樣，我幹嘛不拿？大家都是亂報公帳，我幹嘛不也亂報？我幹嘛還倒貼？廠商給我各種好處，大家都拿了，我幹嘛要拒絕？大家都在套關係，搶資源，無所不用其極向上提昇，連蠢到爆的馬文才都當大學院長了，我哪能落後於人？<text:span text:style-name="T3"><text:line-break/><text:line-break/></text:span>基本上，台灣人就是這樣，這位黑心油的大老闆絕對沒有比別人壞，頂多只是一樣壞而已。整個社會普遍就是這樣在幹活撈錢求發展的，差別只是在於有沒有機會而已。<text:span text:style-name="T3"><text:line-break/><text:line-break/></text:span>當機會一來，幾個人會拒絕說我分文不取，我不當官，我不做條件交換，我能力不足興趣不合所以我不願意坐高位，我不結黨營私，我不做虧心事，我不傷害別人的利益和健康，我不傷害弱者，我要乾乾淨淨地活，乾乾淨淨地死，我不願對不起自己的良心？<text:span text:style-name="T3"><text:line-break/><text:line-break/></text:span>至少，就我活在台灣至少四十年的經驗，我沒見過幾個面對利益時還會想到別人的人，各行各界都一樣，基本上這是一種典型的台灣文化。因此，把某個人給妖魔化是可恥的，因為他若是妖魔，那麼幾乎所有人都是。<text:span text:style-name="T3"><text:line-break/><text:line-break/></text:span>底下這位南僑集團的董事長講得很對，他問說，為什麼國外不會有這樣一些層出不窮的問題。他說這問題值得深思。確實如此。<text:span text:style-name="T3"><text:line-break/><text:line-break/></text:span>就我大半輩子住在海外的感覺，我發現民族性這東西真的差很多，簡單說就是文明。西方人普遍來講，讓我比較安心，因為他們多少總是還會想到別人，想到道德，想到一些基本原則，久而久之就變成了一種所謂民族性。<text:span text:style-name="T3"><text:line-break/><text:line-break/></text:span>西方人平常講話，我會信。他說什麼我就信什麼。但台灣人或華人我都不信，因為他們<text:span text:style-name="T3">(</text:span>或說我們<text:span text:style-name="T3">)</text:span>很會講話，白天講一套，晚上又是另一套；而且談起大道理來，全是聖賢之道。例如，台灣醫界應該是我所知全世界最喜歡<text:span text:style-name="T3"><text:s/>"</text:span>講<text:span text:style-name="T3">" </text:span>什麼醫學倫理的地方，談起來全是犧牲奉獻的大道理，但事實上卻連最基本的品德都做不到。<text:span text:style-name="T3"><text:line-break/><text:line-break/></text:span>各行各界都一樣，做起事來，自私自利，唯利是圖，他是根本不會想到別人的。<text:span text:style-name="T3"><text:line-break/><text:line-break/></text:span>你看公共場所就知道，英國人坐滿一輛遊覽車或火車，你一上去，還以為沒半個人，因為大夥靜悄悄；在電影院更是如此。但台灣人可完全不是這樣哦。人還沒到，聲音就先到了，大聲喧嘩，電話響不停、講不停，或是看影片、聽音樂，大聲吵鬧，他完全不會去想到別人並沒有義務忍受這些噪音。<text:span text:style-name="T3"><text:line-break/><text:line-break/></text:span>甚至連在電影院也是隨時又吃又喝，鹹酥雞漢堡什麼的，臭翻天，他哪管別人的感受。在英國若這樣幹，馬上會成為全民公敵。在台灣卻相反，你若膽敢叫他小聲點或叫他別吃味道這麼濃烈的食物，很可能會馬上被打。<text:span text:style-name="T3"><text:line-break/><text:line-break/></text:span>回台八年，常想去學詠春拳或鐵砂掌，因為各種暴力事件不斷，沒法講理，報警也沒用。除了學得一身武藝或帶點武器防身，要不然就是把七忍功練好。<text:span text:style-name="T3"><text:line-break/><text:line-break/></text:span>這門功夫，我已經練到爐火純青了，但我怕百密一疏，怕有一天還是會凍未條而闖出禍來。每次在台南開車，簡直就是對我獨創的七忍功的最大考驗。<text:span text:style-name="T3"><text:line-break/><text:line-break/></text:span>陳真<text:span text:style-name="T3"><text:s/>2014. 10. 14.<text:line-break/><text:line-break/>==============<text:line-break/></text:span>陳飛龍：魏應充應不是故意想害人<text:span text:style-name="T3"><text:line-break/><text:line-break/></text:span>中央社<text:span text:style-name="T3"><text:s/>– 2014</text:span>年<text:span text:style-name="T3">10</text:span>月<text:span text:style-name="T3">12</text:span>日<text:span text:style-name="T3"><text:s/></text:span>下午<text:span text:style-name="T3">2:54<text:line-break/><text:line-break/></text:span>（中央社記者韓婷婷台北<text:span text:style-name="T3">12</text:span>日電）食安接連出包，頂新已成全民公敵，南僑集團會長陳飛龍表示，他不認為魏應充故意要害人。<text:span text:style-name="T3"><text:line-break/><text:line-break/></text:span>陳飛龍感嘆，食品業已成為社會動亂的原罪，他猜想魏應充沒有用心，並不是真心要去害人，只是對他而言那是歷史共業。他強調，社會已經進步了，經營事業一定要知道週遭的環境，不能以過去的思維經營企業，與時俱進才能保護消費者也保護自己。<text:span text:style-name="T3"><text:line-break/><text:line-break/></text:span>回顧台灣近幾年來的食安問題，從<text:span text:style-name="T3">2011</text:span>年塑化劑、毒澱粉、大統假油案，接著最近的餿水油，再到這次的飼料油，食品龍頭五大廠幾乎都在這幾次的危機中出現過，這次沒有中鏢，也難保下次不在榜單上。他說一連三次重創，他已不知道台灣食品業回不回得來。<text:span text:style-name="T3"><text:line-break/><text:line-break/></text:span>他說，為何別的國家不會發生這個事情，這是值得我們深思的。<text:span text:style-name="T3">1031012</text:span></text:p>
      <text:p text:style-name="P1"><text:span text:style-name="T1">陳真</text:span><text:s/>  |  2014.10.14 11:12   |   <text:a xlink:type="simple" xlink:href="http://palinfo.habago.org/Entry?Command=Information_PrintForum&amp;iPage=398#FORUM32862"><text:span text:style-name="T2">#</text:span></text:a></text:p>
      <text:p text:style-name="P2">我常說，法西斯的幽靈不曾離開台灣，依舊盤踞，甚且變本加厲。意思是說，它比過去更加瀰漫而普及，並且幾乎完全沒有任何質疑的空間或力量了，等於是全面淪陷。<text:span text:style-name="T3"><text:line-break/><text:line-break/></text:span>但我所謂比過去嚴重，當然不是說人身安全方面。以前是要砍頭或坐牢的，動輒家破人亡，現在卻沒有這樣一種危險。在這一點上，挑戰霸道主流的危險早已解除。奇怪的是，人們並沒有因為人身變得安全而更勇敢大方一些，還是跟過去一樣，窩窩囊囊。<text:span text:style-name="T3"><text:line-break/><text:line-break/></text:span>台灣人只要一成為少數，就馬上變啞巴，只要一成為多數，就張牙舞爪。這一點<text:span text:style-name="T3"><text:s/>"</text:span>遇強則弱，遇弱則強<text:span text:style-name="T3">" </text:span>的民族性倒是始終都沒有改變。特別是年輕一代，更是如此。<text:span text:style-name="T3"><text:line-break/><text:line-break/></text:span>年少青春，理應烈火浪漫，不畏現實，並且勇於獨立思考，雖千萬人吾往矣；但實際上卻非如此，而且剛好相反，變成吾乃千萬人，往矣<text:span text:style-name="T3">--</text:span>衝啊，打啊，乎伊死啊。<text:span text:style-name="T3"><text:line-break/><text:line-break/></text:span>年輕一代反而沒有獨立這回事，更不用說什麼思考了；往往一窩蜂，呼朋引類，非常從眾投俗，西瓜倚大邊，而且腦袋從未使用過，嘴巴倒是很行。<text:span text:style-name="T3"><text:line-break/><text:line-break/></text:span>常問學界的朋友，在台灣，你們曾經遇過或教過幾個真正會思考、而且品性良好、熱情勇敢、執著於良善與真理的學生？答案當然是鳳毛鱗角。與此相反的學生倒是很多，幾乎全部。<text:span text:style-name="T3"><text:line-break/><text:line-break/></text:span>我在外活動的時間很多，搭車、租屋、吃外食、看電影、開車等等，最怕有大學生出現的場合，自私，吵鬧，骯髒，喧嘩，一窩蜂，為所欲為，完全不顧他人，好像完全無法察覺到旁人的需求及痛苦。<text:span text:style-name="T3"><text:line-break/><text:line-break/></text:span>你看年輕人的普遍水平，大約就能預知這個社會二、三十年後的光景。</text:p>
      <text:p text:style-name="P1"><text:span text:style-name="T1">陳真</text:span><text:s/>  |  2014.10.14 10:38   |   <text:a xlink:type="simple" xlink:href="http://palinfo.habago.org/Entry?Command=Information_PrintForum&amp;iPage=398#FORUM32861"><text:span text:style-name="T2">#</text:span></text:a></text:p>
      <text:p text:style-name="P3">也許是氣味投合，金庸小說中，我特別能認同楊過，還有令狐沖。徐克的<text:span text:style-name="T3"><text:s/>“</text:span>笑傲江湖<text:span text:style-name="T3">” </text:span>裡頭有一幕特別喜歡，令狐沖跳出來對他師父說，<text:span text:style-name="T3">“</text:span>我已經被你逐出師門，我來跟你打<text:span text:style-name="T3">”</text:span>。<text:span text:style-name="T3"><text:line-break/><text:line-break/></text:span>許多時候，我心裡的確常有這樣一種<text:span text:style-name="T3"><text:s/>“</text:span>我跟你打<text:span text:style-name="T3">” </text:span>的感覺。面對一種囂張的情況，好像大家都怕你似的，於是，五字經（我受不了了）忍不住就湧上心頭，後果如何我都不管了，我來跟你打。<text:span text:style-name="T3"><text:line-break/><text:line-break/></text:span>根據史書記載，我是第一個在校園裡喊台獨的人。我之所以不要命了，並不是因為我覺得統獨很重要，而是五字經湧上心頭，<text:span text:style-name="T3">“</text:span>我受不了了<text:span text:style-name="T3">”</text:span>。不過只是喊個台獨，就要抄家滅族，太過份了吧，好像大家都應該怕你似的。<text:span text:style-name="T3"><text:line-break/><text:line-break/></text:span>記得<text:span text:style-name="T3">26</text:span>年前的那一天，在高醫校園裡，面對一群同學和特務及一些黨外人士，我站上講台說，<text:span text:style-name="T3">“</text:span>請大家把錄音機準備好，我接下來要講一些重要的話。<text:span text:style-name="T3">” </text:span>台下一片寂靜，接著我就一個字一個字慢慢說出<text:span text:style-name="T3"><text:s/>“</text:span>我叫陳真，我主張台灣獨立<text:span text:style-name="T3">”</text:span>。<text:span text:style-name="T3"><text:line-break/><text:line-break/></text:span>話一說完，現場立即陷入一片騷動。我聽到背後有同學說：<text:span text:style-name="T3">“</text:span>慘了！陳真失控了！快把他拉下來<text:span text:style-name="T3">”</text:span>。<text:span text:style-name="T3"><text:line-break/><text:line-break/></text:span>我當然沒有失控，只是凍未條而已，受不了囂張，好像槍砲黑牢當前大家就應該怕你似的。那我來跟你打。我不怕。<text:span text:style-name="T3"><text:line-break/><text:line-break/></text:span>大家都愛看武俠小說，但是，現代社會中<text:span text:style-name="T3"><text:s/>“</text:span>俠<text:span text:style-name="T3">” </text:span>卻極少見。別說俠，連個坦蕩蕩的人都很少見；窩囊廢倒是很多，而且一個比一個窩囊，遇強則弱，遇弱則強，很沒出息。<text:span text:style-name="T3"><text:line-break/><text:line-break/></text:span>你看時下市面上那些惡形惡狀的愛台急先鋒，個個張牙舞爪的，講起台獨好像多麼神聖偉大，容不得一點異議。像這樣一種人，毫無疑問，絕不會是什麼英雌好漢；當災難一來，他們肯定是最沒出息的一群。<text:span text:style-name="T3"><text:line-break/><text:line-break/></text:span>講半天，我不過是要說，人不一定要來一番俠客行：小說裡的俠客個個最後都一統武林、萬民景仰，美女環繞，投懷送抱，但現實中的俠客絕無此等好事，要不然大家都搶著要當俠了。<text:span text:style-name="T3"><text:line-break/><text:line-break/></text:span>現實中的俠義只有倒大霉的份，被抹黑被羞辱被說成怪物被誤解，而且保證前途無亮，種種倒楣事永遠不間斷，這幾乎是必然的，而人渣岳不群們呢？自然個個飛黃騰達左右逢源，眾人愛戴，女生們更是愛得要死！<text:span text:style-name="T3"><text:line-break/><text:line-break/></text:span>面對這種現實的必然結局，怎麼好意思叫大家要有俠義心溫柔情呢？<text:span text:style-name="T3"><text:line-break/><text:line-break/></text:span>可是，一個人，如果他<text:span text:style-name="T3"><text:s/>““</text:span>真的<text:span text:style-name="T3">””” </text:span>（放大一百倍）受不了不義之囂張橫行，那他只有兩條路可走，一條是閉上嘴巴繼續忍耐，一條是像個<text:span text:style-name="T3"><text:s/>“</text:span>人<text:span text:style-name="T3">” </text:span>那樣，以一種公開坦蕩的身分，告訴大家<text:span text:style-name="T3"><text:s/>“</text:span>我是誰<text:span text:style-name="T3">“ </text:span>，<text:span text:style-name="T3">“</text:span>我看不下去了，我來跟你打<text:span text:style-name="T3">”</text:span>。<text:span text:style-name="T3"><text:line-break/><text:line-break/></text:span>我最不喜歡的事之一就是談政治，政治沒什麼好談。政治就跟武術一樣，不用談啦，去打就是，光會紙上談兵沒有意義，更不是背後偷偷、神不知鬼不覺地牆上塗鴉罵皇帝，而是應該站上擂臺說<text:span text:style-name="T3"><text:s/>“</text:span>我是誰，我來跟你們打<text:span text:style-name="T3">”</text:span>。<text:span text:style-name="T3"><text:line-break/><text:line-break/></text:span>當然，（我又被迫要做無謂說明了）我不是說要真的去一些人渣聚集之地去跟那些沒出息的窩囊廢打架，那些不是人，而是蛆，一大團，沒頭沒臉的很嚇人，你哪打得到？<text:span text:style-name="T3"><text:line-break/><text:line-break/></text:span>我自然不是叫大家去做這些傻事，而是說，一個人總該像個人，喜歡什麼，討厭什麼，該表現就表現出來，不要刻意閃躲好像在怕什麼似的。<text:span text:style-name="T3"><text:line-break/><text:line-break/></text:span>經常接到許多來信，極少遇到有人以真面目示人，大多躲躲閃閃，好像很懂得保護自己的那種感覺。一百個有九十九個會刻意隱藏身份或隨便編個名字，有一種企圖保護自己的感覺，但他們卻又說他們是我的讀者，或說想跟我做朋友。天底下有這種讀者或朋友嗎？對朋友，我是連命都可以完全不顧的，要不然哪叫朋友。<text:span text:style-name="T3"><text:line-break/><text:line-break/></text:span>保護自己當然也是一種自由，只是當一個社會普遍是這樣一種無時無刻想保護自己的人時，總是個問題。華人社會為何特別懂得明哲保身，我也不知道為什麼。挺陰暗的。這種素質的人民，政治不可能清明乾淨。</text:p>
      <text:p text:style-name="P1"><text:span text:style-name="T1">陳真</text:span><text:s/>  |  2014.10.14 10:26   |   <text:a xlink:type="simple" xlink:href="http://palinfo.habago.org/Entry?Command=Information_PrintForum&amp;iPage=398#FORUM32860"><text:span text:style-name="T2">#</text:span></text:a></text:p>
      <text:p text:style-name="P2">我很害怕被人當成某種同志或被所謂讀者擁戴。因為我知道這類所謂同志或擁戴，往往只是根據某種很表面的東西。就好像我若戴個眼鏡，你也戴個眼鏡，然後我們就變成同志了嗎？<text:span text:style-name="T3"><text:line-break/><text:line-break/></text:span>顏色更是如此。我罵時下所謂台獨之囂張卑劣，並不等於我是在捍衛另一種立場。我不是那樣的人，我也從來不曾有過那樣的想法。<text:span text:style-name="T3"><text:line-break/><text:line-break/></text:span>所謂溝通，真的很難。我幾乎都已不抱任何希望而寧可自言自語。</text:p>
      <text:p text:style-name="P1"><text:span text:style-name="T1">陳真</text:span><text:s/>  |  2014.10.14 10:14   |   <text:a xlink:type="simple" xlink:href="http://palinfo.habago.org/Entry?Command=Information_PrintForum&amp;iPage=398#FORUM32859"><text:span text:style-name="T2">#</text:span></text:a></text:p>
      <text:p text:style-name="P3"><text:span text:style-name="T3">(</text:span>續<text:span text:style-name="T3">)<text:line-break/><text:line-break/></text:span>你的問題，其實就等於問：大家都喜歡牽拖，請問這該怎麼辦？<text:span text:style-name="T3"><text:line-break/><text:line-break/></text:span>這也叫問題嗎？我若問營養學家說：大家都喜歡亂吃東西，請問這該怎麼辦？那他如何回答？回答什麼？你的問題已經預設某種結論不是嗎？<text:span text:style-name="T3"><text:line-break/><text:line-break/></text:span>請問：有些人常常石門水庫忘了關，褲子拉鍊都不拉上，請問該怎麼辦？<text:span text:style-name="T3"><text:line-break/><text:line-break/></text:span>這樣一種問題其實不是問題，而只是聊天，就好像聊現在很多小孩都只愛上網打電動，不愛讀書，請問這該怎麼辦？<text:span text:style-name="T3"><text:line-break/><text:line-break/></text:span>很多人<text:span text:style-name="T3">(</text:span>比方說我<text:span text:style-name="T3">)</text:span>，都很愛錢，老是擔心錢不夠用，請問這該怎麼辦？別人應該怎麼答？這不是問題，這只是各言爾志，大家聊聊天，發抒一下，交換一下意見。但我是很不喜歡聊這種天的，更不喜歡公開聊天給大家看。<text:span text:style-name="T3"><text:line-break/><text:line-break/></text:span>幾十年來我常害怕得不敢接電話、查信箱，因為大家樂於做的事，例如聊前途，聊政治，聊選舉，聊的都是一些我並不感興趣而且無話可說的事。<text:span text:style-name="T3"><text:line-break/><text:line-break/></text:span>政治更是如此。政治沒什麼好聊。政治的事就是去做或不去做兩種。若真的對某事不爽，那就去改變它或挑戰它，而不是一直聊個不停。<text:span text:style-name="T3"><text:line-break/><text:line-break/></text:span>我很多同學或朋友或一般所謂讀者就是這樣，超愛聊政治，聊時事，聊八卦，聊各種我完全無話可說的事。有時不小心接到電話，被迫聊起，總是覺得痛不欲生，因為被迫只能在一種我完全不感興趣的<text:span text:style-name="T3"><text:s/>"</text:span>層次<text:span text:style-name="T3">" </text:span>上，被迫講一些非常粗糙或粗暴的說法，然後我這些說法很可能會被扭曲引用去支持或反對別人的說法，但我事實上根本沒有那樣的意思。</text:p>
      <text:p text:style-name="P1">Kevin Yu   |  2014.10.14 10:07   |   <text:a xlink:type="simple" xlink:href="http://palinfo.habago.org/Entry?Command=Information_PrintForum&amp;iPage=398#FORUM32858"><text:span text:style-name="T2">#</text:span></text:a></text:p>
      <text:p text:style-name="P2">謝謝陳真醫師<text:span text:style-name="T3">!!!</text:span></text:p>
      <text:p text:style-name="P1"><text:span text:style-name="T1">陳真</text:span><text:s/>  |  2014.10.14 09:50   |   <text:a xlink:type="simple" xlink:href="http://palinfo.habago.org/Entry?Command=Information_PrintForum&amp;iPage=398#FORUM32857"><text:span text:style-name="T2">#</text:span></text:a></text:p>
      <text:p text:style-name="P3"><text:span text:style-name="T3">Kevin,</text:span>如果你看過我的文章，理應就不會問我什麼民主政治成不成熟的問題了不是嗎？<text:span text:style-name="T3"><text:line-break/><text:line-break/></text:span>你的問題本身，其實已經預設了某種思想傾向或答案。也許你會以為我反對綠營之胡作非為，似乎剛好呼應了你的意識傾向或答案，但這其實是一種天大的誤解。<text:span text:style-name="T3"><text:line-break/><text:line-break/></text:span>我若要把這誤解說清楚，等於是要把三十幾年來所有寫的東西從頭再寫一遍。<text:span text:style-name="T3"><text:line-break/><text:line-break/></text:span>許多祖國同胞們，看我罵民進黨，鼓掌叫好。但他們事實上也喝錯了采，叫錯了好。糾正一種錯誤，就只是糾正而已，而不是說我心裏懷著某個與此錯誤相對的立場或傾向。基本上，我從來都不是在這樣一種層次上談東西。<text:span text:style-name="T3"><text:line-break/><text:line-break/></text:span>一篇文字，如果寫了只有兩天的保存期限，那我就根本不會想去談那樣一些迅即轉眼雲煙的事。我倒是發現，說不定拿我國中投稿在報紙或校刊上的文章來讀，保存期限依然還沒過期。<text:span text:style-name="T3"><text:line-break/><text:line-break/></text:span>當然，別人樂衷於某種顏色或立場，我沒意見；別人喜歡談政論事，我也沒意見，只是這些事物本身以及這個層次上的一種談法，從來不曾有一秒鐘進入我的腦海。</text:p>
      <text:p text:style-name="P1">Kevin Yu   |  2014.10.14 06:46   |   <text:a xlink:type="simple" xlink:href="http://palinfo.habago.org/Entry?Command=Information_PrintForum&amp;iPage=398#FORUM32856"><text:span text:style-name="T2">#</text:span></text:a></text:p>
      <text:p text:style-name="P2">陳真醫師<text:span text:style-name="T3">:<text:line-break/><text:line-break/></text:span>謝謝您分享您的高見<text:span text:style-name="T3">,</text:span>我只是把我的有感而發講了出來<text:span text:style-name="T3">!</text:span>從很多地方來看<text:span text:style-name="T3">,</text:span>台灣民主政治確實很多地方不成熟<text:span text:style-name="T3">,</text:span>大家喜歡牽拖與戴帽子<text:span text:style-name="T3">,</text:span>不知這要如何改變<text:span text:style-name="T3">?</text:span></text:p>
      <text:p text:style-name="P1"><text:span text:style-name="T1">陳真</text:span><text:s/>  |  2014.10.14 03:22   |   <text:a xlink:type="simple" xlink:href="http://palinfo.habago.org/Entry?Command=Information_PrintForum&amp;iPage=398#FORUM32855"><text:span text:style-name="T2">#</text:span></text:a></text:p>
      <text:p text:style-name="P3"><text:span text:style-name="T3">Kevin, <text:line-break/><text:line-break/></text:span>你是在問我問題嗎？但我不知道你的問題是什麼。<text:span text:style-name="T3"><text:line-break/><text:line-break/></text:span>一切罪名全扣上或信口開河當然不對，但任何一個財團的人脈有哪些政治人物或團體當然很重要。這些人或團體，即便沒有法律責任，也該有政治責任或道義責任。<text:span text:style-name="T3"><text:line-break/><text:line-break/></text:span>今天我若賣哈巴狗大力丸，吃了力大無窮，有效沒效不知道，但顧客因為相信巴勒網維護世界和平的高貴情操，於是跟我訂了一百盒大力丸，結果吃到吐，吃到蔡賽。那麼，巴勒網是不是也應該負起一點責任才對；即便沒有法律責任，也該有政治責任或道義責任，因為我和巴勒網之間具有某種關係，人們對於巴勒網的信任會連帶轉嫁到我身上，當我辜負這樣一種信任時，巴勒網當然也該有所擔當。<text:span text:style-name="T3"><text:line-break/><text:line-break/></text:span>我實在很不喜歡花時間講這麼幼稚的一些<text:span text:style-name="T3">abc</text:span>，大家畢竟不是幼稚園大班；我更不喜歡談個案本身，因為表達意見讓我感到很羞愧很窩囊，但我還是勉強含羞忍辱說一些無謂的個人意見：<text:span text:style-name="T3"><text:line-break/><text:line-break/></text:span>比方說，如果黑心油的老闆曾經擔任馬英九的什麼選舉後援會副會長，那麼馬英九就應該負起政治責任，司法機關並且應該去徹查官與商之間有無不正當的掛勾。<text:span text:style-name="T3"><text:line-break/><text:line-break/></text:span>就算沒有法律責任，政治責任或道義責任還是免不了。至於如何負起責任，那就因人而異、因輿論壓力而異，因兩人關係親疏遠近而異。<text:span text:style-name="T3"><text:line-break/><text:line-break/></text:span>當然，如果我們要求這樣的行事標準，那麼，台灣政壇將空無一人；所有政治人物不是入獄，就是槍斃，要不就是應該切腹自殺，或是下台一鞠躬，回家吃自己。<text:span text:style-name="T3"><text:line-break/><text:line-break/></text:span>政治其實沒什麼好講的。對政治有意見，那就去做，而不是光講一講。那我們豈不是每天得講個不停？而且，光是講一講有什麼意義嗎？<text:span text:style-name="T3"><text:line-break/><text:line-break/></text:span>聊政治，聊時事，聊選舉，是很蒼白而無絲毫意義的，除非你願意為你的意見或想法付出代價，要不然就只是灑灑口水，抱抱怨，那倒不如把時間花在睡覺。</text:p>
      <text:p text:style-name="P1"><text:span text:style-name="T1">張紀庠</text:span><text:s/>  |  2014.10.13 23:06   |   <text:a xlink:type="simple" xlink:href="http://palinfo.habago.org/Entry?Command=Information_PrintForum&amp;iPage=398#FORUM32854"><text:span text:style-name="T2">#</text:span></text:a></text:p>
      <text:p text:style-name="P2">陳真您好：<text:span text:style-name="T3"><text:line-break/></text:span>我觀看這個版已經很長一段時間了，特別喜歡聽你談一些風花雪月的東西，也常常去找你提過的東西來看，其中許多作品的藝術＆美的確難以用文字來表達實在令人悠然神往之。<text:span text:style-name="T3"><text:line-break/><text:line-break/></text:span>近期剛好有機會的看了<text:span text:style-name="T3">Refn </text:span>的<text:span text:style-name="T3">Only God Forgives</text:span>這部電影，舉凡歐美社會又或是台灣觀眾普遍的都對這片給予負評，不是說這部電影太過血腥暴力就是說這部電影過於藝術沒人看得懂，但我總覺得這部電影並不是就這樣而已。<text:span text:style-name="T3"><text:line-break/></text:span>找了一個機會去看了這電影，平心而論絕對沒有無聊到什麼一開場就想要離場或是難看到爆，裡面許多的故事的隱喻和呈現方式實在令人感到耐人尋味，但其中有一點我始終百思不得其解，，想和陳真請教一下。<text:span text:style-name="T3"><text:line-break/></text:span>電影中的<text:span text:style-name="T3">Chang</text:span>的存在到底是代表著什麼？為什麼結尾之處單就只有砍了<text:span text:style-name="T3">Julian</text:span>的手就算逞罰他了呢？導演到底想借著這部電影敘說著什麼呢？謝謝</text:p>
      <text:p text:style-name="P4"/>
      <text:p text:style-name="P1">Kevin Yu   |  2014.10.13 15:17   |   <text:a xlink:type="simple" xlink:href="http://palinfo.habago.org/Entry?Command=Information_PrintForum&amp;iPage=399#FORUM32853"><text:span text:style-name="T2">#</text:span></text:a></text:p>
      <text:p text:style-name="P2">陳真醫師您好<text:span text:style-name="T3">:<text:line-break/><text:line-break/></text:span>台灣號稱保障一切言論自由<text:span text:style-name="T3">,</text:span>結果一堆人把自由當成放縱<text:span text:style-name="T3">,</text:span>認為自己無論講怎樣的話<text:span text:style-name="T3">,</text:span>都可以不負責任<text:span text:style-name="T3">,</text:span>最近就有人說製造黑心食品的是支持誰誰誰<text:span text:style-name="T3">.....</text:span>好像我反對誰<text:span text:style-name="T3">,</text:span>我就可以把一切罪名與帽子戴在對方頭上<text:span text:style-name="T3">,</text:span>無怪乎有人講不到台灣不知文革還在搞<text:span text:style-name="T3">!</text:span></text:p>
      <text:p text:style-name="P1"><text:span text:style-name="T1">王齊闇</text:span><text:s/>  |  2014.10.13 14:57   |   <text:a xlink:type="simple" xlink:href="http://palinfo.habago.org/Entry?Command=Information_PrintForum&amp;iPage=399#FORUM32852"><text:span text:style-name="T2">#</text:span></text:a></text:p>
      <text:p text:style-name="P3">陳真醫師<text:span text:style-name="T3"><text:line-break/></text:span>首先感謝你精采的言論，它們是我每天的精神食糧，也是支持我對台灣與世界最後一絲樂觀的力量。但看了你今天關於英國務實的文明社會留言，我有不吐不快的衝動，請容我野人獻曝，也以一部電影說明我的想法。大概二十年前有部片叫<text:span text:style-name="T3">The Island of Dr. Moreau(</text:span>台灣翻成不知所云的攔截人魔島<text:span text:style-name="T3">)</text:span>，內容敘述一個諾貝爾醫學獎得主，自己買下一個小島，從事以動物基因改良人類的實驗。但實驗還未成功，試錯過程中，他已創造了許多身上有人類基因，但更接近半人半獸的人獸。這位諾貝爾島主也就是<text:span text:style-name="T3">Dr Moreau</text:span>並沒有放棄這些失敗品，依然訓練這些人獸文明禮節，甚至語言與音樂。但他同時也在每一隻人獸身上植入電擊晶片，以為規訓控制之用。就這樣，他在小島上一時也建立了一個合諧有秩序的文明社會。直到有一天，其中一隻人獸，目睹不服教化的同類被殺，偶然發現了晶片的秘密，牠不但把自己身上的晶片挖掉，還幫一群人類化進程特別差的同伴解除了<text:span text:style-name="T3">Dr Moreau</text:span>設下的「人性枷鎖」。然後，牠帶著這群被解放的獸人，夜奔<text:span text:style-name="T3">Dr Moreau</text:span>的宅邸。<text:span text:style-name="T3">Dr Moreau</text:span>起先以為這些子民一心向化，還彈鋼琴給他們欣賞。但當為首的人獸問他：「父親，為什麼我們跟你不一樣，為什麼我們不可以用四隻腳走路，為什麼吃飯時不能唏哩呼嚕，為什麼高興時不能嚎哮。」他才知道大勢不妙，但為時已晚，最後他與他一手創造的文明社會一起被毀滅，有了人性成分的人獸，成為比單純的禽獸更殘暴貪婪狡猾的暴民統治者。<text:span text:style-name="T3"><text:line-break/></text:span>這幾年來，午夜夢迴，我總覺得這部片實在是台灣今日與未來結局的可怕預言。我覺得包括您，我與許多知識份子都很像<text:span text:style-name="T3">Dr Moreau</text:span>，我們以為，台灣應該變成一個文明社會。但我們都高估了文明的力量，或者說，我們提倡的文明，如同人類基因與禮節之於野獸，根本難以融入本土人民的內在，成為價值，而只是給一般人一種無法直面真實自我的屈辱感。結果，文明無法成為一般人的本質，而只成為一種不得不權宜接受的外來威權與營生技術。結果，就如你已看到，台灣人民一有機會，就會想撕下那虛偽的文明假面，做回真正的自己。但最可怕的是，台灣的人獸，自以為已經掌握了文明，所以他們的反叛，不是回到自然的野蠻，而是以文明技術與論述建立一種野蠻有理的法西斯極權社會。<text:span text:style-name="T3"><text:line-break/></text:span>在這樣的情形下，我們是不是應該以台灣社會本來的面貌，作為思考的出發點，探尋這個社會原有不多的一些信仰與價值資源，而不是僅僅哀嘆台灣人之不文明。或者說，我們應該尋找一種能夠在本地生根的新文明論述。我們是不是應該先放棄以西方公民社會的那一套價值與論述來描述或期待台灣？這些只是我的一些雜感，我自己也懷疑放棄西方文明的尺度，我們會不會墮落的更快？陳醫師您可否談談您的看法，幫助我走出現下思考的困境。</text:p>
      <text:p text:style-name="P1"><text:span text:style-name="T1">陳真</text:span><text:s/>  |  2014.10.13 11:33   |   <text:a xlink:type="simple" xlink:href="http://palinfo.habago.org/Entry?Command=Information_PrintForum&amp;iPage=399#FORUM32851"><text:span text:style-name="T2">#</text:span></text:a></text:p>
      <text:p text:style-name="P2">我講的這些，自然與政治本身扯不上任何關係。社會典章制度或意識型態乃至所謂藍綠勝負的事，就像衣服一樣，好看難看都不是重點；某個意義上，我看不出它有任何重要性，自然也不會受它影響。<text:span text:style-name="T3"><text:line-break/><text:line-break/></text:span>重點是衣服底下究竟是什麼樣的生物；畢竟衣服再怎麼更換，也不至於改變物種基因。猴子不會因為穿了衣服而變成一個人，馬文才也不會因為穿了某種三角褲就變成了唐伯虎。一個社會的屬性，在於其成員普遍怎麼看世界，而不在於哪面顏色的旗子飄揚或施行了哪一種制度。<text:span text:style-name="T3">"</text:span>怎麼看世界<text:span text:style-name="T3">" </text:span>指的當然不是政治，更不是藍綠。<text:span text:style-name="T3"><text:line-break/><text:line-break/></text:span>維根斯坦一直想移民去蘇聯，為此還拼命學俄語。後來移民成功，來到俄國。移民官看到他，心想，維根斯坦這名字好熟啊，好像在哪聽過，調資料一查，喔，原來是大名鼎鼎的哲學家啊。<text:span text:style-name="T3"><text:line-break/><text:line-break/></text:span>移民官說，歡迎歡迎，我國莫斯科大學正需要您這種人才。維根斯坦因此打消移民俄國的念頭，因為他渴望的是過一種無人聞問的勞動生活，而不是去大學教書。<text:span text:style-name="T3"><text:line-break/><text:line-break/></text:span>我要說的是，他之所以想移民蘇聯，當然不是嚮往它的極權體制；一隻鳥之所以會千方百計想飛到某片樹林，自然是因為某種更為內在的因素，而不是它外在的一層皮。<text:span text:style-name="T3"><text:line-break/><text:line-break/></text:span>維根斯坦很討厭劍橋，他說那地方缺乏氧氣，逼得他只好自己製造氧氣。我挺能體會這些話。劍橋或英國是個在社會體制上很文明的地方，但它有著某種只能意會難以言傳的強烈經驗主義色彩，非常形而下，非常務實，很喜歡說說說，整天說個不停。每次打開電視，我就受不了，媽的！又在討論什麼了。<text:span text:style-name="T3"><text:line-break/><text:line-break/></text:span>我所謂<text:span text:style-name="T3"><text:s/>"</text:span>說<text:span text:style-name="T3">" </text:span>個不停，指的是一種相當務實的議論，很理性，很客觀，很文明，跟台灣恰恰是兩個極端。台灣是智障加低俗和粗暴，英國則是很理性，很文明，很優雅，很喜歡討論，分析，規畫，安排；就像個工廠輸送帶一樣，打從一出生自搖藍開始，就一路平安無事地輸送到墳墓為止，一路照顧得還不錯。<text:span text:style-name="T3"><text:line-break/><text:line-break/></text:span>就政治與社會面來講，無可挑剔。但俗語說：<text:span text:style-name="T3">"</text:span>有一好沒兩好<text:span text:style-name="T3">"</text:span>，在議論、分析、務實、規畫、安排、經驗至上、眼見為憑的氣氛下，我都想踢起正步來了，像從軍似的。<text:span text:style-name="T3"><text:line-break/><text:line-break/></text:span>它什麼都好，但這樣一種講究經驗與務實的社會卻少了一個東西：詩。這社會太具體太客觀太一板一眼了，容不下一種抽象與脫軌、冒險與想像，非常紳士淑女。行為如此，想法也一樣。看英國電影感覺就像在參加一場社會學研討會。<text:span text:style-name="T3"><text:line-break/><text:line-break/></text:span>不但人很紳士，狗也是。在英國，你絕對看不到衝來衝去活蹦亂跳的狗，狗走路跟朱熹一樣，是踢正步的。朱熹說，不踢正步，非君子之道也；甚至連豆腐如果沒有切得方方正正，他也拒吃，因為非君子之道也。<text:span text:style-name="T3"><text:line-break/><text:line-break/></text:span>豈止貓狗，我還寫過一篇膾炙人口的文章叫<text:span text:style-name="T3"><text:s/>"</text:span>蒼蠅與我<text:span text:style-name="T3">"</text:span>，講英國蒼蠅的君子之道，飛行路線非常固定。<text:span text:style-name="T3">8 </text:span>字形就<text:span text:style-name="T3"><text:s/>8 </text:span>字形，不會亂飛。你若擋在他的<text:span text:style-name="T3"><text:s/>8 </text:span>字形飛行路線上，會害這隻蒼蠅飛行失事，因為他只飛君子路線，不會臨時改變航道。<text:span text:style-name="T3"><text:line-break/><text:line-break/></text:span>我不是開玩笑，這是真的，而且還做過實驗。我曾用手擋在一隻在我書桌前的英國蒼蠅的飛行路線上，結果害他墜機，腦震盪。我把他救起來，差點得幫他做<text:span text:style-name="T3">CPR</text:span>，還好他一會兒就甦醒，繼續飛他原先的路線，彷彿剛剛沒有墜機這回事似的，真是令人歎為觀止。<text:span text:style-name="T3"><text:line-break/><text:line-break/></text:span>當然，你很難找到一個十全十美的社會。在英國待十年，感覺快悶死，一點藝術氣息也沒有，整個社會就是一直講講講講講講，一直討論，改進，討論，改進，全是弦內，沒有任何弦外之音。<text:span text:style-name="T3"><text:line-break/><text:line-break/></text:span>可當你來到像台灣這樣一種低能反智粗暴卑劣的社會後，你免不了還是會懷念起踢正步、走君子路線的那樣一種非常務實、喜歡討論改進的文明社會。</text:p>
      <text:p text:style-name="P1">Maverick Liu   |  2014.10.13 09:30   |   <text:a xlink:type="simple" xlink:href="http://palinfo.habago.org/Entry?Command=Information_PrintForum&amp;iPage=399#FORUM32850"><text:span text:style-name="T2">#</text:span></text:a></text:p>
      <text:p text:style-name="P3">其實，每一次我都依賴這邊的留言獲得力量！每一次來到這裡我就不會感到孤單！我覺得真正清醒的人總是孤單的，以陳醫師的比喻應該就是屬於老鷹的天空吧，不知道這樣的解讀是否正確！<text:span text:style-name="T3"><text:line-break/><text:line-break/></text:span>何時我們能夠都像老鷹一樣，不用在籠子裡面做些無意義的事呢<text:span text:style-name="T3">?</text:span>打從在<text:span text:style-name="T3">FB</text:span>被刪好友後，一直覺得台灣社會到底出了什麼問題<text:span text:style-name="T3">?</text:span>我們的民主已經淪為教條，已經喪失最重要最基本民主政治的真諦了<text:span text:style-name="T3">?</text:span>或許我應該慶幸了解這個社會的本質吧！</text:p>
      <text:p text:style-name="P1"><text:span text:style-name="T1">陳真</text:span><text:s/>  |  2014.10.13 02:37   |   <text:a xlink:type="simple" xlink:href="http://palinfo.habago.org/Entry?Command=Information_PrintForum&amp;iPage=399#FORUM32849"><text:span text:style-name="T2">#</text:span></text:a></text:p>
      <text:p text:style-name="P2"><text:span text:style-name="T3">(</text:span>續<text:span text:style-name="T3">)<text:line-break/><text:line-break/></text:span>有句話說：<text:span text:style-name="T3">"</text:span>燕雀焉知鴻鵠之志。<text:span text:style-name="T3">" </text:span>小麻雀覓食得很開心得意，那倒無妨，但可別以為大家都該羨慕他或應以他為榜樣。<text:span text:style-name="T3"><text:line-break/><text:line-break/></text:span>這道理說起來簡單，做起來難。君不見，生活周遭多得是小麻雀，搶了一點黃小米就很得意，姿態嘴臉都不一樣了。<text:span text:style-name="T3"><text:line-break/><text:line-break/></text:span>有個也是留英的。唸博士期間，實驗研究不順利，整天愁雲慘霧，彷彿人間一切幸福即將告終，彷彿非自殺不足以解脫。於是把我當心靈導師，老是要找我講話，嚇得我電話常不敢接。因為我知道他沒病。不但沒病，反倒是太正常了，正常得比絕大多數人都還正常。<text:span text:style-name="T3"><text:line-break/><text:line-break/></text:span>果然，當他終於拿到博士學位那一刻，所有愁雲慘霧立即煙消雲散，頭部維持姿勢一夕之間向上提昇了至少<text:span text:style-name="T3">45</text:span>度仰角。後來，聽說他還輾轉進入敝人母校高醫任教。他似乎覺得這樣的成就非常不得了。所謂器小易盈，鼻屎大的一點東西就當喜馬拉雅山那般自豪了。<text:span text:style-name="T3"><text:line-break/><text:line-break/></text:span>幾年後，因為看不慣我在報紙上寫文章罵民進黨，突然寫信來<text:span text:style-name="T3">GGYY</text:span>，一副什麼大教授的姿態，裝模作樣講些蠢話。最後還感嘆說我跟侯孝賢一樣，十年來都沒有進步；說他原本很崇拜我，現在不崇拜了。<text:span text:style-name="T3"><text:line-break/><text:line-break/></text:span>這蠢蛋原意是貶，但我聽起來卻很受用，從來都還沒有人這樣誇我呢。別說跟侯孝賢<text:span text:style-name="T3"><text:s/>"</text:span>一樣<text:span text:style-name="T3">"</text:span>，我要是能有侯孝賢十分之一的才華就好了。<text:span text:style-name="T3"><text:line-break/><text:line-break/></text:span>我有時想，台灣是個寸草不生的文化沙漠，但很奇怪地，電影上，在這個荒漠之島卻產生了足以名垂青史的侯孝賢；哲學上，卻產生了跟維根斯坦一樣奇特而傑出的范光棣。<text:span text:style-name="T3"><text:line-break/><text:line-break/></text:span>很多導演往往在年輕時拍出最好作品，老了之後便越拍越爛，例如<text:span text:style-name="T3"><text:s/>Martin Scorsese</text:span>，拍<text:span text:style-name="T3"><text:s/>Taxi Driver</text:span>時才幾歲的年輕人，竟拍出如此傑作；但年齡越大，卻越拍越不像話。<text:span text:style-name="T3"><text:line-break/><text:line-break/></text:span>只有極少數導演越拍越好，越拍越純粹，侯孝賢便是其中一個顯著特例，純粹到根本眼裏沒有觀眾的存在了。比方說他的<text:span text:style-name="T3"><text:s/>"</text:span>海上花<text:span text:style-name="T3">"</text:span>，在我看來，理當是<text:span text:style-name="T3"><text:s/>"</text:span>藝術<text:span text:style-name="T3">" </text:span>這樣一種東西所能達到的一個最為純粹的極限。這樣一部電影，我不敢跟大家推薦，就如我也不太推薦別人去看蘇古諾夫的電影一樣，畢竟藝術這種東西跟民主相反，它恰恰是屬於極少數人的。<text:span text:style-name="T3"><text:line-break/><text:line-break/></text:span>當然，如果你想改善對方的失眠問題，那就推薦他去看侯孝賢的海上花，或是蘇古諾夫的<text:span text:style-name="T3"><text:s/>"The Sun", "Russian Ark"</text:span>，<text:span text:style-name="T3">Nicolas Winding Refn </text:span>的<text:span text:style-name="T3">Only God Forgives</text:span>，或是高達的<text:span text:style-name="T3"><text:s/>"</text:span>愛的禮讚<text:span text:style-name="T3">" "</text:span>我略知她一二<text:span text:style-name="T3">" </text:span>等等。<text:span text:style-name="T3"><text:line-break/><text:line-break/></text:span>返回正題，原本只是要說：物種有異，層次有別。某些物種，對於其它物種來說，理應是個謎。但很多時候人們卻不把他當謎看，反而整天拿起小籠子的尺寸往他身上衡量，以為他跟大家一樣，光求得一把黃小米便得意非凡。<text:span text:style-name="T3"><text:line-break/><text:line-break/></text:span>阿波羅神廟大柱上刻著一句箴言<text:span text:style-name="T3">: "Know thyself" (</text:span>認識你自己<text:span text:style-name="T3">)</text:span>，有人說，這是西方哲學幾千年來一個最核心的問題。對此我頗能認同，許多重要哲學家，特別是尼采和維根斯坦，千言萬語，無非圍繞著一個<text:span text:style-name="T3"><text:s/>"</text:span>我<text:span text:style-name="T3">" </text:span>字<text:span text:style-name="T3">(self)</text:span>。如果你連自己都無法認識，如何可能認識世上任何人事物？<text:span text:style-name="T3"><text:line-break/><text:line-break/></text:span>有人說，<text:span text:style-name="T3">know thyself </text:span>是泰利斯所說，有人說是蘇格拉底，但我想，英雄所見理應略同，很難說這句話是某個人的專利。<text:span text:style-name="T3"><text:line-break/><text:line-break/></text:span>有人問泰利斯，世上何事最難？泰利斯回答說：認識你自己。<text:span text:style-name="T3"><text:line-break/><text:line-break/></text:span>認識自己的確很難，但它很重要，因為你將知道自己該棲身何處，該食用何種糧食。<text:span text:style-name="T3"><text:line-break/><text:line-break/></text:span>如果你自認是一隻鷹，何苦老是跟小麻雀們爭長競短，結果只是賺來一把自己根本難以下嚥的黃小米；鷹有鷹的天空，他實在不需要在意鳥籠裏的賞罰進退。若你自認是隻魚，那就儘管游向大海，別管水族箱裏的風暴了。<text:span text:style-name="T3"><text:line-break/><text:line-break/></text:span>當然，認識自己要認識得對，可別看到藍天就要學人遨翔，結果發現自己根本出不了籠子一步，那何不就乖乖的、<text:span text:style-name="T3">"</text:span>翁翁央央的替人家飛<text:span text:style-name="T3">" </text:span>吧，<text:span text:style-name="T3">"</text:span>賺一把黃小米<text:span text:style-name="T3">"</text:span>。<text:span text:style-name="T3"><text:line-break/><text:line-break/></text:span>胡適的<text:span text:style-name="T3"><text:s/>"</text:span>老鴉<text:span text:style-name="T3">" </text:span>原文是這樣：<text:span text:style-name="T3"><text:line-break/><text:line-break/></text:span>我大清早起，<text:span text:style-name="T3"><text:line-break/></text:span>站在人家屋角上啞啞的啼<text:span text:style-name="T3"><text:line-break/></text:span>人家討嫌我，說我不吉利；<text:span text:style-name="T3"><text:line-break/></text:span>我不能呢呢喃喃討人家的歡喜！<text:span text:style-name="T3"><text:line-break/><text:line-break/></text:span>天寒風緊，無枝可棲。<text:span text:style-name="T3"><text:line-break/></text:span>我整日里飛去飛回，整日裡又寒又饑。<text:span text:style-name="T3"><text:line-break/></text:span>我不能帶著鞘兒，翁翁央央的替人家飛；<text:span text:style-name="T3"><text:line-break/></text:span>不能叫人家繫在竹竿頭，賺一把小米！</text:p>
      <text:p text:style-name="P1"><text:span text:style-name="T1">陳真</text:span><text:s/>  |  2014.10.12 03:25   |   <text:a xlink:type="simple" xlink:href="http://palinfo.habago.org/Entry?Command=Information_PrintForum&amp;iPage=399#FORUM32848"><text:span text:style-name="T2">#</text:span></text:a></text:p>
      <text:p text:style-name="P3"><text:span text:style-name="T3">(</text:span>續<text:span text:style-name="T3">)<text:line-break/><text:line-break/></text:span>所謂里仁為美，良禽亦擇木而棲，如果什麼地方都能窩著，連密不通風臭氣沖天的鳥籠也能待得爽歪歪，這是哪門子鳥啊？這也未免太好養了吧？<text:span text:style-name="T3"><text:line-break/><text:line-break/></text:span>繼續待在籠子裏，也許理由有千百種，各有不同，但執意飛出籠外，理由卻往往只有一種：尋找<text:span text:style-name="T3"><text:s/>"</text:span>羅馬<text:span text:style-name="T3">"</text:span>。<text:span text:style-name="T3"><text:line-break/><text:line-break/></text:span>從兩周前便開始倒數計時，等待昨晚的來臨；為了這一天，我還特別跟醫院請了假，不惜薪水扣了五千大洋。昨晚八點，拜什麼碗糕影展之賜，上演<text:span text:style-name="T3"><text:s/>"</text:span>絕美之城<text:span text:style-name="T3">"</text:span>。這回看的是第三遍，依然很感動。<text:span text:style-name="T3"><text:line-break/><text:line-break/></text:span>片頭出現義大利獨立建國的國父一句話：<text:span text:style-name="T3">"</text:span>不入羅馬毋寧死<text:span text:style-name="T3">"</text:span>。原意指的是收復羅馬失土，電影指的自然是別的意思。<text:span text:style-name="T3"><text:line-break/><text:line-break/></text:span>在太空漫游的人，企圖尋找神的蹤影；至於翅膀不夠硬、心嚮往矣卻力有未逮者，只好墮入凡塵，在天空與地面間載浮載沉，尋找人間至愛至美。<text:span text:style-name="T3"><text:line-break/><text:line-break/></text:span>一隻禽鳥，有著什麼樣的翅膀，自然就會想飛到什麼樣的高度。籠中小錦雀，看來美事一樁，吱吱喳喳跳上跳下的好可愛；但一隻鷹，硬關在籠子裏，遲早要趁勢飛出，要不就是迅速消亡。<text:span text:style-name="T3"><text:line-break/><text:line-break/></text:span>胡適有詩云，<text:span text:style-name="T3">"</text:span>我不能呢呢喃喃討人家的歡喜，不能帶著鞘兒，翁翁央央地替人家飛、不能叫人家繫在竹竿頭，賺一把黃小米<text:span text:style-name="T3">"</text:span>。<text:span text:style-name="T3"><text:line-break/><text:line-break/></text:span>為何如此？因為他不是那樣一種鳥兒，他有他的糧食，他的天空，他的羅馬。<text:span text:style-name="T3"><text:line-break/><text:line-break/></text:span>不入羅馬毋寧死。如果這也是你的墓誌銘，那你理應要為這樣一部電影灑下熱淚。<text:span text:style-name="T3"><text:line-break/><text:line-break/></text:span>這電影，總讓我想到羅素，想到維根斯坦；前者整天褻瀆神明，而且傷風敗俗，整天幹幹幹幹幹，像個性變態似的，甚至要把上帝從知識理性的世界中掃地出門，可這孤獨聰慧的靈魂明明渴望著天空。<text:span text:style-name="T3"><text:line-break/><text:line-break/></text:span>後者則是一直在移民，並終其一生努力打造一把天梯，一種飛行器。他說，這天梯一旦爬上，便可俯仰整個天空，梯子便可丟棄，因為再也不需要了。<text:span text:style-name="T3"><text:line-break/><text:line-break/></text:span>但他說，一個需要梯子才能登天者，終究稱不上是天堂的子民，而托爾斯泰的<text:span text:style-name="T3"><text:s/>"</text:span>三隱士<text:span text:style-name="T3">" </text:span>那樣一種渾然天成連幾句簡單話都說不好的怪胎，才是上帝所揀選。<text:span text:style-name="T3"><text:line-break/><text:line-break/></text:span>條條大路並沒有通羅馬，眾多尋覓者終究只能上不著天，下不著地，在天上人間浮沉。唯一可確定的是，對於某些物種來說：<text:span text:style-name="T3">"</text:span>不入羅馬，毋寧死<text:span text:style-name="T3">"</text:span>。籠中鷹要不是振翅飛出，便是困死籠中，他絕不會翁翁央央地替人家飛，呢呢喃喃討人家歡喜，賺一把黃小米。</text:p>
      <text:p text:style-name="P1"><text:span text:style-name="T1">陳真</text:span><text:s/>  |  2014.10.12 02:17   |   <text:a xlink:type="simple" xlink:href="http://palinfo.habago.org/Entry?Command=Information_PrintForum&amp;iPage=399#FORUM32847"><text:span text:style-name="T2">#</text:span></text:a></text:p>
      <text:p text:style-name="P2"><text:span text:style-name="T3">maverick</text:span>，<text:span text:style-name="T3"><text:line-break/><text:line-break/></text:span>我幾年前回台之前，近鄉並無情怯，倒是充滿巨大恐懼；於是我拿沈從文的一句話給自己當座右銘，覆誦在心，不敢或忘，再三告誡自己：<text:span text:style-name="T3">"</text:span>夾著尾巴做人<text:span text:style-name="T3">"</text:span>。<text:span text:style-name="T3"><text:line-break/><text:line-break/></text:span>我引這話，自然是當真，而非玩笑，只是連沈從文那樣溫和低調與世無爭的人都會有事，何況憋不住一口窩囊氣者。<text:span text:style-name="T3"><text:line-break/><text:line-break/></text:span>文革期間，黨和群眾及愛國學生們給沈從文戴上黃色作家的高帽，百般羞辱，多次抄家，沈割喉自盡獲救，住進精神病院。今年七月，我一人來到當年沈家舊宅與當年歷史事發之地，頓時百感惆悵，悲從中來。<text:span text:style-name="T3"><text:line-break/><text:line-break/></text:span>我也常引用一句話，講得真好，孔子說的。子曰：「里仁為美。擇不處仁，焉得知？」意思是說，一個人擇地安居，理當找個品德良好、氧氣充足的地方住，方為美事；若竟然住在一個陰暗密不通風、豺狼當道的地方，怎能稱得上明智呢？<text:span text:style-name="T3"><text:line-break/><text:line-break/></text:span>當然，連孟母都須三遷，一般人想要<text:span text:style-name="T3"><text:s/>"</text:span>里仁<text:span text:style-name="T3">" </text:span>並不容易。時光飛逝，想移民的應趁早。而我呢？抱定決心，生前就算插翅難飛，死後魂魄也要遠離此島，無一絲眷戀。<text:span text:style-name="T3"><text:line-break/><text:line-break/></text:span>至於在里仁之前該怎麼辦？這得看狀況，看個性，看職業等等。基本上，能夾著尾巴做人就盡量夾，以此為最高原則。特別是在個人互動上，不搭調的，就盡量避開話題，或嗯啊敷衍，無須因此傷感情。要不然，豈不是每天得和所有人作對。何苦來哉？何必跟蠢蛋過不去？<text:span text:style-name="T3"><text:line-break/><text:line-break/></text:span>萬一尾巴實在夾不住，自然也只有里仁一途。萬一里仁又做不到，何妨多想想死後的未知與安排；盡量幫生者完成里仁未竟之功；至於生前悲歡，很快就會成為過去，掉入未知的未來，其實也沒啥好掛懷。<text:span text:style-name="T3"><text:line-break/><text:line-break/></text:span>有個羅馬皇帝，戰功彪炳。有一回，依例打勝仗，攻城掠地，凱旋歸來。一路上，千軍萬馬，浩蕩威武，萬民景從。但皇帝突然心裏一陣悲傷，旁人不解。<text:span text:style-name="T3"><text:line-break/><text:line-break/></text:span>皇帝說，你們回頭看看，這千軍萬馬，數十年後，我們所有人和所有馬匹，全都得化成黃土一坏，無一例外；輝煌盛事，轉眼成空。屆時，不管悲的喜的苦的樂的，全都得歸結到一個點上。<text:span text:style-name="T3"><text:line-break/><text:line-break/></text:span>還記得<text:span text:style-name="T3"><text:s/>Ridely Scott</text:span>的<text:span text:style-name="T3"><text:s/>Blade Runner</text:span>裏頭那個一路追殺人類的機器人首領嗎？遠較人類傑出聰慧的生命卻仍得迅速化為烏有，他很不甘願，於是想報復人類。可當首領生命即將消失的最後一刻，卻伸手救了那個他原本要追殺的人。<text:span text:style-name="T3"><text:line-break/><text:line-break/></text:span>首領臨終前，嘴裏唸著<text:span text:style-name="T3">R.M.Rilke</text:span>的詩句，自語問了三個問題。這三道問題，幾十年來，浮現我心中不下千百次：<text:span text:style-name="T3"><text:line-break/><text:line-break/></text:span>我從哪裏來？我往何處去？我能活多久？<text:span text:style-name="T3"><text:line-break/><text:line-break/></text:span>被救起來的人類看著首領垂頭死去，心裏想：<text:span text:style-name="T3">"</text:span>他的問題，事實上也是我們每個人的問題。<text:span text:style-name="T3">" <text:line-break/><text:line-break/></text:span>也許，這三道共通的問題，或多或少讓原本各自孤獨或歧異乃至互相對抗的所有生命之間，總算找到一點共通的交集。就像那個羅馬皇帝的感嘆那樣，若干年之後，當下所有還活著的生命，屆時全部都得終結在同一個點上，再也難分彼此。</text:p>
      <text:p text:style-name="P1"><text:span text:style-name="T1">陳真</text:span><text:s/>  |  2014.10.12 00:49   |   <text:a xlink:type="simple" xlink:href="http://palinfo.habago.org/Entry?Command=Information_PrintForum&amp;iPage=399#FORUM32846"><text:span text:style-name="T2">#</text:span></text:a></text:p>
      <text:p text:style-name="P3"><text:span text:style-name="T3">10</text:span>月<text:span text:style-name="T3">13</text:span>日<text:span text:style-name="T3">(</text:span>周一<text:span text:style-name="T3">)</text:span>在政大有個演講。巴勒網由學姊主講。網址如下：<text:span text:style-name="T3"><text:line-break/><text:line-break/>http://goo.gl/DVFbwb<text:line-break/><text:line-break/></text:span>題目：國際公義何處尋？談以色列與巴勒斯坦的衝突<text:span text:style-name="T3"><text:line-break/></text:span>演講者：李鑑慧（成功大學歷史系助理教授、紀念若雪巴勒斯坦資訊網共同創辦人）<text:span text:style-name="T3"><text:line-break/></text:span>地點：政治大學綜合院館<text:span text:style-name="T3">270751</text:span>教室（七樓）<text:span text:style-name="T3"> <text:line-break/><text:line-break/></text:span>除政大學生外，本課程亦開放外校學生或社會人士報名參加或旁聽。欲報名者請填寫以下線上表單，留下聯絡資料，以便後續聯繫課程事宜：<text:span text:style-name="T3"><text:s/>http://pt.cc/NM9Y <text:line-break/><text:line-break/></text:span>如有問題，請去信：<text:span text:style-name="T3">333@nccu.edu.tw<text:line-break/><text:line-break/></text:span>若有祖國內地來的學生，請放心前來。都幾世紀了，憑什麼給一門課程設定思想檢查做為能否獲准進入課堂的資格？</text:p>
      <text:p text:style-name="P1">maverick Liu   |  2014.10.11 20:23   |   <text:a xlink:type="simple" xlink:href="http://palinfo.habago.org/Entry?Command=Information_PrintForum&amp;iPage=399#FORUM32845"><text:span text:style-name="T2">#</text:span></text:a></text:p>
      <text:p text:style-name="P2">陳真醫師：<text:span text:style-name="T3"><text:line-break/></text:span>我很想問，在這樣民粹氛圍的環境下，個人要如何自處？常常覺得，好累，好倦，好想移民離開台灣！</text:p>
      <text:p text:style-name="P1"><text:span text:style-name="T1">隆誌</text:span><text:s/>  |  2014.10.11 12:32   |   <text:a xlink:type="simple" xlink:href="http://palinfo.habago.org/Entry?Command=Information_PrintForum&amp;iPage=399#FORUM32844"><text:span text:style-name="T2">#</text:span></text:a></text:p>
      <text:p text:style-name="P3">這樣理性思考討論的論壇，確實不難建立。問題出在使用者，是否具備有相對應的理性思考能力。還是純粹地以自己所處之政治立場，判斷任何事情。這些年下來，理性思考者選擇沈默和冷漠。而那些以特定立場看事情者，確奪取了絕大多數發生管道，不論在網路世界或真實世界。任何事情，即便是正確，也以特定立場看待。<text:span text:style-name="T3"><text:line-break/></text:span>拿最近一直爆發的食安問題，看過網路和媒體上的討論，實在令人搖頭。某些特定立場的政客，拼命要某某官員下台。似乎萬事皆起於此人，只要去除此人，萬事皆可平。可是這些問題是多年弊病，現在被官方查出來了。查出事情的公務部門，被媒體、民眾和政客狂批和修理，逼該部門的負責人員下台。可是相關法令長久缺失，卻不見立委們提案修法，而怠惰的地方政府官員，更是一皮天下無難事。<text:span text:style-name="T3"><text:line-break/></text:span>這樣的不理性討論與思考，給了特定立場的政客滋長的空間，更迫使未來公務員的無為。何必去當一個吹哨者，吹哨反被逼下台，真正的賊人或罪人卻喜滋滋地繼續生存在政府系統裡。<text:span text:style-name="T3"><text:line-break/></text:span>整體氣氛，不作為者沒事，勇於任事者下台。<text:span text:style-name="T3"><text:line-break/></text:span>這樣的逆淘汰，皆是現下台灣社會的狀況。</text:p>
      <text:p text:style-name="P1">Kevin Yu   |  2014.10.11 09:38   |   <text:a xlink:type="simple" xlink:href="http://palinfo.habago.org/Entry?Command=Information_PrintForum&amp;iPage=399#FORUM32843"><text:span text:style-name="T2">#</text:span></text:a></text:p>
      <text:p text:style-name="P2">陳真醫師您好<text:span text:style-name="T3">:<text:line-break/><text:line-break/></text:span>您提到顏色對就啥都對<text:span text:style-name="T3">,</text:span>這個問題不只是台灣的藍綠<text:span text:style-name="T3">,</text:span>其實今年的以巴衝突也是如此<text:span text:style-name="T3">,</text:span>有些人對於以色列的燒殺破壞視而不見<text:span text:style-name="T3">,</text:span>還說那是反恐<text:span text:style-name="T3">,</text:span>好像以色列做任何壞事只要它說它在<text:span text:style-name="T3">"</text:span>反恐<text:span text:style-name="T3">"</text:span>就啥都對<text:span text:style-name="T3">.<text:line-break/><text:line-break/></text:span>好比明朝的兵部尚書項忠<text:span text:style-name="T3">,</text:span>在鎮壓民變的時候<text:span text:style-name="T3">,</text:span>說所有的荊襄流民都是亂黨<text:span text:style-name="T3">,</text:span>所以他可以大開殺戒屠殺數以十萬計的流民<text:span text:style-name="T3">,</text:span>還極其無恥的為自己立碑歌功頌德<text:span text:style-name="T3">,</text:span>當地人都稱項忠立的碑叫<text:span text:style-name="T3">"</text:span>墮淚碑<text:span text:style-name="T3">".<text:line-break/><text:line-break/></text:span>滿清將領曾國荃<text:span text:style-name="T3">,</text:span>在攻下太平天國的首都南京時<text:span text:style-name="T3">,</text:span>大肆姦淫燒殺<text:span text:style-name="T3">,</text:span>洗劫南京所有的財物<text:span text:style-name="T3">,</text:span>還稱他是在剿賊<text:span text:style-name="T3">,</text:span>後世罵他是<text:span text:style-name="T3">"</text:span>曾剃頭<text:span text:style-name="T3">",</text:span>說明對他濫殺無辜的痛恨<text:span text:style-name="T3">.<text:line-break/><text:line-break/></text:span>古代只要官軍說它在剿滅亂黨<text:span text:style-name="T3">,</text:span>就可以到處姦淫擄掠<text:span text:style-name="T3">,</text:span>美國與以色列只要說它在反恐<text:span text:style-name="T3">,</text:span>它就可以壞事做盡<text:span text:style-name="T3">,</text:span>還有一堆人替它拍手叫好<text:span text:style-name="T3">,</text:span>古今對照<text:span text:style-name="T3">,</text:span>諷刺又相似<text:span text:style-name="T3">!</text:span></text:p>
      <text:p text:style-name="P4"/>
      <text:p text:style-name="P1"><text:span text:style-name="T1">陳真</text:span><text:s/>  |  2014.10.11 01:26   |   <text:a xlink:type="simple" xlink:href="http://palinfo.habago.org/Entry?Command=Information_PrintForum&amp;iPage=400#FORUM32842"><text:span text:style-name="T2">#</text:span></text:a></text:p>
      <text:p text:style-name="P2">隆誌所提示的網站，像這樣一種思考與討論並不難<text:span text:style-name="T3"><text:s/>(</text:span>事實上本應如此<text:span text:style-name="T3">)</text:span>，但在台灣卻很難，因此也根本不存在。<text:span text:style-name="T3"><text:line-break/><text:line-break/></text:span>台灣人習慣以宣稱<text:span text:style-name="T3">(claim)</text:span>代替論證<text:span text:style-name="T3">(argument)</text:span>；而且，凡有違我方宣稱者，便是敵人。對於敵人，並不是動用充份理性能力來攻擊對方的論點或言行，而是想盡辦法用各種抹黑羞辱乃至造謠影射的方法及各種修辭技巧來製造出一種氛圍或印象，就像一種廣告那樣，來攻擊對方這個人；最好使之身敗名裂，或使其噤聲不語。如此一來，其所有論點與一切言行，從而也將消失或因臭不可聞而再也無人相信。<text:span text:style-name="T3"><text:line-break/><text:line-break/></text:span>當然，有些人仍然會想訴諸理性，但理性畢竟是一種能力，而非一種本能；在台灣，在所謂討論中，人們的高姿態，往往和他的理性能力完全不成比例。當人家太空梭都已經登陸冥王星，他卻很驕傲地一直跟你講沖天炮的事，以為懂得放鞭炮很厲害似的。當人家談論高等幾何，他卻三加五、七加六個不停，以為會點加法很厲害似的。<text:span text:style-name="T3"><text:line-break/><text:line-break/></text:span>我能想像，某種顏色的生物，聽了俺這番話，大概又要哭爸哭母聲勢驚人了。但理性是這樣一種東西，它跟民主是完全不相容的；即便一萬個人說一加一等於五，僅有一人說等於二，依然還是後者勝出。聲勢或造勢或圍攻羞辱等等這一切方法，都不會在理性的天平上使自己更增加一點點重量，而只是更加突顯自己缺乏大腦。<text:span text:style-name="T3"><text:line-break/><text:line-break/></text:span>依照達爾文的演化論，千萬年之後，也許會從台灣島上演化出一種新人類，不必大腦就能活著，而且活得飛黃騰達，顧盼自雄，聲勢驚人。<text:span text:style-name="T3"><text:line-break/><text:line-break/></text:span>別說這不可能。演化這事說不準的。套句吾友柏楊的話，<text:span text:style-name="T3">"</text:span>有厚望焉<text:span text:style-name="T3">"</text:span>。</text:p>
      <text:p text:style-name="P1"><text:span text:style-name="T1">隆誌</text:span><text:s/>  |  2014.10.10 18:42   |   <text:a xlink:type="simple" xlink:href="http://palinfo.habago.org/Entry?Command=Information_PrintForum&amp;iPage=400#FORUM32841"><text:span text:style-name="T2">#</text:span></text:a></text:p>
      <text:p text:style-name="P3"><text:span text:style-name="T3"><text:line-break/></text:span>我不知道大家知不知道，對岸有一個類似雅虎奇摩知識家的網站<text:span text:style-name="T3">“</text:span>知乎<text:span text:style-name="T3">”</text:span>。<text:span text:style-name="T3"><text:line-break/></text:span>看看這篇提問和討論吧！<text:span text:style-name="T3"><text:line-break/>http://www.zhihu.com/question/23725142<text:line-break/><text:line-break/></text:span>現在越來越常瀏覽對岸的網站和論壇，某些生物就別來跟說統戰、洗腦之類。無論對於他們的見解同意與否，很多討論比起絕大多數台灣無腦論壇好太多了！言之有物，立論清晰。不可否認也有些法西斯份子，可是多看看這些論壇，尤其他們從第三者或另個制度角度思考。</text:p>
      <text:p text:style-name="P1"><text:span text:style-name="T1">陳真</text:span><text:s/>  |  2014.10.10 18:19   |   <text:a xlink:type="simple" xlink:href="http://palinfo.habago.org/Entry?Command=Information_PrintForum&amp;iPage=400#FORUM32840"><text:span text:style-name="T2">#</text:span></text:a></text:p>
      <text:p text:style-name="P6"><text:span text:style-name="T1">請至少看開頭以及</text:span>1:50<text:span text:style-name="T1">到</text:span><text:s/>2:40<text:span text:style-name="T1">：</text:span><text:line-break/><text:line-break/>https://www.youtube.com/watch?v=YTNUGfWz1d8<text:line-break/><text:line-break/><text:span text:style-name="T1">從</text:span>2003<text:span text:style-name="T1">年</text:span>3<text:span text:style-name="T1">月</text:span>16<text:span text:style-name="T1">號那一天起，我就想以若雪之名做點什麼事。我始終記得那個日子。</text:span></text:p>
      <text:p text:style-name="P1"><text:span text:style-name="T1">陳真</text:span><text:s/>  |  2014.10.10 18:08   |   <text:a xlink:type="simple" xlink:href="http://palinfo.habago.org/Entry?Command=Information_PrintForum&amp;iPage=400#FORUM32839"><text:span text:style-name="T2">#</text:span></text:a></text:p>
      <text:p text:style-name="P3">雖然我一直很想飛向太空，忘掉地球，但底下影片中這樣一些人，他們的善良無私和勇敢，依然還是會讓我這個急欲返鄉的外星人很感動：<text:span text:style-name="T3"><text:line-break/><text:line-break/>https://www.youtube.com/watch?v=iz0Vef4Fu8U</text:span></text:p>
      <text:p text:style-name="P1"><text:span text:style-name="T1">陳真</text:span><text:s/>  |  2014.10.10 17:49   |   <text:a xlink:type="simple" xlink:href="http://palinfo.habago.org/Entry?Command=Information_PrintForum&amp;iPage=400#FORUM32838"><text:span text:style-name="T2">#</text:span></text:a></text:p>
      <text:p text:style-name="P2">以前國民黨很壞，於是，民進黨用比他更壞的手段打倒了國民黨；如果有人又用比民進黨更壞的手段來打倒民進黨，難道這就是人們所要的？<text:span text:style-name="T3"><text:line-break/><text:line-break/></text:span>講來講去，台灣社會似乎永遠就只有對藍綠勝負這個層次的事情感興趣，彷彿只要顏色對了，答案正確了，怎麼幹都行。<text:span text:style-name="T3"><text:line-break/><text:line-break/></text:span>而我呢，老是被迫一直重覆講同樣的東西實在很無言。就好像一本書，一千頁，講了三十年之後，進度仍然停留在第一頁的第一段。<text:span text:style-name="T3"><text:line-break/><text:line-break/></text:span>台灣人始終活在一種巨大的謊言中，並且依據當下政治需要而更新謊言內容；誰控制了媒體，誰依附了主流，誰就掌握了編造謊言的權力。<text:span text:style-name="T3"><text:line-break/><text:line-break/></text:span>但是，只有真實才能對抗謊言，你不可能透過更多的謊言去打倒前一個謊言；骯髒的東西只能用乾淨的布來擦乾淨，你不可能拿一條比桌子還髒的抹布來擦乾淨桌子。<text:span text:style-name="T3"><text:line-break/><text:line-break/></text:span>巴勒網幹不了好事，但也絕不做壞事或蠢事，至少不會故意去做。當我們受夠了卑鄙陰暗與愚蠢，自然也就不可能投身其中。因為這只會使一切痛苦代價失去意義，對任何人都沒有好處。<text:span text:style-name="T3"><text:line-break/><text:line-break/></text:span>所謂民主，竟被簡化成一種特定的投票方式，一種標準答案，一種不可質疑的教條，一種正確顏色。極權社會的形而下暴力控制很容易指出錯誤，但所謂民主社會的謊言操弄，透過媒體所撒下的天羅地網，卻滲入人們的骨髓而難以揭露。<text:span text:style-name="T3"><text:line-break/><text:line-break/>Chomsky</text:span>說，所謂民主社會的主流媒體，透過謊言，進行兩種政治功用，一是扭曲真實，二是轉移注意力。白的說成黑，黑的說成白；外頭明明屍橫遍野，千萬生靈塗炭，但你的注意力卻被導引到諸如命名<text:span text:style-name="T3">(</text:span>改國號<text:span text:style-name="T3">)</text:span>或投票方式這類雞毛蒜皮的事情上。<text:span text:style-name="T3"><text:line-break/><text:line-break/></text:span>一個人都已百病纏身氣如游絲，但他不就醫，卻相信只要改個名字或改變一下馬桶的方位就好，於是成立正名聯盟、馬桶方位改革促進會，說這樣可以深化民主體質；凡是認同者就是友，非友便是敵。<text:span text:style-name="T3"><text:line-break/><text:line-break/></text:span>所謂民主社會媒體操控的力量真是遠超乎你的想像，即便極權社會的洗腦都很難出其右。因為，後者赤裸裸的謊言沒有幾個人會信，只會當成笑話聽；但是，包裝甜蜜糖衣的民主謊言卻深入人心。美國如此，台灣也一樣，人們活在<text:span text:style-name="T3">Chomsky</text:span>所說的一種<text:span text:style-name="T3"><text:s/>"</text:span>必要的錯覺<text:span text:style-name="T3">" (necessary illusion)</text:span>中；透過這樣一種錯覺，<text:span text:style-name="T3">"</text:span>製造<text:span text:style-name="T3">" </text:span>出一種<text:span text:style-name="T3"><text:s/>"</text:span>共識<text:span text:style-name="T3">"</text:span>。<text:span text:style-name="T3"><text:line-break/><text:line-break/></text:span>單一個人很難跟這樣一種無孔不入的謊言製造機對抗。每天翻開報紙，打開電視，謊言洗腦的程序就隨時展開。一個人，除非很聰明很獨立，否則根本毫無免疫於謊言洗腦的能力；更不用說普遍盛行於每個角落的敗德行為，幾個人有能力免於污穢？<text:span text:style-name="T3"><text:line-break/><text:line-break/></text:span>大學不像大學，綠油油一片，眾人為所欲為，爭相表態。而且，教授帶頭搞齷齪，卻總是能博得眾人歡呼喝采，學生能不有樣學樣嗎？<text:span text:style-name="T3"><text:line-break/><text:line-break/></text:span>黨外時，忠黨愛國學生及御用學者僅是一小撮人，現在卻幾乎佔了絕大多數，無恥囂張程度遠勝以往。<text:span text:style-name="T3"><text:line-break/><text:line-break/></text:span>老實說，我回台八年，除了巴勒網之中的幾個好友，平常生活我不曾遇過一個不是綠油油的人，特別是在學界和醫界，幾乎全數綠到不行。平常跟他們講話，我都很緊張，因為只要一扯到政治或社會話題，我就得趕緊想辦法硬是岔開話題，免得傷感情。<text:span text:style-name="T3"><text:line-break/><text:line-break/></text:span>我約略能想像，也許再過個三十年、五十年或一百年，那時候的主流共識也許又換成另一套了，屆時大家勢必紛紛譴責起當今之世的種種倒行逆施，每個人也許都會講得彷彿他在當年便已勇敢地對抗法西斯。<text:span text:style-name="T3"><text:line-break/><text:line-break/></text:span>我能想像這等光景，但我沒法想像幾十年後的人，果真能從這個鋪天蓋地的謊言製造機中清醒過來；他只是從這套謊言又換成另一套而已，謊言製造機始終運作良好。<text:span text:style-name="T3"><text:line-break/><text:line-break/></text:span>巴勒網具有<text:span text:style-name="T3"><text:s/>"</text:span>消除共識<text:span text:style-name="T3">" </text:span>這方面的社會志向，但我個人倒是更看重有關<text:span text:style-name="T3"><text:s/>"</text:span>一個人<text:span text:style-name="T3">" </text:span>的事，不管你腦袋壞掉或沒壞掉，所有句子的開端是：你總得是個<text:span text:style-name="T3"><text:s/>"</text:span>人<text:span text:style-name="T3">"</text:span>；而不光是一種角色，也不是一群聚集在某個旗幟下、面目模糊的烏合之眾，更不是一條蛆。<text:span text:style-name="T3"><text:line-break/><text:line-break/></text:span>生命理當要有點溫度和重量，而不是輕薄猥瑣得像個只會偷偷在廁所塗鴉罵皇帝的窩囊廢。<text:span text:style-name="T3"><text:line-break/><text:line-break/></text:span>塗完之後怎麼樣？回去跟小孩炫耀說把拔今天很勇敢哦，發揮偉大良知，在三號公廁牆上塗鴉大罵老闆？<text:span text:style-name="T3"><text:line-break/><text:line-break/></text:span>我之所謂看重<text:span text:style-name="T3"><text:s/>"</text:span>一個人<text:span text:style-name="T3">"</text:span>，很容易被誤解。我講的這個<text:span text:style-name="T3"><text:s/>"</text:span>一個人<text:span text:style-name="T3">" </text:span>並不是指你這個人三度空間底下的一切，而是說一種<text:span text:style-name="T3"><text:s/>"</text:span>大寫的我<text:span text:style-name="T3">"</text:span>，跟小寫的我一點關係也沒有。<text:span text:style-name="T3"><text:line-break/><text:line-break/></text:span>我之所謂看重風花雪月與外太空，終究起始於現實，終結於現實，而非超現實。跟歌德或維根斯坦一樣，在某個重要意義上，我始終是個實用主義者<text:span text:style-name="T3">(pragmatist)</text:span>，相信太初有為<text:span text:style-name="T3">(deed)</text:span>而非太初有道<text:span text:style-name="T3">(word)</text:span>，相信世界是做出來而不是講出來的。<text:span text:style-name="T3"><text:line-break/><text:line-break/></text:span>即便不講外太空，光是具有社會性當然也很好，但看重社會之事，也該像樣。世界如此之大，血淚似海，悲歡無數，而你卻完全被謊言製造機把你的眼光給轉移到那些鼻屎般大的人與事本身，不會太窩囊太愚蠢嗎？難道你真的不知道這世界發生了什麼事？<text:span text:style-name="T3"><text:line-break/><text:line-break/></text:span>至於缺乏社會性的，眼光則是被轉移到比方說三爆事物上，整天關心網友說這樣，網友說那樣，網友如何搞笑，或是哪裏有爆奶正妹，或網友說哪裏有洋相可看或什麼八卦等等。輕薄而蒼白。這樣一種生命，還像個<text:span text:style-name="T3"><text:s/>"</text:span>人<text:span text:style-name="T3">" </text:span>嗎？值得活嗎？</text:p>
      <text:p text:style-name="P1">Kevin Yu   |  2014.10.10 09:44   |   <text:a xlink:type="simple" xlink:href="http://palinfo.habago.org/Entry?Command=Information_PrintForum&amp;iPage=400#FORUM32837"><text:span text:style-name="T2">#</text:span></text:a></text:p>
      <text:p text:style-name="P3">陳真醫師<text:span text:style-name="T3">:<text:line-break/><text:line-break/></text:span>謝謝您的指正<text:span text:style-name="T3">,</text:span>對此以後我會更加審慎篩選我所接觸的訊息<text:span text:style-name="T3">!</text:span></text:p>
      <text:p text:style-name="P1"><text:span text:style-name="T1">陳真</text:span><text:s/>  |  2014.10.10 05:09   |   <text:a xlink:type="simple" xlink:href="http://palinfo.habago.org/Entry?Command=Information_PrintForum&amp;iPage=400#FORUM32836"><text:span text:style-name="T2">#</text:span></text:a></text:p>
      <text:p text:style-name="P2"><text:span text:style-name="T3">Kevin, </text:span>剛下班回到家，剛剛才看到你貼的新聞內容，這怎麼會是一種<text:span text:style-name="T3"><text:s/>"</text:span>良知的聲音<text:span text:style-name="T3">"</text:span>？它事實上就是一種最為典型的台式抹黑，窩囊而卑劣。<text:span text:style-name="T3"><text:line-break/><text:line-break/></text:span>不管藍綠都一樣，卑劣就是卑劣；卑劣的手段不會因為所謂<text:span text:style-name="T3"><text:s/>"</text:span>目的的高貴<text:span text:style-name="T3">" </text:span>而美化。今天就算批評一個十惡不赦的人，也不該用卑劣的手段，或是冠給對方一絲絲不應屬於他的罪名。<text:span text:style-name="T3"><text:line-break/><text:line-break/></text:span>台灣的所謂公共言說環境，有著這樣一種文化<text:span text:style-name="T3"><text:s/>(</text:span>事實上，除了這樣一種文化之外，我沒見過第二種<text:span text:style-name="T3">)</text:span>，那就是：<text:span text:style-name="T3"><text:line-break/><text:line-break/></text:span>為了打擊敵人，或哪怕對方也許連敵人也根本稱不上，也許只是一個自己根本一無所知的人或自己根本一無所知的事情或新聞事件，<text:span text:style-name="T3">"</text:span>網友們<text:span text:style-name="T3">" </text:span>卻總是能馬上就會信口開河，任意道聽途說，任意想當然耳，任意羞辱抹黑之；想到什麼就任意說什麼，哪管是真的假的或純粹自己亂造謠，總之就是毫不在乎地任意攻擊，任意批評指教，任意對著一個人隨隨便便亂說一通。反正受害的是別人。<text:span text:style-name="T3"><text:line-break/><text:line-break/></text:span>所謂別人家的小孩死不完，隨便把你亂說一通又如何？至於你蒙受什麼樣的巨大傷害或痛苦，我根本不在乎。<text:span text:style-name="T3"><text:line-break/><text:line-break/></text:span>這樣一種文化，在我看來非常冷血，幾乎可以說是毫無人性；或者說，人性之至惡，莫過於此。<text:span text:style-name="T3"><text:line-break/><text:line-break/></text:span>它不是出於愛，也不是出於恨，而是出於德蕾莎所說的<text:span text:style-name="T3"><text:s/>"</text:span>根本不在乎<text:span text:style-name="T3">"</text:span>，根本不在乎對別人是否有任何不公平或不正當的傷害；我只要滑鼠動一動，馬上就能輕易傷害任何人。而且，傷害又何妨？事後在我心頭上甚至根本一點感覺或印象也沒有。這才是人性最恐怖之處。<text:span text:style-name="T3"><text:line-break/><text:line-break/></text:span>然而，<text:span text:style-name="T3">"</text:span>我<text:span text:style-name="T3">" </text:span>是誰呢？根本沒有人知道。我是<text:span text:style-name="T3"><text:s/>"</text:span>網友們<text:span text:style-name="T3">"</text:span>。簡單說，<text:span text:style-name="T3">"</text:span>我<text:span text:style-name="T3">" </text:span>只是一條不要臉沒大腦面目模糊的蛆。一隻蛆，連人都稱不上，怎麼會是什麼<text:span text:style-name="T3"><text:s/>"</text:span>良知的聲音<text:span text:style-name="T3">"</text:span>？<text:span text:style-name="T3"><text:line-break/><text:line-break/></text:span>這些話我三十年來講過至少不下一千次，實在很無奈，很無言；這也因此讓我常常很害怕台灣人，因為普遍來講，品性都很壞；特別是在陰暗處，神不知鬼不覺時，你沒法相信他會節制自己為惡使壞的衝動。所謂<text:span text:style-name="T3"><text:s/>"</text:span>網友<text:span text:style-name="T3">"</text:span>，在台灣普遍就是這樣；做賤自己，也糟蹋別人。<text:span text:style-name="T3"><text:line-break/><text:line-break/></text:span>黨外時也是這樣，私下常有些所謂支持者，非常喜歡談政治，聽了很痛苦，因為毫無意義，談來談去不外就是一句話：萬惡的國民黨。<text:span text:style-name="T3"><text:line-break/><text:line-break/></text:span>你問他，既然如此義憤，何不公開站出來反抗？結果，個個逃得比誰都快，窩囊得像個什麼似的；面對高壓，更是個個匍匐前進彷彿軟體動物。<text:span text:style-name="T3"><text:line-break/><text:line-break/></text:span>但是，一旦匿名，哇！天啊，他什麼話都敢講，而且憑空都能捏造出一大堆憑空想像的罪名扣在所謂敵人的頭上。<text:span text:style-name="T3"><text:line-break/><text:line-break/></text:span>這樣一種文化，當他攻擊敵人，或是攻擊一個可能自己也根本完全不清楚或根本不在乎的人與事時，首先想到的，並不是竭盡理性能力把<text:span text:style-name="T3"><text:s/>"</text:span>事情<text:span text:style-name="T3">" </text:span>的對錯說清楚，而是竭盡各種憑空任意創造的八卦本事與修辭技巧，含含糊糊曖曖昧昧地藉以製造一種影射或抹黑當事<text:span text:style-name="T3"><text:s/>"</text:span>人<text:span text:style-name="T3">" </text:span>的<text:span text:style-name="T3"><text:s/>"</text:span>效果<text:span text:style-name="T3">"</text:span>。<text:span text:style-name="T3"><text:line-break/><text:line-break/></text:span>台灣無時無刻都在<text:span text:style-name="T3"><text:s/>"</text:span>選舉<text:span text:style-name="T3">"</text:span>，<text:span text:style-name="T3">"</text:span>選舉語言<text:span text:style-name="T3">" </text:span>基本上就是長這樣，全是修辭，缺乏任何認知意義。重點是，他並不是真的要你認知什麼實質理性上的對錯，他只是要努力製造一種對於對方這個<text:span text:style-name="T3"><text:s/>"</text:span>人<text:span text:style-name="T3">" </text:span>的抹黑效果，讓人對之產生一種不好的印象。彷彿藉著抹黑這個<text:span text:style-name="T3"><text:s/>"</text:span>人<text:span text:style-name="T3">"</text:span>，於是就能抹黑他的一切作為與想法似的。<text:span text:style-name="T3"><text:line-break/><text:line-break/></text:span>更卑劣的是，這樣一種卑劣手段，往往以匿名形式出現。<text:span text:style-name="T3"><text:line-break/><text:line-break/></text:span>我常舉個例，哪天你若上公廁，看到廁所牆上亂寫一堆隨意羞辱人抹黑人的鳥話怪話毒話，或各種根本無從查證的謠言或影射等等等，當然沒有署名；這時候，你看到了，難道會對這樣一些蛆蛆們留下的文字感到很欣慰很佩服？說這是一種良知的聲音？<text:span text:style-name="T3"><text:line-break/><text:line-break/></text:span>這不但不是良知，這是一團如蛆一般的可怕生物所四處遺留下來的穢物。這樣一種穢物，並不會因為它剛好污染到你所不喜歡的人而因此成為一種令人欣慰的良知聲音。<text:span text:style-name="T3"><text:line-break/><text:line-break/></text:span>我盡力犧牲文字簡潔，盡一切可能想把話說清楚；這應該是我第三千五百八十七次講同樣的話，希望各位能聽懂我在說什麼。<text:span text:style-name="T3"><text:line-break/><text:line-break/></text:span>常有些人說他佩服我，但我想你們都佩服錯了，我始終不是你們所錯愛的那樣一種人。我沒有那麼卑鄙和窩囊，我不是那樣一種人。如果我是的話，恐怕早已是諸位心目中真正的王，而不會在這耍猴戲任人糟蹋、看笑話。</text:p>
      <text:p text:style-name="P1"><text:span text:style-name="T1">陳真</text:span><text:s/>  |  2014.10.09 21:03   |   <text:a xlink:type="simple" xlink:href="http://palinfo.habago.org/Entry?Command=Information_PrintForum&amp;iPage=400#FORUM32835"><text:span text:style-name="T2">#</text:span></text:a></text:p>
      <text:p text:style-name="P3">林義雄<text:span text:style-name="T3">1992</text:span>年剛返台那幾年，在幾次演講場合上，我也都在場。他那時候還不是很綠，每當聽眾或群眾問他對於李登輝的看法時，他總是面露鄙夷，往往回答說，這個人不值得評論。<text:span text:style-name="T3"><text:line-break/><text:line-break/></text:span>我對台灣絕大多數政治人物或一堆什麼親綠學者之類的感覺也一樣，別說議論，就連寫出他們的姓名，我都會覺得很屈辱。特別是最近十幾年才竄出來的那些明星，實在很不願意去提到這些沒出息的人的名字，更不用說評而論之。<text:span text:style-name="T3"><text:line-break/><text:line-break/></text:span>就好像唐伯虎對於評論馬文才不可能感興趣一樣；人總不可能如此自我作賤。他若表示想吐或厭惡，也只是描述自身的身心反應；當一個人身處一個滿是屎尿的社會，免不了罵兩句，或拿來做為一種說明公衛的例子，而不是說他對於討論屎尿很感興趣。<text:span text:style-name="T3"><text:line-break/><text:line-break/></text:span>就好像教小朋友算數，你得有時候提到芭樂香蕉一斤多少，各買多少等等為例來學習一種演算。這並不是說我們對香蕉或芭樂的價格感興趣。<text:span text:style-name="T3"><text:line-break/><text:line-break/></text:span>比方說我常說台南的交通與生活環境如地獄一般，這並不是說我對於市政與交通規劃很感興趣。<text:span text:style-name="T3"><text:line-break/><text:line-break/></text:span>我當然也不是說別人都應該跟我一樣。別人喜歡議論時事人物藍綠選舉就去議論，我沒意見。我只是說我完全不是那種人。<text:span text:style-name="T3"><text:line-break/><text:line-break/></text:span>我常納悶，各式各樣的東西寫上千萬字，其中偶而幾個字去提到垃圾，然後大家的興趣卻好像整個都來了，好像垃圾這東西是我的思想中心很值得討論似的。這讓我很無言。<text:span text:style-name="T3"><text:line-break/><text:line-break/></text:span>我信箱裡每天一大堆這類好像對於垃圾極為感興趣的來信。對此我沒意見。但討論垃圾，討論馬文才，討論小癟三，討論一堆沒出息沒意義的人與事，始終不是我感興趣的。</text:p>
      <text:p text:style-name="P1">Kevin Yu   |  2014.10.09 18:38   |   <text:a xlink:type="simple" xlink:href="http://palinfo.habago.org/Entry?Command=Information_PrintForum&amp;iPage=400#FORUM32834"><text:span text:style-name="T2">#</text:span></text:a></text:p>
      <text:p text:style-name="P2">陳真醫師<text:span text:style-name="T3">:<text:line-break/><text:line-break/></text:span>謝謝您<text:span text:style-name="T3">!</text:span>希望我們以後有機會多交換自己對時事的看法<text:span text:style-name="T3">.<text:line-break/><text:line-break/></text:span>還有雖然<text:span text:style-name="T3">BBS</text:span>已經淪為某些人的傳聲筒<text:span text:style-name="T3">,</text:span>但還是有有良知的聲音存在<text:span text:style-name="T3">,</text:span>如下面<text:span text:style-name="T3">:<text:line-break/><text:line-break/>http://www.chinatimes.com/realtimenews/20141008005923-260407<text:line-break/><text:line-break/></text:span>柯文哲炮轟查帳野蠻　網友酸：「不是光明磊落？」<text:span text:style-name="T3"><text:line-break/><text:line-break/></text:span>日前國稅局接獲檢舉，顯示柯文哲涉嫌逃漏稅，有外界指出有凱達格蘭基金會、出版《白色的力量》一書的三采文化之外，還有曾邀請柯文哲演講或捐贈給台大醫院的廠商。對此<text:span text:style-name="T3"><text:line-break/></text:span>，柯文哲只回應：「比北洋政府還野蠻。」。<text:span text:style-name="T3"><text:line-break/><text:line-break/></text:span>不過就有網友<text:span text:style-name="T3">xoara</text:span>說：「柯<text:span text:style-name="T3">P</text:span>不是光明磊落不怕查？真查了怎麼還嫌人家野蠻？」，網友指出，凱達格蘭基金會之前為了要袒護柯文哲，說柯文哲從不領講師費；但柯文哲自己又<text:span text:style-name="T3"><text:line-break/></text:span>稱私帳的講款是講師費，那當然國稅局會查你。<text:span text:style-name="T3"><text:line-break/><text:line-break/></text:span>國稅局強調，追查過程中，若有新的事證或檢舉函，也不排除擴大調查。現在查的只是這些與柯文哲合作的單位有無誠實報稅，並沒有針對個人。如果最後回覆的憑證經過勾稽後都很正常，國稅局也沒有必要立案進一步查稅。<text:span text:style-name="T3"><text:line-break/><text:line-break/></text:span>柯文哲按照預定行程，開始進行訪美之旅，面對媒體問到國稅局的追查，他對媒體說：「在台大醫院做了三十年醫師，他是什麼樣的人問同事就知道。」，不過目前仍無台大醫院的其他醫師現身說法，院長黃冠棠也於備詢時表示，柯文哲確實有道德瑕疵。先說「光明磊落」歡迎來查，真的查了又說「野蠻」。柯文哲出國前留下來的「暗示」耐人尋味。究竟是什麼樣的醫師、究竟有沒有光明磊落，網友認為可能只有柯文哲自己知道。</text:p>
      <text:p text:style-name="P1"><text:span text:style-name="T1">陳真</text:span><text:s/>  |  2014.10.09 14:47   |   <text:a xlink:type="simple" xlink:href="http://palinfo.habago.org/Entry?Command=Information_PrintForum&amp;iPage=400#FORUM32833"><text:span text:style-name="T2">#</text:span></text:a></text:p>
      <text:p text:style-name="P3"><text:span text:style-name="T3">Kevin, </text:span>謝謝你的訊息。我再找時間看看。你的留言被哈巴狗擋住，我給放行了。這狗很乖，但他不太聰明，有時連主人也認不出。</text:p>
      <text:p text:style-name="P1"><text:span text:style-name="T1">陳真</text:span><text:s/>  |  2014.10.09 14:41   |   <text:a xlink:type="simple" xlink:href="http://palinfo.habago.org/Entry?Command=Information_PrintForum&amp;iPage=400#FORUM32832"><text:span text:style-name="T2">#</text:span></text:a></text:p>
      <text:p text:style-name="P2">面對具有壓倒性洗腦力量的島內外主流媒體，很多時候，你講起事情來，只能刻意點到為止，欲語還休，難以暢所欲言。因為，一個真相，如果你僅僅只是講述百分之一都很難取信於人<text:span text:style-name="T3">(</text:span>人們甚至可能會認為你腦袋或動機有問題<text:span text:style-name="T3">)</text:span>，更何況說出全部的真相。於是，你往往只能含蓄地略說一二。但事實上，齷齪真相遠非如此而已。就比方說，你若在政治上待過，相信你一定會同意，政治上人與事之黑暗下流與無恥齷齪，恐怕遠遠不是一般人所能想像，特別是那些高舉理想大旗、滿口愛鄉愛土者，更是不堪聞問。所謂揭弊，通常就像揭露冰山之一角，不痛不癢。<text:span text:style-name="T3"><text:line-break/><text:line-break/></text:span>之所以僅能訴說其一二，一部份是因為你沒有所謂直接證據。你明明知道哪些人幹了哪些事，但你就是沒法把證據或證人給攤在陽光底下，於是你也只好隱忍那百分之九十九難以揭露的醜陋與黑暗。一些很蠢的蠢蛋但卻以為自己很聰明的人，特別喜歡用所謂直接證據來質疑他人；其實，如果直接證據這麼偉大，我們恐怕就得當啞巴，而人類大部份的知識恐怕都得丟入圾圾桶，只剩下數學與邏輯是唯一合法的描述，但這兩樣東西卻又恰恰與世界無關。不管世界如何，它們自身即能成立而不假外求。這些說來話長，不是我現在要說的。<text:span text:style-name="T3"><text:line-break/><text:line-break/></text:span>歐巴馬上台後，民主變成一種流行詞彙，到處許多國家突然人民紛紛熱愛起民主來了；特別是這幾年，民主烽火漫天，千萬生靈塗炭，屍橫遍野。這一切，幾乎全是美國所主導的民主大戲。我說<text:span text:style-name="T3"><text:s/>"</text:span>幾乎全是<text:span text:style-name="T3">" </text:span>，聽起來好像很強烈的指控，其實恰恰相反，我是故做溫柔客觀狀，故意講得含蓄一點，<text:span text:style-name="T3">"</text:span>幾乎<text:span text:style-name="T3">" </text:span>二字其實可以拿掉，至少我沒見過一個例外。特別是從什麼可歌可泣的阿拉伯之春開始，一直到香港的所謂爭取普選，背後都有美國的積極介入或主導，提供彈藥及往往高達數十億的資金援助，謂之提倡民主，其實純粹就是以民主之名，搞顛覆破壞與侵略之實。<text:span text:style-name="T3"><text:line-break/><text:line-break/></text:span>黨外時候，面對周遭幾乎所有人的質疑：<text:span text:style-name="T3"><text:line-break/><text:line-break/>"</text:span>拿出證據來！<text:span text:style-name="T3">" </text:span>要你證明<text:span text:style-name="T3"><text:s/>"</text:span>國民黨政府究竟哪一點不好？讓你如此痛恨它？<text:span text:style-name="T3">" <text:line-break/><text:line-break/></text:span>黨外十年，面對這樣一種質疑，肯定不下三千次。人們還沒開口，我往往就知道他們要發出什麼樣的疑問了。<text:span text:style-name="T3"><text:line-break/><text:line-break/>"</text:span>胡說！蔣公或蔣家或國民黨政府這麼勤政愛民，它哪一點不好！<text:span text:style-name="T3">" <text:line-break/><text:line-break/></text:span>這種蠢問題特別難以回答，因為這就好像有人要你證明滿是屎尿的糞坑很髒很臭一樣。這麼明白的事要怎麼證明？<text:span text:style-name="T3"><text:line-break/><text:line-break/></text:span>現在也一樣，你說民進黨是個好話說盡壞事做絕的法西斯人渣黨，人們也一樣會覺得你很偏激，這麼愛台灣的一個黨，究竟哪一點不好，讓你如此痛恨它？<text:span text:style-name="T3"><text:line-break/><text:line-break/></text:span>記得十幾年前，剛開始寫有關美國在世界各地侵略屠殺的文章時，經常接到許多辱罵及騷擾，惡形惡狀，非常卑鄙，有的則故做客觀理性狀，要我<text:span text:style-name="T3"><text:s/>"</text:span>證明美國究竟在哪一次戰爭故意去殺死任何一個平民<text:span text:style-name="T3">"</text:span>，人們說，也許有一兩個人是不小心弄死的，怎麼可以因此就說美國在世界各地濫殺無辜。面對這麼蠢的人和問題，真是很難回答。<text:span text:style-name="T3"><text:line-break/><text:line-break/></text:span>問與答，需要一種相去不遠的水平和熱情，否則就像一個連加法都不太會的人，你如何跟他討論微積分？<text:span text:style-name="T3"><text:line-break/><text:line-break/></text:span>記得那時候也寫過一些有關貧鈾彈<text:span text:style-name="T3"><text:s/>(DU)</text:span>的文章，有個什麼環境電子報的，說要刊登，但一直要我證明貧鈾彈的確具有輻射性且危害人體。面對這種故作客觀理性狀的蠢問題，我很無奈，就說你們愛登就登，不愛登就算了。<text:span text:style-name="T3"><text:line-break/><text:line-break/></text:span>之所以拉拉雜雜講這些，無非也只是要說，面對鋪天蓋地的謊言，失語困境始終存在；人們的鑑賞力和智能並無絲毫提升；你很難讓那些被洗腦的人相信你所講的東西，因為他們雖然表面上有耳朵、眼睛和大腦，但實際上這幾個器官長年幾乎都沒在使用。主流不管告訴他什麼，他都會信，而且信到骨子裏，因為<text:span text:style-name="T3"><text:s/>"</text:span>大家都這麼說，難道還會有問題？<text:span text:style-name="T3">"</text:span>。<text:span text:style-name="T3"><text:line-break/><text:line-break/></text:span>人們判斷或認識世界的方式其實就是<text:span text:style-name="T3"><text:s/>"</text:span>大家都這麼說<text:span text:style-name="T3">" </text:span>或<text:span text:style-name="T3"><text:s/>"</text:span>大家都這樣<text:span text:style-name="T3">"</text:span>，我豈能不信？我豈能跟大家不一樣？當主流媒體告訴他要反服貿，幾乎所有學生就突然像瘋了一樣，反個不停，有的甚至還怕自己會不會反得太慢，會跟不上其他同學，因此十萬火急地跑來問說怎麼辦怎麼辦，好像趕不上火車似的；儘管他對服貿一問三不知，但他還是反得激昂慨慨，彷彿國家存亡在此一舉。可是，也許就在兩天前，他對什麼服不服貿根本一點興趣也沒有，突然之間卻好像變成一件必須急切去面對的天大事情一般。<text:span text:style-name="T3"><text:line-break/><text:line-break/></text:span>低能群眾的特徵約略就是這樣，很容易被炒作，不像個人，像個道具、木偶，像一團蛆；聲勢驚人是很驚人，但沒有大腦，面目模糊。<text:span text:style-name="T3"><text:line-break/><text:line-break/></text:span>香港也好不了多少。一百年來，英國不知道指派了幾十個總督，香港人從未投過一張票，依然得意非凡，如今卻突然投不投票或怎麼投，變成彷彿事關香港存亡的第一等大事。這些其實全是美國結合特定政治勢力以及有利可圖的主流媒體給炒作出來的。我這樣講，蠢蛋們大概又要跟我要證據了。<text:span text:style-name="T3"><text:line-break/><text:line-break/></text:span>常有人會訝異比方說我怎麼知道有關電影方面的許多事，為什麼他都不知道。這有什麼好訝異？如果你關心某個東西或生活在某個世界裏，有關那個東西或那個世界裏的事，你自然就會知道很多。<text:span text:style-name="T3"><text:line-break/><text:line-break/></text:span>反之亦然。比方說我在<text:span text:style-name="T3">2007</text:span>年之前根本不知道誰是林志玲，連聽都沒聽過，為什麼？因為我根本不關心那類事情。因此，當我知道有些人連林志玲在哪唸大學或個性如何他都知道時，讓我覺得很驚訝，怎麼連這樣一些瑣碎至極的事你也知道？但我不會蠢到要對方拿出證據來。因為我知道，你若關心或存活在某個世界裏，你自然就會知道許多事。就好像我知道醫界怎麼扯爛污，從醫學中心到診所，我全都知之甚詳。<text:span text:style-name="T3"><text:line-break/><text:line-break/></text:span>但我拿不出多少證據，因為大多時候，當你熟悉某個世界時，你自然就能根據相關資訊之間的密切連結，對事物真相做出極為精準的理解與判斷，而不需要每件事都去取得什麼直接證據，那從來都不是<text:span text:style-name="T3"><text:s/>"</text:span>知識<text:span text:style-name="T3">" </text:span>的形成方式與真實模樣。<text:span text:style-name="T3"><text:line-break/><text:line-break/></text:span>這些話當然是寫給聰明人看而不是寫給蛆或寫給蠢蛋看的。我能想像蛆蛆們大概又會說些什麼蠢話了。我常覺得，其實也不能怪政客或媒體之整天操弄與造謠，因為這些人通常智商都很高，當他發現眼前是一團沒頭沒腦的蛆，隨時聞聲起舞，他不騙蛆要騙誰呢？群眾如果普遍都這麼低能，不把他騙一騙，還有天理嗎？<text:span text:style-name="T3"><text:line-break/><text:line-break/></text:span>世界在這樣一種刻意操弄、塑造與扭曲下，奇怪的事反而變成正常，而正常之事反倒成為偏激異端。當主流媒體鋪天蓋地地歌頌偉大香港人的什麼爭取民主自由時，眾人的熱情和眼光馬上就很乖地全部轉到這事上頭，彷彿一個小地方事實上根本可有可無的所謂選舉有多麼重要與偉大似的。你會覺得某家醫院的某個科系主任是否由學生全體選出很重要嗎？<text:span text:style-name="T3"><text:line-break/><text:line-break/></text:span>在熱烈關注無聊小事的同時，一般人知道比方說敘利亞的狀況嗎？就在三年前，也是所謂偉大到不得了的什麼阿拉伯之春，在美國提供大量武器及鉅額美援的強力主導下，捲起一波波所謂民主浪潮，繼而刻意引發衝突，直到今天都仍烽火漫天。<text:span text:style-name="T3"><text:line-break/><text:line-break/></text:span>敘利亞原本是全世界接受最多難民的國家；不像英國，整天高唱所謂救助難民的歷史傳統，但實際上接受的難民人數，恐怕都還不到敘利亞接受難民數的十分之一或百分之一。但是，美國一手主導的三年民主浪潮後的敘利亞，卻產生了人類歷史上單一國家最大的難民人數，打破先前被美國入侵的阿富汗及伊拉克的難民人數記錄。<text:span text:style-name="T3"><text:line-break/><text:line-break/></text:span>聯合國難民署近日估計，截至今年年底，敘利亞註冊在案的境外難民人數將突破四百萬人，再加上國內目前至少有<text:span text:style-name="T3">650</text:span>萬、無家可歸的境內難民，至少約有一千一百萬個難民，其中有<text:span text:style-name="T3">75%</text:span>是婦女與兒童，其中有<text:span text:style-name="T3">200</text:span>萬個兒童需要治療。而這些都還不包括那些沒有登記、四處流散的數十萬境外難民。<text:span text:style-name="T3"><text:line-break/><text:line-break/></text:span>至於直接死於戰火的人數，截至半年前即<text:span text:style-name="T3">2014</text:span>年四月的統計是<text:span text:style-name="T3">19</text:span>萬<text:span text:style-name="T3">1</text:span>千<text:span text:style-name="T3">369</text:span>人。目前肯定超過二十萬或甚至三十萬。而這些都只是有案可查的數目，實際傷亡遠超過於此。<text:span text:style-name="T3"><text:line-break/><text:line-break/></text:span>敘利亞人口總數跟台灣差不多，大約兩千兩百萬人。換句話說，美國在入侵伊拉克、阿富汗及利比亞等等國家之後，同樣是以捍衛民主與人權為名，武力入侵敘利亞，已經讓數十萬人死亡，一千多萬人成為難民，也就是說，這個國家有超過一半以上的人口淪為難民，數十萬人死亡。<text:span text:style-name="T3"><text:line-break/><text:line-break/></text:span>至於三年前，在美國軍事援助及數十億美元資金援助下的那些所謂民主人士是誰呢？其中一個勢力就是最近很紅的<text:span text:style-name="T3"><text:s/>ISIS</text:span>，便是由此壯大，進而想主導一方，開始和其它同樣接受美國豢養的<text:span text:style-name="T3"><text:s/>"</text:span>民主人士<text:span text:style-name="T3">" </text:span>互相打了起來，導致全面內戰。<text:span text:style-name="T3"><text:line-break/><text:line-break/></text:span>聯合國難民署一位高級專員<text:span text:style-name="T3">Antonio Guterres</text:span>發表聲明說，<text:span text:style-name="T3">"</text:span>敘利亞危機是我們這個時代最為慘烈的緊急人道災難事件<text:span text:style-name="T3">"</text:span>。但是，主流媒體有多少報導？人們爭相對香港什麼碗糕選舉表態表開明的同時，卻絲毫不關心甚至根本不知道真正恐怖一萬億倍的人為侵略所導致的極度血腥災難；更惡劣的是，這場災難並非偶發單一事件，而是一連串所謂民主浪潮下的其中一環。包括香港在內，這一切全部是掛民主自由與人權的羊頭，賣侵略掠奪的美帝狗肉。<text:span text:style-name="T3"><text:line-break/><text:line-break/></text:span>我向來避免使用帝國主義一詞，一來是我個人不喜歡給人事物下定義，一來是為了故做溫柔敦厚狀，因為當真相和人們所認知的世界落差太大時，這類過度使用的辭彙很容易就會被人們的視線所忽略。但事實上，講白了，這一切純粹就是美帝的陽謀而非陰謀，因為他是明著幹暗著幹樣樣來的，而且這類情事也不是最近才發生，而是持續至少半個多世紀了，罪行罄竹難書。<text:span text:style-name="T3"><text:line-break/><text:line-break/></text:span>有個研究組織叫<text:span text:style-name="T3"><text:s/>Land Destroyer</text:span>，最近針對香港的所謂民主抗爭發表幾篇文章，我約略摘錄一些內容給各位看。比方說這一篇：<text:span text:style-name="T3">http://goo.gl/qRgJ6j<text:line-break/></text:span>標題是：<text:span text:style-name="T3">"</text:span>美式民主和中式民主並無差別<text:span text:style-name="T3">"</text:span>，文章提到：<text:span text:style-name="T3"><text:line-break/><text:line-break/></text:span>香港所謂<text:span text:style-name="T3"><text:s/>"</text:span>佔中<text:span text:style-name="T3">" </text:span>人士說，他們要的是直接普選的<text:span text:style-name="T3"><text:s/>"</text:span>完全民主<text:span text:style-name="T3">"</text:span>，而不是透過北京政府將在<text:span text:style-name="T3">2017</text:span>年舉行的代表制選舉，這話意味著前者乃是<text:span text:style-name="T3"><text:s/>"</text:span>自由且公平<text:span text:style-name="T3">"</text:span>，但這絕非事實；擺脫北京掌控，取而代之的，將會是代表美國利益特別是華爾街利益的勢力所掌控。文章還問道：<text:span text:style-name="T3"><text:line-break/><text:line-break/>"</text:span>請問各位，有沒有人能在美國提倡民主與人權？一個也沒有。這在美國境內是絕對不可能被允許的。<text:span text:style-name="T3">NED (</text:span>即<text:span text:style-name="T3"><text:s/>National Endowment for Democracy)</text:span>在許多國家撒了許多銀子，目的只是為了推翻既有政權，培植親美政府，進而掌控全世界。<text:span text:style-name="T3">" </text:span>這回主導香港所謂<text:span text:style-name="T3"><text:s/>"</text:span>佔中<text:span text:style-name="T3">" </text:span>民主浪潮的主要勢力就是美國政府，結合香港當地利益團體及親美政客，透過<text:span text:style-name="T3">NED</text:span>及其旗下的<text:span text:style-name="T3"><text:s/>NDI (National Democratic Institute)</text:span>進行運作<text:span text:style-name="T3"><text:s/></text:span>。<text:span text:style-name="T3"><text:line-break/><text:line-break/></text:span>誰是<text:span text:style-name="T3">NED</text:span>？我在去年一系列文章叫<text:span text:style-name="T3"><text:s/>"</text:span>我們都是美國人<text:span text:style-name="T3">" </text:span>中有提到。<text:span text:style-name="T3">(</text:span>這系列文章很長，登在立報者僅是一小部份。<text:span text:style-name="T3">) </text:span>我直接從我的舊文中剪一段如下：<text:span text:style-name="T3"><text:line-break/><text:line-break/>"</text:span>美國多的是這一類掛羊頭賣狗肉的人權組織<text:span text:style-name="T3"><text:s/>(</text:span>所謂台權會如今也是<text:span text:style-name="T3">)</text:span>，尤為惡名昭彰者例如頒給王丹「人權獎」的美國民主基金會（總部叫<text:span text:style-name="T3"><text:s/>National Endowment for Democracy</text:span>，簡稱<text:span text:style-name="T3">NED</text:span>）。<text:span text:style-name="T3"><text:line-break/>NED</text:span>前身隸屬美國中情局，為掩人耳目，在雷根主導下，轉化為「民間團體」，但經費始終來自官方，並受其情治管控；所從事的任務如其名稱所示：「輸出民主與人權」，但其所作所為正如<text:span text:style-name="T3">William Blum</text:span>在《<text:span text:style-name="T3">Rogue State</text:span>》一書中所說，「恰恰與其名稱背道而馳」，旨在傷害與顛覆敵對政權，或積極滲透勞工團體，打擊左傾工會。<text:span text:style-name="T3">NED</text:span>章程起草人<text:span text:style-name="T3">Allen Weinstein </text:span>倒是很坦白，他說，「我們現在所做的，正是過去中情局所祕密從事的勾當。」這類狗肉人權團體最喜歡頒獎或贊助那些反對美國敵人的所謂反對者，猶如美國也曾大力讚賞海珊與蔣介石是民主鬥士一般。<text:span text:style-name="T3"><text:line-break/><text:line-break/></text:span>敘利亞駐華大使說得對，所謂民主與人權，只是侵略者「巨大的謊言」。阿薩德政權很糟糕，但反抗軍只會更差，不會更好；如同阿富汗北方聯盟比原有的神學士政權更為血腥腐敗不知凡幾；百萬生靈塗炭，只為扶植傀儡政權，只要往後乖乖聽美國爸爸的話，不論如何胡作非為，都會被容許並獲得稱讚。<text:span text:style-name="T3">"<text:line-break/><text:line-break/>Land Destroyer</text:span>還有幾篇文章，詳述美國國務院透過<text:span text:style-name="T3"><text:s/>NED</text:span>及相關利益團體<text:span text:style-name="T3"><text:s/>(</text:span>例如蘋果日報的黎智英<text:span text:style-name="T3">) </text:span>和其它幾位佔中核心人士如香港民主黨主席李柱銘等人，如何發動香港<text:span text:style-name="T3"><text:s/>"</text:span>佔中<text:span text:style-name="T3">" </text:span>這場所謂民主抗爭，目的無非就是要實質控制香港，做為一種親美反中的殖民工具，進一步傷害中國這個最大的敵人。文章並提到黎智英及李柱銘等幾位佔中要角，幾度赴美與美方人員商討佔中相關流程與技術支援等細節。另有其它文章提到美國在亞洲一些國家，例如泰國，也是以同樣手法製造動亂，進一步削弱敵對力量，擴張親美勢力。<text:span text:style-name="T3"><text:line-break/><text:line-break/>"Land Destroyer" </text:span>說：<text:span text:style-name="T3">"NED</text:span>所做的這一切，當然跟什麼提倡民主一點關係也沒有，而是要藉此建立一個完全由華盛頓掌控的全球性新帝國網絡<text:span text:style-name="T3">(neo-imperial administration)</text:span>，謂之公民社會<text:span text:style-name="T3">(Civil Society)</text:span>。<text:span text:style-name="T3"><text:line-break/><text:line-break/>"Land Destroyer" </text:span>有句話說得很對：這一切指控，並非只是一種觀察或觀點，而是一種有案可查的事實。<text:span text:style-name="T3"><text:line-break/><text:line-break/></text:span>相關文章如下：<text:span text:style-name="T3"><text:line-break/><text:line-break/>"</text:span>整套佔中劇本在華盛頓寫成<text:span text:style-name="T3">"</text:span>：<text:span text:style-name="T3">http://goo.gl/jHiasu<text:line-break/><text:line-break/>"</text:span>美國公然製造香港動亂<text:span text:style-name="T3">"</text:span>：<text:span text:style-name="T3">http://goo.gl/8qKkiW<text:line-break/><text:line-break/>"</text:span>香港佔中是美國策動的一場動亂<text:span text:style-name="T3">"</text:span>：<text:span text:style-name="T3">http://goo.gl/bSusvC<text:line-break/><text:line-break/>"</text:span>美國承認資助香港佔中運動<text:span text:style-name="T3">"</text:span>：<text:span text:style-name="T3">http://goo.gl/Eh5dVr<text:line-break/><text:line-break/>Land Destroyer</text:span>並在一篇題為<text:span text:style-name="T3"><text:s/>"</text:span>小心香港有計畫的暴力動亂<text:span text:style-name="T3">" (http://goo.gl/xiZNls) </text:span>的文章中提出警告：依照美國過去挑起所謂<text:span text:style-name="T3"><text:s/>"</text:span>民主浪潮<text:span text:style-name="T3">" </text:span>的手法就是進一步擴大動亂，引發當局鎮壓，以便取得進一步介入的藉口。<text:span text:style-name="T3"><text:line-break/><text:line-break/></text:span>寫這些當然不是寫給蛆看的，請蛆蛆們放心；對於蛆，只能盡量遠離。寫這些，當然也不是寫給整天掛念著綠勝藍敗的這類<text:span text:style-name="T3"><text:s/>"</text:span>搖尾系統<text:span text:style-name="T3">" (</text:span>吾友柏楊語<text:span text:style-name="T3">)</text:span>看的，而是寫給那些還有點大腦和人性與良知、不願被政客及各方人渣給牽著鼻子走的人看。<text:span text:style-name="T3"><text:line-break/><text:line-break/></text:span>陳真<text:span text:style-name="T3">2014. 10. 09.</text:span></text:p>
      <text:p text:style-name="P4"/>
      <text:p text:style-name="P1">Kevin Yu   |  2014.10.08 22:25   |   <text:a xlink:type="simple" xlink:href="http://palinfo.habago.org/Entry?Command=Information_PrintForum&amp;iPage=401#FORUM32829"><text:span text:style-name="T2">#</text:span></text:a></text:p>
      <text:p text:style-name="P2">陳真醫師<text:span text:style-name="T3">:<text:line-break/><text:line-break/></text:span>我看了很多您的文章與看法<text:span text:style-name="T3">,</text:span>深感敬佩<text:span text:style-name="T3">,</text:span>說到這<text:span text:style-name="T3">,</text:span>我可以推薦一部很讚的紀錄片<text:span text:style-name="T3">,</text:span>叫<text:span text:style-name="T3">"The Soviet Story",</text:span>內容講述蘇聯共產主義的罪惡<text:span text:style-name="T3">,</text:span>當中提到蘇聯與納粹有個共同思想<text:span text:style-name="T3">,</text:span>那就是被他們認定沒資格活在世界上的人<text:span text:style-name="T3">,</text:span>可以任意地將其殺害而不認為那是犯罪<text:span text:style-name="T3">,</text:span>今天台獨法西斯的言論與思想<text:span text:style-name="T3">,</text:span>也跟蘇共與納粹接近了<text:span text:style-name="T3">!<text:line-break/><text:line-break/>"The Soviet Story"</text:span>台灣沒進口<text:span text:style-name="T3">,</text:span>但<text:span text:style-name="T3">youtube</text:span>應該有完整版<text:span text:style-name="T3">,</text:span>打關鍵字<text:span text:style-name="T3">"</text:span>蘇聯故事<text:span text:style-name="T3">"</text:span>應該也可找到中文字幕版本<text:span text:style-name="T3">.</text:span></text:p>
      <text:p text:style-name="P1"><text:span text:style-name="T1">陳真</text:span><text:s/>  |  2014.10.08 15:51   |   <text:a xlink:type="simple" xlink:href="http://palinfo.habago.org/Entry?Command=Information_PrintForum&amp;iPage=401#FORUM32828"><text:span text:style-name="T2">#</text:span></text:a></text:p>
      <text:p text:style-name="P3"><text:span text:style-name="T3">(</text:span>續<text:span text:style-name="T3">)<text:line-break/><text:line-break/></text:span>所謂天將降大任於斯人也，必先訓練其瞎掰能力，厚其臉皮，笑罵由人，什麼也拂亂其所胡作非為，增益其所不能。<text:span text:style-name="T3"><text:line-break/><text:line-break/></text:span>話說那位銀行員，私設帳戶接受客戶與廠商捐款，經過一連串來自各界的磨驗，瞎掰功力逐日飆升，每天內容都不一樣，原來我們都誤會了，怎麼會是回扣、紅包呢，開玩笑！那是自掏腰包啦，為了提攜後進，把自己的辛苦所得，全數捐出來。<text:span text:style-name="T3"><text:line-break/><text:line-break/></text:span>而且，為善不欲人知，甚至連老婆三十年來都瞞著不讓她知道。現在終於真相大白。揪感心耶。本來應該交給老婆買好吃、穿漂亮、買名牌包的錢，原來都捐出來給醫學後進，奉獻給台灣醫療研究經費。<text:span text:style-name="T3"><text:line-break/><text:line-break/></text:span>這不是什麼私帳，而是研究基金會啦，只是沒有登記立案而已。為什麼？因為，為善不欲人知。之所以私帳公帳混在一起，是因為偷偷自掏腰包捐款給大家用，為的是發展台灣醫療研究。<text:span text:style-name="T3"><text:line-break/><text:line-break/></text:span>如此胸懷，夫復何言。<text:span text:style-name="T3"><text:line-break/><text:line-break/></text:span>陳真<text:span text:style-name="T3">2014. 10. 08.<text:line-break/><text:line-break/>=============<text:line-break/></text:span>柯文哲遭追稅　陳佩琪自嘲：演講費提攜後進不如給我<text:span text:style-name="T3"><text:line-break/><text:line-break/>NOWnews<text:line-break/>2014</text:span>年<text:span text:style-name="T3">10</text:span>月<text:span text:style-name="T3">8</text:span>日<text:span text:style-name="T3"><text:line-break/></text:span>記者邱明玉／台北報導<text:span text:style-name="T3"><text:line-break/><text:line-break/></text:span>針對台北國稅局對柯文哲進行追稅，柯文哲的太太陳佩琪<text:span text:style-name="T3">7</text:span>日在臉書<text:span text:style-name="T3">po</text:span>文指出，家中<text:span text:style-name="T3">20</text:span>多年的所得資料，每年都是由她整理申報，<text:span text:style-name="T3"><text:s/></text:span>對於立委的指控，她可是睜大眼睛、豎起耳朵，仔細聆聽，「聽聽到底我是如何逃漏稅的<text:span text:style-name="T3">…</text:span>」<text:span text:style-name="T3"><text:line-break/><text:line-break/></text:span>，「老實說，我實在有點驚訝，因我不知先生的演講費，竟然沒交給我買好吃的，好穿的，而是捐贈給他的研究基金會，用來提攜後進」。<text:span text:style-name="T3"><text:line-break/><text:line-break/></text:span>陳佩琪一開頭打趣的說，「昨晚幫他整理赴美的行李，心裡已經開始盤算著，嘿嘿！我可迫不急待了，等你上飛機，<text:span text:style-name="T3"><text:s/></text:span>馬上開始講你『壞話』<text:span text:style-name="T3">…</text:span>」。<text:span text:style-name="T3"><text:line-break/><text:line-break/></text:span>陳佩琪指出，「針對昨日立委的指控，我可是睜大眼睛、豎起耳朵，仔細聆聽，聽聽到底我是如何逃漏稅的<text:span text:style-name="T3">…</text:span>，聽了幾次，好不容易，終於有點頭緒了（唉！我從沒發現原來自己這麼笨），老實說，我實在有點驚訝，因我不知先生的演講費，竟然沒交給我買好吃的，好穿的，而是捐贈給他的研究基金會，用來提攜後進。他常在媒體說結婚第一天，他就把存款簿及印章交給老婆大人掌管了，初聽這一段，害我感動莫名，但我今天才終於知道，他念茲在茲的只有他的學生及一推的研究計畫，心中根本沒有我，難怪他說中了大樂透，只要分給台大醫院，卻不分給我<text:span text:style-name="T3">…</text:span>」。<text:span text:style-name="T3"><text:line-break/><text:line-break/></text:span>陳佩琪說，「唉！當時不知先生會踏入政途，會因捐贈太多而被追打成這樣，不然我一定責成他，錢直接交給老婆買名牌服飾、喝下午茶、做<text:span text:style-name="T3">SPA</text:span>、開生日趴就好了，這些收入扣掉應繳稅額，一定還有賺頭<text:span text:style-name="T3">…</text:span>」。<text:span text:style-name="T3"><text:line-break/><text:line-break/></text:span>陳佩琪諷刺的說，「先生自詡聰明，高中畢業還得五冠王，竟然沒有這種先知之明，還敢誇說自己聰明，心裡忍不住想罵他<text:span text:style-name="T3">XX</text:span>，至於該罵什字眼，由粉絲決定<text:span text:style-name="T3">…</text:span>」</text:p>
      <text:p text:style-name="P1"><text:span text:style-name="T1">陳真</text:span><text:s/>  |  2014.10.08 10:31   |   <text:a xlink:type="simple" xlink:href="http://palinfo.habago.org/Entry?Command=Information_PrintForum&amp;iPage=401#FORUM32827"><text:span text:style-name="T2">#</text:span></text:a></text:p>
      <text:p text:style-name="P2">我並不喜歡談這些明明白白的錯事或醜事，但人們越是不希望我談，或是這位柯先生越是什麼反擊<text:span text:style-name="T3">(</text:span>我不知道他要反擊什麼<text:span text:style-name="T3">)</text:span>，我就只好再多說兩句。不過，其實我也不知道該說什麼了，因為這些事的錯誤如此明明白白，還能有什麼硬抝的空間？<text:span text:style-name="T3"><text:line-break/><text:line-break/></text:span>我必須重申，這些事本身在醫界普遍到不能再普遍，柯文哲在這一點上並沒有特別壞，他是壞在不但死不認錯，反而還能反過頭來攻擊批評者。是這樣一種表現令人憤怒。<text:span text:style-name="T3"><text:line-break/><text:line-break/></text:span>比方說有個銀行員，私下自己找個人頭弄個帳戶，接受客戶和廠商以及各界有資金需求者的<text:span text:style-name="T3"><text:s/>"</text:span>捐款<text:span text:style-name="T3">"</text:span>，有一天，東窗事發，大家要他公布這個人頭帳戶的明細。他竟然說批評者無恥、野蠻。<text:span text:style-name="T3"><text:line-break/><text:line-break/></text:span>然後，馬上公佈自己這星期的伙食開銷說，你看，我一天花不到一百元，早上都只是喝豆漿，我是如此儉樸的人，怎麼可能貪財。<text:span text:style-name="T3"><text:line-break/><text:line-break/></text:span>繼而又秀出他的腳踏車說，你看，我如此節省如此環保愛地球，我有兩輛車都不開，寧可騎腳踏車，就是為了要愛地球愛鄉土。<text:span text:style-name="T3"><text:line-break/><text:line-break/></text:span>當大家問他為什麼可以接受客戶的捐款時，他又說，啥咪！？我是在台灣銀行工作耶，你們誰沒有來過台灣銀行？台灣銀行負責制定匯率利率，幫大家創造金融發展的環境，穩定金融秩序耶。拜託哦，沒良心的人，你也要有點感恩之心嘛，沒有台灣銀行，你怎麼辦？你再攻擊，下次你來台灣銀行借錢，看誰要借給你。<text:span text:style-name="T3"><text:line-break/><text:line-break/></text:span>當大家繼續問你為什麼會有鉅額客戶捐款，人家為什麼要給你那麼多錢？他又說，開玩笑，我才不屑拿錢，那只是手續費，我不屑拿，他們硬要捐到我的人頭帳戶，關我什麼事？而且，我還拿出來大家分一分，二一添作五，促進同事間的良好人際關係，這是很偉大的作為，你們卻不感激。說完哽咽起來。<text:span text:style-name="T3"><text:line-break/><text:line-break/></text:span>當大家又繼續問，為什麼銀行公款和你的私款全部混在同一個帳戶？他又說，你們太野蠻了，北洋政府也沒這麼野蠻，人家再野蠻也不敢攻擊銀行。<text:span text:style-name="T3"><text:line-break/><text:line-break/></text:span>當大家又問，為什麼連你家的哥哥弟弟姐姐妹妹都可以透過這帳戶<text:span text:style-name="T3"><text:s/>"</text:span>洗錢<text:span text:style-name="T3">"</text:span>、逃稅<text:span text:style-name="T3">? </text:span>他又說，他們只是來借錢，十點借，十點一分就還了，開一張收據讓他們做個紀念不行嗎？這有什麼關係？這個國家沒有更重要的事了嗎？<text:span text:style-name="T3"><text:line-break/><text:line-break/></text:span>接著，偷偷私下和人頭帳戶的人頭串供說，將來檢察官問起，你就這樣那樣說哦。很不幸，這些話講得太高調，被其他銀行同事給錄了音。於是，他就大喊，天啊，鄉親啊，我被監聽了，白色恐怖再現！天理何在！<text:span text:style-name="T3"><text:line-break/><text:line-break/></text:span>當大家繼續追問，你們如果那麼清白，怎麼還要事先套招？他又說，台灣銀行是國家的銀行耶，這你不懂嗎？拜託哦，沒有知識也要有常識。國家銀行有可能有問題嗎？懷疑國家銀行就是懷疑國家制度！<text:span text:style-name="T3"><text:line-break/><text:line-break/></text:span>說完，握起愛國而充滿義憤的拳頭，眺望遠方說：我知道，這是上天給我的使命，給我的任務，我是甘地、切格瓦拉的傳人，我必須負起文化思想改造運動未竟的使命，說完，落下被自己感動的眼淚。<text:span text:style-name="T3"><text:line-break/><text:line-break/></text:span>陳真<text:span text:style-name="T3"><text:s/>2014. 10. 08.<text:line-break/><text:line-break/>=============<text:line-break/></text:span>柯辦反擊：演講費可匯私帳<text:span text:style-name="T3"><text:line-break/><text:line-break/>2014</text:span>年<text:span text:style-name="T3">10</text:span>月<text:span text:style-name="T3">8</text:span>日<text:span text:style-name="T3"><text:s/></text:span>中國時報【朱真楷╱台北報導】<text:span text:style-name="T3"><text:line-break/><text:line-break/>MG149</text:span>私帳收受廠商捐款，台大醫院院長黃冠棠表示不合法。柯文哲辦公室發言人林筱淇直指黃冠棠「被誤導」，強調是柯不想拿廠商的「演講費」，才會要對方把錢匯入<text:span text:style-name="T3">MG149</text:span>的公帳、個別帳及私帳。<text:span text:style-name="T3"><text:line-break/><text:line-break/></text:span>柯文哲也抨擊國民黨動用府院黨機器，對黃冠棠嚴刑拷問一整天，「比北洋政府還野蠻！」<text:span text:style-name="T3"><text:line-break/><text:line-break/></text:span>但黃冠棠在立院說明時，多次表示台大不允許私帳收受廠商捐款，顯示柯辦說法明顯與台大有落差。<text:span text:style-name="T3"><text:line-break/><text:line-break/></text:span>對於<text:span text:style-name="T3">MG149</text:span>「私帳」是否曾收受廠商捐款，柯文哲不願具體回應，也反嗆「難道這個國家沒有更重要的事情了嗎？」「不要懷疑台大醫院，不然就是在懷疑國家制度！」</text:p>
      <text:p text:style-name="P1"><text:span text:style-name="T1">陳真</text:span><text:s/>  |  2014.10.08 02:28   |   <text:a xlink:type="simple" xlink:href="http://palinfo.habago.org/Entry?Command=Information_PrintForum&amp;iPage=401#FORUM32826"><text:span text:style-name="T2">#</text:span></text:a></text:p>
      <text:p text:style-name="P3">突然寫起<text:span text:style-name="T3"><text:s/>Marcos</text:span>沒什麼特別的目的，只是剛好講到什麼文化思想改造運動的；政治人物最喜歡以此標榜，但除了想吐，除了五字經出籠<text:span text:style-name="T3">(</text:span>我受不了了<text:span text:style-name="T3">)</text:span>，我不知道還能怎麼說。<text:span text:style-name="T3"><text:line-break/><text:line-break/></text:span>台灣的醫學教育很有問題，你想，一個十多歲的小朋友，為了應付低能考試，高中畢業後硬是往自己腦袋塞了一堆垃圾之後<text:span text:style-name="T3">(</text:span>有些蠢蛋竟然蠢到不相信自己腦袋裏裝了一堆垃圾<text:span text:style-name="T3">)</text:span>，馬上進一步徹底拋開大腦，開始背一大堆藥物與藥物機轉，作用與副作，背人體幾百根骨頭幾百條大血管和無數組織器官的作用、名稱和走向，背各種同樣也不太需要大腦的機械化知識，足足背了七年。<text:span text:style-name="T3"><text:line-break/><text:line-break/></text:span>然後，接著進入暗無天日、每三天只能睡一天的四年住院醫師生涯，重覆做一些相當機械化幾乎不必用大腦的工作，然後繼續讓大腦歇著，繼續背更多考完全忘光也沒關係的教科書，準備專科醫師考試。<text:span text:style-name="T3"><text:line-break/><text:line-break/></text:span>厲害一點的，像董事長，不惜把整本教科書倒著背，考一次就高分通過；懶散一點的，得考個幾年才考得過。<text:span text:style-name="T3"><text:line-break/><text:line-break/></text:span>如此折騰下來幾乎都已中年，腦袋放這麼久沒用，很多功能都早已生銹，特別是思考方面。再說，一個人如果他僅僅懂得某一局部的知識，但他卻對世上其它所有知識完全無知，他腦袋能不壞掉嗎？<text:span text:style-name="T3"><text:line-break/><text:line-break/></text:span>當然，在台灣，醫師是天之驕子，你要他們相信自己很笨或相信自己根本稱不上是個讀書人或知識份子，他們是絕對不可能同意的。<text:span text:style-name="T3"><text:line-break/><text:line-break/></text:span>套句羅素的話，我們出生時，原本只是無知，但經過這樣一種教育的摧殘之後，我們卻變成愚蠢。<text:span text:style-name="T3"><text:line-break/><text:line-break/></text:span>我自己自然也是受害者，但我很小就有病識感，並且為這樣一種教育感到極度痛苦不堪；除了不斷的逃課逃課逃課，除了自修自救，我也沒有更好的法子。<text:span text:style-name="T3"><text:line-break/><text:line-break/></text:span>直到出國後，我才深刻了解到，原來我的大腦竟然從來不曾使用過；生平第一次感受到所謂教育，慢慢明白什麼是思考，同時看見廣大的知識與思想世界之美麗與深刻。</text:p>
      <text:p text:style-name="P1"><text:span text:style-name="T1">陳真</text:span><text:s/>  |  2014.10.08 02:16   |   <text:a xlink:type="simple" xlink:href="http://palinfo.habago.org/Entry?Command=Information_PrintForum&amp;iPage=401#FORUM32825"><text:span text:style-name="T2">#</text:span></text:a></text:p>
      <text:p text:style-name="P2">墨西哥游擊隊<text:span text:style-name="T3">EZLN (</text:span>即薩帕塔民族解放軍<text:span text:style-name="T3">) </text:span>的副總司令<text:span text:style-name="T3"><text:s/>(</text:span>始終沒有正總司令<text:span text:style-name="T3">)--</text:span>蒙面騎士<text:span text:style-name="T3"><text:s/>Marcos</text:span>，因其勇敢、聰明、幽默、神祕以及長達二十年隱身山林的傳奇，加上靈活有趣得有時帶點小下流、多樣變幻的迷死人文字，以及迷幻難以捉摸如詩一般的深刻思想與詩篇、童話等，在墨西哥及國際社運圈乃至知識與文化藝術界擁有超高人氣與支持度，他若想取得政治實權，其實輕而易舉。但他說，不不不，我從來沒有那樣的念頭，我們所要做的事根本不需要權力。<text:span text:style-name="T3"><text:line-break/><text:line-break/>EZLN </text:span>的游擊起義，若我沒記錯<text:span text:style-name="T3"><text:s/>(</text:span>我懶得查證一些細節，畢竟我只是要講一個意思，不是要做考證<text:span text:style-name="T3">)</text:span>，應當是在<text:span text:style-name="T3">20</text:span>年前的<text:span text:style-name="T3">1994</text:span>年，那次革命自然不可能成功，純粹飛娥撲火。自此墨西哥政府便開始發動軍隊，展開一波波緝捕追殺，幾次發布成功擊殺<text:span text:style-name="T3">Marcos </text:span>的好消息。<text:span text:style-name="T3"><text:line-break/><text:line-break/></text:span>但<text:span text:style-name="T3">Marcos</text:span>卻不斷從深山裏發出一篇又一篇的動人文字，一天常可多達上萬字，有時溫情委婉，有時自我嘲諷，有時深刻睿智，有時嘻皮笑臉，有時憂鬱善良得讓人落淚，有時則如北京一位研究<text:span text:style-name="T3"><text:s/>Marcos</text:span>的學者戴錦華所說的<text:span text:style-name="T3"><text:s/>"</text:span>色情兮兮<text:span text:style-name="T3">"</text:span>。<text:span text:style-name="T3"><text:line-break/><text:line-break/></text:span>我得承認，在十幾年前第一次接觸到他的文字時，我就馬上繳了械，不戰而降，臣服在他所創造出來的奇妙世界中。<text:span text:style-name="T3"><text:line-break/><text:line-break/>Marcos</text:span>說，當他第一次來到這窮鄉僻壤的山林裏時，感覺就像來到地獄；做為一個來自城市都會的人，乍然來到這個連下雨的姿勢都不一樣、諸事不便的異鄉山林<text:span text:style-name="T3"><text:s/>(</text:span>有時得靠喝尿求生<text:span text:style-name="T3">)</text:span>，這若不是地獄，什麼是地獄。然而，這麼一待，<text:span text:style-name="T3">20</text:span>年過去了。<text:span text:style-name="T3"><text:line-break/><text:line-break/></text:span>除了第一次武裝起義之外，他們這支游擊隊自此就給政府軍追著跑，沒再打過仗，但叢林生活始終艱難。<text:span text:style-name="T3">Marcos</text:span>說，他身上總是帶著<text:span text:style-name="T3">300</text:span>發子彈，打算吸引<text:span text:style-name="T3">299</text:span>個敵人前來，但是，幹嘛只吸引<text:span text:style-name="T3">299</text:span>個士兵？因為最後一顆子彈要留給這位知名不具的發信人；當最後一顆子彈擊發，於是<text:span text:style-name="T3"><text:s/>"</text:span>大結局就出現了，這顆子彈將成為這顆孤獨之心的唯一撫慰<text:span text:style-name="T3">"</text:span>。<text:span text:style-name="T3"><text:line-break/><text:line-break/></text:span>有幾次，政府軍宣稱已經抓到<text:span text:style-name="T3"><text:s/>Marcos (</text:span>有時一天抓到好幾個<text:span text:style-name="T3"><text:s/>Marcos)</text:span>，並公佈他的真實身份乃是一位哲學家，老家在墨西哥某個城市。<text:span text:style-name="T3">Marcos</text:span>旋即又從叢林裏發出信件說：哦，聽起來不錯哦，那是一個美麗的港口，對了，我記得我曾經在那裏當過一家妓院的保鑣。<text:span text:style-name="T3">(</text:span>大家千萬不要相信。他瞎掰過許多種職業身份，但我想墨西哥政府公佈的哲學家身份才是正確的<text:span text:style-name="T3">)<text:line-break/><text:line-break/>Marcos</text:span>還說，希望墨西哥政府這回派給我的分身能長得好看些，上回公佈的那幾個傢伙據說其貌不揚，害我的女性筆友們深感幻滅。<text:span text:style-name="T3"><text:line-break/><text:line-break/></text:span>我直接節錄一位北京學者戴錦華寫的<text:span text:style-name="T3"><text:s/>"</text:span>蒙面騎士<text:span text:style-name="T3">" </text:span>一書裏頭的一些章節給大家看好了，寫得挺好。如下：<text:span text:style-name="T3"><text:line-break/><text:line-break/></text:span>墨西哥政府軍通緝令發出的三天之後，從<text:span text:style-name="T3">“</text:span>墨西哥東南群山之中<text:span text:style-name="T3">”</text:span>發來薩帕塔民族解放軍的第一份公報：《薩帕塔人提升了墨西哥原住民鮮血的價格》。在義正辭嚴地痛斥政府暴行之後，一如馬科斯慣常的文風，出現了精靈古怪的附言：<text:span text:style-name="T3"><text:line-break/><text:line-break/>“</text:span>我聽說他們已經找到了另一個<text:span text:style-name="T3">‘</text:span>馬科斯<text:span text:style-name="T3">’</text:span>，據說他是坦皮科人。聽來不錯，一個美麗的港口城市。我記得我曾在<text:span text:style-name="T3"><text:s/>[</text:span>坦皮科州附近的<text:span text:style-name="T3">]</text:span>馬德羅城的一家妓院當保鏢<text:span text:style-name="T3">…</text:span>。<text:span text:style-name="T3">‘</text:span>又及<text:span text:style-name="T3">’</text:span>在如此惡劣的環境下仍不棄其自戀：那麽<text:span text:style-name="T3">…</text:span>這個新的副司令馬科斯是否英俊呢？因為最近他們派給我幾個實在醜陋的傢伙，害得我的女性筆友們深感幻滅。<text:span text:style-name="T3">‘</text:span>又及<text:span text:style-name="T3">’</text:span>清點著時間和彈藥：我有<text:span text:style-name="T3">300</text:span>發子彈，所以會試著吸引<text:span text:style-name="T3">299</text:span>名士兵和警察來抓我。（傳說中我彈無虛發，想不想來證實一下？）既然有<text:span text:style-name="T3">300</text:span>發子彈，幹嘛是<text:span text:style-name="T3">299</text:span>個兵？是了，最後一顆要留給知名不具的發信人。大結局就將這樣出現，一顆子彈成了這孤獨之心的惟一撫慰。又一次道別了。祝你健康。<text:span text:style-name="T3">(P.S.: )</text:span>在她心裏可曾為我留有一小點位置？（署名）副司令，以骷髏賣弄風情的姿勢重整他的滑雪帽。<text:span text:style-name="T3">”<text:line-break/><text:line-break/></text:span>這些寫在重兵圍剿與軍警大搜捕中、充滿馬科斯特有的機智、調侃與愛欲（或乾脆稱之為色情兮兮）風格的言辭，片刻間重新點燃了人們對於這另類偶像的赤誠。通緝令數天之後，墨西哥城和其他大城市爆發了數萬人參與的抗議示威。示威者抗議對馬科斯等人的通緝，要求立刻停止圍剿，停止對薩帕塔人的屠殺和迫害。數萬人在都市街頭高呼著：<text:span text:style-name="T3">“</text:span>我們都是馬科斯！<text:span text:style-name="T3">”<text:line-break/><text:line-break/></text:span>在國際社會上，艾柯<text:span text:style-name="T3">——</text:span>著名符號學家、中世紀史學家、《玫瑰之名》、《福柯擺》等全球暢銷書的作者，首先向薩帕塔人發表了聲援信，緊隨其後的，是美國著名學者、公共知識份子喬姆斯基和兩位諾貝爾和平獎得主：阿根廷的人權運動領袖阿道弗<text:span text:style-name="T3">•</text:span>佩雷斯<text:span text:style-name="T3">•</text:span>埃斯基維爾和危地馬拉維護原住民權力的鬥士裏戈韋塔<text:span text:style-name="T3">•</text:span>門琴<text:span text:style-name="T3">•</text:span>圖姆及全球各界知名人士。同時，在巴黎、巴賽隆納、柏林、斯德哥爾摩、聖地牙哥、馬德里及義大利全境，爆發了薩帕塔運動支持者的聲援示威。人們在墨西哥使館門前以各種語言高喊著<text:span text:style-name="T3">“</text:span>我們都是馬科斯！<text:span text:style-name="T3">”<text:line-break/><text:line-break/>Marcos </text:span>常說，<text:span text:style-name="T3">"</text:span>語言是我們的武器。<text:span text:style-name="T3">" </text:span>我有買他的文集，便以此為名<text:span text:style-name="T3">(Our word is our weapon)</text:span>。他說，當詞語陷落在敵人手中，我們應當創造自己的語言。<text:span text:style-name="T3"><text:line-break/><text:line-break/></text:span>然而，<text:span text:style-name="T3">"</text:span>我們<text:span text:style-name="T3">" </text:span>是指的誰呢？<text:span text:style-name="T3">Marcos (</text:span>馬科斯<text:span text:style-name="T3">) </text:span>曾揭露自己的身份。他說：<text:span text:style-name="T3"><text:line-break/><text:line-break/>"</text:span>馬科斯是誰呢？馬科斯是聖弗朗西斯科的同性戀者，南非的黑人，歐洲的亞洲人、聖伊西德羅的墨西哥裔移民，西班牙的無政府主義者，以色列的巴勒斯坦人，聖克利斯托瓦爾街上的原住民，貧民窟中的幫派分子，大學城中的搖滾青年，納粹德國的猶太人，墨西哥國防部裏的廉政調查員，政黨中的女性主義者，後冷戰時代的共產黨人，西塔拉巴的囚犯，波斯尼亞的和平主義者，安第斯山中的馬普切人，國家教師工會中的教師，沒有畫廊或畫冊的藝術家，墨西哥任何部分、任何一座城市、任何一條街區上星期六晚上的家庭主婦，二十世紀末墨西哥的遊擊隊員，獨立工會中的罷工者，被迫編造花邊新聞的記者，女權運動中的性歧視者，夜晚<text:span text:style-name="T3">10</text:span>點地鐵上的單身女人，墨西哥城憲政廣場上靜坐的退休老人，無地的農民，待業的編輯，失業的工人，沒有病人的醫生，反叛的學生，新自由主義的異議者，沒有書或沒有讀者的作家，當然了，還是墨西哥東南的薩帕塔人。總之，馬科斯是這世界上的任何一個人。<text:span text:style-name="T3">"<text:line-break/><text:line-break/></text:span>我想，這也許是他除了自稱副總司令之外，有時也自稱<text:span text:style-name="T3"><text:s/>Delegado Cero (</text:span>零代表<text:span text:style-name="T3">)</text:span>的意思。零代表了一切，但零也什麼都不代表。馬科斯不喜歡代言，他自稱是個翻譯者，只是把他人尚未說出的無言話語給翻譯出來。<text:span text:style-name="T3"><text:line-break/><text:line-break/></text:span>那麼，<text:span text:style-name="T3">"</text:span>語言<text:span text:style-name="T3">" </text:span>又是什麼呢？<text:span text:style-name="T3">Marcos</text:span>沒有明確解釋，但我對此知之甚詳，這下終於說到我的專長了。語言就是數學，就是物理，就是天上的雲，海上的風，林間樹梢上的一彎明月。語言是一種眼神，歌聲，一種繪畫，一種全新的排列組合，一種世界。<text:span text:style-name="T3"><text:line-break/><text:line-break/></text:span>馬科斯發動武裝游擊之初期，曾接受各國記者集體來到叢林基地採訪，其間有記者對著他叫罵：脫下你的面罩，只有歹徒才需要蒙面。馬科斯聞言作勢欲摘下面罩，其他記者大喊<text:span text:style-name="T3"><text:s/>"</text:span>不要摘<text:span text:style-name="T3">"</text:span>。馬科斯曾經說，當我們不戴面罩，人們從來不曾看見我們，當我們蒙起臉來，於是就被看見了。然而，我們之存在，無非也只是為了有一天能消失。<text:span text:style-name="T3"><text:line-break/><text:line-break/></text:span>但馬科斯有一回真的摘下面罩，而且還拍成影片流傳。如下：<text:span text:style-name="T3"><text:line-break/><text:line-break/>https://www.youtube.com/watch?v=F9boCJEo5jk#t=93<text:line-break/><text:line-break/></text:span>馬科斯其人其文很難轉述，詩般的人事物就像維根斯坦說的，<text:span text:style-name="T3">"</text:span>一種竊竊私語<text:span text:style-name="T3">"</text:span>，只能各人自行體會，就好像上帝跟你之間究竟講了些什麼，沒有旁人能得知或轉述一般。<text:span text:style-name="T3"><text:line-break/><text:line-break/></text:span>馬科斯說，他最不需要的東西就是權力。因為語言的事業只能由己而生，因之而滅，而無關權力。語言能飛多遠，終究得看你給它安上了什麼樣的翅膀。聖經說，<text:span text:style-name="T3">"</text:span>太初有道<text:span text:style-name="T3">"</text:span>，萬物的開端是語言，但它之起飛，無非也只是為了找到一個降落地，終究得歸於無有。<text:span text:style-name="T3"><text:line-break/><text:line-break/></text:span>今年五月，馬科斯宣佈馬科斯已然消失，永遠不存在了，但他卻又在信件末尾署了個新名字。有人猜測他是否罹難，但獨特文風卻是他的沒錯；也有人猜測可能組織內部很多人看他一人獨出風頭很不爽，起了內鬨；馬科斯究竟來去何處，是死是活，眾說紛紜。但也許我能明白這是怎麼一回事，只是說不上來；我恐怕窮畢生之力都還說不清語言這回事。語言就如魔鬼上門的一場交易，人人都是浮士德，只要一息尚存，這場與魔鬼的交易就不可能終止。<text:span text:style-name="T3"><text:line-break/><text:line-break/></text:span>還記得塔可夫斯基的電影<text:span text:style-name="T3"><text:s/>"</text:span>犧牲<text:span text:style-name="T3">" </text:span>裏頭最後那一幕嗎？當鐘聲響起，失去語言能力的小孩，代替被精神病院抓走的父親提水來到河邊，繼續給枯死的樹木澆水。澆完水躺在河邊，望著天空問道：<text:span text:style-name="T3">"</text:span>爸爸，為何萬物的開端總是語言？<text:span text:style-name="T3">"<text:line-break/><text:line-break/></text:span>陳真<text:span text:style-name="T3"><text:s/>2014. 10. 08.</text:span></text:p>
      <text:p text:style-name="P1"><text:span text:style-name="T1">陳真</text:span><text:s/>  |  2014.10.08 02:15   |   <text:a xlink:type="simple" xlink:href="http://palinfo.habago.org/Entry?Command=Information_PrintForum&amp;iPage=401#FORUM32824"><text:span text:style-name="T2">#</text:span></text:a></text:p>
      <text:p text:style-name="P3">我刪了一些存心胡說八道的挺柯文哲言論。挺誰都行，但別胡說八道，不要睜眼說瞎話。<text:span text:style-name="T3"><text:line-break/><text:line-break/></text:span>我覺得綠營的人好像不曾講出哪怕只是一句正直或誠實的話，永遠就是瞎掰胡扯造謠。<text:span text:style-name="T3"><text:line-break/><text:line-break/></text:span>我們沒時間也沒興趣去跟鋪天蓋地的各種瞎掰胡扯做任何討論，因為這顯示出毫無議論事物的誠意與能力，永遠就是瞎掰胡扯造謠。厲害的確是很厲害，但真的很沒出息。</text:p>
      <text:p text:style-name="P1"><text:span text:style-name="T1">隆誌</text:span><text:s/>  |  2014.10.07 21:41   |   <text:a xlink:type="simple" xlink:href="http://palinfo.habago.org/Entry?Command=Information_PrintForum&amp;iPage=401#FORUM32823"><text:span text:style-name="T2">#</text:span></text:a></text:p>
      <text:p text:style-name="P2">設立的過程，不少媒體都有交代。今日最大問題，不完全在於于這類賬戶的歷史緣由，問題在於如何使用這個賬戶。這是個陋習，臺大也定出相關規定，進行管理。然而今天所呈現的問題，就出在於公帳和私帳混用。<text:span text:style-name="T3"><text:line-break/></text:span>打個比方，捐款給慈善機構，使用於慈善用途。可是卻該機構的相關人員，卻也使用該賬戶進行私人用途進出。捐款者的目的，是否被滿足？還是被挪作私用？即便相關人員自清，也難逃瓜田李下。<text:span text:style-name="T3"><text:line-break/><text:line-break/></text:span>況且，該賬戶使用的問題，還有一個避稅的功能。打個簡單的比方，捐款者以慈善名義捐款給慈善機構，慈善機構做賬之後，再把錢回給捐款者。捐款者除了拿到慈善機構的發票抵稅，更可以拿回自己的捐款，付出的代價就是做賬的費用。此做賬的費用，相對於負擔高稅率而言，簡直九牛一毛。藉由此一方式，避掉不少所得稅的問題。更何況，就柯先生的狀況而言，捐款者還是其他人或公司。呵～夠好笑吧！罵別人權貴，自己也在搞一些權貴常幹的事情。<text:span text:style-name="T3"><text:line-break/><text:line-break/></text:span>即便私人企業，也不允許將公帳和私帳混用，不然被抓到就是報上常見的<text:span text:style-name="T3">“</text:span>企業掏空<text:span text:style-name="T3">”</text:span>。如果這賬戶的運作方式可行，之前紅十字會將每筆捐款扣下一定比例，作為營運管理費用，網民為何要狂罵狂酸。<text:span text:style-name="T3"><text:line-break/><text:line-break/></text:span>當自以高道德標準，要求且批判他人時，千萬不要忘記，這套標準亦會被用來檢視與要求自己。自己做了什麼事情，就請自己承擔起來，別拖其他照規定走的人下水。講什麼影響台灣的醫學研究之類，這些錢完全撐不起台灣的醫學研究，只有滿足個人。我不相信任何人都沒有黑暗的作為，可是敢用高道德批評別人，也要敢接受別人用高道德檢視自己。</text:p>
      <text:p text:style-name="P1"><text:span text:style-name="T1">楊世主</text:span><text:s/>  |  2014.10.07 21:17   |   <text:a xlink:type="simple" xlink:href="http://palinfo.habago.org/Entry?Command=Information_PrintForum&amp;iPage=401#FORUM32822"><text:span text:style-name="T2">#</text:span></text:a></text:p>
      <text:p text:style-name="P3">按照管委員的質詢說法，收錢放進自己口袋的是小人，放進互助基金的是君子，問題是，醫生終究還是收了道德上不該拿的捐款或金錢不是嗎？雖然沒有觸法，但事實上就是省略放口袋的小人步驟，直接放進基金把紅包錢洗白當君子不是嗎？小偷偷了錢被抓到，說那我們公家用，你看我都分大家用，還資助弱勢，做研究，當正義大好人，說這是生態<text:span text:style-name="T3">...</text:span>義賊也是賊不是嗎？這位立委真的深具把小人說成君子、黑的說成白的本領，不講偷錢是不對的，只歌頌洗白的行為，實在厲害！</text:p>
      <text:p text:style-name="P1"><text:span text:style-name="T1">陳真</text:span><text:s/>  |  2014.10.07 16:04   |   <text:a xlink:type="simple" xlink:href="http://palinfo.habago.org/Entry?Command=Information_PrintForum&amp;iPage=401#FORUM32820"><text:span text:style-name="T2">#</text:span></text:a></text:p>
      <text:p text:style-name="P2">柯文哲說，在他心裡面一直認為，<text:span text:style-name="T3">"</text:span>他只是在做蔣渭水<text:span text:style-name="T3">90 </text:span>年前沒有完成的命運，蔣渭水在台灣新文化運動就很清楚地傳達，如果沒辦法改變台灣人的思想跟文化，這個社會運動不會成功<text:span text:style-name="T3">"</text:span>。<text:span text:style-name="T3"><text:line-break/><text:line-break/></text:span>不知道各位聽了做何感想？也許他下回會說自己是甘地或切格瓦拉的傳人也說不定。<text:span text:style-name="T3"><text:line-break/><text:line-break/>23</text:span>年前，也就是<text:span text:style-name="T3">1991</text:span>年，我已經幾乎擺脫所有政治上的人與事，並且努力從喪母的絕望中想辦法讓自己活下來。記得大過年的第一天，一大早大約七點鐘，突然有電話打到房東家來，說要找我。<text:span text:style-name="T3"><text:line-break/><text:line-break/></text:span>電話另一頭傳來一個緩慢低沉的老人聲音，用很典雅的老式台語說：<text:span text:style-name="T3">"</text:span>陳醫師早，新年快樂。我很不好意思給您打這電話。我叫做李鎮源。<text:span text:style-name="T3">" <text:line-break/><text:line-break/></text:span>李鎮源就是前台大醫學院很久以前的老院長。我一聽，趕緊說老師好。<text:span text:style-name="T3"><text:line-break/><text:line-break/></text:span>他說，他過去都只會當醫師，對於社會上的事就像小學生那樣無知，所以必須要請教有經驗的人。接著直接表明來意說，他想結合醫界的力量，成立一個團體，希望我能參與籌備工作。<text:span text:style-name="T3"><text:line-break/><text:line-break/></text:span>我聽到這裏就說，我想離開政治，不想再參與政治的事。李鎮源又很緩慢地說：我跟你解釋，這不是政治，這跟政治沒有關係。接著就說到蔣渭水，說到台灣文化協會，說到讀報社。李鎮源說，他想成立的是這樣一個以人文思想和文化改造為核心價值的團體，跟政治無關。<text:span text:style-name="T3"><text:line-break/><text:line-break/></text:span>他說他看過我許多文章，覺得我應該很愛看書，而且有想法，所以就<text:span text:style-name="T3"><text:s/>"</text:span>鼓起勇氣<text:span text:style-name="T3">" </text:span>來找我，希望我能幫忙他完成這件事。<text:span text:style-name="T3"><text:line-break/><text:line-break/></text:span>談了許久之後我就答應了，但我還是跟他強調，我很了解自己，除了跑腿或做點文書工作之外，我做不來更大的事。<text:span text:style-name="T3"><text:line-break/><text:line-break/></text:span>於是我就參與了醫界聯盟的籌備，成為<text:span text:style-name="T3">39</text:span>位發起人之一。若我沒記錯，應該是<text:span text:style-name="T3">1992</text:span>年春天那時候正式成立。那時還發行了一張成立大會的海報，上面列有<text:span text:style-name="T3">39</text:span>位發起人的姓名做為號召。<text:span text:style-name="T3"><text:line-break/><text:line-break/></text:span>醫界是個極為講究輩份的團體，我那時才剛畢業兩年，仍是個住院醫師，但其他<text:span text:style-name="T3">38</text:span>人全是醫界大老或少數剛返國的一些年輕教授，之所以裏頭會冒出我這樣一個剛畢業的醫生，就是因為我是李鎮源邀請加入，別人大概也不敢有意見。<text:span text:style-name="T3"><text:line-break/><text:line-break/></text:span>我始終相信李鎮源的為人與用心之單純，我也因為他的確是想成立一個以文化與思想活動為中心的團體，因此很賣力地參與籌備、招兵買馬及參與事後各種活動。<text:span text:style-name="T3"><text:line-break/><text:line-break/></text:span>但是，在擔任了兩年的所謂幹事之後，我就退出了醫界聯盟。因為，這實在跟文化思想扯不上半點關係，純粹就是政治，而且是綠油油的政治。<text:span text:style-name="T3"><text:line-break/><text:line-break/></text:span>比方說，成立之後，一開始是發起一個反賄選的活動。但我慢慢發現，這個團體的成員，普遍在乎的仍是敵我之選舉勝負，而不是真的在乎賄選。敵人賄選就是千刀萬剮，而我方賄選當然就是愛台灣。<text:span text:style-name="T3"><text:line-break/><text:line-break/></text:span>至於所謂推動加入<text:span text:style-name="T3">WHO(</text:span>世界衛生組織<text:span text:style-name="T3">)</text:span>，我慢慢也發現，著眼點其實跟什麼公衛或醫療防疫都無關，而是加入之後可以提升我們的所謂<text:span text:style-name="T3"><text:s/>"</text:span>國際地位<text:span text:style-name="T3">"</text:span>，我們將成為一個<text:span text:style-name="T3"><text:s/>"</text:span>國家<text:span text:style-name="T3">"</text:span>，簡單說就是台獨建國，仍然是這套思維。<text:span text:style-name="T3"><text:line-break/><text:line-break/></text:span>我還幫忙推動過醫界聯盟和衛生署合辦的反毒活動，編過反毒手冊。但我發現，這類非政治性或非選舉的活動根本引不起大家得任何興趣，更不用說什麼思想與文化。<text:span text:style-name="T3"><text:line-break/><text:line-break/></text:span>記得有個大老曾在內部會議中痛罵我說，我若不敢衝，不敢跟國民黨拼，就回去睡覺，不要來影響大家的士氣。這位大老，據我所知，在醫界扯爛汙的排名，應屬名列前矛；後來成為某個也是極右愛台社團的領導人，至今仍相當活躍，一邊撈好處，一邊喊打喊衝，非常仇視大陸人。<text:span text:style-name="T3"><text:line-break/><text:line-break/></text:span>還有，每次開執委會，都是挑在那種超高級的大飯店，參加開會的人有時還得自己付費。重點是我根本付不起。<text:span text:style-name="T3"><text:line-break/><text:line-break/></text:span>那時候，我平常吃一頓飯才花<text:span text:style-name="T3">30</text:span>元，開個會卻要我掏出三千元，我辦不到，也沒那個錢；我那時連大學的助學貸款都還沒還清，常常被銀行催款，逼不得已還得去跟同事借錢吃飯，怎麼可能花錢如流水。<text:span text:style-name="T3"><text:line-break/><text:line-break/></text:span>這樣一種屬性的團體，連開個簡單的會也要花大錢吃喝，外加小提琴樂隊在一旁伴奏，怎麼會是什麼文化改造組織。<text:span text:style-name="T3"><text:line-break/><text:line-break/></text:span>記得有一次，又要開會，臨時說要每個執委出個幾萬塊不知道要幹啥，我嚇得臨時缺席。還有一次，我人都已經到開會現場了，但實在很不喜歡這麼高級的會議，覺得自慚形穢，臨時也決定落跑。<text:span text:style-name="T3"><text:line-break/><text:line-break/></text:span>李鎮源年紀大，身體也不好，醫界聯盟成立之後，他其實就沒法管事了。名義上是會長，其實毫無實質權力。<text:span text:style-name="T3"><text:line-break/><text:line-break/></text:span>在蔣渭水的名義下，於是我又下了一次海，上了一次當。<text:span text:style-name="T3">1994</text:span>年，我就退出這個掛文化與思想羊頭，賣選舉與台獨狗肉的團體。<text:span text:style-name="T3"><text:line-break/><text:line-break/></text:span>記得我還在當時一篇成立大會的宣言中寫道：我們自我期許能與弱勢者為伍，提倡文化與思想的深刻性，尊重生命的基本價值。<text:span text:style-name="T3"><text:line-break/><text:line-break/></text:span>如今回想起來，不知該說可笑或可悲。<text:span text:style-name="T3"><text:line-break/><text:line-break/></text:span>就跟國民黨過去整天喊黃花崗七十二烈士來自我標榜一樣，蔣渭水以及各式各樣歷史上的人與事，也持續被拿來扭曲與消費，藉以謀取現實政治利益與權力。最近讀到一位大陸學者寫的文章，他說，<text:span text:style-name="T3">"</text:span>歷史就像任人打扮的小姑娘<text:span text:style-name="T3">"</text:span>，這話倒是有點道理，只是，誰有權力打扮這位小姑娘？當然就是擁有主流發言權的那一方。<text:span text:style-name="T3"><text:line-break/><text:line-break/></text:span>陳真<text:span text:style-name="T3">2014. 10. 07.<text:line-break/><text:line-break/>================<text:line-break/></text:span>柯文哲：素人參與選戰至今且領先<text:span text:style-name="T3"><text:s/></text:span>是個「奇蹟」<text:span text:style-name="T3"><text:line-break/><text:line-break/></text:span>新頭殼<text:span text:style-name="T3"><text:s/>– 2014</text:span>年<text:span text:style-name="T3">9</text:span>月<text:span text:style-name="T3">27</text:span>日<text:span text:style-name="T3"><text:line-break/><text:line-break/></text:span>謝莉慧<text:span text:style-name="T3">/</text:span>綜合報導<text:span text:style-name="T3"><text:line-break/><text:line-break/></text:span>柯文哲今晚在大阪日航飯店出席<text:span text:style-name="T3">2</text:span>場活動，先和數百名台灣留學生舉行座談會，接著再向旅日台僑發表演講，前總統府國策顧問金美齡、前駐日文化代表處大使許世楷特別出席致詞，日本眾議院議員三宅博、奧野信亮、穴見陽一與山田賢司，以及多位大阪市議員也到現場致意。<text:span text:style-name="T3"><text:line-break/><text:line-break/></text:span>柯文哲在與留學生座談時表示，在他心裡面一直認為，他只是在做蔣渭水<text:span text:style-name="T3">90</text:span>年前沒有完成的命運，蔣渭水在台灣新文化運動就很清楚地傳達，如果沒辦法改變台灣人的思想跟文化，這個社會運動不會成功。<text:span text:style-name="T3"><text:line-break/><text:line-break/></text:span>因此柯文哲的選戰口號「改變台灣，從首都開始；改變台北，從文化開始」，這是一場以文化為主體的社會運動。</text:p>
      <text:p text:style-name="P1"><text:span text:style-name="T1">陳真</text:span><text:s/>  |  2014.10.07 14:31   |   <text:a xlink:type="simple" xlink:href="http://palinfo.habago.org/Entry?Command=Information_PrintForum&amp;iPage=401#FORUM32819"><text:span text:style-name="T2">#</text:span></text:a></text:p>
      <text:p text:style-name="P3">阿扁是政治人物中最會胡扯瞎掰的，我看他現在遇到對手了。<text:span text:style-name="T3"><text:line-break/><text:line-break/></text:span>這麼明明白白的扯爛污行徑，也能瞎掰到底。真是非常可恥。一般人看了一點都不會生氣嗎？這樣一個人竟然還自稱是繼蔣渭水之後出來進行文化改造運動的傳人；其行事作風與種種價值觀，其實甚至比一般人還缺少文化素質。<text:span text:style-name="T3"><text:line-break/><text:line-break/></text:span>陳真<text:span text:style-name="T3"><text:line-break/><text:line-break/>=================<text:line-break/></text:span>私帳遭質疑　柯文哲：繳會錢要跟市政府報告嗎？<text:span text:style-name="T3"><text:line-break/><text:line-break/>NOWnewsNOWnews – 2014</text:span>年<text:span text:style-name="T3">10</text:span>月<text:span text:style-name="T3">7</text:span>日<text:span text:style-name="T3"><text:line-break/><text:line-break/></text:span>記者邱明玉／台北報導<text:span text:style-name="T3"><text:line-break/><text:line-break/></text:span>對於台大醫院「<text:span text:style-name="T3">MG149</text:span>」專戶爭議，台大醫院院長黃冠棠昨在立法院備詢時指出，台大醫院所有出入帳都要按規矩，不承認無黨籍台北市長參選人柯文哲私定的<text:span text:style-name="T3">MG149</text:span>法規。對此，柯文哲今（<text:span text:style-name="T3">7</text:span>）日表示，「<text:span text:style-name="T3">MG149</text:span>這個帳目，其實真的變泛稱，公帳和個別帳在台大醫院底下運作，都要蓋<text:span text:style-name="T3">11</text:span>個章，不要去懷疑國家的審計制度」。<text:span text:style-name="T3"><text:line-break/><text:line-break/></text:span>至於備受質疑的「私帳」部分，對此柯文哲表示，「我們的私帳就像互相金一樣，<text:span text:style-name="T3">SICU</text:span>（外科加護病房）有約定俗成，這是我們外科病房的會錢，自己管理，那需要跟台大醫院報告」？<text:span text:style-name="T3"><text:line-break/><text:line-break/></text:span>柯文哲重申，台大醫院是國家醫院不會太離譜，「外科的福利互助金，這是我們自己在管理的，就像你繳會錢要跟市政府報告嗎」？</text:p>
      <text:p text:style-name="P1"><text:span text:style-name="T1">陳真</text:span><text:s/>  |  2014.10.07 11:32   |   <text:a xlink:type="simple" xlink:href="http://palinfo.habago.org/Entry?Command=Information_PrintForum&amp;iPage=401#FORUM32818"><text:span text:style-name="T2">#</text:span></text:a></text:p>
      <text:p text:style-name="P2">如果這樣的行為沒問題，那是不是每個醫生都可以來設一個帳戶請病患和廠商捐款<text:span text:style-name="T3">?<text:line-break/><text:line-break/></text:span>陳真<text:span text:style-name="T3"><text:line-break/>================<text:line-break/></text:span>柯文哲私帳<text:span text:style-name="T3"><text:s/></text:span>收<text:span text:style-name="T3">558</text:span>萬元捐款<text:span text:style-name="T3"><text:line-break/><text:line-break/></text:span>作者：<text:span text:style-name="T3"><text:s/></text:span>楊毅、林思慧╱台北報導<text:span text:style-name="T3"><text:line-break/><text:line-break/></text:span>中時電子報<text:span text:style-name="T3"><text:s/>– 2014</text:span>年<text:span text:style-name="T3">10</text:span>月<text:span text:style-name="T3">7</text:span>日<text:span text:style-name="T3"><text:line-break/><text:line-break/></text:span>中國時報【楊毅、林思慧╱台北報導】<text:span text:style-name="T3"><text:line-break/><text:line-break/></text:span>無黨籍台北市長參選人柯文哲設立的<text:span text:style-name="T3">MG149</text:span>帳戶再掀爭議！國民黨立委羅淑蕾昨爆料，根據柯文哲所公布的帳戶資料，從民國<text:span text:style-name="T3">95</text:span>年到<text:span text:style-name="T3">100</text:span>年，<text:span text:style-name="T3">MG149</text:span>私帳中接受公司捐款<text:span text:style-name="T3">386</text:span>萬<text:span text:style-name="T3">6000</text:span>元、個人捐款<text:span text:style-name="T3">168</text:span>萬<text:span text:style-name="T3">5765</text:span>元，合計多達<text:span text:style-name="T3">558</text:span>萬<text:span text:style-name="T3">1765</text:span>元，且帳戶內有多筆捐款支出，要求柯應說清楚，不要打迷糊仗。<text:span text:style-name="T3"><text:line-break/><text:line-break/></text:span>錢轉私帳<text:span text:style-name="T3"><text:s/></text:span>柯打迷糊仗<text:span text:style-name="T3"><text:line-break/><text:line-break/></text:span>面對<text:span text:style-name="T3">MG149</text:span>風暴擴大，柯文哲日前大動作舉行記者會滅火，並公布所有帳目張貼在牆上。羅淑蕾取得當天柯辦公布的帳目，共<text:span text:style-name="T3">52</text:span>頁，上面詳列私帳種類、項目、金額與申請日期，但<text:span text:style-name="T3">100</text:span>年<text:span text:style-name="T3">2</text:span>月到<text:span text:style-name="T3">101</text:span>年並無資料。<text:span text:style-name="T3"><text:line-break/><text:line-break/></text:span>羅淑蕾質疑，從此份資料可看出，<text:span text:style-name="T3">MG149</text:span>將研究經費轉到私帳內，包括國科會、衛服部以及院內計畫，這些錢怎麼流到私帳？柯文哲到現在都還不說明，還在打迷糊仗。<text:span text:style-name="T3"><text:line-break/><text:line-break/></text:span>她指出，私帳內有多筆捐款支出，例如<text:span text:style-name="T3">96</text:span>年<text:span text:style-name="T3">11</text:span>月<text:span text:style-name="T3">21</text:span>日、<text:span text:style-name="T3">97</text:span>年<text:span text:style-name="T3">1</text:span>月<text:span text:style-name="T3">10</text:span>日分別捐出<text:span text:style-name="T3">30</text:span>萬元；<text:span text:style-name="T3">97</text:span>年<text:span text:style-name="T3">12</text:span>月<text:span text:style-name="T3">31</text:span>日也有<text:span text:style-name="T3">10</text:span>萬元的捐款支出，這些捐款都是給誰？<text:span text:style-name="T3"><text:line-break/><text:line-break/></text:span>羅淑蕾舉例，<text:span text:style-name="T3">96</text:span>年<text:span text:style-name="T3">2</text:span>月<text:span text:style-name="T3">27</text:span>日有一筆<text:span text:style-name="T3">6</text:span>萬<text:span text:style-name="T3">9100</text:span>元的私帳內「捐款支出」，是給柯文哲的妹妹柯美蘭，但是柯美蘭還款是到公帳，「就是為了拿捐款收據抵稅」，而且柯美蘭有好幾筆。<text:span text:style-name="T3"><text:line-break/><text:line-break/></text:span>收入即匯出<text:span text:style-name="T3"><text:s/></text:span>交代不清<text:span text:style-name="T3"><text:line-break/><text:line-break/></text:span>羅淑蕾提到，還有很多筆私帳帳目，是<text:span text:style-name="T3">MG149</text:span>給私帳的收入，但當天私帳馬上就支出，收支數字一模一樣為什麼這麼巧？</text:p>
      <text:p text:style-name="P4"/>
      <text:p text:style-name="P1"><text:span text:style-name="T1">陳真</text:span><text:s/>  |  2014.10.07 10:58   |   <text:a xlink:type="simple" xlink:href="http://palinfo.habago.org/Entry?Command=Information_PrintForum&amp;iPage=402#FORUM32817"><text:span text:style-name="T2">#</text:span></text:a></text:p>
      <text:p text:style-name="P2">一個醫生，如果用他自己的名義，或<text:span text:style-name="T3"><text:s/>(</text:span>大多是<text:span text:style-name="T3">) </text:span>找個人頭開個銀行帳戶，接受廠商或病患<text:span text:style-name="T3"><text:s/>"</text:span>捐款<text:span text:style-name="T3">"</text:span>，這樣一種捐款，其實就是一種回扣或紅包。<text:span text:style-name="T3"><text:line-break/><text:line-break/></text:span>政治人物一般也都是這樣幹的。他幫你關說，幫你護航，幫你立法，幫你奪標，幫你包工程，然後你就會以所謂<text:span text:style-name="T3"><text:s/>"</text:span>政治捐獻<text:span text:style-name="T3">" </text:span>的名義，<text:span text:style-name="T3">"</text:span>捐款<text:span text:style-name="T3">" </text:span>給他。政治人物需要政治捐獻，才有可能支付選舉或所謂選民服務等龐大開支，因此他就鑽這個漏洞，表面上是政治捐獻，但骨子裏往往具有一種對價關係或包養關係，很多立委其實就是財團養的。<text:span text:style-name="T3"><text:line-break/><text:line-break/></text:span>可是，我想不通一個醫生憑什麼可以這樣弄個私人帳戶接受各界<text:span text:style-name="T3"><text:s/>"</text:span>捐款<text:span text:style-name="T3">"</text:span>？你要做研究，難道資源豐富到錢比誰都多的台大會不夠你做研究？另外還有國科會以及各種研究案，所謂沒錢做研究豈是藉口？<text:span text:style-name="T3"><text:line-break/><text:line-break/></text:span>再說，醫藥之間具有一種利害關係，醫生要採購哪一家藥廠的藥，每天開多少藥，都事關藥廠的巨大利益，醫生難道不用避嫌？反而還公然設私帳接受廠商<text:span text:style-name="T3"><text:s/>"</text:span>捐款<text:span text:style-name="T3">"</text:span>，甚至還私設規定大家怎麼分贓。<text:span text:style-name="T3"><text:line-break/><text:line-break/></text:span>醫生和病患之間關係更敏感，一毛錢也不該拿，更不應該接受什麼<text:span text:style-name="T3"><text:s/>"</text:span>捐款<text:span text:style-name="T3">"</text:span>。這不是捐款，這就是紅包。報載說，柯文哲的偷設私人帳戶中也有個人捐款，我不知道這些個人是否病患。如果是病患，那就是紅包；差別只是以往紅包都是拿現金，現在管道也許比較多樣化。<text:span text:style-name="T3"><text:line-break/><text:line-break/></text:span>這封信自然也是傳給柯文哲本人。我為我的言論負責。一個人犯錯並不可恥，可恥的是不但持續瞎掰，反而竟然還反過頭來指控批評者無恥。<text:span text:style-name="T3"><text:line-break/><text:line-break/></text:span>我很不滿的是，這麼明目張膽的一個犯行，為何醫界都沒有任何懲處。在台灣，所謂醫學倫理始終就是一場空話和謊言，絕不會當真嚴肅看待，而只是嘴巴上、課堂上說說而已，沒幾個人當真。一般所謂懲處，都是要看對象是誰，以及看輿論壓力有多大，再決定看要怎麼應付。<text:span text:style-name="T3"><text:line-break/><text:line-break/></text:span>陳真<text:span text:style-name="T3">2014. 10. 07.<text:line-break/><text:line-break/>===================<text:line-break/></text:span>台大醫院院長：柯Ｐ私帳與台大無關<text:span text:style-name="T3"><text:line-break/></text:span>作者：<text:span text:style-name="T3"><text:s/></text:span>林志成╱台北報導<text:span text:style-name="T3"><text:s/>| </text:span>中時電子報<text:span text:style-name="T3"><text:line-break/>2014</text:span>年<text:span text:style-name="T3">10</text:span>月<text:span text:style-name="T3">7</text:span>日<text:span text:style-name="T3"><text:line-break/><text:line-break/></text:span>台大醫院院長黃冠棠昨日赴立院備詢，在藍委車輪戰式的質問下，黃冠棠明確切割台大<text:span text:style-name="T3">MG149</text:span>與柯文哲私帳（以劉如意名義開設的銀行帳戶）間的關係。他說，台大<text:span text:style-name="T3">402</text:span>專戶裡的帳都是公帳，沒有任何私帳、個人帳的區分。黃冠棠說，柯<text:span text:style-name="T3">P</text:span>自設內規，違反台大醫院規定。<text:span text:style-name="T3"><text:line-break/><text:line-break/></text:span>對於柯<text:span text:style-name="T3">P</text:span>以他的醫務秘書劉如意名義，在合作金庫開設帳戶，藍委提出質疑。黃冠棠說，<text:span text:style-name="T3">402</text:span>專戶下的<text:span text:style-name="T3">MG149</text:span>編號和劉如意的帳戶是兩回事，外界都搞錯了。就他了解，<text:span text:style-name="T3">400</text:span>多個分項用途編號的成員中，僅柯文哲另設私人帳戶。<text:span text:style-name="T3"><text:line-break/><text:line-break/></text:span>教育部次長陳德華則說，大學教授絕不可設立私人帳戶接受外界捐款。<text:span text:style-name="T3"><text:line-break/><text:line-break/></text:span>其次，藍委表示，柯文哲這個私帳裡面有廠商捐款收入，也有個人捐款，私、公帳混在一起，其中「有沒有」道德瑕疵或違法？黃冠棠回答，「我認為是有的」，但還是要由司法單位調查。</text:p>
      <text:p text:style-name="P1"><text:span text:style-name="T1">陳真</text:span><text:s/>  |  2014.10.07 01:27   |   <text:a xlink:type="simple" xlink:href="http://palinfo.habago.org/Entry?Command=Information_PrintForum&amp;iPage=402#FORUM32816"><text:span text:style-name="T2">#</text:span></text:a></text:p>
      <text:p text:style-name="P3">嚴格說來，董事長書讀不多，吊不了幾本書袋，也不喜歡吊，因為我總覺得飯得自己吃才香，話也理當自己講才夠味。但是，剛好手邊有一本今年三月號的<text:span text:style-name="T3"><text:s/>"Philosophy Now"</text:span>，裏頭有篇文章就是在講民主，姑且吊來說說。<text:span text:style-name="T3"><text:line-break/><text:line-break/></text:span>文章開頭提到，民主這東西很可疑，甚至很多人說它概念曖眛含糊而缺乏意義。比方說，共產黨最喜歡講人民了，凡事都是人民優先，人民掛帥；共產黨的死對頭法西斯或納粹更是民主喊不停，而它們也的確廣受民意支持；至於所謂民主社會，對於什麼是民主也各有說法，捉摸不定。於是，作者<text:span text:style-name="T3"><text:s/>Huong Nguyen </text:span>企圖給民主弄個本質，也就是說，不管你民主有多少種形式，你得具有某種共同的核心精神才行。<text:span text:style-name="T3"><text:line-break/><text:line-break/></text:span>作者引用了一本由<text:span text:style-name="T3"><text:s/>John Keane </text:span>於<text:span text:style-name="T3">2009</text:span>年出版的專書叫<text:span text:style-name="T3"><text:s/>"The life and death of democracy" (</text:span>民主的生與死<text:span text:style-name="T3">)</text:span>，該書提到，民主不但是一種政府形式，更是一種崇尚自由與平等為核心價值的生活方式。<text:span text:style-name="T3"><text:line-break/><text:line-break/>Keane</text:span>提到，在一個民主社會中，每個人的政治目標與動機必然各有不同，但其成員理應具有一種基於相互平等尊重的民主生活態度，亦即在日常生活的一切互動中，不管是哪一種互動關係，都應尊重不同個體的政治平等性及個人自由與自主權；亦即各種政治參與或社會目標理應具有同樣的價值地位。這意味著：我們應當給自己的狂熱與成見創造出一種距離，如此才有可能聆聽到別人所必須說出的話語之同等重要性。<text:span text:style-name="T3"><text:line-break/><text:line-break/></text:span>這些道理講得文謅謅，其實意思挺簡單，不過就是不要蠢血沸騰，盡量將心比心。<text:span text:style-name="T3"><text:line-break/><text:line-break/></text:span>假設今天你去大陸讀書，對方來個千人迎接台灣學生回歸祖國的迎新會，若你是台獨人士，心裏肯定不爽。這時候，若對方有個教授說，來我們這裏，你就是要聽我們的，我們要怎麼稱呼你，是我的自由，我的尊嚴，你若不爽，就是侵犯咱們<text:span text:style-name="T3">13</text:span>億祖國人民的自由意志。你來我這裏上課，要進我的教室大門，得先臣服於我的意識型態底下，任由我怎麼稱呼你都行，然後你才有資格進來上課。<text:span text:style-name="T3"><text:line-break/><text:line-break/></text:span>這是哪門子教授？他以為自己是政戰部主任嗎？這還像個大學嗎？<text:span text:style-name="T3"><text:line-break/><text:line-break/></text:span>在西方國家，對於稱呼很敏感，不敢碰觸種族、宗教、身材、膚色、性別認同或意識型態等等等，與其說不敢，應該說尊重。不尊重也不行，因為不尊重的話勢必會引起各界強烈反彈，而你是絕對站不住腳的。<text:span text:style-name="T3"><text:line-break/><text:line-break/></text:span>除非你身處台灣這樣一個距離民主十億八千萬光年的野蠻社會，那你不但不會被人反彈，而且肯定會變成<text:span text:style-name="T3"><text:s/>"</text:span>愛台英雄<text:span text:style-name="T3">"</text:span>，搞不好變成台灣之光，可以出來選立委呢。<text:span text:style-name="T3"><text:line-break/><text:line-break/></text:span>假若你可能擁有一種熱烈擁護爆奶的意識型態，這是你的自由，你私下偷偷去發揚光大你的爆奶意識無所謂，但你不能公私不分，不能把課堂當成自己家的客廳，在課堂門口掛個牌子說：<text:span text:style-name="T3">"</text:span>凡是不欣賞或不認同本人的爆奶情結者，不准來上我的課。<text:span text:style-name="T3">" </text:span>甚至還想因此去制裁不認同者。<text:span text:style-name="T3"><text:line-break/><text:line-break/></text:span>這樣一種教授，除了對之開罵，還能怎麼樣？如果連這樣的基本素養都沒有，幹啥教授？應該派去政治作戰部才對，不是留在大學誤人子弟。<text:span text:style-name="T3"><text:line-break/><text:line-break/></text:span>這樣一種教授，若在西方社會，肯定會立即受到處罰或招來各方譴責。但在台灣呢？只要你的意識型態合乎主流或政治正確，你不但不會被譴責，而且還會得到眾人誇獎呢。<text:span text:style-name="T3"><text:line-break/><text:line-break/></text:span>一種稱呼或舉止，若讓對方感覺受辱，理應以對方的感受為準，而非自己想要怎麼喊就怎麼喊。比方在內地有些地方，<text:span text:style-name="T3">"</text:span>小姐<text:span text:style-name="T3">" </text:span>可不能亂喊，很冒犯，你不能堅持說咱勇敢的台灣人愛怎麼喊就怎麼喊。<text:span text:style-name="T3"><text:line-break/><text:line-break/></text:span>都已經<text:span text:style-name="T3">21</text:span>世紀了，但我們卻老是得像在教幼稚園小朋友那樣，反覆講同樣的<text:span text:style-name="T3">abc</text:span>。<text:span text:style-name="T3"><text:line-break/><text:line-break/></text:span>先前說的這位徐世榮教授，據說是最近來邀請巴勒網於<text:span text:style-name="T3">10</text:span>月<text:span text:style-name="T3">13 </text:span>號晚上前往給學生上一堂以巴課的一個什麼政大第幾部門中心的主任。這項邀請，經過一番激烈的互相推辭，最後決定由學姐出馬。<text:span text:style-name="T3"><text:line-break/><text:line-break/></text:span>但學姐現在有點困惑，因為這位徐老師的課堂若設個思想檢查哨，只准接受其意識型態之稱呼的人才准進教室，學姐說她肯定過不了思想檢查這一關。但我跟她說，政大又不是這位徐老師開的，又不是去他家客廳上課，管他設什麼檢查哨。<text:span text:style-name="T3"><text:line-break/><text:line-break/></text:span>陳真<text:span text:style-name="T3">2014.10.07.</text:span></text:p>
      <text:p text:style-name="P1"><text:span text:style-name="T1">陳真</text:span><text:s/>  |  2014.10.06 23:58   |   <text:a xlink:type="simple" xlink:href="http://palinfo.habago.org/Entry?Command=Information_PrintForum&amp;iPage=402#FORUM32815"><text:span text:style-name="T2">#</text:span></text:a></text:p>
      <text:p text:style-name="P2">有人懷疑我自己愛吃不說，硬是賴給蘇格拉底，不相信我說的蘇臨終辯解竟然還在搞笑說自己思想啟蒙功勞大，理應上館子不用錢、由國家買單的說法。<text:span text:style-name="T3"><text:line-break/><text:line-break/></text:span>這是事實，我豈會自己渴望吃大餐就瞎掰。只要用幾個關鍵字去查，就能馬上找到一堆文字與典故出處，如下。<text:span text:style-name="T3"><text:line-break/><text:line-break/></text:span>蘇格拉底很好笑，人家判他死刑，他反而表揚自己功勞大，理應上館子不用錢；後來看抝不過，就說願意付罰金一塊錢。一塊錢買不到一碗雅典炸醬麵。<text:span text:style-name="T3"><text:line-break/><text:line-break/></text:span>最後還說：死就死唄，死沒什麼，死就跟做個甜美的白日夢或出國移民差不多。大家都有一份，不用搶。<text:span text:style-name="T3"><text:line-break/><text:line-break/></text:span>我看蘇這個人臨死還這麼快活，肯定是個明白人；他說，跟全世界過不去，總好過跟自己過不去。當然，他活得不耐煩，也許跟他老婆很凶也有關。要是夫妻感情好，恐怕就得跟伽俐略看齊了；你要說我地球不會動，我就叫它別動；你要我說地球是宇宙中心，我就馬上叫地球滾到宇宙中心去。<text:span text:style-name="T3"><text:line-break/><text:line-break/></text:span>陳真<text:span text:style-name="T3"><text:line-break/>==========<text:line-break/>http://www.confucius2000.com/admin/list.asp?id=2197<text:line-break/><text:line-break/>(</text:span>這篇值得讀<text:span text:style-name="T3">)http://www.aisixiang.com/data/69400.html<text:line-break/><text:line-break/></text:span>蘇格拉底預期法庭會判他有罪，因此選擇了以先知弘道的方式與全體法官對話、與整個城邦對話，事實上<text:span text:style-name="T3">281</text:span>票對<text:span text:style-name="T3">220</text:span>票的定讞結果也表明了蘇格拉底的申辯策略是成功的，雖然他未能避免有罪判決。施特勞斯爲此扼腕歎息，隱隱責怪蘇格拉底不該選擇如此激烈的對話方式。<text:span text:style-name="T3"><text:line-break/><text:line-break/></text:span>蘇格拉底卻全然不顧<text:span text:style-name="T3">2000</text:span>年後私淑弟子們的感受，繼續搞笑似地提議，應以普呂坦內安（<text:span text:style-name="T3">Prytaneion</text:span>）國宴廳的免費就餐劵取代刑事判決書，因爲他對城邦的貢獻遠遠大於奧林匹克運動會（<text:span text:style-name="T3">Olympics</text:span>）上的賽車手。<text:span text:style-name="T3"><text:line-break/><text:line-break/></text:span>蘇格拉底既不願<text:span text:style-name="T3">“</text:span>閉嘴<text:span text:style-name="T3">”</text:span>，也不願<text:span text:style-name="T3">“</text:span>到他該去的地方<text:span text:style-name="T3">”——</text:span>坐牢或流放，只願支付一個銀幣（<text:span text:style-name="T3">mina</text:span>）作罰款，當時智者葉文諾（<text:span text:style-name="T3">Evenus</text:span>）的講座尚且收費五個銀幣。末了，蘇格拉底搞笑似地出價三十銀幣，那還是聽從在場朋友們的勸導，並由後者擔保籌資。（《申辯》，<text:span text:style-name="T3">36C</text:span>－<text:span text:style-name="T3">38C</text:span>）<text:span text:style-name="T3"><text:line-break/><text:line-break/></text:span>蘇格拉底的著名論斷：<text:span text:style-name="T3">“</text:span>未經省察（<text:span text:style-name="T3">unexamined</text:span>）的生活是不值得過的生活<text:span text:style-name="T3">”</text:span>（《申辯》，<text:span text:style-name="T3">38A</text:span>）導致了第三個悖論<text:span text:style-name="T3">——</text:span>當他說這話時似乎肯定了每一個雅典人都具有同等的責任和能力，有權自由選擇值得過的生活，但他在更多的場合要求雅典人把這種選擇權利讓渡給半神半人（<text:span text:style-name="T3">demigod</text:span>）的哲人，因爲只有後者才擁有關於整全的知識，只有後者才真正知道什麽是值得過的生活。<text:span text:style-name="T3"><text:line-break/><text:line-break/></text:span>蘇格拉底被判死刑之後再次發言，並且在第二次討論死亡時，提出了死後的二境界說：其一，死後萬般皆空，死者無知無識；其二，如世俗所傳，死後靈魂進入冥界，一如出國移民。第一種境界猶如無夢酣眠之夜，無論國王、還是平民，他一生度過的、數不勝數的日日夜夜，有哪一個白天、哪一個夜晚比得上這個無夢之夜的睡眠更好、更酣暢？<text:span text:style-name="T3"><text:line-break/><text:line-break/></text:span>況且，死後的綿綿歲月對死者而言，無非一夜。由於如此美好的夜晚人人有份，不必爭奪，那麽，生前提升靈魂依然是值得的，生前省察生活秩序的好與壞依然是值得的。</text:p>
      <text:p text:style-name="P1"><text:span text:style-name="T1">陳真</text:span><text:s/>  |  2014.10.06 18:44   |   <text:a xlink:type="simple" xlink:href="http://palinfo.habago.org/Entry?Command=Information_PrintForum&amp;iPage=402#FORUM32814"><text:span text:style-name="T2">#</text:span></text:a></text:p>
      <text:p text:style-name="P3"><text:span text:style-name="T3">(</text:span>續<text:span text:style-name="T3">)<text:line-break/><text:line-break/></text:span>假設我台獨意識形態很充沛，蠢血沸騰到爆，我可以在診間門口掛個牌子說：我就是喜歡稱呼你們是中國來的外國病患，不爽的請別掛號。我可以這樣幹嗎？<text:span text:style-name="T3"><text:line-break/><text:line-break/></text:span>一個人如果要逞其勇，那就去一個你是處於極少數的地方逞，而不是在一種居於壓倒性多數的地方硬是要糟蹋居於極少數的一方。<text:span text:style-name="T3"><text:line-break/><text:line-break/></text:span>我倒是十分佩服這位內地來的學生的勇氣，看不起極多數一方的囂張。</text:p>
      <text:p text:style-name="P1"><text:span text:style-name="T1">陳真</text:span><text:s/>  |  2014.10.06 18:29   |   <text:a xlink:type="simple" xlink:href="http://palinfo.habago.org/Entry?Command=Information_PrintForum&amp;iPage=402#FORUM32813"><text:span text:style-name="T2">#</text:span></text:a></text:p>
      <text:p text:style-name="P2">我看這位徐老師才真的囂張霸道，這樣就是<text:span text:style-name="T3"><text:s/>"</text:span>侮辱、挑釁台灣人的自由意志<text:span text:style-name="T3">"</text:span>？媽的，動不動就把什麼<text:span text:style-name="T3"><text:s/>"</text:span>台灣人<text:span text:style-name="T3">" </text:span>的什麼自由意志抬出來。這樣一種人與人之間的互動，馬上就要戴起集體台灣人的大帽子，彷彿所有台灣人都該跟他有著一樣的想法？媽的，我是台灣人，我聽到這樣一種稱呼也是很堵爛，你有自由意志，難道別人沒有？<text:span text:style-name="T3"><text:line-break/><text:line-break/></text:span>這樣一個爭執，馬上就要說什麼校規懲處立法規範的，媽的，我看這位徐老師才應該送去教育部懲戒才對，憑什麼在課堂上硬是要把個人的政治意識形態故意要夾纏在人與人的互動中，特別是不應該強加在處於不平等地位的師生關係中。<text:span text:style-name="T3"><text:line-break/><text:line-break/></text:span>陳真<text:span text:style-name="T3">2014. 10.06.<text:line-break/><text:line-break/>==============<text:line-break/></text:span>稱「中國留學生」<text:span text:style-name="T3"><text:s/></text:span>政大台生被比中指<text:span text:style-name="T3"><text:s/>/</text:span>徐世榮公開譴責<text:span text:style-name="T3"><text:line-break/><text:line-break/></text:span>自由時報自由時報<text:span text:style-name="T3"><text:s/>– 2014</text:span>年<text:span text:style-name="T3">10</text:span>月<text:span text:style-name="T3">6</text:span>日<text:span text:style-name="T3"><text:line-break/><text:line-break/></text:span>〔自由時報記者謝文華、吳柏軒／台北報導〕上月政大校方舉辦「陸生新生迎新輔導會」，代表介紹政大校史的台灣學生說「歡迎來自中國的留學生」，卻遭中生當場質問為何不稱「陸生」、「內地來的朋友」，直言公開場合出現「中國」、「留學生」不得體，鼓噪要台生道歉，更有一名中生竟對台生代表豎中指，在ＰＴＴ引發激辯！<text:span text:style-name="T3"><text:line-break/><text:line-break/></text:span>迎新會擦槍走火<text:span text:style-name="T3"><text:s/></text:span>中生嗆為何不稱「陸生」<text:span text:style-name="T3"><text:line-break/><text:line-break/></text:span>政大教授徐世榮昨在臉書表示對此無法接受、公開譴責，認為比中指的中生應出面道歉。徐世榮強調，若政大置之不理，他身為校務及校發會委員，將提案要求校方釐清原委、說明該中生是否觸犯校規？政大及教育部也應表明態度，未來能否稱「中國留學生」？並呼籲官方公文用語應統一以「中國留學生」、「中生」取代「陸生」。<text:span text:style-name="T3"><text:line-break/><text:line-break/></text:span>徐批中生霸道<text:span text:style-name="T3"><text:s/></text:span>還挑釁台灣人的自由意志<text:span text:style-name="T3"><text:line-break/><text:line-break/></text:span>徐怒指，中生來台求知等同作客，怎反而霸道起來？這已涉及侮辱、挑釁台灣人的自由意志，學生轉述當天甚至有在場老師直呼「中國」為「內地」，這些論調都已構成「一國兩制」的「隱喻」，很糟糕！<text:span text:style-name="T3"><text:line-break/><text:line-break/></text:span>徐並在臉書聲明：「本人所開設課程中，一律稱中國來的學生為『中國留學生』，凡是不喜歡此稱謂者，請勿選課。」</text:p>
      <text:p text:style-name="P1"><text:span text:style-name="T1">陳真</text:span><text:s/>  |  2014.10.06 14:36   |   <text:a xlink:type="simple" xlink:href="http://palinfo.habago.org/Entry?Command=Information_PrintForum&amp;iPage=402#FORUM32812"><text:span text:style-name="T2">#</text:span></text:a></text:p>
      <text:p text:style-name="P3">多謝李先生寄來您的大作。素不相識。以下所言並無意冒犯，純粹就文論事。<text:span text:style-name="T3"><text:line-break/><text:line-break/></text:span>經常莫名其妙收到各方來信，我其實一般都不會打開看。剛剛不小心打開了這封信，既然看了，就隨手寫個回應，同時一併回覆給所有人，但下不為例，我不喜歡打擾陌生人的信箱，就打擾這麼一次。<text:span text:style-name="T3"><text:line-break/><text:line-break/>30</text:span>年前，我也曾經是個台獨份子。<text:span text:style-name="T3">25</text:span>年前，當我還是一個實習醫師時，更因在群眾集會場合上公開主張台獨而遭國民黨當局以企圖分裂國土的叛亂罪名移送法辦；自此很長一段時間，沒法出國留學，沒法就業，差點就當不了醫師。<text:span text:style-name="T3"><text:line-break/><text:line-break/></text:span>大約是<text:span text:style-name="T3">1998</text:span>年起，因為長期在國外求學，事情懂得多了，世界也看得廣了，慢慢由獨傾統。也許哪一天，我的想法又會改變也說不定，畢竟統獨對我而言，意義不大，它只是一種見仁見智的利害選項，而非價值選擇。<text:span text:style-name="T3"><text:line-break/><text:line-break/></text:span>至於當年，我為何會在國民黨的政治恐怖高壓下成為一個不要命的台獨份子，原因有二。<text:span text:style-name="T3"><text:line-break/><text:line-break/></text:span>首先，我相信一個人想獨或想統，純粹是他的個人自由。你越是不讓大家講，我就越是偏要大聲講。所謂民不畏死，奈何以死懼之。<text:span text:style-name="T3"><text:line-break/><text:line-break/></text:span>就好像如今的台灣，我竟然站到整天反華的台獨勢力的對立面來，因為在目前的台灣，台獨就像基本教條那樣完全不容挑戰，主張統一者宛如過街老鼠，但你越是不允許大家喊統一，我就越是偏要大聲喊。<text:span text:style-name="T3"><text:line-break/><text:line-break/></text:span>其次，台獨之所以會萌芽的原因之一就是因為有著像您這樣一種喊打喊殺的勢力存在，在台灣，大家生活得好好的，誰會想跟這樣一種沒水準的<text:span text:style-name="T3"><text:s/>"</text:span>祖國<text:span text:style-name="T3">" </text:span>統一呢？<text:span text:style-name="T3"><text:line-break/><text:line-break/></text:span>就算是親兄弟，如果有一方說你若不跟我住一起，我就砍死你。你想，人家一聽，豈不是連夜都想逃走？有這樣一種兄弟，我們還需要敵人嗎？<text:span text:style-name="T3"><text:line-break/><text:line-break/></text:span>事實上，時下台灣這樣一種法西斯式的台獨勢力，跟您之所主張，本質上完全一樣，只是一統一獨的差別，但卻是同一種<text:span text:style-name="T3"><text:s/>"</text:span>順我者昌逆我者亡<text:span text:style-name="T3">" </text:span>的心態。<text:span text:style-name="T3"><text:line-break/><text:line-break/></text:span>以美國為首的西方強權，四處燒殺擄掠，侵害他國人民，之所以能得逞，除了壓倒性的軍事力量為其後盾之外，更慣於使用各種藉口，包括民主、自由與人權等。<text:span text:style-name="T3"><text:line-break/><text:line-break/></text:span>這些藉口之所以往往能奏效，之所以能成功挑起混亂或戰亂，然後再趁機入侵或上下其手，難道不就是因為有著像您這樣一種喊打喊殺不容許一絲異議存在的主流勢力，不但授人以把柄，等於是為淵驅魚，把自己人硬是給趕到壞人的懷抱裏。<text:span text:style-name="T3"><text:line-break/><text:line-break/></text:span>我認為，防止這類<text:span text:style-name="T3"><text:s/>"</text:span>以民主自由與人權之名行做亂之實<text:span text:style-name="T3">" </text:span>的外國勢力，最好的方法就是致力於維護人權，並且儘可能包容各種以和平形式出現的聲音與作為，而不是動不動就是要你死要你活的。現在都已經<text:span text:style-name="T3"><text:s/>21</text:span>世紀了不是嗎？又不是滿清時代，思想有誤就得砍頭不成？<text:span text:style-name="T3"><text:line-break/><text:line-break/></text:span>幾點想法如上。<text:span text:style-name="T3"><text:line-break/><text:line-break/></text:span>祝好。<text:span text:style-name="T3"><text:line-break/><text:line-break/></text:span>陳真<text:span text:style-name="T3"><text:s/>2014. 10. 06. <text:line-break/><text:line-break/><text:line-break/>====================<text:line-break/></text:span>香港出了什麽事？<text:span text:style-name="T3"><text:line-break/><text:line-break/></text:span>人大重陽研究員<text:span text:style-name="T3"><text:s/></text:span>李<text:span text:style-name="T3"><text:s/></text:span>毅<text:span text:style-name="T3"><text:line-break/><text:line-break/></text:span>臺灣有台獨勢力。台獨勢力是中華民族的死敵。中華民族，一定能夠在不遠的將來，徹底消滅台獨勢力，統一祖國。在此之前，任何時候，如果台獨勢力在臺灣當選，大陸就會立即動武，跨過臺灣海峽，消滅台獨勢力，統一祖國。<text:span text:style-name="T3"><text:line-break/><text:line-break/></text:span>請參見，《中華人民共和國反分裂國家法》。請參見，中華人民共和國國務院，臺灣問題白皮書，<text:span text:style-name="T3">2006</text:span>，《臺灣問題與中國的統一》。<text:span text:style-name="T3"><text:line-break/><text:line-break/></text:span>和台獨勢力一樣，香港也有中華民族的敵對勢力。這個敵對勢力的代表，目前就是香港四人幫。不熟悉的朋友，可以上網閱讀研究一下香港四人幫的情況。<text:span text:style-name="T3"><text:line-break/><text:line-break/></text:span>在臺灣，如果台獨勢力當選，就必須立即動武。在香港，根本就不可能允許香港四人幫參選。希望，相信，香港特區政府，有能力鎮壓住香港四人幫，禁止他們參選，防止他們搞亂香港。<text:span text:style-name="T3"><text:line-break/><text:line-break/></text:span>但是，萬一，由於難以預料的原因，香港特區政府，鎮壓不住香港四人幫，不能維護香港社會安定，駐港部隊絕不會坐視，必然出兵，粉碎香港四人幫，恢復香港社會穩定。請參見，《中華人民共和國香港特別行政區基本法》，特別是，第<text:span text:style-name="T3">18</text:span>條，第<text:span text:style-name="T3">23</text:span>條。<text:span text:style-name="T3"><text:line-break/><text:line-break/></text:span>香港一些學生、市民質疑香港<text:span text:style-name="T3">1200</text:span>人的選舉委員會中，有很多拿外國護照的人，認爲這爲外國勢力干涉香港提供了渠道。國務院港澳辦和香港特區政府，應該正視香港學生、市民的這個合理要求，在下一屆<text:span text:style-name="T3">1200</text:span>人的選舉委員會中，把持有外國護照的人，減少到最低限度。最好一個也沒有。<text:span text:style-name="T3"><text:line-break/><text:line-break/></text:span>香港是個發達資本主義社會，有各種社會矛盾，包括階級矛盾。衷心希望香港各階級、階層之間，和衷共濟，多搞階級調和，少搞階級鬥爭。即使要搞階級鬥爭，也希望在香港基本法和香港法律法規的範圍內鬥爭，要文鬥，不要武鬥。<text:span text:style-name="T3"><text:line-break/><text:line-break/></text:span>大陸自己問題很多，很忙，而且根據香港基本法，大陸也不宜介入香港內部的階級鬥爭。在香港如果用占中這種武鬥的方式搞階級鬥爭，大陸完全無法接受。<text:span text:style-name="T3"><text:line-break/><text:line-break/></text:span>香港任何階級、階層，如果選擇用站在香港四人幫一邊來爭取本階級、階層的利益，那就從人民內部矛盾，變成了敵我矛盾。<text:span text:style-name="T3"><text:line-break/><text:line-break/></text:span>就像臺灣朋友，不論那個階級、階層，只要站在台獨一邊，就立即變成了中華民族的死敵。懇請香港朋友，不要站錯隊。<text:span text:style-name="T3"><text:line-break/><text:line-break/></text:span>大陸也有缺點錯誤。根據國際權威研究機構發表的一年一度的國際腐敗狀況報告，二十多年前，大陸很廉潔，比香港廉潔，二十多年來，大陸越來越腐敗，現在比香港腐敗。香港人民害怕大陸的腐敗傳染到香港，這種擔心是合情合理的。<text:span text:style-name="T3"><text:line-break/><text:line-break/></text:span>最近一、兩年，大陸反腐力度大爲加強，舉世矚目。大陸反腐很不容易，只能請香港朋友繼續耐心等待大陸反腐的新成果。<text:span text:style-name="T3"><text:line-break/><text:line-break/></text:span>受到香港四人幫蠱惑、跟隨香港四人幫鬧事的學生和市民，不瞭解世界大勢，不瞭解大陸加港澳臺這個大中國的大勢。在習近平任期之內，中國總產值可能超過美國，中國要重回總值世界第一。<text:span text:style-name="T3"><text:line-break/><text:line-break/></text:span>美日歐政府都不敢公開支援香港四人幫。英國政府不敢公開支援香港四人幫。香港四人幫絕不會得逞。你們跟著香港四人幫鬧事，絕不會有好下場。苦海無邊，回頭是岸。<text:span text:style-name="T3"><text:line-break/><text:line-break/>-- <text:line-break/>Most sincerely,<text:line-break/>Li Yi Ph.D.<text:line-break/><text:line-break/>http://www.socioweb.com/sociology-books/book/0761833315<text:line-break/>http://www.univpress.com/ISBN/0761833315<text:line-break/>http://www.worldcat.org/oclc/62470986<text:line-break/>http://www.worldcat.org/oclc/71438053<text:line-break/><text:line-break/></text:span>祺安<text:span text:style-name="T3"><text:line-break/></text:span>李<text:span text:style-name="T3"><text:s/></text:span>毅<text:span text:style-name="T3"> <text:line-break/><text:line-break/></text:span>李毅部分中文論著如下，敬請垂注：<text:span text:style-name="T3"><text:line-break/>1</text:span>．著名旅美社會學家李毅先生做客環球網<text:span text:style-name="T3"><text:line-break/>http://www.zgbjznk.com/article/900.html<text:line-break/>2</text:span>．李毅《社會學概論》<text:span text:style-name="T3"><text:line-break/>http://www.langlang.cc/2814164.htm<text:line-break/>3</text:span>．《中國社會分層的結構與演變》<text:span text:style-name="T3"><text:line-break/>http://www.langlang.cc/2048111.htm<text:line-break/>4</text:span>．《馬克思社會思想史綱》<text:span text:style-name="T3"><text:line-break/>http://www.worldcat.org/oclc/30825697<text:line-break/>5</text:span>．國際社會學的主要流派及發展態勢<text:span text:style-name="T3"><text:line-break/>http://www.langlang.cc/1818750.htm<text:line-break/>6</text:span>．中國重回世界第一大戰略<text:span text:style-name="T3"><text:line-break/>http://guancha.gmw.cn/content/2008-09/17/content_838174.htm<text:line-break/>7</text:span>．新形勢下的中國社會變革三部曲<text:span text:style-name="T3"><text:line-break/>http://sspress.cass.cn/news/8130.htm<text:line-break/>8</text:span>．中國應創建世界一流社會學<text:span text:style-name="T3"><text:line-break/>http://sspress.cass.cn/paper/23956.htm<text:line-break/>9. </text:span>當今中國社會各階級階層的分析<text:span text:style-name="T3"><text:line-break/>http://www.sociology2010.cass.cn/news/723808.htm<text:line-break/>10</text:span>．精神國力與中國百年國恥的原因<text:span text:style-name="T3"><text:line-break/>http://blog.cntv.cn/18079071-3346529.html<text:line-break/>11</text:span>．官員財産申報與黨員遺産限額<text:span text:style-name="T3"><text:line-break/>http://guancha.gmw.cn/content/2010-07/15/content_1181577.htm<text:line-break/>12</text:span>．秦始皇毛澤東散論<text:span text:style-name="T3"><text:line-break/>http://guancha.gmw.cn/content/2010-01/26/content_1044696.htm<text:line-break/>13</text:span>．美日中台台海戰略<text:span text:style-name="T3"><text:line-break/>http://www.sociology.cass.cn/shxw/qt/P020051024308611567650.pdf<text:line-break/>14</text:span>．祖國統一的時機與方式<text:span text:style-name="T3"><text:line-break/>http://blog.cntv.cn/18079071-3347124.html</text:span></text:p>
      <text:p text:style-name="P1"><text:span text:style-name="T1">陳真</text:span><text:s/>  |  2014.10.06 12:29   |   <text:a xlink:type="simple" xlink:href="http://palinfo.habago.org/Entry?Command=Information_PrintForum&amp;iPage=402#FORUM32811"><text:span text:style-name="T2">#</text:span></text:a></text:p>
      <text:p text:style-name="P2"><text:span text:style-name="T3">1995</text:span>年有一天，收到精神醫學會發給所有會員的公文，提到有一家藥廠，招待醫師旅遊。這些事行之多年，我不曾參與，但為了避免惹人厭，倒也盡量能忍則忍，不曾出聲反對。<text:span text:style-name="T3"><text:line-break/><text:line-break/></text:span>那一回之所以沒忍住，主要是因為很難忍受一個醫學會竟然喜孜孜地幫藥廠發出這樣一種公文，行文字句一副好像什麼好康大放送；公文上說，這一回不但招待醫師，而且還能舉家大小攜伴免費參加。正是這樣一種猥瑣的態度讓我很不滿，所以就寫了一個提案，打算在醫學會上正式提案檢討。<text:span text:style-name="T3"><text:line-break/><text:line-break/></text:span>我的提案內容寫得很客氣，我說，醫藥之間向來關係曖昧，或明或暗的各種利益輸送情事，時有所聞。於是，我在提案中建議醫界應該針對此一問題，建立起一個公開透明且合乎倫理的規範，使醫界人員日後行事有所依循。<text:span text:style-name="T3"><text:line-break/><text:line-break/></text:span>提案一寄出去，各種折磨和壓力紛至沓來，電話接不停。這些陰陰暗暗的事，寫來滿紙污穢，姑且不提，簡單說就是一些醫界大老們企圖施壓叫我撤回提案，說我是在跟所有醫師為敵，說我年輕不懂事，說藥商給好處等等這些事乃天經地義，沒有什麼不對，說我若執意提案，往後在醫界將會成為公敵，在台灣會混不下去云云。我說沒關係，我還是要提案。<text:span text:style-name="T3"><text:line-break/><text:line-break/></text:span>威脅利誘不成，接下來就是技術干擾，企圖淡化，並且反駁說醫師拿藥商的錢並不會影響醫病關係，也不會影響醫師開處方時的專業判斷。我說，這就好像說賄選沒關係，拿候選人的錢又不一定要投給他，拿歸拿，投給投。我說這樣一種辯解是站不住腳的。<text:span text:style-name="T3"><text:line-break/><text:line-break/></text:span>所有來自醫界大老們的這些言論全是私下進行。我跟他們說，如果你們自信如此有理，何不公開講給社會大眾聽，看是你們有理或我有理。於是我隨後又在報上寫了一系列文章，談論醫藥饋贈的相關倫理問題，批評醫界老是向藥廠或藥商發動樂捐，形同勒索，因為醫生掌握藥廠生意的生殺大權，人家敢不捐嗎？<text:span text:style-name="T3"><text:line-break/><text:line-break/></text:span>提案檢討醫藥關係這事，前後折騰將近一年的時間，很痛苦。那段時間，一些醫界大老們把我的行為解釋成一種醫界的派系鬥爭，他們猜測我背後一定代表某個醫界勢力，從台大猜到馬偕，從長庚猜到高醫，猜我必定是代表其中一方勢力，企圖藉機打擊當時當權的另一派。其實這事從頭到尾當然就我一個人，但他們不信，所以屢履揚言要給我背後的勢力好看。<text:span text:style-name="T3"><text:line-break/><text:line-break/></text:span>為了因應這樣一個事件的衝擊，以台大為首的一些醫學中心，於是就從那時候開始訂立所謂醫藥關係的規範，建立所謂管理條例。<text:span text:style-name="T3"><text:line-break/><text:line-break/></text:span>在當時越滾越大的爭議中，我倒是收到不少醫界大老們的來信，大約分成三種意見，一種是熱烈支持我的想法和作法，一種是強烈反對，一種則是支持，但覺得那只是理想，而理想是做不到的，叫我要懂得明哲保身。<text:span text:style-name="T3"><text:line-break/><text:line-break/></text:span>這些信我都還留著。用<text:span text:style-name="T3">20</text:span>年後的角度來看，第三種聲音也許是對的，亦即原本公然為之的行為並非消失，表面上進行管理約束，其實只是轉入地下，以各種不同的利益輸送方式，神不知鬼不覺、變本加厲地進行。<text:span text:style-name="T3"><text:line-break/><text:line-break/></text:span>幾年前回台灣，在台大任職，才剛上班沒幾天，各方藥廠的人就來拜訪了，說我可以設立什麼研究帳戶，方便他們<text:span text:style-name="T3"><text:s/>"</text:span>捐款<text:span text:style-name="T3">"</text:span>，還要我以後如果要買書買電腦買機票，就交給他們來辦就行，講得很露骨，非常荒唐。於是我要他們回去打聽一下我是誰再來跟我講這些。隔天，他們又來了，一直拜託我別把這些事傳出去。<text:span text:style-name="T3"><text:line-break/><text:line-break/></text:span>我老了，累了，不太願意再去講醫界這些亂七八糟的事，再說，我也不相信這些事會改變，就好像你很難期待台灣的政壇行事正直，不會官商勾結；除非千百年光陰，除非文化素質改變，否則這類事情始終普遍存在台灣的各行各界，只要是錢，能用就好，管它黑不黑心或正不正當。<text:span text:style-name="T3"><text:line-break/><text:line-break/></text:span>柯文哲的帳戶，百分之百就是違法；不但違法，而且不道德。但我相信，這樣一種帳戶，在醫界比比皆是。在這方面，他並非唯一，而且也沒有特別壞。<text:span text:style-name="T3"><text:line-break/><text:line-break/></text:span>有人罵我說，為什麼還要替他說話。但我不是替誰說話，我只是說實話和良心話。如果他有罪，那麼，台大醫院恐怕得關門，台灣八、九成以上的醫師都得去坐牢才行。<text:span text:style-name="T3"><text:line-break/><text:line-break/></text:span>柯文哲的道德問題並不在此，而是在於其醫療團隊私下串供，而他本人除了答非所問，完全迴避外界質疑，甚至竟然還反過來說那些指責其不法帳戶的人無恥，甚至還說什麼他們是為了打壓台灣的醫療研究，為了打擊台大醫院。可是，人家連勝文是嫌票太多嗎？怎麼會有人想打壓什麼醫療研究或打壓台大醫院？一個人，面對犯行如此明明白白的一個案子，竟然能瞎掰到這種程度，甚至還有臉反過來指控批評者無恥，實在難以想像。<text:span text:style-name="T3"><text:line-break/><text:line-break/></text:span>柯文哲甚至還說什麼台大醫院救過你們還有你們的朋友，所以你們大家都應該要感謝台大醫院，台大醫院最偉大，怎麼可以傷害台大醫院；你們若敢再攻擊台大醫院，以後你們自己一定會受害。很難想像一個人怎麼會講出這麼離譜的混話。這就好像一個銀行員自己設了個公私不分的帳戶，被抓到之後卻說，我的這家銀行貢獻台灣金融發展如此偉大，你們不感激，反而還要傷害它；你們若敢再繼續攻擊我的銀行，以後看你們跟銀行借不借得到錢。<text:span text:style-name="T3"><text:line-break/><text:line-break/></text:span>陳真<text:span text:style-name="T3"><text:s/>2014. 10. 06.<text:line-break/><text:line-break/>=================<text:line-break/></text:span>柯文哲：國民黨為選舉打擊台大醫院令人不齒<text:span text:style-name="T3"><text:line-break/>NOWnews – 2014</text:span>年<text:span text:style-name="T3">10</text:span>月<text:span text:style-name="T3">4</text:span>日<text:span text:style-name="T3"><text:line-break/><text:line-break/></text:span>林靖堂／綜合報導<text:span text:style-name="T3"><text:line-break/><text:line-break/></text:span>無黨籍台北市長參選人柯文哲今（<text:span text:style-name="T3">4</text:span>）日一早出席民進黨市議員參選人競選總部成立大會表示，國民黨為選舉打擊台大醫院很令人不齒生氣。他說「你們有病的時候就來拜託台大醫院，現在選舉就打得這麼用力，很令人不齒、很生氣」。<text:span text:style-name="T3"><text:line-break/><text:line-break/>==========================<text:line-break/><text:line-break/></text:span>洩露金溥聰就醫<text:span text:style-name="T3"><text:s/></text:span>柯文哲坦承失言<text:span text:style-name="T3"><text:line-break/><text:line-break/>NOWnews – 2014</text:span>年<text:span text:style-name="T3">10</text:span>月<text:span text:style-name="T3">3</text:span>日<text:span text:style-name="T3"><text:line-break/><text:line-break/><text:line-break/></text:span>記者邱明玉／台北報導<text:span text:style-name="T3"><text:line-break/><text:line-break/></text:span>柯文哲今（<text:span text:style-name="T3">3</text:span>）日上午前往天后宮參拜時，突然自爆「如果要講重話的話，台大醫院救過連勝文一命，金溥聰上星期也被我們（台大醫院）救了一命，還是要有一點感恩的心」。他隨後強調，「台大醫院不是只有服務權貴，服務更多廣大的平民，還是那句話，再怎麼野蠻，也不會攻擊教堂和醫院，更何況這家醫院救過多少人，太離譜了」，「台大醫院救過很多人，不應該這樣，太扯了，不要為了一時的選舉，把醫療研究破壞就算了，搞到那個醫生都沒辦法工作，最後還是害到自己，那些惡意要攻擊台大的人」。<text:span text:style-name="T3"><text:line-break/><text:line-break/>====================<text:line-break/></text:span>台大與柯切割<text:span text:style-name="T3"><text:line-break/><text:line-break/></text:span>作者：<text:span text:style-name="T3"><text:s/></text:span>唐筱恬╱台北報導<text:span text:style-name="T3"> <text:line-break/></text:span>中時電子報<text:span text:style-name="T3"><text:s/>– 2014</text:span>年<text:span text:style-name="T3">10</text:span>月<text:span text:style-name="T3">5</text:span>日<text:span text:style-name="T3"><text:line-break/><text:line-break/></text:span>台大醫院近日回函指不知道院內有「外科加護醫療經費<text:span text:style-name="T3">MG149</text:span>法規」，倘若台大醫院不承認<text:span text:style-name="T3">MG149</text:span>的合法性，等於與柯文哲切割，又會替北市選情投下震撼彈。<text:span text:style-name="T3"><text:line-break/><text:line-break/></text:span>據知情人士透露，台大認為<text:span text:style-name="T3">MG149</text:span>法規並未經台大核可通過，也不能接受外界捐款，直接流入<text:span text:style-name="T3">MG149</text:span>。<text:span text:style-name="T3"><text:line-break/><text:line-break/></text:span>立委羅淑蕾質疑，<text:span text:style-name="T3">MG149</text:span>私規到底合不合法？為什麼有廠商捐款沒進<text:span text:style-name="T3">402</text:span>帳戶？她還查出，民國<text:span text:style-name="T3">95</text:span>年開始，總計有<text:span text:style-name="T3">500</text:span>萬捐款不經<text:span text:style-name="T3">402</text:span>帳戶，直接流入<text:span text:style-name="T3">MG149</text:span>。而且私規裡鼓勵大家避稅，把錢先捐入<text:span text:style-name="T3">MG149</text:span>再領出抵稅，涉嫌教唆他人逃漏稅、違反稅捐稽徵法，相當不可取。<text:span text:style-name="T3"><text:line-break/><text:line-break/>==============<text:line-break/>MG149</text:span>違反台大規定潛規則<text:span text:style-name="T3"><text:line-break/></text:span>作者：<text:span text:style-name="T3"><text:s/></text:span>朱真楷╱台北報導<text:span text:style-name="T3"><text:s/>| </text:span>中時電子報<text:span text:style-name="T3"><text:line-break/>2014</text:span>年<text:span text:style-name="T3">10</text:span>月<text:span text:style-name="T3">6</text:span>日<text:span text:style-name="T3"><text:line-break/><text:line-break/></text:span>台大醫院院長上火線<text:span text:style-name="T3"><text:line-break/><text:line-break/></text:span>中國時報【朱真楷╱台北報導】<text:span text:style-name="T3"><text:line-break/><text:line-break/></text:span>台大醫院院長黃冠棠將在今天赴立法院列席，說明<text:span text:style-name="T3">402</text:span>專戶和<text:span text:style-name="T3">MG149</text:span>帳戶的爭議。據了解，<text:span text:style-name="T3">402</text:span>專戶是台大醫院的作業基金，柯文哲的外科加護醫療經費基金<text:span text:style-name="T3">(MG149)</text:span>是<text:span text:style-name="T3">402</text:span>下的一個帳戶，成立之初柯文哲上過簽呈並經台大醫院核准，但是「長達<text:span text:style-name="T3">11</text:span>頁的<text:span text:style-name="T3">MG149</text:span>法規，是柯文哲自訂的內規，既未有院方核准，也未向院方報備，簡單說，這是一個有違院方規定的做法，<text:span text:style-name="T3">402</text:span>所屬的<text:span text:style-name="T3">400</text:span>多帳戶，也的確只有柯文哲訂有這樣的內規」。<text:span text:style-name="T3"><text:line-break/><text:line-break/></text:span>台大<text:span text:style-name="T3">5</text:span>條<text:span text:style-name="T3"><text:s/></text:span>規範捐款用途<text:span text:style-name="T3"><text:line-break/><text:line-break/></text:span>為了管理這些捐助款，台大也訂有相關的研究專款管理要點，針對捐助款的運用範圍，也訂有「台大<text:span text:style-name="T3">5</text:span>條規範」，包括研究助理薪資、軟硬體維修採購、出國參加學術會議的相關費用等等。<text:span text:style-name="T3">402</text:span>專戶下<text:span text:style-name="T3">400</text:span>多個<text:span text:style-name="T3">MG</text:span>帳戶，也是依「台大<text:span text:style-name="T3">5</text:span>條」進行管理，柯<text:span text:style-name="T3">P</text:span>的<text:span text:style-name="T3">MG149</text:span>帳戶是民國<text:span text:style-name="T3">89</text:span>年成立，成立之初也向院方上簽，對於捐助款項的適用範圍共有<text:span text:style-name="T3">5</text:span>項，與「台大<text:span text:style-name="T3">5</text:span>條」內容相符。<text:span text:style-name="T3"><text:line-break/><text:line-break/></text:span>但是，根據立委羅淑蕾提供的資料顯示，柯<text:span text:style-name="T3">P</text:span>的<text:span text:style-name="T3">MG149</text:span>法規在前言寫著「金錢非萬能，沒錢萬萬不能」「為了錢，全軍叛變、兄弟反目」，為了解決叛變、反目衝突，所以制定該管理辦法。另在用途上，柯<text:span text:style-name="T3">P</text:span>除了學術研究之用外，列了「增進日常工作之便利、人際關係維持」兩項，這兩項奇怪的用途，並未出現在柯<text:span text:style-name="T3">P</text:span>的簽呈上。<text:span text:style-name="T3"><text:line-break/><text:line-break/></text:span>據了解，當台大醫院方面從羅淑蕾拿到<text:span text:style-name="T3">11</text:span>頁<text:span text:style-name="T3">MG149</text:span>管理辦法時也相當驚訝，因為<text:span text:style-name="T3">MG400</text:span>多個帳戶，每個帳戶都是上簽報准的，柯辦所稱，<text:span text:style-name="T3">400</text:span>多個帳戶中的確只有柯<text:span text:style-name="T3">P</text:span>另設管理辦法，但這個管理辦法卻違反了台大醫院的規定。<text:span text:style-name="T3"><text:line-break/><text:line-break/></text:span>面對相關質疑，柯文哲昨天強調，台大<text:span text:style-name="T3">402</text:span>帳戶已經存在<text:span text:style-name="T3">20</text:span>年了，所以國民黨主要目標就是要針對他。因此，呼籲對手不要為了一時選舉而摧毀台灣醫療發展，傷及醫師，畢竟台大醫院是照顧台灣人民健康最重要的醫院，「不要為了對付柯文哲，去騷擾台大醫院。</text:p>
      <text:p text:style-name="P1"><text:span text:style-name="T1">陳真</text:span><text:s/>  |  2014.10.06 01:19   |   <text:a xlink:type="simple" xlink:href="http://palinfo.habago.org/Entry?Command=Information_PrintForum&amp;iPage=402#FORUM32810"><text:span text:style-name="T2">#</text:span></text:a></text:p>
      <text:p text:style-name="P3">民主，做為一種打擊敵人的武器，往往硬是在特定時間就給抬了出來，簡化成一種很反智的東西，例如<text:span text:style-name="T3"><text:s/>"</text:span>人人有票投，就是民主，否則就是反民主<text:span text:style-name="T3">" </text:span>之類。如果這就是民主真諦，那麼，這種智障民主，反它又何妨？<text:span text:style-name="T3"><text:line-break/><text:line-break/></text:span>再說，美國在他所佔領或顛覆的國家，不也經常玩這類民主遊戲？保證人人有票投，但凡是不準備投給親美候選人者，一概視為恐怖組織或敵對勢力，用槍桿子或飛彈殲而滅之。至於有沒有反美的候選人膽敢出來競選？當然沒有。於是，看你是要選阿貓或阿狗都行，都是經過美國爸爸欽定的。<text:span text:style-name="T3"><text:line-break/><text:line-break/></text:span>中共自然也是打算這樣做，但他是在自己的領土境內，而不是入侵其他國家當太上皇；而且，他更不會像美國那樣搞出一長串成千上萬的暗殺名單或恐怖組織。再說，香港只是一個小地方，就像一家公司的某個小部門一樣，讓老闆指派個比較能配合辦事的人又何妨？就像指派一個總經理或執行長那樣。如果<text:span text:style-name="T3"><text:s/>"</text:span>人人有票投<text:span text:style-name="T3">" </text:span>這麼重要，那麼，所有醫院或學校的院長或校長，乃至每個科系或科別的主管或系主任科主任或委員等等，何不也都來個全民公投？但事實上並沒有，也不應該這樣做。堅持非如此不可，若非智障，就是居心不良。<text:span text:style-name="T3"><text:line-break/><text:line-break/></text:span>說來慚愧，我自己也智障過。<text:span text:style-name="T3">1992</text:span>年的<text:span text:style-name="T3">4</text:span>月<text:span text:style-name="T3">19</text:span>號，台灣為了爭取總統直選，佔領台北忠孝西路足足五夜六天、癱瘓台北火車站交通要道的那次抗爭，我也幾乎全程參與。最後免不了以流血收場，有些人還被警察拖進廁所裏打得頭破血流。<text:span text:style-name="T3"><text:line-break/><text:line-break/></text:span>民進黨裏頭，所有想選總統的人，一個也不漏地全都參加了那次抗爭，即便其中有些人過去強烈主張內閣制是台灣唯一民主活路，這回也許覺得直攻總統仍有其勝算，立即全改了口，於是，<text:span text:style-name="T3">"</text:span>全民選總統<text:span text:style-name="T3">" </text:span>變成神聖不可違逆的民主大業。<text:span text:style-name="T3"><text:line-break/><text:line-break/></text:span>我得承認自己也有這麼一些昨非今是的歷史。過去曾經覺得重要的，慢慢沉澱成渣，顯得可有可無，或甚至成為一種錯誤。<text:span text:style-name="T3"><text:line-break/><text:line-break/></text:span>媽的，我又得為半票讀者們做自我說明了。我不是說<text:span text:style-name="T3"><text:s/>"</text:span>絕對不可以<text:span text:style-name="T3">" </text:span>全民直選，我只是說，這事沒有個必然的對錯；但不知道是隨著年歲的增長，還是隨著國內外政治的事摸得熟透，人渣更是看多了，我慢慢傾向跟蘇格拉底類似的看法。<text:span text:style-name="T3"><text:line-break/><text:line-break/></text:span>蘇格拉底認為，各行各業，特別是一個社會或國家，因為牽涉諸多專業且複雜，應該交給那些有能力和知識、懂得如何管理的專家來操盤，而不是交給那些能博得群眾歡心的人，因此他認為根本不需要舉行投票。結果，雅典不是什麼民主體制嗎？透過兩輪民主投票，蘇格拉底被判了死刑。第一輪原本還有活命機會，若我沒記錯，五百零一人組成的公審團，僅有兩百八十一人說他有罪，但蘇格拉底卻偏要持續暢所欲言不可，還說什麼自己致於思想啟蒙，理應獲得國家賞賜，理應上館子吃飯都不用錢才對。<text:span text:style-name="T3"><text:line-break/><text:line-break/></text:span>面對群眾<text:span text:style-name="T3"><text:s/>(</text:span>用民進黨的術語來說就是<text:span text:style-name="T3"><text:s/>"</text:span>偉大的雅典人民<text:span text:style-name="T3">")</text:span>，不但不求饒，反而還嘻皮笑臉諷刺群眾，侮辱民主。結果第二輪投票決定該他應處以何種刑罰時，竟然有三百六十人投了死刑一票。也就是說，原本認為他沒罪的人之中，有七十九人卻認為他該被處死；罪名是不敬神明，還有整天研究一些沒有用途的事，以及藉此腐化年輕人的心靈，污染年輕人原有的純正思想等幾大罪狀。<text:span text:style-name="T3"><text:line-break/><text:line-break/></text:span>蘇格拉底有各種逃走或選擇放逐的機會，但他就是不願逃命，藉以表達對於法律的尊重。他說，法律做為一種懲惡揚善維護公義的制度，本身並沒有錯，錯的是執行法律者。<text:span text:style-name="T3"><text:line-break/><text:line-break/></text:span>我倒也不是說民主的實行方法非得像蘇格拉底所說的那樣進行不可。我只是說，這些事見仁見智，沒個準兒，主要還是得看每個社會發展不同的階段與背景而定。達賴甚至是投胎轉世當了一千年的領導人不是嗎？難道這就是反民主？英國甚至還有國王和王后，吃香喝辣，很多人不也一直想把他們給廢了。在我看，廢不廢都不是什麼需要鬧革命的事；難道有國王就是反民主？<text:span text:style-name="T3"><text:line-break/><text:line-break/></text:span>蘇格拉底距離現在大約兩千五百年，可是，也許是因為經常想到他，總覺得他似乎離我不遠。雖然他一生沒有留下任何著作，但如果說西方哲學得找出個思想源頭，也許源頭就是蘇格拉底。<text:span text:style-name="T3"><text:line-break/><text:line-break/></text:span>蘇先生這個人很好笑。據說他太太很凶，旁人不解，問他是娶不到妞嗎？幹嘛娶個這麼凶的女人為妻？他說，這您就不懂了，如果連這麼暴烈的一匹馬我都能馴服，世上還有什麼馬是俺對付不了的？<text:span text:style-name="T3"><text:line-break/><text:line-break/></text:span>有一天，蘇先生一如往常，吃飽飯沒事幹，準備出門去巷口找人抬槓。他太太很生氣，發出河東獅吼，不准他出門，罵他碗也不洗，地也不掃，更不去賺錢，整天就只會耍嘴皮惹事生非。蘇格拉底修養很好<text:span text:style-name="T3"><text:s/>(</text:span>值得吾人學習<text:span text:style-name="T3">)</text:span>，照樣穿衣著褲準備出門，沒理他太太。蘇太太於是越吼越大聲，雷鳴一般。<text:span text:style-name="T3"><text:line-break/><text:line-break/></text:span>蘇格拉底依然當耳邊風，照樣要出門。結果，剛走到門口，從天而降一盆洗腳水，是他太太幹的好事，淋得蘇格拉底滿身濕。但他不動怒，抬頭看看天空說：<text:span text:style-name="T3">"</text:span>我就知道，打雷過後往往會下大雨<text:span text:style-name="T3">"</text:span>。至於他那天在外頭遛躂之後，晚上回家發生何種遭遇，他的弟子們就沒記載了。他究竟是如何馴服悍馬，柏拉圖也沒記載。不過，柏拉圖倒是記載了蘇格拉底一些話，我<text:span text:style-name="T3">20</text:span>年前讀它，跟<text:span text:style-name="T3">20</text:span>年後讀它，感覺似乎更悲愴了些。剪幾段現成的翻譯給大家看。<text:span text:style-name="T3"><text:line-break/><text:line-break/></text:span>蘇格拉底臨終答辯：<text:span text:style-name="T3"><text:line-break/><text:line-break/>“</text:span>雅典人啊，我敬重你們，可是我服從神勝過於服從你們。只要我一息尚存且力所能及，我是不會放棄愛智之學的。<text:span text:style-name="T3">…</text:span>我四處走動，別無它事，只是想勸勸你們，無論老少，別只顧著肉體和財富；對於這兩者的看重程度，總不該超過怎樣才能使靈魂趨於完善此一問題上。不管諸位釋放我也好，不釋放也沒關係；我要說的是，我是不會改變行徑的，雖百死而不悔。<text:span text:style-name="T3">”<text:line-break/><text:line-break/></text:span>他還說：<text:span text:style-name="T3"><text:line-break/><text:line-break/>“</text:span>我若從事政治，恐怕不知道已經死了多少遍。對於自己，或對於於世人，都沒有好處。你們別怪我說實話。凡真心維護法紀、伸張公義，而與你們大眾意見相反者，很難保全性命。真心想為正義而鬥爭的人，若想苟全性命哪怕只是須臾之間，也非得在野不可。<text:span text:style-name="T3">”<text:line-break/><text:line-break/></text:span>至於他的反民主言論倒是一大堆，例如：<text:span text:style-name="T3"><text:line-break/><text:line-break/>“</text:span>我們何必如此關注大眾的意見？最具有理性能力的人的意見理應更值得重視。我們所關注的是非、善惡與榮辱等問題，究竟是應當傾聽大眾的意見，還是應該敬畏一個對於這些事物通徹達理的人的意見過勝於其他所有人？<text:span text:style-name="T3">”<text:line-break/><text:line-break/>"</text:span>我盼望大眾既能做大惡，也能行大善，那麼，這還是有出息的。可是，事實上他們既不能使人智，又不能使人愚，他們的一切都只是出於一種偶然的衝動。<text:span text:style-name="T3">”<text:line-break/><text:line-break/></text:span>蘇格拉底的死，始終沒有帶給我任何陰暗的悲劇感，也許是因為他實在是太好笑了；既聰明又單純，言行既像個千古不世出的智者，卻又同時像個小孩似的。<text:span text:style-name="T3"><text:line-break/><text:line-break/></text:span>我相信他即便面臨死亡，心裏依然快活，坦然而無懼。其死無悲，其言卻有時似乎總能勾起我一番熱淚與思索。<text:span text:style-name="T3"><text:line-break/><text:line-break/></text:span>他有些想法我並不認同，但不認同他的同時，其實也意味著我倒也不認同自己。我連桌上茶杯都始終感到困惑不已，何況更為複雜的事物。我要是能輕易認同那麼多事，肯定也就不會浪費一生在哲學上了。我唯一能確定的是：若有人說，事物非如此不可，那我倒想說，那可不一定哦。<text:span text:style-name="T3">(</text:span>維根斯坦語<text:span text:style-name="T3">)<text:line-break/><text:line-break/></text:span>蘇格拉底曾給那些吃飽沒事幹、喜歡聽他胡扯的<text:span text:style-name="T3"><text:s/>"</text:span>學生<text:span text:style-name="T3">" </text:span>們畫了兩個同心圓，小圓是學生，大圓是老師。如果圓圈之內是已知事物，那麼，圓圈的邊邊就是未知的世界。蘇格拉底說，圓圈越大，無知的部份自然也就越多。知道自己無知，並不是一件很容易的事。<text:span text:style-name="T3"><text:line-break/><text:line-break/></text:span>今天，如果我要說的只是一種答案或意見，那我就像布告欄上的公告那樣，直接公佈答案或意見就行，三言兩語就能完事，不需千萬言。<text:span text:style-name="T3"><text:line-break/><text:line-break/>Karl Popper</text:span>和羅素說得對，<text:span text:style-name="T3">"</text:span>愚蠢的心靈總是很容易有結論<text:span text:style-name="T3">"</text:span>，然後為這些結論蠢血沸騰個不停；甚至老是要強迫大家都得跟他一樣蠢才行。一個人蠢無所謂，但若一大群人蠢到爆，那就真的有點可怕。</text:p>
      <text:p text:style-name="P1"><text:span text:style-name="T1">陳真</text:span><text:s/>  |  2014.10.04 04:42   |   <text:a xlink:type="simple" xlink:href="http://palinfo.habago.org/Entry?Command=Information_PrintForum&amp;iPage=402#FORUM32809"><text:span text:style-name="T2">#</text:span></text:a></text:p>
      <text:p text:style-name="P2">除了詐騙集團及推銷員，或是我最害怕接到的<text:span text:style-name="T3"><text:s/>"</text:span>信用卡扣款餘額不足<text:span text:style-name="T3">" </text:span>的電話通知，平常幾乎沒有人會打電話給我。最近都盡量關機，怕若有來電，估計又是打來問政治的事。<text:span text:style-name="T3"><text:line-break/><text:line-break/></text:span>其實，就我所知，巴勒網忠實讀者遍佈各行各界，老枝新秀舊雨新知，達官貴人升斗小民，什麼都有，十多年來不離不棄，趕都趕不走，揪感心耶。可是，政治方面的事，或任何議論也一樣，又不是談情說愛，我是很不樂意私下談的。<text:span text:style-name="T3"><text:line-break/><text:line-break/></text:span>當然，我也不太樂意公開談，特別是跟台灣有關的事，寫來滿紙污穢，能避則避。只是有時看一些人渣言行，高聲高調，恬不知恥，實在讓人凍未條想七幹六譙。<text:span text:style-name="T3"><text:line-break/><text:line-break/></text:span>台灣人的注意力似乎只專注在這方面，你講什麼他都有聽沒有見，一講起台式政治，他就整個精神都來了。但政治這事，若非有志於此，要不然就是只能拿來做為一種演算的例題。除此之外，非關血肉之事都不值得關注。所謂新聞熱潮，天地偌大，眼前不過就只是選個掌櫃的，卻講得天大地大。<text:span text:style-name="T3"><text:line-break/><text:line-break/></text:span>今晚下班在火車上把一本介紹沈從文晚年的書給複習完畢，這些書我看到都會背了，但顧不了車上乘客眼光，忍不住掩卷嘆息。劍橋十年，每天十幾個小時枯坐寒窗，美好的日子，每天就望著窗外，不時掩卷嘆息；書裏的世界，太感動我了。<text:span text:style-name="T3"><text:line-break/><text:line-break/></text:span>回到台灣，形同水火，掩卷嘆息的機會少了，開卷幹譙的時機卻多很多，相當不利身心。<text:span text:style-name="T3"><text:line-break/><text:line-break/></text:span>巴勒網也許絲毫無助於世人，卻也不想造孽。特別是我知道這裏頭不少讀者是未成年少男少女，別讓成人世界的污穢壞了心靈。<text:span text:style-name="T3"><text:line-break/><text:line-break/></text:span>沈從文曾遭下放，一個人住在一個大教室裏，連吃個飯都得自己端個碗到一里路以外的區政府要飯去。他說，獨居的教室很大，<text:span text:style-name="T3"><text:line-break/><text:line-break/>"</text:span>空的甚麼都沒有，就是看著窗子上有幾個大蜘蛛慢慢地長大了。這面窗子還可以每天看見一隻大母羊，母羊一叫，小羊就在它母親的肚子下，小羊很乖很老實。馬路對面是一個荒墳，有很多蛇子，嘎嘎嘎的日夜叫，我懂得這個是兩米以上的黃口蛇，它們經常到對面的山溝裏去吃水。蛇一看見我就停止不動了。<text:span text:style-name="T3">"<text:line-break/><text:line-break/></text:span>有人問起他文革的遭遇，沈從文說：<text:span text:style-name="T3"><text:line-break/><text:line-break/>"</text:span>還好呀，起碼領導們還信得過我的人品，派我去打掃女廁所。有的時候分派到院子拔草，看到小花開得那漂亮，天空那晴朗，外邊幹嘛喊天喊地的<text:span text:style-name="T3">(</text:span>編按：北京歷史博物館就在天安門廣場<text:span text:style-name="T3">)</text:span>，有多少該幹的事呀<text:span text:style-name="T3">!"<text:line-break/><text:line-break/></text:span>雖然沈從文說自己一無所有，沒什麼好浪費，只好浪費生命，但他卻也常勸人不要虛擲光陰，要抓緊時間努力做事，讀書，寫作，別往小格局看，<text:span text:style-name="T3">"</text:span>我們得想著跟世界作戰<text:span text:style-name="T3">"</text:span>。他常說，希望自己活長一點，因為還有很多事沒做完。<text:span text:style-name="T3"><text:line-break/><text:line-break/></text:span>時間一點一滴浪費，一時之間不覺如何，可你驟然回頭，又是十年八年，卻連一點像樣的事也沒能完成。人是該學會如何數算自己的日子，不管榮枯，就是做自己命運的主人，而不是成為他人既定道路上一個被動角色。</text:p>
      <text:p text:style-name="P1"><text:span text:style-name="T1">陳志鴻</text:span><text:s/>  |  2014.10.03 16:18   |   <text:a xlink:type="simple" xlink:href="http://palinfo.habago.org/Entry?Command=Information_PrintForum&amp;iPage=402#FORUM32808"><text:span text:style-name="T2">#</text:span></text:a></text:p>
      <text:p text:style-name="P3">台灣似乎又誕生一位抵抗威權獨裁政府的民主鬥士了<text:span text:style-name="T3"><text:line-break/><text:line-break/>===<text:line-break/></text:span>馮光遠<text:span text:style-name="T3"><text:line-break/>4 </text:span>小時前<text:span text:style-name="T3"><text:line-break/></text:span>捍衛言論自由！光榮入監上囚車！<text:span text:style-name="T3"><text:line-break/>http://ppt.cc/D5Tr</text:span></text:p>
      <text:p text:style-name="P1"><text:span text:style-name="T1">陳真</text:span><text:s/>  |  2014.10.03 12:04   |   <text:a xlink:type="simple" xlink:href="http://palinfo.habago.org/Entry?Command=Information_PrintForum&amp;iPage=402#FORUM32807"><text:span text:style-name="T2">#</text:span></text:a></text:p>
      <text:p text:style-name="P2"><text:span text:style-name="T3">(</text:span>續<text:span text:style-name="T3">)<text:line-break/><text:line-break/></text:span>感冒就要喝伏冒糖漿，伏冒的事也一樣<text:span text:style-name="T3">(</text:span>不是服貿哦<text:span text:style-name="T3">)</text:span>，自己人<text:span text:style-name="T3">(</text:span>那位姓蔡的，我實在很不屑寫出她的名字<text:span text:style-name="T3">)</text:span>當家時，不但不用審查，連告知一下立法院也不用，若要說黑箱，還會有比這更黑的作法嗎？<text:span text:style-name="T3"><text:line-break/><text:line-break/></text:span>國民黨覺得這樣很離譜，才改成送立院審查。你在台灣國會史上大概找不到一個法案比審查伏冒更嚴謹更透明更耗時的了，但是，這時候，以姓蔡為首的同樣那一批人及其支持者，卻說愛民主，反黑箱。你聽了，是不是會覺得有精神錯亂的感覺。<text:span text:style-name="T3"><text:line-break/><text:line-break/></text:span>你要反什麼都行，但這不是擺明睜眼說瞎話嗎？你何不就乾脆說我們就是要搞政治鬥爭，我們就是要反中反馬，我們就是要不擇手段，那我就沒什麼意見了。<text:span text:style-name="T3"><text:line-break/><text:line-break/></text:span>蒙面騎士馬柯斯<text:span text:style-name="T3">(Marcos)</text:span>説，詞語陷落在敵人手裏，我們得發明自己的語言才行。<text:span text:style-name="T3"><text:line-break/><text:line-break/></text:span>敵人玩語言真的是玩到出神入化的地步，白的能說成黑，死的能說成活。這其實不稀奇，因為國內外政治盡皆如此。但我想，也許除了創造自己的語言，更重要的是閱讀能力，這牽涉到一種理解力和記憶力；在如雷灌耳鋪天蓋地的謊言與操弄之中，你得有能力釐清語言的煙幕彈才行。</text:p>
      <text:p text:style-name="P4"/>
      <text:p text:style-name="P1"><text:span text:style-name="T1">陳真</text:span><text:s/>  |  2014.10.03 11:29   |   <text:a xlink:type="simple" xlink:href="http://palinfo.habago.org/Entry?Command=Information_PrintForum&amp;iPage=403#FORUM32806"><text:span text:style-name="T2">#</text:span></text:a></text:p>
      <text:p text:style-name="P2"><text:span text:style-name="T3">(</text:span>續<text:span text:style-name="T3">)<text:line-break/><text:line-break/></text:span>講這些，就跟講一加一等於二那樣，對人們理應是個侮辱，因為它太初級了，理應不須多言；但事實上卻仍然還是只能反覆講這些基本的<text:span text:style-name="T3">ABC</text:span>。<text:span text:style-name="T3"><text:line-break/><text:line-break/></text:span>除了之前講的那些愚弄人們的說法和伎倆之外，還有很多，講不完。比方說，有這樣一種思考模式，也是早期國民黨和綠營以及林義雄很喜歡使用的，基本句型就是：<text:span text:style-name="T3">"</text:span>唯有如何如何，才能如何如何，否則就是<text:span text:style-name="T3">XX</text:span>的罪人，否則我們就將陷入多麼悲慘的結局。<text:span text:style-name="T3">"<text:line-break/><text:line-break/></text:span>比方說選舉方式就是一例，什麼一人一票、票票等值，怎麼會是所謂民主的必要條件？但政客與一幫御用媒體們在某種時空下，根據某種政治需要，就會故意把它講得非常神聖，不但是民主的必要條件，而且簡直就是絕對的神聖目標，誰膽敢反對，誰就是民主的罪人，陷後代子子孫孫於水火。可是，如果一人一票、票票等值如此偉大，是民主的必要條件，那麼，美國人就應該馬上起來武裝革命才對，因為他們立國兩百年，從來不曾享受過民主甜美的果實，他們每個人的神聖一票不但不神聖，而且是完全不等值的。<text:span text:style-name="T3"><text:line-break/><text:line-break/></text:span>台灣也一樣。黨外時，常聽大老們經常在談台灣應走向總統制或內閣制，如果是內閣制，行政院長才是實質領導，總統就不應一人一票直選產生。對於這些討論，我沒意見，基本上我並不相信制度的設計對一個社會的發展會有什麼根本上的影響力。但讓我很有意見的是，大老們，或說這些政客或御用文人們，他們的思考並不是哪一種制度對台灣有利，而是哪一種制度我個人或本黨最有可能奪得政權。<text:span text:style-name="T3"><text:line-break/><text:line-break/></text:span>因此，當他們覺得有可能在立法院透過結盟而取得實質多數時，他們就高唱內閣制的偉大與神聖，才是真民主，台灣若不實行內閣制就要完蛋。可是，當他們覺得有可能取得總統大位時，他們就改口說總統直選是多麼神聖偉大的民主目標。其實全是放屁。比方說，台灣開放總統直接選舉後，冒出一個超人氣的政治巨星馬英九，根本不可能有人能挑戰他在<text:span text:style-name="T3">2008</text:span>年選總統的浩瀚聲勢，於是綠營大老們這回又開始結合李登輝、王金平及李遠哲等人，開始又在密謀、鼓吹要往內閣制的方向修憲，企圖架空馬英九，讓他就算選上總統也無任何實權。<text:span text:style-name="T3"><text:line-break/><text:line-break/></text:span>三十年來，一下說內閣制多神聖，一下說總統直選才是真民主，其它都是假民主；一下看情勢有變，馬上又改口，不斷變來變去。你若拿他們的話當真，恐怕會精神分裂。<text:span text:style-name="T3"><text:line-break/><text:line-break/></text:span>在黨外雜誌工作時，有一天又討論到這些，我忍不住問一位大老說，你到底是支持內閣制或總統制？他竟然說，看哪一種制度設計比較好衝，就支持哪一種。<text:span text:style-name="T3">"</text:span>好衝<text:span text:style-name="T3">" </text:span>的意思是我個人或本黨比較容易搶得政權之意。我當時心裏想，如果是這樣，那就沒什麼好討論的。所謂民主，無非就是一種奪權計劃；各方勢力各自盤算在某種選舉方式底下自己有多少勝算和好處。<text:span text:style-name="T3"><text:line-break/><text:line-break/></text:span>美國侵略各國或顛覆他國政權之後，就會開始輸出民主，輸出方式也是如出一轍。哪一種選舉方式的設計對我有利，我就支持哪一種；萬一還是選輸，那很簡單，直接暗殺或搞政變踢出去或抓去關就行了。美國半個多世紀來不就都是這麼幹的嗎。他哪管你什麼民意基礎有多高，他只在乎你乖不乖，聽不聽話。不聽話就絕對會要你死或要你滾蛋。<text:span text:style-name="T3"><text:line-break/><text:line-break/></text:span>當今政治上，不管國內外，最大的一個騙局就是民主。民主被這些混蛋搞得像個彈性褲襪那樣，伸縮自如，一下可以講得很鬆，一下又能說得很緊，一下非這樣不可，一下又非那樣不可，否則就是什麼什麼的罪人，其實全是胡扯。就算騙小孩也不該這麼騙。民主有時甚至可以被這些混蛋給簡化成<text:span text:style-name="T3"><text:s/>"</text:span>某一種<text:span text:style-name="T3">" </text:span>選舉方式才叫做<text:span text:style-name="T3"><text:s/>"</text:span>真<text:span text:style-name="T3">" </text:span>民主。如果是這樣，英國不是什麼老牌民主國家嗎？他統治香港一百年，有哪一天讓香港人投過一張票？難道這就是獨裁？沉睡一百年的香港人，忽然很偶然地就突然醒了過來，變成民主悍將，贏得西方所謂民主國家及主流媒體的一致歌頌？<text:span text:style-name="T3"><text:line-break/><text:line-break/></text:span>媽的，我又得自我說明了。我不是說我支持或反對哪一種選舉方式，我只是說：<text:span text:style-name="T3"><text:line-break/><text:line-break/></text:span>第一，選舉方式<text:span text:style-name="T3">(</text:span>或不選也一點關係也沒有<text:span text:style-name="T3">)</text:span>，都不是民主與否的必要條件。<text:span text:style-name="T3"><text:line-break/><text:line-break/></text:span>第二，市面上一切有關什麼民主或選舉的政治事件或相關言行，本質上就是一種內部權力鬥爭或國與國之間的鬥爭與顛覆，絲毫無助於民主，而是利用民主做為一種遂行特定政治目的的幌子。<text:span text:style-name="T3"><text:line-break/><text:line-break/></text:span>第三，我並不懷疑大多數參與者的動機，但他們只是棋子，而不是下棋的人。面對一盤棋，我們首先得搞清楚是誰在玩，然後才有可能明白他為什麼要這樣玩。<text:span text:style-name="T3"><text:line-break/><text:line-break/></text:span>陳真<text:span text:style-name="T3">2014. 10. 03.</text:span></text:p>
      <text:p text:style-name="P1"><text:span text:style-name="T1">陳真</text:span><text:s/>  |  2014.10.03 03:03   |   <text:a xlink:type="simple" xlink:href="http://palinfo.habago.org/Entry?Command=Information_PrintForum&amp;iPage=403#FORUM32805"><text:span text:style-name="T2">#</text:span></text:a></text:p>
      <text:p text:style-name="P3">不論是搞運動或選舉，林義雄或綠營經常提出一種對比（或說市場區隔），例如明明個個是大富豪，個個是家族派系地方山頭，明明都是政商掛勾，明明你的白天比人家的黑夜還黑，卻偏要說什麼<text:span text:style-name="T3"><text:s/>"</text:span>平民<text:span text:style-name="T3"><text:s/>vs. </text:span>權貴<text:span text:style-name="T3">" </text:span>之類，要不就是<text:span text:style-name="T3"><text:s/>"</text:span>善良人民<text:span text:style-name="T3"><text:s/>vs.</text:span>無恥政客<text:span text:style-name="T3">"</text:span>，<text:span text:style-name="T3">"</text:span>光明<text:span text:style-name="T3"><text:s/>vs. </text:span>黑暗<text:span text:style-name="T3">"</text:span>，<text:span text:style-name="T3">"</text:span>勇敢的台灣人<text:span text:style-name="T3"><text:s/>vs, </text:span>邪惡的統治者<text:span text:style-name="T3">"</text:span>，<text:span text:style-name="T3">"</text:span>小蝦米<text:span text:style-name="T3"><text:s/>vs. </text:span>大鯨魚<text:span text:style-name="T3">" </text:span>等等。<text:span text:style-name="T3"><text:line-break/><text:line-break/></text:span>這類對比，往往蘊含一種遠非事實的說法就是：彷彿政治裏頭有著一種所謂<text:span text:style-name="T3"><text:s/>"</text:span>清純<text:span text:style-name="T3">" </text:span>的<text:span text:style-name="T3"><text:s/>"</text:span>人民力量<text:span text:style-name="T3">" (</text:span>林義雄最愛這樣說<text:span text:style-name="T3">)</text:span>。在這說法下，現實被扭曲成這樣：一群善良勇敢的人民，被少數無恥邪惡的統治者或政客給踩在腳底下；於是期待有一天，善良勇敢的人民在勤政愛民的我方政治家與我方英雄的協助下，<text:span text:style-name="T3">"</text:span>站起來<text:span text:style-name="T3">" </text:span>推翻暴政，所謂<text:span text:style-name="T3"><text:s/>“</text:span>人民偉大的力量<text:span text:style-name="T3">”</text:span>，所謂<text:span text:style-name="T3"><text:s/>"</text:span>把台灣贏回來<text:span text:style-name="T3">"</text:span>。<text:span text:style-name="T3"><text:line-break/><text:line-break/></text:span>可是，善良勇敢的人民在哪呢？我從未見過。我見過善良勇敢的極少數個人，但我沒見過什麼善良勇敢的人民。<text:span text:style-name="T3"><text:line-break/><text:line-break/></text:span>不管在哪一種主流政治勢力下，人民始終依附其上，為其後盾，效忠效勞。所謂威權時代或當下的什麼民主時代，人民的表現都完全一個樣；周遭絕大部份人不都個個依循主流權勢的思維來思維，遇強則弱，遇弱則強。對於強勢一方，逢迎巴結都來不及了，哪會反抗；對於弱勢一方或極少數異己則唾棄、打壓、輕蔑排擠，有幾人例外？哪來什麼善良勇敢的人民？有的只是一大群宛如綿羊或忠犬一般的順民，順應迎合任何一種主流權勢或思維，察顏色，看風向，何時該舉啥旗就舉啥旗。<text:span text:style-name="T3">"</text:span>人民<text:span text:style-name="T3">"</text:span>，做為一個集體名詞，一點也不善良，更不勇敢。<text:span text:style-name="T3"><text:line-break/><text:line-break/></text:span>那類超簡化的對比論述還有個錯誤假設就是<text:span text:style-name="T3"><text:s/>"</text:span>清純<text:span text:style-name="T3">"</text:span>。簡單說：代表善良勇敢人民的這股清純的力量，日後將會如何如何。<text:span text:style-name="T3"><text:line-break/><text:line-break/>"</text:span>清純<text:span text:style-name="T3">" </text:span>之說，使得複雜深沉的事情變成好像科學小飛俠大戰惡魔黨的卡通或漫畫那樣愚蠢而簡單，非常反智。於是，誰膽敢對這股代表善良勇敢人民的清純力量不敬，誰就是人民的敵人；誰膽敢對其訴求不認同或認同得不夠熱烈，誰就是不忠於人民的叛徒；把一種原本複雜多元且具理性內涵的相對性現實主張，給轉化成一種廉價可鄙的民粹性絕對道德價值；誰敢不從或不敬，誰就是什麼什麼的罪人或敵人，人人得而誅之。<text:span text:style-name="T3"><text:line-break/><text:line-break/></text:span>三十幾年前剛加入黨外時，我的確清純（或說愚蠢）到竟然會相信政治上有清純這回事，慢慢慢慢我就懂了。<text:span text:style-name="T3"><text:line-break/><text:line-break/></text:span>此外，我更學到一件事就是：政治上絕無偶然或湊巧。套句布袋戲的台詞，<text:span text:style-name="T3">‘’</text:span>其中必有緣故<text:span text:style-name="T3">‘’</text:span>，背後必然有個真正的操盤手，背後必然有著各方勢力的參與、鬥爭與角力。即便只是一家小公司裡頭一個微不足道的事件，都不會有什麼清純的偶然這回事，更不用說牽扯無數暴利與重大權力的一個社會或國家。<text:span text:style-name="T3"><text:line-break/><text:line-break/></text:span>海珊為非作歹時，不但沒事，反而被美國為首的西方強權尊稱為可敬的民主鬥士；當海珊慢慢改邪歸正、把國家帶向繁榮穩定之際，他卻反而很突然很偶然地變成了危害世界和平的大惡魔，非剷除不可。鏟除之聲，遍及每一天的主流媒體版面。<text:span text:style-name="T3"><text:line-break/><text:line-break/>2003</text:span>年美國侵略伊拉克之前，甚至僅有百分之三的美國人認為海珊是世界和平或美國國家安全的危害，經過一番純粹建立在謊言與誇大渲染的主流媒體宣傳，不到一年半載的時間，幾乎七、八成以上的美國人相信海珊的存在危害了人類生存。於是乎，海珊很突然很偶然地成為人類的公敵。<text:span text:style-name="T3">(P.S.: </text:span>配合美國主子的心意，全世界最早給海珊下達最後通牒、並捐款數十億供美國侵略的就是阿扁政權。<text:span text:style-name="T3">)<text:line-break/><text:line-break/></text:span>所謂阿拉伯之春或各式各樣以民主為名的鬥爭也好，抗爭也罷，全都一樣。政治上，一個事件絕不會很突然很偶然地就很清純地冒了出來，其中必有緣故；它絕非一時之偶然，而是長期之人為刻意操作，裏頭上演的戲碼也絕非什麼<text:span text:style-name="T3"><text:s/>"</text:span>善良勇敢的人民<text:span text:style-name="T3"><text:s/>vs. </text:span>獨裁邪惡的統治者<text:span text:style-name="T3">"</text:span>。講白了，無非就是國內外各方政治勢力的角力鬥爭；所存之心，所用之手段，所追求的真正目標，絕非清純而良善。<text:span text:style-name="T3"><text:line-break/><text:line-break/></text:span>媒體揭露，香港的所謂爭普選運動是黎智英所策畫。我對蘋果日報的了解並非始自今日，更不是什麼三歲小孩。光憑他一人能策畫什麼碗糕？背後的各方勢力才是這齣戲的真正主角。一個人，除非他對政治運作或社會發展真是單純或愚蠢到不行，才會相信一個事情就突然很清純很偶然地發生在某個時空下這種鬼話。<text:span text:style-name="T3"><text:line-break/><text:line-break/></text:span>就好像近十幾年來發生在世界各地的各種什麼<text:span text:style-name="T3"><text:s/>"</text:span>之春<text:span text:style-name="T3">"</text:span>，全是以民主之名，但哪一個不是充滿各方勢力極其複雜陰暗的政治算計與鬥爭。對我方有利者，則無限擴大渲染歌頌，對我方不利者，則百般抹黑或淡化得彷彿根本沒這回事。<text:span text:style-name="T3"><text:line-break/><text:line-break/></text:span>大膽插播一下：<text:span text:style-name="T3"><text:line-break/><text:line-break/></text:span>至於所謂什麼野菊花爛草莓的，更是不堪聞問。那純粹就是一種政治動員，而不是什麼學不學運。如果那叫學運，那麼，當年救國團的各種自強愛國活動，不折不扣就是學運。現在的這些小表哥小表妹的什麼月亮花圓仔花運動，本質上更是當年救國團自強愛國活動的翻版。因為不管是在校園裏或社會上，他們都代表著一種完全壓倒性的主流意識形態，無人敢攖其鋒；稍有不敬，就會遭到同儕圍攻或異樣眼光。世界上斷然沒有一種學運是具有壓倒性勢力的；其所代表的聲音如果都已經主流到讓人噤聲不敢不敬了，那還需要什麼運動嗎？<text:span text:style-name="T3"><text:line-break/><text:line-break/></text:span>台灣到目前為止，從無學運這回事。黨外時，這圈子<text:span text:style-name="T3"><text:s/>(</text:span>我指的是全台灣各大學及中學<text:span text:style-name="T3">)</text:span>，敢公然造反的學生頂多小貓兩三隻，全部就那幾個人，兩個巴掌都數不滿。現在當然也一樣，當今校園裏，你見過幾個學生敢跟時下主流政治意識形態之惡形惡狀唱反調的？鳳毛麟角。所有大聲說話的學生全是綠的，一片綠油油；萬綠叢中也許有極其罕見的一點藍，但這藍通常也只敢私下藍，噤聲不語，更不用說反抗了。<text:span text:style-name="T3"><text:line-break/><text:line-break/></text:span>我要說的是，在台灣，學生長期以來是最乖最反動最順應主流的一個族群，其中也許僅有萬分之一或千分之一的人是例外，不可能一夕之間幾乎所有學生突然基因突變，像什麼流行風潮那樣，突然全部站起來反抗什麼萬年國會。那不是什麼學運，那純粹只是當權者的這一派（所謂主流，李登輝為首），透過各種動員及媒體強力大放送大歌頌，藉此來打擊另一派（所謂非主流，郝伯村為首），於是才會有教官帶隊、帶全班來參加抗爭這樣一種笑死人的<text:span text:style-name="T3"><text:s/>‘’</text:span>學運<text:span text:style-name="T3">‘’</text:span>。<text:span text:style-name="T3"><text:line-break/><text:line-break/></text:span>因此，若把香港的運動和台灣的月亮花運動相比，基本上是不對稱的，甚至可以說是一種侮辱。香港方面，參與者並非那麼主流，而且畢竟得承受許多人身危險和司法指控。但台灣卻剛好相反，膽敢批評學生者，肯定會倒霉。<text:span text:style-name="T3"><text:line-break/><text:line-break/></text:span>當然，兩者在對外所獲得的極度讚賞卻完全一致；特別是來自以美國為首的西方所謂民主國家及其一大票幫凶媒體的誇大渲染與歌頌，只會無日無之地不停大放送。為何如此？因為我的敵人的敵人就是我的好朋友。在這種邏輯下，不管是海珊或蔣介石，乃至賓拉登，都可以被宣傳為民主鬥士，因為他們打擊共匪，打擊我的頭號敵人。<text:span text:style-name="T3"><text:line-break/><text:line-break/></text:span>媽的，我又得自我說明些蠢話了。我並不是說凡是參加這樣那樣一些活動者都是惡棍混蛋。我相信個別參與者也許動機良善而單純，但這類所謂運動本身，既不單純，更非良善，而是國內外各方勢力對於權力與利益的一種鬥爭與角力。<text:span text:style-name="T3"><text:line-break/><text:line-break/></text:span>另外，我也不是說因為背後複雜陰暗不單純就表示所有這類運動都是邪惡的。我只是說，人們應該秉持充份理性，適當而深刻地去理解政治上的各種人事物的來龍去脈，才不會蠢血沸騰，被人操弄而不自知。<text:span text:style-name="T3"><text:line-break/><text:line-break/></text:span>政客與主流媒體很喜歡操弄這樣一種<text:span text:style-name="T3"><text:s/>“</text:span>去社會化<text:span text:style-name="T3">” </text:span>的<text:span text:style-name="T3"><text:s/>‘’</text:span>清純<text:span text:style-name="T3">‘’ </text:span>理解，以民主自由之名，描繪一種極其反智的卡通漫畫式世界圖像，以遂其政治目的。這很正常，這個星球上的所有政治操作原本就是這麼一回事。不可思議的是，幾乎所有人竟然都會信，更不用說那些腦袋還在發育中的學生。<text:span text:style-name="T3"><text:line-break/><text:line-break/></text:span>不得已還是得被迫再度自我說明：我當然不是說所有社會運動攏係假；我只是說，政治屬性很強的運動背後，必然有著來自國內外各方政治經濟勢力的牽扯與鬥爭；特別是近十幾二十年來，那些以民主之名的運動，個個都不單純，也不可能單純。<text:span text:style-name="T3"><text:line-break/><text:line-break/></text:span>至於西方民間有很強大的各種以普世價值為核心的社運力量，例如反戰，反地雷，反核武，反貧鈾彈、反兒童虐待，或是動保運動、戰亂地區醫療救援、窮人銀行等，它們自然是真的在從事一種事關價值的運動；而且絕非一夕之間基因突變，而是經過漫長歲月的努力所產生。<text:span text:style-name="T3"><text:line-break/><text:line-break/><text:line-break/></text:span>陳真<text:span text:style-name="T3"><text:s/>2014.10.02.<text:line-break/><text:line-break/>==============<text:line-break/></text:span>范可欽揭密<text:span text:style-name="T3"><text:s/></text:span>黎智英策畫占中<text:span text:style-name="T3"><text:line-break/><text:line-break/>2014</text:span>年<text:span text:style-name="T3">10</text:span>月<text:span text:style-name="T3">2</text:span>日<text:span text:style-name="T3"><text:line-break/><text:line-break/></text:span>中國時報【藍孝威╱台北報導】<text:span text:style-name="T3"><text:line-break/><text:line-break/></text:span>香港占中行動，壹傳媒主席黎智英暗中策畫已久，前倒扁運動發言人范可欽透露，黎智英曾找他和前「紅衫軍」總指揮施明德祕密開會，討教如何執行占中。不料開會內容錄音檔遭駭客竊取，被香港媒體全部披露，范可欽氣得大罵黎智英，「狗改不了吃屎！果然是狗仔！」<text:span text:style-name="T3"><text:line-break/><text:line-break/></text:span>范可欽昨晚在由馬千惠、彭華幹主持的中天娛樂台《大學生冰的啦》節目中透露，一年多前接到施明德電話，找了他、文化大學教授姚立明等人，一起去黎智英家開會。一抵達黎家，就看見幾個香港朋友在座，黎智英還沒收在場所有人的手機放在隔壁房間，以防竊聽。<text:span text:style-name="T3"><text:line-break/><text:line-break/></text:span>坐下後，黎智英開口：「我們想要執行占中活動，可是不知道怎麼占領，可不可以教我們怎麼做？」范可欽說，施明德聽了當下愣住，表情凝重問黎智英：「你們有沒有準備坐牢的決心？」<text:span text:style-name="T3"><text:line-break/><text:line-break/></text:span>范可欽轉述，黎智英斬釘截鐵地說：「我們不但準備坐牢，我們還準備死。」范可欽說，施明德當場聽了眼眶就紅了，因為施明德最沒辦法招架這樣的情懷，接著施明德就展開沙盤推演。<text:span text:style-name="T3"><text:line-break/><text:line-break/></text:span>范可欽表示，這個祕密本來要隨著他進墳墓的，因為大家事先說好不可透露，沒想到在一個多月前，施明德打給他說：「你有沒有看報紙？我們那天到黎智英家的內容都被錄音了！」<text:span text:style-name="T3"><text:line-break/><text:line-break/></text:span>范可欽求證後發現，香港報紙當天在頭版新聞解密了錄音內容。他質問黎智英，黎表示：「我助理的電腦被駭客入侵，劫走了完整的錄音檔」。<text:span text:style-name="T3"><text:line-break/><text:line-break/></text:span>范可欽不滿地說，黎智英當天要求與會人士交出手機，避免會議內容遭竊聽，沒想到黎智英在飯廳裝了錄音設備，把大家討論內容全都錄下來，音質還非常清楚，「完全就是狗仔的行為！」</text:p>
      <text:p text:style-name="P1"><text:span text:style-name="T1">陳真</text:span><text:s/>  |  2014.10.02 12:10   |   <text:a xlink:type="simple" xlink:href="http://palinfo.habago.org/Entry?Command=Information_PrintForum&amp;iPage=403#FORUM32804"><text:span text:style-name="T2">#</text:span></text:a></text:p>
      <text:p text:style-name="P2"><text:span text:style-name="T3">(</text:span>續<text:span text:style-name="T3">)<text:line-break/><text:line-break/></text:span>台灣的所謂記者，電視上那些低能到爆的三爆記者就不用說了，平面媒體的其實也好不了多少，他們對自己報導的東西甚至一無所知，照樣還是敢人云亦云地亂報一通。<text:span text:style-name="T3"><text:line-break/><text:line-break/></text:span>你不用期待他們會去做點基本的調查或研究，更不用說成為令人信服的資訊來源或提出具有說服力的獨特觀點。若要期待他們成為像鳳凰衛視那樣一些完全是專家等級而且出生入死的記者例如閭丘露薇，簡直就是椽木求魚。<text:span text:style-name="T3"><text:line-break/><text:line-break/></text:span>我常想，如果讓鳳凰的記者、主持人、製作人或時事評論員等等，來台灣這樣一個完全胡說八道的無恥、低能媒體環境工作，那還能活嗎？豈不是痛苦得只好自殺算了。</text:p>
      <text:p text:style-name="P1"><text:span text:style-name="T1">陳真</text:span><text:s/>  |  2014.10.02 01:51   |   <text:a xlink:type="simple" xlink:href="http://palinfo.habago.org/Entry?Command=Information_PrintForum&amp;iPage=403#FORUM32803"><text:span text:style-name="T2">#</text:span></text:a></text:p>
      <text:p text:style-name="P3">英國以及英國最大的軍火商之一<text:span text:style-name="T3">Chemring</text:span>，這兩天竟然變成人道主義者，裝模作樣出來公開說什麼反對使用催淚彈對付香港示威民眾，說什麼以後會檢討是否還要賣催淚彈給香港。可是，他們賣催淚彈不就是要讓人拿來對付或鎮壓各種示威活動？難道是買來放煙火？<text:span text:style-name="T3"><text:line-break/><text:line-break/></text:span>據<text:span text:style-name="T3"><text:s/>CAAT </text:span>統計，過去四年來，英國一共賣了多少錢的催淚彈給香港政府？<text:span text:style-name="T3">18 </text:span>萬英鎊，折合台幣約八百萬。<text:span text:style-name="T3"><text:line-break/><text:line-break/></text:span>可是，英國和美國是全世界最為惡名昭彰的軍火輸出國。其惡名昭彰之處在於它們總是肆無忌憚地把軍火賣給那些他們所支持的獨裁政權以及戰亂地區，從戰火中謀取最大暴利。<text:span text:style-name="T3"><text:line-break/><text:line-break/></text:span>羅素在半個世紀前就說，軍火商和大老闆才是美國真正的領導人，所謂總統只是代理人或既定政策的執行者。半個多世紀前便已如此，何況今日。<text:span text:style-name="T3"><text:line-break/><text:line-break/></text:span>英國也好不了多少。比方說今年八月五號的衛報：<text:span text:style-name="T3"><text:line-break/><text:line-break/>http://goo.gl/7AXF1u <text:line-break/><text:line-break/></text:span>標題叫：<text:span text:style-name="T3"><text:s/>"The UK must end its arms trade with Israel" (</text:span>英國應終止和以色列軍火貿易往來<text:span text:style-name="T3">)</text:span>。<text:span text:style-name="T3"><text:line-break/><text:line-break/></text:span>該報導約略指出：<text:span text:style-name="T3"><text:line-break/><text:line-break/></text:span>英國和以色列的軍火貿易關係，固然賺取了暴利，但是，對於迦薩人民來說，卻是毀滅性的。因此，英國政府必須全面禁止武器銷往以色列。發動戰爭的人自然應受到譴責，但是，向戰爭地區出售武器謀取暴利的國家同樣也應為戰爭負起罪責。<text:span text:style-name="T3"><text:line-break/><text:line-break/></text:span>報導還指出，<text:span text:style-name="T3">2009</text:span>年時，面對各方譴責，英國政府曾信誓旦旦地說會檢討武器銷往以色列的政策。但話才說完沒多久，馬上又賣了五千萬英鎊折合台幣約<text:span text:style-name="T3"><text:s/>23 </text:span>億的武器給以色列。<text:span text:style-name="T3"><text:line-break/><text:line-break/></text:span>報導還如此說道：<text:span text:style-name="T3"><text:line-break/><text:line-break/></text:span>問題不僅僅是把武器輸往以色列，更惡劣的是，英國往戰爭地帶販售軍火、助長戰亂或血腥鎮壓的行徑，長久以來惡名昭彰。<text:span text:style-name="T3"><text:line-break/><text:line-break/></text:span>例如，過去幾年，英國的武器大多被銷往巴林、埃及、利比亞及沙烏地阿拉伯，助長當地動亂與屠殺。光是在<text:span text:style-name="T3">2013</text:span>年賣給沙烏地阿拉伯的武器金額就超過<text:span text:style-name="T3"><text:s/>16 </text:span>億英鎊，折合台幣約<text:span text:style-name="T3">720 </text:span>億。<text:span text:style-name="T3"><text:line-break/><text:line-break/></text:span>每年數以千億的英國軍火輸往戰亂地區或獨裁國家，助長血腥戰亂，英國政府對此從不皺個眉頭，如今只不過是八百萬台幣的幾顆催淚彈，英國政府和軍火商<text:span text:style-name="T3"><text:s/>Chemring </text:span>竟然扮起民主鬥士與人道主義者來了。<text:span text:style-name="T3"><text:line-break/><text:line-break/></text:span>至於<text:span text:style-name="T3"><text:s/>Chemring </text:span>這家醜陋不堪的軍火公司，十幾年來在阿富汗和伊拉克真是賺到爆，相關新聞不勝枚舉，例如：<text:span text:style-name="T3"><text:line-break/><text:line-break/>http://goo.gl/tltYAB<text:line-break/><text:line-break/>http://goo.gl/HXAOII<text:line-break/><text:line-break/></text:span>這公司，談起軍火生意來，毫不羞赧。例如面對阿富汗和伊拉克局勢動亂加劇，這公司竟表示對於往後幾年的銷售展望十分樂觀，營收將可倍數成長。不知情的人，可能會以為他是在談手機或什麼農產品買賣，但他不是，他是在講武器銷售，包括一些什麼榴炮、導彈發射裝置等等。<text:span text:style-name="T3"><text:line-break/><text:line-break/></text:span>很不想講這些東西，寫來滿紙污穢。醜陋事太多，縱然你有一千雙手也寫不完。<text:span text:style-name="T3"><text:line-break/><text:line-break/></text:span>各方主流媒體同樣可恥；若非無恥，便是極度無知，所以才會裝模作樣老是誇大一些相對而言十分細小、根本就是尋常無奇的所謂<text:span text:style-name="T3"><text:s/>"</text:span>鎮壓<text:span text:style-name="T3">"</text:span>，但卻從來完全不談那些所謂民主國家透過軍火買賣所策動或直接發動、更為恐怖千萬倍的屠殺與戰爭。<text:span text:style-name="T3"><text:line-break/><text:line-break/></text:span>我在<text:span text:style-name="T3">2011</text:span>年<text:span text:style-name="T3">5</text:span>月有篇文章叫<text:span text:style-name="T3"><text:s/>"</text:span>民主輸出<text:span text:style-name="T3">?" </text:span>剪其中一段如下：<text:span text:style-name="T3"><text:line-break/><text:line-break/>"</text:span>最近，英美法聯手攻擊利比亞，也是說為了什麼碗糕民主自由人權，但根據世界最大的反軍火貿易組織<text:span text:style-name="T3">CAAT</text:span>（<text:span text:style-name="T3">Campaign Against Arms Trade</text:span>）報告，格達費鎮壓屠殺反對群眾的各項武器，恰恰就是跟英國買的。<text:span text:style-name="T3"><text:line-break/><text:line-break/></text:span>而且，英國政府還把利比亞視為軍火採購之「頂級客戶」（<text:span text:style-name="T3">priority market</text:span>）。就在去年<text:span text:style-name="T3"><text:s/>2010</text:span>年<text:span text:style-name="T3">11</text:span>月，利比亞不是舉辦花博哦，而是舉辦軍火博覽會（<text:span text:style-name="T3">LibDex</text:span>），半數以上參展軍火商來自英國。<text:span text:style-name="T3"><text:line-break/><text:line-break/></text:span>另外，根據<text:span text:style-name="T3"><text:s/>John Pilger</text:span>的《<text:span text:style-name="T3">Hidden Agendas</text:span>》一書，當年印尼軍隊在東帝汶進行種族滅絕大屠殺，導致三分之一以上人口（約<text:span text:style-name="T3">26</text:span>萬人）死亡，其中<text:span text:style-name="T3"><text:s/>90</text:span>％<text:span text:style-name="T3"><text:s/></text:span>的武器來自美國。我手上還有一剪報指出，英國當年銷售印尼的軍火「業績」，竟隨著大屠殺的進行而飆高到往年的<text:span text:style-name="T3"><text:s/>13 </text:span>倍。<text:span text:style-name="T3"><text:line-break/><text:line-break/></text:span>實在很不喜歡講這樣一些事，講了又能如何？各位會因此咬牙切齒晚上睡不著嗎？會因此而願意貢獻一點心力或金錢給各種反戰活動嗎？每思及此，難免悵然；現實世界的戲劇化程度比小說更像小說。<text:span text:style-name="T3"><text:line-break/><text:line-break/></text:span>在利比亞盛大舉辦的軍火博覽會不就才<text:span text:style-name="T3">5</text:span>個月前的事嗎？格達費的兒子不但留學英國，而且還被英國政府奉為貴賓，代表格達費來跟英國購買軍火及各種鎮壓武器。現在英美法竟又講起一套自由民主人權的正義凜然說詞，我真是會精神分裂。<text:span text:style-name="T3"><text:line-break/><text:line-break/></text:span>陳真<text:span text:style-name="T3"><text:s/>2014.10.02.<text:line-break/><text:line-break/>=================<text:line-break/></text:span>香港佔中／港警催淚彈來自英國　英政府考慮不賣<text:span text:style-name="T3"><text:line-break/><text:line-break/>TVBS</text:span>作者李宜蓉<text:span text:style-name="T3"> <text:line-break/>2014</text:span>年<text:span text:style-name="T3">10</text:span>月<text:span text:style-name="T3">1</text:span>日<text:span text:style-name="T3"><text:line-break/><text:line-break/></text:span>香港警方用催淚彈驅趕佔中運動人群，這個舉動令國際社會感到震撼，英國政府首先發難，表示對香港政府的決定感到不滿，而一家英國武器商表示，其實港警使用的催淚彈，大多來自於英國，而在佔中事件後，英國政府與武器商將會重新評估，未來是不是還要再賣催淚彈給香港。<text:span text:style-name="T3"><text:line-break/><text:line-break/></text:span>英國《衛報》報導，香港警察使用的催淚彈，主要來自英國，過去<text:span text:style-name="T3">4</text:span>年，英國政府發出<text:span text:style-name="T3">6</text:span>張牌照，把總值<text:span text:style-name="T3">18</text:span>萬英鎊的催淚彈出口到香港，但沒想到，這些催淚彈卻被使用在手無寸鐵的一般人民身上。<text:span text:style-name="T3"><text:line-break/><text:line-break/></text:span>英國外交大臣表示，雖然香港警察用的催淚彈屬於合法，英國政府不接受香港以此對付示威者，將會重新評估，將來是否再發給香港催淚彈的出口許可。<text:span text:style-name="T3"><text:line-break/><text:line-break/></text:span>聯合國秘書長發言人：「<text:span text:style-name="T3">(</text:span>聯合國秘書長<text:span text:style-name="T3">)</text:span>明白佔中是內政，但促請各方協力化解分歧，尋求和平及捍衛民主的原則。」<text:span text:style-name="T3"><text:line-break/><text:line-break/>============<text:line-break/></text:span>港催淚彈驅占中<text:span text:style-name="T3"><text:s/></text:span>出口商審政策<text:span text:style-name="T3"><text:line-break/><text:line-break/></text:span>中央社<text:span text:style-name="T3"><text:s/>– 2014</text:span>年<text:span text:style-name="T3">10</text:span>月<text:span text:style-name="T3">1</text:span>日<text:span text:style-name="T3"><text:line-break/><text:line-break/></text:span>（中央社英國罕普夏<text:span text:style-name="T3">30</text:span>日綜合外電報導）<text:span text:style-name="T3"><text:line-break/><text:line-break/></text:span>銷售催淚瓦斯至香港的英國<text:span text:style-name="T3">Chemring</text:span>公司今天告訴「衛報」（<text:span text:style-name="T3">TheGuardian</text:span>），有鑑於香港武裝警察對手無寸鐵的抗議群眾發動一連串攻擊，公司決定審視銷售政策。<text:span text:style-name="T3"><text:line-break/><text:line-break/></text:span>英國政府官員也表明，將重新評估政策，考量未來如果有公司向當局申請銷售催淚瓦斯至香港的出口許可證，該如何應對。<text:span text:style-name="T3"><text:line-break/><text:line-break/></text:span>英國外交大臣韓蒙德（<text:span text:style-name="T3">Philip Hammond</text:span>）說，英國政府不接受港府使用<text:span text:style-name="T3">CS</text:span>催淚瓦斯對付抗議群眾。但他說，香港鎮暴警察使用的催淚瓦斯屬於合法出口。<text:span text:style-name="T3"><text:line-break/><text:line-break/></text:span>英國非政府組織「反軍火交易運動」（<text:span text:style-name="T3">CAAT</text:span>）表示，英國過去<text:span text:style-name="T3">4</text:span>年核發<text:span text:style-name="T3">6</text:span>張許可證，使價值<text:span text:style-name="T3">18</text:span>萬英鎊的催淚瓦斯出口至香港，作為警方儲備。</text:p>
      <text:p text:style-name="P1"><text:span text:style-name="T1">陳真</text:span><text:s/>  |  2014.10.01 11:18   |   <text:a xlink:type="simple" xlink:href="http://palinfo.habago.org/Entry?Command=Information_PrintForum&amp;iPage=403#FORUM32802"><text:span text:style-name="T2">#</text:span></text:a></text:p>
      <text:p text:style-name="P2">大學時，有些朋友或同班同學，來我住的地方找我，摩托車不敢放樓下，必須放在幾百公尺外，然後偷偷摸摸遮遮掩掩地走路過來。我問他們為什麼？他們說，摩托車放我門口，車牌萬一被情治單位看到，豈不完蛋？<text:span text:style-name="T3"><text:line-break/><text:line-break/></text:span>還有些同學，對國民黨不滿，但他膽子跟小鳥的膽一樣小，想找我講幾句話，竟然得趁我上廁所小便時尾隨而至，假裝自己也在小便，跟我說悄悄話。問他為什麼老是趁我上廁所時跑來講話？他說，不能讓別人知道他跟我說話，否則會有麻煩。<text:span text:style-name="T3"><text:line-break/><text:line-break/></text:span>其實根本沒有這麼恐怖，但台灣人很擅長保護自己，總是保護得過份周到，非常懂得明哲保身。我對此倒無半點苛責，畢竟你不能要求大家都跟你一樣不要命。讓人看不起的是，這樣一些人，隨著綠油油勢力的壯大，竟然變得張牙舞爪，這樣是台奸，那樣是叛國，像什麼蓋世太保一樣，勇猛得不得了。<text:span text:style-name="T3"><text:line-break/><text:line-break/></text:span>上述其中一位同班同學，現在也是愛台急先鋒，聽到其他同學去大陸玩，據說他竟然像文天祥一樣，唱起正氣歌來，說他才不屑去大陸那種地方。<text:span text:style-name="T3"><text:line-break/><text:line-break/></text:span>三十幾年來的滄桑，我學到一件事，所謂貧賤不能移，富貴不能淫，威武不能屈，反之亦然。貧賤一個樣，富貴時又是另一張臉；有些甚至連一點點連富貴也稱不上的雞毛蒜皮事物，也能瞬間膨漲得像隻恐龍那般巨大。<text:span text:style-name="T3"><text:line-break/><text:line-break/></text:span>比方說你看，有些人拿到博士前，窩囊到爆，學位一拿到或申請上教職，馬上威風四射，顧盼自雄；或是昨天大學生，今天考上研究所或申請上什麼名校，變成研究生了，嘴臉也會馬上變得不一樣。<text:span text:style-name="T3"><text:line-break/><text:line-break/></text:span>威武效應更不用說了。身處高壓時，窩囊到連三爆，很難想像一個人怎麼會保護自己保護成那副德性；恐怖程度僅僅是<text:span text:style-name="T3"><text:s/>1</text:span>，他卻能窩囊成<text:span text:style-name="T3"><text:s/>1 </text:span>萬的十次方，猥瑣不堪，簡直不像個人。<text:span text:style-name="T3"><text:line-break/><text:line-break/></text:span>可是，一旦高壓解除，當自己成為一種主流足以凌虐他人時，這樣一些窩囊廢往往比誰還囂張勇猛，像個什麼蓋世太保似的，連別人去大陸玩兩天也有忠誠問題，連你在早已改邪歸正的聯合報或中國時報寫幾篇文章，也會指控你晚節不保。<text:span text:style-name="T3"><text:line-break/><text:line-break/></text:span>這樣一些人，有的各位認識，有的各位不認識。至於各位認識的那些人，其中有幾個是打馬大王。馬英九被搞得像過街老鼠，打他需要表現得這麼勇敢嗎？當年對於恐怖的蔣家，卻連屁也不敢放一個，只差沒跪下來磕頭喊爹呢。<text:span text:style-name="T3"><text:line-break/><text:line-break/></text:span>我常覺得，現實往往比小說還荒謬，嘴臉的變化，如戲一般。北島早年有一首詩，他自己很不喜歡，我也不喜歡，因為缺少詩意，但其中有兩句倒還常被引用：<text:span text:style-name="T3"><text:line-break/><text:line-break/>"</text:span>卑鄙是卑鄙者的通行證。高尚是高尚者的墓誌銘。<text:span text:style-name="T3">"<text:line-break/><text:line-break/></text:span>我常勉勵自己人生在世，前途要緊，一定要搶到通行證，但結果卻往往只是給自己豎立起一個個墓誌銘。</text:p>
      <text:p text:style-name="P1"><text:span text:style-name="T1">陳真</text:span><text:s/>  |  2014.10.01 10:41   |   <text:a xlink:type="simple" xlink:href="http://palinfo.habago.org/Entry?Command=Information_PrintForum&amp;iPage=403#FORUM32801"><text:span text:style-name="T2">#</text:span></text:a></text:p>
      <text:p text:style-name="P3">在台灣當立委很輕鬆，月入數十萬，我指的是檯面上的，檯面下的另計；啥事都不用幹，每天就只要從網路上看綠油油的網友們現在又在爆紅爆夯什麼，然後便可上台質詢或召開記者會，指控這個賣台那個叛國。<text:span text:style-name="T3"><text:line-break/><text:line-break/></text:span>這些在過去連屁都不敢大聲放一個的人，現在卻個個異常勇猛，整天抓台奸抓叛國。車牌是大陸車不行，表達一點意見也不行，連個交通告示牌也是叛國。叛他媽的鳥國啦。這些混帳東西。<text:span text:style-name="T3"><text:line-break/><text:line-break/></text:span>陳真<text:span text:style-name="T3"><text:line-break/><text:line-break/><text:line-break/>================<text:line-break/></text:span>「十一」國慶？立委轟交管告示牌賣台<text:span text:style-name="T3"><text:line-break/><text:line-break/></text:span>自由時報<text:span text:style-name="T3"><text:s/>– 2014</text:span>年<text:span text:style-name="T3">10</text:span>月<text:span text:style-name="T3">1</text:span>日<text:span text:style-name="T3"><text:line-break/><text:line-break/></text:span>網友昨瘋傳一張「九月三十日至十月一日（國慶活動）交通管制的告示牌」，民進黨立委管碧玲也在臉書<text:span text:style-name="T3">PO</text:span>文質疑：「網友很生氣，十月一日慶祝國慶<text:span text:style-name="T3">!?</text:span>」「連總統府周邊交通管制的告示牌都可以被用來『賣台』？」<text:span text:style-name="T3"><text:line-break/><text:line-break/></text:span>管碧玲表示，這種應避免、可避免而不避免的事，難怪會啟人疑竇，「這個案讓我說了說粗話：真是甚麼鳥事都幹得出來！」<text:span text:style-name="T3"><text:line-break/><text:line-break/></text:span>台北市交通大隊表示，這是因應雙十國慶，因此在九月卅日、十月一日晚間十一點到隔天凌晨四點進行交通管制。稍後告示牌「國慶活動」字樣已貼上膠帶。<text:span text:style-name="T3"><text:line-break/><text:line-break/>==============<text:line-break/></text:span>管碧玲：郝柏村月退逾<text:span text:style-name="T3">20</text:span>萬怎能叛國！<text:span text:style-name="T3"><text:line-break/><text:line-break/></text:span>新頭殼<text:span text:style-name="T3"><text:s/>– 2014</text:span>年<text:span text:style-name="T3">9</text:span>月<text:span text:style-name="T3">4</text:span>日<text:span text:style-name="T3"><text:line-break/><text:line-break/></text:span>翁嫆琄<text:span text:style-name="T3">/</text:span>台北報導<text:span text:style-name="T3"><text:line-break/><text:line-break/></text:span>前行政院長郝柏村昨天說出「台灣和中華民國的前途，應由全體中國人、中華民族共同決定」，引發軒然大波。對此，民進黨立委管碧玲今<text:span text:style-name="T3">(4)</text:span>日出示退休俸資料指出，郝柏村等<text:span text:style-name="T3">61</text:span>名退休將領退休後加上<text:span text:style-name="T3">18%</text:span>，可月領超過<text:span text:style-name="T3">20</text:span>萬元，「他們怎麼可以叛國！」</text:p>
      <text:p text:style-name="P1"><text:span text:style-name="T1">陳真</text:span><text:s/>  |  2014.10.01 03:49   |   <text:a xlink:type="simple" xlink:href="http://palinfo.habago.org/Entry?Command=Information_PrintForum&amp;iPage=403#FORUM32800"><text:span text:style-name="T2">#</text:span></text:a></text:p>
      <text:p text:style-name="P2">常看巴勒網的人有福了。插播兩個好康：<text:span text:style-name="T3"><text:line-break/><text:line-break/>1. </text:span>先前提過，俄國的塔可夫斯基導演的電影<text:span text:style-name="T3"><text:s/>"</text:span>犧牲<text:span text:style-name="T3">" </text:span>在<text:span text:style-name="T3">MOD</text:span>上映，<text:span text:style-name="T3">11</text:span>月下片，要看要快。我是<text:span text:style-name="T3">28</text:span>年前看這電影，<text:span text:style-name="T3">28</text:span>年後重看，依然震撼到不行。<text:span text:style-name="T3"><text:line-break/><text:line-break/></text:span>電影史上<text:span text:style-name="T3">(</text:span>在我看來<text:span text:style-name="T3">)</text:span>最偉大的導演蘇古諾夫，生平最仰慕的導演就是塔可夫斯基。這片是他重病臨終前所拍，獻給他的小孩。<text:span text:style-name="T3"><text:line-break/><text:line-break/>2. </text:span>應該也是先前有提過的<text:span text:style-name="T3"><text:s/>"</text:span>絕美之城<text:span text:style-name="T3">"</text:span>，最近在台南國賓戲院的一個什麼碗糕影展上映。我已看過兩遍，打算再看一遍。看了真是會熱血沸騰。最近生活最大的燦爛期待之一，便是此事。<text:span text:style-name="T3"><text:line-break/><text:line-break/></text:span>羅素如果還活著，應該也會很喜歡這電影才對<text:span text:style-name="T3">, </text:span>因為這電影就像在演他似的。世人對於羅素誤解太多，了解太少。我自信是十分了解他的。<text:span text:style-name="T3"><text:line-break/><text:line-break/></text:span>這兩部電影<text:span text:style-name="T3"><text:s/>"</text:span>犧牲<text:span text:style-name="T3">" </text:span>和<text:span text:style-name="T3"><text:s/>"</text:span>絕美之城<text:span text:style-name="T3">"</text:span>，都很<text:span text:style-name="T3"><text:s/>"</text:span>歌德<text:span text:style-name="T3">"</text:span>。精神上我是嚮往前者的，但心靈卻十足的後者。相信很多人也是這樣，我們也許嚮往天空，但終究卻只能在人間浮沉。說穿了，我們都是<text:span text:style-name="T3"><text:s/>"</text:span>羅素<text:span text:style-name="T3">"</text:span>，美夢相似，只是悲歡各自不同。</text:p>
      <text:p text:style-name="P1"><text:span text:style-name="T1">陳真</text:span><text:s/>  |  2014.10.01 02:55   |   <text:a xlink:type="simple" xlink:href="http://palinfo.habago.org/Entry?Command=Information_PrintForum&amp;iPage=403#FORUM32799"><text:span text:style-name="T2">#</text:span></text:a></text:p>
      <text:p text:style-name="P3"><text:span text:style-name="T3">(</text:span>續<text:span text:style-name="T3">)<text:line-break/><text:line-break/></text:span>如果我們把具有某種水果性質的東西歸為一類，便可貼上一標籤，寫著<text:span text:style-name="T3"><text:s/>"</text:span>水果<text:span text:style-name="T3">" </text:span>二字，但這並不表示此一集合項目的內容物全可等量其觀；芭樂是芭樂，香蕉是香蕉，不可同日而語，就連好蘋果和毒蘋果或爛蘋果也各有不同。<text:span text:style-name="T3"><text:line-break/><text:line-break/></text:span>例如，把台灣窩囊虛榮兼智障的小表哥小表妹撒嬌運動，和其它一些外觀類似的運動相提並論是錯的。後者也許也一樣令人難以恭維或反感，但仍在可忍受範圍。<text:span text:style-name="T3"><text:line-break/><text:line-break/></text:span>平常很怕接電話或查信箱，經常堆積成千上萬封信，電話則是能不接就不接，因為大多不是好事。我常渴望有人能經常打電話給我報好康，比方說要送我五千萬之類<text:span text:style-name="T3">(</text:span>或越多越好<text:span text:style-name="T3">)</text:span>，但這只是白日夢。來電者十之八九都不會是什麼令人期待的好事；其中許多是熱衷議論者，更讓人害怕。不管議論什麼我都怕，畢竟我非好議之徒。<text:span text:style-name="T3"><text:line-break/><text:line-break/></text:span>議論些什麼呢？當然主要就是島內政治；台灣人實在很愛談選舉談政治。特別是每逢一些新聞熱潮，唯有關機一途。就算我願意談，也往往實在談不來，更不知從何談起。<text:span text:style-name="T3"><text:line-break/><text:line-break/></text:span>任何一個事物，都能有著無數種訴說的角度與方式，但人們卻往往只是要你的一句話、一個立場，一個結論，一種想當然耳的說法。即便我能提供這樣的答案，也非我所樂意。<text:span text:style-name="T3"><text:line-break/><text:line-break/></text:span>世上有三樣東西很難忍耐，俗不可耐，虛榮不可耐，粗暴不可耐。粗暴也者，明明一個原子般大小的說法，卻能理解成像顆籃球那樣巨大，於是你也只能三句經反覆出籠：<text:span text:style-name="T3"><text:line-break/><text:line-break/></text:span>不是不是不是，我不是那樣的意思。<text:span text:style-name="T3"><text:line-break/><text:line-break/></text:span>沒有沒有沒有，我從來沒有那樣的想法。<text:span text:style-name="T3"><text:line-break/><text:line-break/></text:span>不是不是不是，我不是那樣的人。<text:span text:style-name="T3"><text:line-break/><text:line-break/></text:span>對於新聞熱潮，我其實往往只有一句話可以奉告，那就是：<text:span text:style-name="T3">"</text:span>不值得議論<text:span text:style-name="T3">"</text:span>。<text:span text:style-name="T3"><text:line-break/><text:line-break/></text:span>之所以有時會去議論它，無非也只是拿來做為一種例子，說明某個<text:span text:style-name="T3">(</text:span>在我看來<text:span text:style-name="T3">)</text:span>真正重要的想法。但例子<text:span text:style-name="T3"><text:s/>"</text:span>本身<text:span text:style-name="T3">"</text:span>，往往無足輕重，非我所關心。即便新聞報再大也一樣，不重要就是不重要。對你也許很重要，但對我卻一點意義也沒有。反之亦然。</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